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846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ackground-color="#d4ea6b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color="#acb20c" fo:font-style="italic" style:font-style-asian="italic" style:font-style-complex="italic"/>
    </style:style>
    <style:style style:name="ce11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 Narrow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 Narrow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style:font-name="Liberation Sans Narrow"/>
    </style:style>
    <style:style style:name="ce30" style:family="table-cell" style:parent-style-name="Default" style:data-style-name="N150">
      <style:table-cell-properties style:text-align-source="fix" style:repeat-content="false"/>
      <style:paragraph-properties fo:text-align="center" fo:margin-left="0in"/>
      <style:text-properties style:font-name="Liberation Sans Narrow"/>
    </style:style>
    <style:style style:name="ce14" style:family="table-cell" style:parent-style-name="Default">
      <style:table-cell-properties fo:background-color="#e8f2a1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ext-properties style:font-name="Liberation Sans Narrow"/>
    </style:style>
    <style:style style:name="ce17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8f2a1"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131">
      <style:table-cell-properties style:text-align-source="fix" style:repeat-content="false"/>
      <style:paragraph-properties fo:text-align="center" fo:margin-left="0in"/>
      <style:text-properties style:font-name="Liberation Sans Narrow"/>
    </style:style>
    <style:style style:name="ce20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color="#e8f2a1"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bsolute" table:style-name="ta1">
        <office:forms form:automatic-focus="false" form:apply-design-mode="false"/>
        <table:shapes>
          <draw:frame draw:z-index="0" draw:style-name="gr1" draw:text-style-name="P1" svg:width="12.0339in" svg:height="5.7291in" svg:x="5.4469in" svg:y="7.7008in">
            <draw:object draw:notify-on-update-of-ranges="Absolute.A3:Absolute.A3 Absolute.A4:Absolute.A4 Absolute.A5:Absolute.A5 Absolute.A6:Absolute.A6 Absolute.A7:Absolute.A7 Absolute.A8:Absolute.A8 Absolute.A9:Absolute.A9 Absolute.A10:Absolute.A10 Absolute.A11:Absolute.A11 Absolute.A12:Absolute.A12 Absolute.A13:Absolute.A13 Absolute.A14:Absolute.A14 Absolute.A15:Absolute.A15 Absolute.A16:Absolute.A16 Absolute.A17:Absolute.A17 Absolute.A18:Absolute.A18 Absolute.A19:Absolute.A19 Absolute.A20:Absolute.A20 Absolute.A21:Absolute.A21 Absolute.A22:Absolute.A22 Absolute.A23:Absolute.A23 Absolute.A24:Absolute.A24 Absolute.A25:Absolute.A25 Absolute.A26:Absolute.A26 Absolute.A27:Absolute.A27 Absolute.A28:Absolute.A28 Absolute.A29:Absolute.A29 Absolute.A30:Absolute.A30 Absolute.A31:Absolute.A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8055in" svg:height="3.5429in" svg:x="17.065in" svg:y="5.7807in">
            <draw:object draw:notify-on-update-of-ranges="Absolute.A3:Absolute.A31 Absolute.AN3:Absolute.AN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0" table:default-cell-style-name="ce4"/>
        <table:table-column table:style-name="co3" table:default-cell-style-name="Default"/>
        <table:table-column table:style-name="co4" table:number-columns-repeated="16342" table:default-cell-style-name="Default"/>
        <table:table-row table:style-name="ro1">
          <table:table-cell table:style-name="ce1"/>
          <table:table-cell table:style-name="ce8" office:value-type="string" calcext:value-type="string">
            <text:p>Nb</text:p>
          </table:table-cell>
          <table:table-cell table:style-name="ce8" office:value-type="string" calcext:value-type="string">
            <text:p>TO</text:p>
          </table:table-cell>
          <table:table-cell table:style-name="ce8" office:value-type="string" calcext:value-type="string">
            <text:p>Nb</text:p>
          </table:table-cell>
          <table:table-cell table:style-name="ce8" office:value-type="string" calcext:value-type="string">
            <text:p>TO</text:p>
          </table:table-cell>
          <table:table-cell table:style-name="ce8" office:value-type="string" calcext:value-type="string">
            <text:p>Nb</text:p>
          </table:table-cell>
          <table:table-cell table:style-name="ce8" office:value-type="string" calcext:value-type="string">
            <text:p>TO</text:p>
          </table:table-cell>
          <table:table-cell table:style-name="ce8" office:value-type="string" calcext:value-type="string">
            <text:p>Nb</text:p>
          </table:table-cell>
          <table:table-cell table:style-name="ce8" office:value-type="string" calcext:value-type="string">
            <text:p>TO</text:p>
          </table:table-cell>
          <table:table-cell table:style-name="ce8" office:value-type="string" calcext:value-type="string">
            <text:p>Nb</text:p>
          </table:table-cell>
          <table:table-cell table:style-name="ce8" office:value-type="string" calcext:value-type="string">
            <text:p>TO</text:p>
          </table:table-cell>
          <table:table-cell table:style-name="ce8" office:value-type="string" calcext:value-type="string">
            <text:p>Nb</text:p>
          </table:table-cell>
          <table:table-cell table:style-name="ce8" office:value-type="string" calcext:value-type="string">
            <text:p>TO</text:p>
          </table:table-cell>
          <table:table-cell table:style-name="ce8" office:value-type="string" calcext:value-type="string">
            <text:p>Nb</text:p>
          </table:table-cell>
          <table:table-cell table:style-name="ce8" office:value-type="string" calcext:value-type="string">
            <text:p>TO</text:p>
          </table:table-cell>
          <table:table-cell table:style-name="ce8" office:value-type="string" calcext:value-type="string">
            <text:p>Nb</text:p>
          </table:table-cell>
          <table:table-cell table:style-name="ce8" office:value-type="string" calcext:value-type="string">
            <text:p>TO</text:p>
          </table:table-cell>
          <table:table-cell table:style-name="ce8" office:value-type="string" calcext:value-type="string">
            <text:p>Nb</text:p>
          </table:table-cell>
          <table:table-cell table:style-name="ce8" office:value-type="string" calcext:value-type="string">
            <text:p>TO</text:p>
          </table:table-cell>
          <table:table-cell table:style-name="ce8" office:value-type="string" calcext:value-type="string">
            <text:p>Nb</text:p>
          </table:table-cell>
          <table:table-cell table:style-name="ce8" office:value-type="string" calcext:value-type="string">
            <text:p>TO</text:p>
          </table:table-cell>
          <table:table-cell table:style-name="ce8" office:value-type="string" calcext:value-type="string">
            <text:p>Nb</text:p>
          </table:table-cell>
          <table:table-cell table:style-name="ce8" office:value-type="string" calcext:value-type="string">
            <text:p>TO</text:p>
          </table:table-cell>
          <table:table-cell table:style-name="ce8" office:value-type="string" calcext:value-type="string">
            <text:p>Nb</text:p>
          </table:table-cell>
          <table:table-cell table:style-name="ce8" office:value-type="string" calcext:value-type="string">
            <text:p>TO</text:p>
          </table:table-cell>
          <table:table-cell table:style-name="ce8" office:value-type="string" calcext:value-type="string">
            <text:p>Nb</text:p>
          </table:table-cell>
          <table:table-cell table:style-name="ce8" office:value-type="string" calcext:value-type="string">
            <text:p>TO</text:p>
          </table:table-cell>
          <table:table-cell table:style-name="ce8" office:value-type="string" calcext:value-type="string">
            <text:p>Nb</text:p>
          </table:table-cell>
          <table:table-cell table:style-name="ce8" office:value-type="string" calcext:value-type="string">
            <text:p>TO</text:p>
          </table:table-cell>
          <table:table-cell table:style-name="ce8" office:value-type="string" calcext:value-type="string">
            <text:p>Nb</text:p>
          </table:table-cell>
          <table:table-cell table:style-name="ce8" office:value-type="string" calcext:value-type="string">
            <text:p>TO</text:p>
          </table:table-cell>
          <table:table-cell table:style-name="ce8" office:value-type="string" calcext:value-type="string">
            <text:p>Nb</text:p>
          </table:table-cell>
          <table:table-cell table:style-name="ce8" office:value-type="string" calcext:value-type="string">
            <text:p>TO</text:p>
          </table:table-cell>
          <table:table-cell table:style-name="ce8" office:value-type="string" calcext:value-type="string">
            <text:p>Nb</text:p>
          </table:table-cell>
          <table:table-cell table:style-name="ce8" office:value-type="string" calcext:value-type="string">
            <text:p>TO</text:p>
          </table:table-cell>
          <table:table-cell table:style-name="ce8" office:value-type="string" calcext:value-type="string">
            <text:p>Nb</text:p>
          </table:table-cell>
          <table:table-cell table:style-name="ce8" office:value-type="string" calcext:value-type="string">
            <text:p>TO</text:p>
          </table:table-cell>
          <table:table-cell table:style-name="ce8" office:value-type="string" calcext:value-type="string">
            <text:p>Nb</text:p>
          </table:table-cell>
          <table:table-cell table:style-name="ce8" office:value-type="string" calcext:value-type="string">
            <text:p>TO</text:p>
          </table:table-cell>
          <table:table-cell table:style-name="ce13" table:number-columns-repeated="2"/>
          <table:table-cell table:style-name="ce1" table:number-columns-repeated="16343"/>
        </table:table-row>
        <table:table-row table:style-name="ro1">
          <table:table-cell table:style-name="ce6" office:value-type="string" calcext:value-type="string">
            <text:p>Smell</text:p>
          </table:table-cell>
          <table:table-cell table:style-name="ce11" office:value-type="string" calcext:value-type="string" table:number-columns-spanned="2" table:number-rows-spanned="1">
            <text:p>Ant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Bootique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ElasticSearch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GraalVM</text:p>
          </table:table-cell>
          <table:covered-table-cell table:style-name="ce11"/>
          <table:table-cell table:style-name="ce12" office:value-type="string" calcext:value-type="string" table:number-columns-spanned="2" table:number-rows-spanned="1">
            <text:p>Guava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Hadoop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IntelliJ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JabRef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Jenkins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Jmars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JSR166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LibreOffice</text:p>
          </table:table-cell>
          <table:covered-table-cell table:style-name="ce11"/>
          <table:table-cell table:style-name="ce12" office:value-type="string" calcext:value-type="string" table:number-columns-spanned="2" table:number-rows-spanned="1">
            <text:p>MidPoint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Neo4j</text:p>
          </table:table-cell>
          <table:covered-table-cell table:style-name="ce11"/>
          <table:table-cell table:style-name="ce12" office:value-type="string" calcext:value-type="string" table:number-columns-spanned="2" table:number-rows-spanned="1">
            <text:p>SonarQube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Synthia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TeXtidote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Thunderbird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Ziggy</text:p>
          </table:table-cell>
          <table:covered-table-cell table:style-name="ce11"/>
          <table:table-cell table:style-name="ce11" office:value-type="string" calcext:value-type="string">
            <office:annotation draw:style-name="gr2" svg:width="1.1413in" svg:height="0.7083in" svg:x="21.7228in" svg:y="0in" draw:caption-point-x="-0.2402in" draw:caption-point-y="0.1819in">
              <dc:creator>Unknown Author</dc:creator>
              <dc:date>2025-10-26T07:20:00</dc:date>
              <text:p>Total number of occurrences of each patten</text:p>
            </office:annotation>
            <text:p>TOTAL</text:p>
          </table:table-cell>
          <table:table-cell table:style-name="ce11" office:value-type="string" calcext:value-type="string">
            <office:annotation draw:style-name="gr2" svg:width="1.1413in" svg:height="0.7083in" svg:x="22.2154in" svg:y="0in" draw:caption-point-x="-0.2402in" draw:caption-point-y="0.1819in">
              <dc:creator>Unknown Author</dc:creator>
              <dc:date>2025-10-26T07:21:00</dc:date>
              <text:p>Number of timeouts</text:p>
            </office:annotation>
            <text:p>TO</text:p>
          </table:table-cell>
          <table:table-cell table:style-name="ce11"/>
          <table:table-cell table:style-name="ce14" table:number-columns-repeated="8"/>
          <table:table-cell table:style-name="ce17" table:number-columns-repeated="3"/>
          <table:table-cell table:style-name="ce1" table:number-columns-repeated="16331"/>
        </table:table-row>
        <table:table-row table:style-name="ro1">
          <table:table-cell table:style-name="ce7" office:value-type="string" calcext:value-type="string">
            <text:p>Absence of assertions</text:p>
          </table:table-cell>
          <table:table-cell table:style-name="ce22" office:value-type="float" office:value="609" calcext:value-type="float">
            <text:p>609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2" office:value-type="float" office:value="13" calcext:value-type="float">
            <text:p>13</text:p>
          </table:table-cell>
          <table:table-cell table:style-name="ce22"/>
          <table:table-cell table:style-name="ce22" office:value-type="float" office:value="957" calcext:value-type="float">
            <text:p>957</text:p>
          </table:table-cell>
          <table:table-cell table:style-name="ce22"/>
          <table:table-cell table:style-name="ce22" office:value-type="float" office:value="24" calcext:value-type="float">
            <text:p>24</text:p>
          </table:table-cell>
          <table:table-cell table:style-name="ce22"/>
          <table:table-cell table:style-name="ce22" office:value-type="float" office:value="2128" calcext:value-type="float">
            <text:p>2128</text:p>
          </table:table-cell>
          <table:table-cell table:style-name="ce22"/>
          <table:table-cell table:style-name="ce22" office:value-type="float" office:value="353" calcext:value-type="float">
            <text:p>353</text:p>
          </table:table-cell>
          <table:table-cell table:style-name="ce22"/>
          <table:table-cell table:style-name="ce22" office:value-type="float" office:value="29" calcext:value-type="float">
            <text:p>29</text:p>
          </table:table-cell>
          <table:table-cell table:style-name="ce22"/>
          <table:table-cell table:style-name="ce22" office:value-type="float" office:value="264" calcext:value-type="float">
            <text:p>264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22" office:value-type="float" office:value="495" calcext:value-type="float">
            <text:p>495</text:p>
          </table:table-cell>
          <table:table-cell table:style-name="ce22"/>
          <table:table-cell table:style-name="ce22" office:value-type="float" office:value="476" calcext:value-type="float">
            <text:p>476</text:p>
          </table:table-cell>
          <table:table-cell table:style-name="ce22"/>
          <table:table-cell table:style-name="ce22" office:value-type="float" office:value="590" calcext:value-type="float">
            <text:p>590</text:p>
          </table:table-cell>
          <table:table-cell table:style-name="ce22"/>
          <table:table-cell table:style-name="ce22" office:value-type="float" office:value="19" calcext:value-type="float">
            <text:p>19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office:value-type="float" office:value="105" calcext:value-type="float">
            <text:p>105</text:p>
          </table:table-cell>
          <table:table-cell table:style-name="ce10"/>
          <table:table-cell table:style-name="ce10" table:formula="of:=[.AL3]+[.AJ3]+[.AH3]+[.AF3]+[.X3]+[.V3]+[.T3]+[.R3]+[.P3]+[.N3]+[.L3]+[.J3]+[.H3]+[.F3]+[.B3]+[.AB3]" office:value-type="float" office:value="5038" calcext:value-type="float">
            <text:p>5038</text:p>
          </table:table-cell>
          <table:table-cell table:style-name="ce10" table:formula="of:=[.AM3]+[.AK3]+[.AI3]+[.AG3]+[.Y3]+[.W3]+[.U3]+[.S3]+[.Q3]+[.O3]+[.M3]+[.K3]+[.I3]+[.G3]+[.C3]+[.AC3]" office:value-type="float" office:value="0" calcext:value-type="float">
            <text:p>0</text:p>
          </table:table-cell>
          <table:table-cell table:style-name="ce29" table:formula="of:=[.AN3]/[.AN$32]" office:value-type="percentage" office:value="0.0705572594989006" calcext:value-type="percentage">
            <text:p>7.06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Assertion chaining</text:p>
          </table:table-cell>
          <table:table-cell table:style-name="ce22" table:number-columns-repeated="8"/>
          <table:table-cell table:style-name="ce22" office:value-type="float" office:value="162" calcext:value-type="float">
            <text:p>162</text:p>
          </table:table-cell>
          <table:table-cell table:style-name="ce22"/>
          <table:table-cell table:style-name="ce22" office:value-type="float" office:value="1598" calcext:value-type="float">
            <text:p>1598</text:p>
          </table:table-cell>
          <table:table-cell table:style-name="ce22"/>
          <table:table-cell table:style-name="ce22" office:value-type="float" office:value="161" calcext:value-type="float">
            <text:p>161</text:p>
          </table:table-cell>
          <table:table-cell table:style-name="ce22" table:number-columns-repeated="11"/>
          <table:table-cell table:style-name="ce22" office:value-type="float" office:value="934" calcext:value-type="float">
            <text:p>934</text:p>
          </table:table-cell>
          <table:table-cell table:style-name="ce22"/>
          <table:table-cell table:style-name="ce22" office:value-type="float" office:value="1911" calcext:value-type="float">
            <text:p>1911</text:p>
          </table:table-cell>
          <table:table-cell table:style-name="ce22"/>
          <table:table-cell table:style-name="ce22" office:value-type="float" office:value="6033" calcext:value-type="float">
            <text:p>6033</text:p>
          </table:table-cell>
          <table:table-cell table:style-name="ce22" table:number-columns-repeated="8"/>
          <table:table-cell table:style-name="ce10"/>
          <table:table-cell table:style-name="ce10" table:formula="of:=[.AL4]+[.AJ4]+[.AH4]+[.AF4]+[.X4]+[.V4]+[.T4]+[.R4]+[.P4]+[.N4]+[.L4]+[.J4]+[.H4]+[.F4]+[.B4]+[.AB4]" office:value-type="float" office:value="3832" calcext:value-type="float">
            <text:p>3832</text:p>
          </table:table-cell>
          <table:table-cell table:style-name="ce10" table:formula="of:=[.AM4]+[.AK4]+[.AI4]+[.AG4]+[.Y4]+[.W4]+[.U4]+[.S4]+[.Q4]+[.O4]+[.M4]+[.K4]+[.I4]+[.G4]+[.C4]+[.AC4]" office:value-type="float" office:value="0" calcext:value-type="float">
            <text:p>0</text:p>
          </table:table-cell>
          <table:table-cell table:style-name="ce29" table:formula="of:=[.AN4]/[.AN$32]" office:value-type="percentage" office:value="0.0536672128622047" calcext:value-type="percentage">
            <text:p>5.37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Assertion of a Boolean</text:p>
          </table:table-cell>
          <table:table-cell table:style-name="ce22" table:number-columns-repeated="22"/>
          <table:table-cell table:style-name="ce22" office:value-type="float" office:value="1" calcext:value-type="float">
            <text:p>1</text:p>
          </table:table-cell>
          <table:table-cell table:style-name="ce22" table:number-columns-repeated="14"/>
          <table:table-cell table:style-name="ce10"/>
          <table:table-cell table:style-name="ce10" table:formula="of:=[.AL5]+[.AJ5]+[.AH5]+[.AF5]+[.X5]+[.V5]+[.T5]+[.R5]+[.P5]+[.N5]+[.L5]+[.J5]+[.H5]+[.F5]+[.B5]+[.AB5]" office:value-type="float" office:value="1" calcext:value-type="float">
            <text:p>1</text:p>
          </table:table-cell>
          <table:table-cell table:style-name="ce10" table:formula="of:=[.AM5]+[.AK5]+[.AI5]+[.AG5]+[.Y5]+[.W5]+[.U5]+[.S5]+[.Q5]+[.O5]+[.M5]+[.K5]+[.I5]+[.G5]+[.C5]+[.AC5]" office:value-type="float" office:value="0" calcext:value-type="float">
            <text:p>0</text:p>
          </table:table-cell>
          <table:table-cell table:style-name="ce29" table:formula="of:=[.AN5]/[.AN$32]" office:value-type="percentage" office:value="0.0000140050137949386" calcext:value-type="percentage">
            <text:p>0.00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Assertion of true or false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2" office:value-type="float" office:value="101" calcext:value-type="float">
            <text:p>101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10"/>
          <table:table-cell table:style-name="ce10" table:formula="of:=[.AL6]+[.AJ6]+[.AH6]+[.AF6]+[.X6]+[.V6]+[.T6]+[.R6]+[.P6]+[.N6]+[.L6]+[.J6]+[.H6]+[.F6]+[.B6]+[.AB6]" office:value-type="float" office:value="120" calcext:value-type="float">
            <text:p>120</text:p>
          </table:table-cell>
          <table:table-cell table:style-name="ce10" table:formula="of:=[.AM6]+[.AK6]+[.AI6]+[.AG6]+[.Y6]+[.W6]+[.U6]+[.S6]+[.Q6]+[.O6]+[.M6]+[.K6]+[.I6]+[.G6]+[.C6]+[.AC6]" office:value-type="float" office:value="0" calcext:value-type="float">
            <text:p>0</text:p>
          </table:table-cell>
          <table:table-cell table:style-name="ce29" table:formula="of:=[.AN6]/[.AN$32]" office:value-type="percentage" office:value="0.00168060165539263" calcext:value-type="percentage">
            <text:p>0.17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Comparison of aggregate properties</text:p>
          </table:table-cell>
          <table:table-cell table:style-name="ce22" office:value-type="float" office:value="19" calcext:value-type="float">
            <text:p>19</text:p>
          </table:table-cell>
          <table:table-cell table:style-name="ce22"/>
          <table:table-cell table:style-name="ce22" office:value-type="float" office:value="43" calcext:value-type="float">
            <text:p>43</text:p>
          </table:table-cell>
          <table:table-cell table:style-name="ce22" table:number-columns-repeated="3"/>
          <table:table-cell table:style-name="ce22" office:value-type="float" office:value="191" calcext:value-type="float">
            <text:p>191</text:p>
          </table:table-cell>
          <table:table-cell table:style-name="ce22" table:number-columns-repeated="3"/>
          <table:table-cell table:style-name="ce22" office:value-type="float" office:value="853" calcext:value-type="float">
            <text:p>853</text:p>
          </table:table-cell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/>
          <table:table-cell table:style-name="ce22" office:value-type="float" office:value="110" calcext:value-type="float">
            <text:p>110</text:p>
          </table:table-cell>
          <table:table-cell table:style-name="ce22"/>
          <table:table-cell table:style-name="ce22" office:value-type="float" office:value="118" calcext:value-type="float">
            <text:p>118</text:p>
          </table:table-cell>
          <table:table-cell table:style-name="ce22" table:number-columns-repeated="5"/>
          <table:table-cell table:style-name="ce22" office:value-type="float" office:value="9" calcext:value-type="float">
            <text:p>9</text:p>
          </table:table-cell>
          <table:table-cell table:style-name="ce22"/>
          <table:table-cell table:style-name="ce22" office:value-type="float" office:value="102" calcext:value-type="float">
            <text:p>102</text:p>
          </table:table-cell>
          <table:table-cell table:style-name="ce22"/>
          <table:table-cell table:style-name="ce22" office:value-type="float" office:value="189" calcext:value-type="float">
            <text:p>189</text:p>
          </table:table-cell>
          <table:table-cell table:style-name="ce22"/>
          <table:table-cell table:style-name="ce22" office:value-type="float" office:value="23" calcext:value-type="float">
            <text:p>23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/>
          <table:table-cell table:style-name="ce22" office:value-type="float" office:value="29" calcext:value-type="float">
            <text:p>29</text:p>
          </table:table-cell>
          <table:table-cell table:style-name="ce22"/>
          <table:table-cell table:style-name="ce22" office:value-type="float" office:value="157" calcext:value-type="float">
            <text:p>157</text:p>
          </table:table-cell>
          <table:table-cell table:style-name="ce10"/>
          <table:table-cell table:style-name="ce10" table:formula="of:=[.AL7]+[.AJ7]+[.AH7]+[.AF7]+[.X7]+[.V7]+[.T7]+[.R7]+[.P7]+[.N7]+[.L7]+[.J7]+[.H7]+[.F7]+[.B7]+[.AB7]" office:value-type="float" office:value="1852" calcext:value-type="float">
            <text:p>1852</text:p>
          </table:table-cell>
          <table:table-cell table:style-name="ce10" table:formula="of:=[.AM7]+[.AK7]+[.AI7]+[.AG7]+[.Y7]+[.W7]+[.U7]+[.S7]+[.Q7]+[.O7]+[.M7]+[.K7]+[.I7]+[.G7]+[.C7]+[.AC7]" office:value-type="float" office:value="0" calcext:value-type="float">
            <text:p>0</text:p>
          </table:table-cell>
          <table:table-cell table:style-name="ce29" table:formula="of:=[.AN7]/[.AN$32]" office:value-type="percentage" office:value="0.0259372855482263" calcext:value-type="percentage">
            <text:p>2.59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Comparison of literals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1"/>
          <table:table-cell table:style-name="ce22" office:value-type="float" office:value="3" calcext:value-type="float">
            <text:p>3</text:p>
          </table:table-cell>
          <table:table-cell table:style-name="ce22" table:number-columns-repeated="13"/>
          <table:table-cell table:style-name="ce22" office:value-type="float" office:value="6" calcext:value-type="float">
            <text:p>6</text:p>
          </table:table-cell>
          <table:table-cell table:style-name="ce22" table:number-columns-repeated="10"/>
          <table:table-cell table:style-name="ce10"/>
          <table:table-cell table:style-name="ce10" table:formula="of:=[.AL8]+[.AJ8]+[.AH8]+[.AF8]+[.X8]+[.V8]+[.T8]+[.R8]+[.P8]+[.N8]+[.L8]+[.J8]+[.H8]+[.F8]+[.B8]+[.AB8]" office:value-type="float" office:value="11" calcext:value-type="float">
            <text:p>11</text:p>
          </table:table-cell>
          <table:table-cell table:style-name="ce10" table:formula="of:=[.AM8]+[.AK8]+[.AI8]+[.AG8]+[.Y8]+[.W8]+[.U8]+[.S8]+[.Q8]+[.O8]+[.M8]+[.K8]+[.I8]+[.G8]+[.C8]+[.AC8]" office:value-type="float" office:value="0" calcext:value-type="float">
            <text:p>0</text:p>
          </table:table-cell>
          <table:table-cell table:style-name="ce29" table:formula="of:=[.AN8]/[.AN$32]" office:value-type="percentage" office:value="0.000154055151744324" calcext:value-type="percentage">
            <text:p>0.02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Compound assertions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float" office:value="286" calcext:value-type="float">
            <text:p>28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float" office:value="11" calcext:value-type="float">
            <text:p>11</text:p>
          </table:table-cell>
          <table:table-cell table:style-name="ce22" table:number-columns-repeated="5"/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table:style-name="ce22"/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10"/>
          <table:table-cell table:style-name="ce10" table:formula="of:=[.AL9]+[.AJ9]+[.AH9]+[.AF9]+[.X9]+[.V9]+[.T9]+[.R9]+[.P9]+[.N9]+[.L9]+[.J9]+[.H9]+[.F9]+[.B9]+[.AB9]" office:value-type="float" office:value="530" calcext:value-type="float">
            <text:p>530</text:p>
          </table:table-cell>
          <table:table-cell table:style-name="ce10" table:formula="of:=[.AM9]+[.AK9]+[.AI9]+[.AG9]+[.Y9]+[.W9]+[.U9]+[.S9]+[.Q9]+[.O9]+[.M9]+[.K9]+[.I9]+[.G9]+[.C9]+[.AC9]" office:value-type="float" office:value="26" calcext:value-type="float">
            <text:p>26</text:p>
          </table:table-cell>
          <table:table-cell table:style-name="ce29" table:formula="of:=[.AN9]/[.AN$32]" office:value-type="percentage" office:value="0.00742265731131745" calcext:value-type="percentage">
            <text:p>0.74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Conditional assertions</text:p>
          </table:table-cell>
          <table:table-cell table:style-name="ce22" office:value-type="float" office:value="94" calcext:value-type="float">
            <text:p>94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263" calcext:value-type="float">
            <text:p>263</text:p>
          </table:table-cell>
          <table:table-cell table:style-name="ce22"/>
          <table:table-cell table:style-name="ce22" office:value-type="float" office:value="1205" calcext:value-type="float">
            <text:p>1205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float" office:value="1036" calcext:value-type="float">
            <text:p>1036</text:p>
          </table:table-cell>
          <table:table-cell table:style-name="ce22"/>
          <table:table-cell table:style-name="ce22" office:value-type="float" office:value="303" calcext:value-type="float">
            <text:p>303</text:p>
          </table:table-cell>
          <table:table-cell table:style-name="ce22"/>
          <table:table-cell table:style-name="ce22" office:value-type="float" office:value="23" calcext:value-type="float">
            <text:p>23</text:p>
          </table:table-cell>
          <table:table-cell table:style-name="ce22"/>
          <table:table-cell table:style-name="ce22" office:value-type="float" office:value="71" calcext:value-type="float">
            <text:p>71</text:p>
          </table:table-cell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14" calcext:value-type="float">
            <text:p>14</text:p>
          </table:table-cell>
          <table:table-cell table:style-name="ce22"/>
          <table:table-cell table:style-name="ce22" office:value-type="float" office:value="435" calcext:value-type="float">
            <text:p>435</text:p>
          </table:table-cell>
          <table:table-cell table:style-name="ce22"/>
          <table:table-cell table:style-name="ce22" office:value-type="float" office:value="210" calcext:value-type="float">
            <text:p>21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13" calcext:value-type="float">
            <text:p>13</text:p>
          </table:table-cell>
          <table:table-cell table:style-name="ce10"/>
          <table:table-cell table:style-name="ce10" table:formula="of:=[.AL10]+[.AJ10]+[.AH10]+[.AF10]+[.X10]+[.V10]+[.T10]+[.R10]+[.P10]+[.N10]+[.L10]+[.J10]+[.H10]+[.F10]+[.B10]+[.AB10]" office:value-type="float" office:value="3243" calcext:value-type="float">
            <text:p>3243</text:p>
          </table:table-cell>
          <table:table-cell table:style-name="ce10" table:formula="of:=[.AM10]+[.AK10]+[.AI10]+[.AG10]+[.Y10]+[.W10]+[.U10]+[.S10]+[.Q10]+[.O10]+[.M10]+[.K10]+[.I10]+[.G10]+[.C10]+[.AC10]" office:value-type="float" office:value="0" calcext:value-type="float">
            <text:p>0</text:p>
          </table:table-cell>
          <table:table-cell table:style-name="ce29" table:formula="of:=[.AN10]/[.AN$32]" office:value-type="percentage" office:value="0.0454182597369858" calcext:value-type="percentage">
            <text:p>4.54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Custom assertion methods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3" calcext:value-type="float">
            <text:p>23</text:p>
          </table:table-cell>
          <table:table-cell table:style-name="ce22"/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65" calcext:value-type="float">
            <text:p>465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float" office:value="371" calcext:value-type="float">
            <text:p>371</text:p>
          </table:table-cell>
          <table:table-cell table:style-name="ce22"/>
          <table:table-cell table:style-name="ce22" office:value-type="float" office:value="234" calcext:value-type="float">
            <text:p>23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" calcext:value-type="float">
            <text:p>15</text:p>
          </table:table-cell>
          <table:table-cell table:style-name="ce22"/>
          <table:table-cell table:style-name="ce22" office:value-type="float" office:value="129" calcext:value-type="float">
            <text:p>129</text:p>
          </table:table-cell>
          <table:table-cell table:style-name="ce22" table:number-columns-repeated="3"/>
          <table:table-cell table:style-name="ce22" office:value-type="float" office:value="18" calcext:value-type="float">
            <text:p>18</text:p>
          </table:table-cell>
          <table:table-cell table:style-name="ce22"/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810" calcext:value-type="float">
            <text:p>810</text:p>
          </table:table-cell>
          <table:table-cell table:style-name="ce22"/>
          <table:table-cell table:style-name="ce22" office:value-type="float" office:value="324" calcext:value-type="float">
            <text:p>324</text:p>
          </table:table-cell>
          <table:table-cell table:style-name="ce22"/>
          <table:table-cell table:style-name="ce22" office:value-type="float" office:value="43" calcext:value-type="float">
            <text:p>43</text:p>
          </table:table-cell>
          <table:table-cell table:style-name="ce22" table:number-columns-repeated="3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AL11]+[.AJ11]+[.AH11]+[.AF11]+[.X11]+[.V11]+[.T11]+[.R11]+[.P11]+[.N11]+[.L11]+[.J11]+[.H11]+[.F11]+[.B11]+[.AB11]" office:value-type="float" office:value="1725" calcext:value-type="float">
            <text:p>1725</text:p>
          </table:table-cell>
          <table:table-cell table:style-name="ce10" table:formula="of:=[.AM11]+[.AK11]+[.AI11]+[.AG11]+[.Y11]+[.W11]+[.U11]+[.S11]+[.Q11]+[.O11]+[.M11]+[.K11]+[.I11]+[.G11]+[.C11]+[.AC11]" office:value-type="float" office:value="11" calcext:value-type="float">
            <text:p>11</text:p>
          </table:table-cell>
          <table:table-cell table:style-name="ce29" table:formula="of:=[.AN11]/[.AN$32]" office:value-type="percentage" office:value="0.0241586487962691" calcext:value-type="percentage">
            <text:p>2.42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Dynamic equality</text:p>
          </table:table-cell>
          <table:table-cell table:style-name="ce22" office:value-type="float" office:value="184" calcext:value-type="float">
            <text:p>184</text:p>
          </table:table-cell>
          <table:table-cell table:style-name="ce22"/>
          <table:table-cell table:style-name="ce22" office:value-type="float" office:value="43" calcext:value-type="float">
            <text:p>43</text:p>
          </table:table-cell>
          <table:table-cell table:style-name="ce22"/>
          <table:table-cell table:style-name="ce22" office:value-type="float" office:value="25" calcext:value-type="float">
            <text:p>25</text:p>
          </table:table-cell>
          <table:table-cell table:style-name="ce22"/>
          <table:table-cell table:style-name="ce22" office:value-type="float" office:value="381" calcext:value-type="float">
            <text:p>381</text:p>
          </table:table-cell>
          <table:table-cell table:style-name="ce22" table:number-columns-repeated="3"/>
          <table:table-cell table:style-name="ce22" office:value-type="float" office:value="545" calcext:value-type="float">
            <text:p>545</text:p>
          </table:table-cell>
          <table:table-cell table:style-name="ce22"/>
          <table:table-cell table:style-name="ce22" office:value-type="float" office:value="132" calcext:value-type="float">
            <text:p>132</text:p>
          </table:table-cell>
          <table:table-cell table:style-name="ce22"/>
          <table:table-cell table:style-name="ce22" office:value-type="float" office:value="652" calcext:value-type="float">
            <text:p>652</text:p>
          </table:table-cell>
          <table:table-cell table:style-name="ce22"/>
          <table:table-cell table:style-name="ce22" office:value-type="float" office:value="613" calcext:value-type="float">
            <text:p>613</text:p>
          </table:table-cell>
          <table:table-cell table:style-name="ce22" table:number-columns-repeated="5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float" office:value="35" calcext:value-type="float">
            <text:p>35</text:p>
          </table:table-cell>
          <table:table-cell table:style-name="ce22"/>
          <table:table-cell table:style-name="ce22" office:value-type="float" office:value="523" calcext:value-type="float">
            <text:p>523</text:p>
          </table:table-cell>
          <table:table-cell table:style-name="ce22"/>
          <table:table-cell table:style-name="ce22" office:value-type="float" office:value="94" calcext:value-type="float">
            <text:p>94</text:p>
          </table:table-cell>
          <table:table-cell table:style-name="ce22"/>
          <table:table-cell table:style-name="ce22" office:value-type="float" office:value="54" calcext:value-type="float">
            <text:p>54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float" office:value="54" calcext:value-type="float">
            <text:p>54</text:p>
          </table:table-cell>
          <table:table-cell table:style-name="ce10"/>
          <table:table-cell table:style-name="ce10" table:formula="of:=[.AL12]+[.AJ12]+[.AH12]+[.AF12]+[.X12]+[.V12]+[.T12]+[.R12]+[.P12]+[.N12]+[.L12]+[.J12]+[.H12]+[.F12]+[.B12]+[.AB12]" office:value-type="float" office:value="3181" calcext:value-type="float">
            <text:p>3181</text:p>
          </table:table-cell>
          <table:table-cell table:style-name="ce10" table:formula="of:=[.AM12]+[.AK12]+[.AI12]+[.AG12]+[.Y12]+[.W12]+[.U12]+[.S12]+[.Q12]+[.O12]+[.M12]+[.K12]+[.I12]+[.G12]+[.C12]+[.AC12]" office:value-type="float" office:value="0" calcext:value-type="float">
            <text:p>0</text:p>
          </table:table-cell>
          <table:table-cell table:style-name="ce29" table:formula="of:=[.AN12]/[.AN$32]" office:value-type="percentage" office:value="0.0445499488816997" calcext:value-type="percentage">
            <text:p>4.45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Equality of Booleans</text:p>
          </table:table-cell>
          <table:table-cell table:style-name="ce22" office:value-type="float" office:value="442" calcext:value-type="float">
            <text:p>44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office:value-type="float" office:value="1305" calcext:value-type="float">
            <text:p>1305</text:p>
          </table:table-cell>
          <table:table-cell table:style-name="ce22"/>
          <table:table-cell table:style-name="ce22" office:value-type="float" office:value="133" calcext:value-type="float">
            <text:p>133</text:p>
          </table:table-cell>
          <table:table-cell table:style-name="ce22" table:number-columns-repeated="3"/>
          <table:table-cell table:style-name="ce22" office:value-type="float" office:value="73" calcext:value-type="float">
            <text:p>73</text:p>
          </table:table-cell>
          <table:table-cell table:style-name="ce22" table:number-columns-repeated="7"/>
          <table:table-cell table:style-name="ce22" office:value-type="float" office:value="218" calcext:value-type="float">
            <text:p>218</text:p>
          </table:table-cell>
          <table:table-cell table:style-name="ce22"/>
          <table:table-cell table:style-name="ce22" office:value-type="float" office:value="293" calcext:value-type="float">
            <text:p>293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53" calcext:value-type="float">
            <text:p>53</text:p>
          </table:table-cell>
          <table:table-cell table:style-name="ce10"/>
          <table:table-cell table:style-name="ce10" table:formula="of:=[.AL13]+[.AJ13]+[.AH13]+[.AF13]+[.X13]+[.V13]+[.T13]+[.R13]+[.P13]+[.N13]+[.L13]+[.J13]+[.H13]+[.F13]+[.B13]+[.AB13]" office:value-type="float" office:value="2302" calcext:value-type="float">
            <text:p>2302</text:p>
          </table:table-cell>
          <table:table-cell table:style-name="ce10" table:formula="of:=[.AM13]+[.AK13]+[.AI13]+[.AG13]+[.Y13]+[.W13]+[.U13]+[.S13]+[.Q13]+[.O13]+[.M13]+[.K13]+[.I13]+[.G13]+[.C13]+[.AC13]" office:value-type="float" office:value="1" calcext:value-type="float">
            <text:p>1</text:p>
          </table:table-cell>
          <table:table-cell table:style-name="ce29" table:formula="of:=[.AN13]/[.AN$32]" office:value-type="percentage" office:value="0.0322395417559486" calcext:value-type="percentage">
            <text:p>3.22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Equality between different types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5" calcext:value-type="float">
            <text:p>105</text:p>
          </table:table-cell>
          <table:table-cell table:style-name="ce22"/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3026" calcext:value-type="float">
            <text:p>30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47" calcext:value-type="float">
            <text:p>547</text:p>
          </table:table-cell>
          <table:table-cell table:style-name="ce22"/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office:value-type="float" office:value="21" calcext:value-type="float">
            <text:p>21</text:p>
          </table:table-cell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office:value-type="float" office:value="196" calcext:value-type="float">
            <text:p>19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11" calcext:value-type="float">
            <text:p>11</text:p>
          </table:table-cell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office:value-type="float" office:value="16" calcext:value-type="float">
            <text:p>16</text:p>
          </table:table-cell>
          <table:table-cell table:style-name="ce22"/>
          <table:table-cell table:style-name="ce22" office:value-type="float" office:value="93" calcext:value-type="float">
            <text:p>9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AL14]+[.AJ14]+[.AH14]+[.AF14]+[.X14]+[.V14]+[.T14]+[.R14]+[.P14]+[.N14]+[.L14]+[.J14]+[.H14]+[.F14]+[.B14]+[.AB14]" office:value-type="float" office:value="4212" calcext:value-type="float">
            <text:p>4212</text:p>
          </table:table-cell>
          <table:table-cell table:style-name="ce10" table:formula="of:=[.AM14]+[.AK14]+[.AI14]+[.AG14]+[.Y14]+[.W14]+[.U14]+[.S14]+[.Q14]+[.O14]+[.M14]+[.K14]+[.I14]+[.G14]+[.C14]+[.AC14]" office:value-type="float" office:value="69" calcext:value-type="float">
            <text:p>69</text:p>
          </table:table-cell>
          <table:table-cell table:style-name="ce29" table:formula="of:=[.AN14]/[.AN$32]" office:value-type="percentage" office:value="0.0589891181042813" calcext:value-type="percentage">
            <text:p>5.90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Equality between lists</text:p>
          </table:table-cell>
          <table:table-cell table:style-name="ce22" table:number-columns-repeated="6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office:value-type="float" office:value="39" calcext:value-type="float">
            <text:p>39</text:p>
          </table:table-cell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8"/>
          <table:table-cell table:style-name="ce10"/>
          <table:table-cell table:style-name="ce10" table:formula="of:=[.AL15]+[.AJ15]+[.AH15]+[.AF15]+[.X15]+[.V15]+[.T15]+[.R15]+[.P15]+[.N15]+[.L15]+[.J15]+[.H15]+[.F15]+[.B15]+[.AB15]" office:value-type="float" office:value="15" calcext:value-type="float">
            <text:p>15</text:p>
          </table:table-cell>
          <table:table-cell table:style-name="ce10" table:formula="of:=[.AM15]+[.AK15]+[.AI15]+[.AG15]+[.Y15]+[.W15]+[.U15]+[.S15]+[.Q15]+[.O15]+[.M15]+[.K15]+[.I15]+[.G15]+[.C15]+[.AC15]" office:value-type="float" office:value="8" calcext:value-type="float">
            <text:p>8</text:p>
          </table:table-cell>
          <table:table-cell table:style-name="ce29" table:formula="of:=[.AN15]/[.AN$32]" office:value-type="percentage" office:value="0.000210075206924079" calcext:value-type="percentage">
            <text:p>0.02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Equality between maps</text:p>
          </table:table-cell>
          <table:table-cell table:style-name="ce22" table:number-columns-repeated="6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20"/>
          <table:table-cell table:style-name="ce10"/>
          <table:table-cell table:style-name="ce10" table:formula="of:=[.AL16]+[.AJ16]+[.AH16]+[.AF16]+[.X16]+[.V16]+[.T16]+[.R16]+[.P16]+[.N16]+[.L16]+[.J16]+[.H16]+[.F16]+[.B16]+[.AB16]" office:value-type="float" office:value="5" calcext:value-type="float">
            <text:p>5</text:p>
          </table:table-cell>
          <table:table-cell table:style-name="ce10" table:formula="of:=[.AM16]+[.AK16]+[.AI16]+[.AG16]+[.Y16]+[.W16]+[.U16]+[.S16]+[.Q16]+[.O16]+[.M16]+[.K16]+[.I16]+[.G16]+[.C16]+[.AC16]" office:value-type="float" office:value="3" calcext:value-type="float">
            <text:p>3</text:p>
          </table:table-cell>
          <table:table-cell table:style-name="ce29" table:formula="of:=[.AN16]/[.AN$32]" office:value-type="percentage" office:value="0.0000700250689746929" calcext:value-type="percentage">
            <text:p>0.01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Equality between strings</text:p>
          </table:table-cell>
          <table:table-cell table:style-name="ce22" office:value-type="float" office:value="441" calcext:value-type="float">
            <text:p>44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11" calcext:value-type="float">
            <text:p>111</text:p>
          </table:table-cell>
          <table:table-cell table:style-name="ce22"/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44" calcext:value-type="float">
            <text:p>444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963" calcext:value-type="float">
            <text:p>96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386" calcext:value-type="float">
            <text:p>38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17" calcext:value-type="float">
            <text:p>817</text:p>
          </table:table-cell>
          <table:table-cell table:style-name="ce22"/>
          <table:table-cell table:style-name="ce22" office:value-type="float" office:value="416" calcext:value-type="float">
            <text:p>416</text:p>
          </table:table-cell>
          <table:table-cell table:style-name="ce22" table:number-columns-repeated="5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float" office:value="179" calcext:value-type="float">
            <text:p>179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7" calcext:value-type="float">
            <text:p>27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office:value-type="float" office:value="65" calcext:value-type="float">
            <text:p>65</text:p>
          </table:table-cell>
          <table:table-cell table:style-name="ce22"/>
          <table:table-cell table:style-name="ce22" office:value-type="float" office:value="145" calcext:value-type="float">
            <text:p>145</text:p>
          </table:table-cell>
          <table:table-cell table:style-name="ce22"/>
          <table:table-cell table:style-name="ce22" office:value-type="float" office:value="577" calcext:value-type="float">
            <text:p>57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AL17]+[.AJ17]+[.AH17]+[.AF17]+[.X17]+[.V17]+[.T17]+[.R17]+[.P17]+[.N17]+[.L17]+[.J17]+[.H17]+[.F17]+[.B17]+[.AB17]" office:value-type="float" office:value="4495" calcext:value-type="float">
            <text:p>4495</text:p>
          </table:table-cell>
          <table:table-cell table:style-name="ce10" table:formula="of:=[.AM17]+[.AK17]+[.AI17]+[.AG17]+[.Y17]+[.W17]+[.U17]+[.S17]+[.Q17]+[.O17]+[.M17]+[.K17]+[.I17]+[.G17]+[.C17]+[.AC17]" office:value-type="float" office:value="27" calcext:value-type="float">
            <text:p>27</text:p>
          </table:table-cell>
          <table:table-cell table:style-name="ce29" table:formula="of:=[.AN17]/[.AN$32]" office:value-type="percentage" office:value="0.062952537008249" calcext:value-type="percentage">
            <text:p>6.30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Iterated assertions</text:p>
          </table:table-cell>
          <table:table-cell table:style-name="ce22" office:value-type="float" office:value="32" calcext:value-type="float">
            <text:p>32</text:p>
          </table:table-cell>
          <table:table-cell table:style-name="ce22" table:number-columns-repeated="3"/>
          <table:table-cell table:style-name="ce22" office:value-type="float" office:value="127" calcext:value-type="float">
            <text:p>127</text:p>
          </table:table-cell>
          <table:table-cell table:style-name="ce22"/>
          <table:table-cell table:style-name="ce22" office:value-type="float" office:value="609" calcext:value-type="float">
            <text:p>609</text:p>
          </table:table-cell>
          <table:table-cell table:style-name="ce22" table:number-columns-repeated="3"/>
          <table:table-cell table:style-name="ce22" office:value-type="float" office:value="1275" calcext:value-type="float">
            <text:p>1275</text:p>
          </table:table-cell>
          <table:table-cell table:style-name="ce22"/>
          <table:table-cell table:style-name="ce22" office:value-type="float" office:value="241" calcext:value-type="float">
            <text:p>241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2" office:value-type="float" office:value="38" calcext:value-type="float">
            <text:p>38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office:value-type="float" office:value="66" calcext:value-type="float">
            <text:p>66</text:p>
          </table:table-cell>
          <table:table-cell table:style-name="ce22"/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float" office:value="525" calcext:value-type="float">
            <text:p>525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133" calcext:value-type="float">
            <text:p>133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40" calcext:value-type="float">
            <text:p>40</text:p>
          </table:table-cell>
          <table:table-cell table:style-name="ce10"/>
          <table:table-cell table:style-name="ce10" table:formula="of:=[.AL18]+[.AJ18]+[.AH18]+[.AF18]+[.X18]+[.V18]+[.T18]+[.R18]+[.P18]+[.N18]+[.L18]+[.J18]+[.H18]+[.F18]+[.B18]+[.AB18]" office:value-type="float" office:value="3094" calcext:value-type="float">
            <text:p>3094</text:p>
          </table:table-cell>
          <table:table-cell table:style-name="ce10" table:formula="of:=[.AM18]+[.AK18]+[.AI18]+[.AG18]+[.Y18]+[.W18]+[.U18]+[.S18]+[.Q18]+[.O18]+[.M18]+[.K18]+[.I18]+[.G18]+[.C18]+[.AC18]" office:value-type="float" office:value="0" calcext:value-type="float">
            <text:p>0</text:p>
          </table:table-cell>
          <table:table-cell table:style-name="ce29" table:formula="of:=[.AN18]/[.AN$32]" office:value-type="percentage" office:value="0.04333151268154" calcext:value-type="percentage">
            <text:p>4.33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Method chaining</text:p>
          </table:table-cell>
          <table:table-cell table:style-name="ce22" office:value-type="float" office:value="352" calcext:value-type="float">
            <text:p>352</text:p>
          </table:table-cell>
          <table:table-cell table:style-name="ce22"/>
          <table:table-cell table:style-name="ce22" office:value-type="float" office:value="211" calcext:value-type="float">
            <text:p>211</text:p>
          </table:table-cell>
          <table:table-cell table:style-name="ce22"/>
          <table:table-cell table:style-name="ce22" office:value-type="float" office:value="1857" calcext:value-type="float">
            <text:p>1857</text:p>
          </table:table-cell>
          <table:table-cell table:style-name="ce22"/>
          <table:table-cell table:style-name="ce22" office:value-type="float" office:value="3132" calcext:value-type="float">
            <text:p>3132</text:p>
          </table:table-cell>
          <table:table-cell table:style-name="ce22"/>
          <table:table-cell table:style-name="ce22" office:value-type="float" office:value="154" calcext:value-type="float">
            <text:p>154</text:p>
          </table:table-cell>
          <table:table-cell table:style-name="ce22"/>
          <table:table-cell table:style-name="ce22" office:value-type="float" office:value="6082" calcext:value-type="float">
            <text:p>6082</text:p>
          </table:table-cell>
          <table:table-cell table:style-name="ce22"/>
          <table:table-cell table:style-name="ce22" office:value-type="float" office:value="1131" calcext:value-type="float">
            <text:p>1131</text:p>
          </table:table-cell>
          <table:table-cell table:style-name="ce22"/>
          <table:table-cell table:style-name="ce22" office:value-type="float" office:value="654" calcext:value-type="float">
            <text:p>654</text:p>
          </table:table-cell>
          <table:table-cell table:style-name="ce22"/>
          <table:table-cell table:style-name="ce22" office:value-type="float" office:value="1518" calcext:value-type="float">
            <text:p>1518</text:p>
          </table:table-cell>
          <table:table-cell table:style-name="ce22" table:number-columns-repeated="5"/>
          <table:table-cell table:style-name="ce22" office:value-type="float" office:value="21" calcext:value-type="float">
            <text:p>21</text:p>
          </table:table-cell>
          <table:table-cell table:style-name="ce22"/>
          <table:table-cell table:style-name="ce22" office:value-type="float" office:value="806" calcext:value-type="float">
            <text:p>806</text:p>
          </table:table-cell>
          <table:table-cell table:style-name="ce22"/>
          <table:table-cell table:style-name="ce22" office:value-type="float" office:value="2973" calcext:value-type="float">
            <text:p>2973</text:p>
          </table:table-cell>
          <table:table-cell table:style-name="ce22"/>
          <table:table-cell table:style-name="ce22" office:value-type="float" office:value="4660" calcext:value-type="float">
            <text:p>4660</text:p>
          </table:table-cell>
          <table:table-cell table:style-name="ce22"/>
          <table:table-cell table:style-name="ce22" office:value-type="float" office:value="20" calcext:value-type="float">
            <text:p>20</text:p>
          </table:table-cell>
          <table:table-cell table:style-name="ce22"/>
          <table:table-cell table:style-name="ce22" office:value-type="float" office:value="23" calcext:value-type="float">
            <text:p>23</text:p>
          </table:table-cell>
          <table:table-cell table:style-name="ce22"/>
          <table:table-cell table:style-name="ce22" office:value-type="float" office:value="17" calcext:value-type="float">
            <text:p>17</text:p>
          </table:table-cell>
          <table:table-cell table:style-name="ce22"/>
          <table:table-cell table:style-name="ce22" office:value-type="float" office:value="529" calcext:value-type="float">
            <text:p>529</text:p>
          </table:table-cell>
          <table:table-cell table:style-name="ce10"/>
          <table:table-cell table:style-name="ce10" table:formula="of:=[.AL19]+[.AJ19]+[.AH19]+[.AF19]+[.X19]+[.V19]+[.T19]+[.R19]+[.P19]+[.N19]+[.L19]+[.J19]+[.H19]+[.F19]+[.B19]+[.AB19]" office:value-type="float" office:value="18463" calcext:value-type="float">
            <text:p>18463</text:p>
          </table:table-cell>
          <table:table-cell table:style-name="ce10" table:formula="of:=[.AM19]+[.AK19]+[.AI19]+[.AG19]+[.Y19]+[.W19]+[.U19]+[.S19]+[.Q19]+[.O19]+[.M19]+[.K19]+[.I19]+[.G19]+[.C19]+[.AC19]" office:value-type="float" office:value="0" calcext:value-type="float">
            <text:p>0</text:p>
          </table:table-cell>
          <table:table-cell table:style-name="ce29" table:formula="of:=[.AN19]/[.AN$32]" office:value-type="percentage" office:value="0.258574569695951" calcext:value-type="percentage">
            <text:p>25.86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Method vs. method</text:p>
          </table:table-cell>
          <table:table-cell table:style-name="ce22" office:value-type="float" office:value="56" calcext:value-type="float">
            <text:p>56</text:p>
          </table:table-cell>
          <table:table-cell table:style-name="ce22"/>
          <table:table-cell table:style-name="ce22" office:value-type="float" office:value="87" calcext:value-type="float">
            <text:p>87</text:p>
          </table:table-cell>
          <table:table-cell table:style-name="ce22"/>
          <table:table-cell table:style-name="ce22" office:value-type="float" office:value="96" calcext:value-type="float">
            <text:p>96</text:p>
          </table:table-cell>
          <table:table-cell table:style-name="ce22"/>
          <table:table-cell table:style-name="ce22" office:value-type="float" office:value="989" calcext:value-type="float">
            <text:p>989</text:p>
          </table:table-cell>
          <table:table-cell table:style-name="ce22"/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float" office:value="2173" calcext:value-type="float">
            <text:p>2173</text:p>
          </table:table-cell>
          <table:table-cell table:style-name="ce22"/>
          <table:table-cell table:style-name="ce22" office:value-type="float" office:value="317" calcext:value-type="float">
            <text:p>317</text:p>
          </table:table-cell>
          <table:table-cell table:style-name="ce22"/>
          <table:table-cell table:style-name="ce22" office:value-type="float" office:value="983" calcext:value-type="float">
            <text:p>983</text:p>
          </table:table-cell>
          <table:table-cell table:style-name="ce22"/>
          <table:table-cell table:style-name="ce22" office:value-type="float" office:value="194" calcext:value-type="float">
            <text:p>194</text:p>
          </table:table-cell>
          <table:table-cell table:style-name="ce22" table:number-columns-repeated="5"/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2" office:value-type="float" office:value="20" calcext:value-type="float">
            <text:p>20</text:p>
          </table:table-cell>
          <table:table-cell table:style-name="ce22"/>
          <table:table-cell table:style-name="ce22" office:value-type="float" office:value="1001" calcext:value-type="float">
            <text:p>1001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2"/>
          <table:table-cell table:style-name="ce22" office:value-type="float" office:value="91" calcext:value-type="float">
            <text:p>91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2" office:value-type="float" office:value="154" calcext:value-type="float">
            <text:p>154</text:p>
          </table:table-cell>
          <table:table-cell table:style-name="ce10"/>
          <table:table-cell table:style-name="ce10" table:formula="of:=[.AL20]+[.AJ20]+[.AH20]+[.AF20]+[.X20]+[.V20]+[.T20]+[.R20]+[.P20]+[.N20]+[.L20]+[.J20]+[.H20]+[.F20]+[.B20]+[.AB20]" office:value-type="float" office:value="6098" calcext:value-type="float">
            <text:p>6098</text:p>
          </table:table-cell>
          <table:table-cell table:style-name="ce10" table:formula="of:=[.AM20]+[.AK20]+[.AI20]+[.AG20]+[.Y20]+[.W20]+[.U20]+[.S20]+[.Q20]+[.O20]+[.M20]+[.K20]+[.I20]+[.G20]+[.C20]+[.AC20]" office:value-type="float" office:value="0" calcext:value-type="float">
            <text:p>0</text:p>
          </table:table-cell>
          <table:table-cell table:style-name="ce29" table:formula="of:=[.AN20]/[.AN$32]" office:value-type="percentage" office:value="0.0854025741215355" calcext:value-type="percentage">
            <text:p>8.54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Negated assertions</text:p>
          </table:table-cell>
          <table:table-cell table:style-name="ce22" table:number-columns-repeated="6"/>
          <table:table-cell table:style-name="ce22" office:value-type="float" office:value="44" calcext:value-type="float">
            <text:p>44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172" calcext:value-type="float">
            <text:p>172</text:p>
          </table:table-cell>
          <table:table-cell table:style-name="ce22"/>
          <table:table-cell table:style-name="ce22" office:value-type="float" office:value="40" calcext:value-type="float">
            <text:p>40</text:p>
          </table:table-cell>
          <table:table-cell table:style-name="ce22" table:number-columns-repeated="11"/>
          <table:table-cell table:style-name="ce22" office:value-type="float" office:value="8" calcext:value-type="float">
            <text:p>8</text:p>
          </table:table-cell>
          <table:table-cell table:style-name="ce22" table:number-columns-repeated="11"/>
          <table:table-cell table:style-name="ce22" office:value-type="float" office:value="5" calcext:value-type="float">
            <text:p>5</text:p>
          </table:table-cell>
          <table:table-cell table:style-name="ce10"/>
          <table:table-cell table:style-name="ce10" table:formula="of:=[.AL21]+[.AJ21]+[.AH21]+[.AF21]+[.X21]+[.V21]+[.T21]+[.R21]+[.P21]+[.N21]+[.L21]+[.J21]+[.H21]+[.F21]+[.B21]+[.AB21]" office:value-type="float" office:value="263" calcext:value-type="float">
            <text:p>263</text:p>
          </table:table-cell>
          <table:table-cell table:style-name="ce10" table:formula="of:=[.AM21]+[.AK21]+[.AI21]+[.AG21]+[.Y21]+[.W21]+[.U21]+[.S21]+[.Q21]+[.O21]+[.M21]+[.K21]+[.I21]+[.G21]+[.C21]+[.AC21]" office:value-type="float" office:value="0" calcext:value-type="float">
            <text:p>0</text:p>
          </table:table-cell>
          <table:table-cell table:style-name="ce29" table:formula="of:=[.AN21]/[.AN$32]" office:value-type="percentage" office:value="0.00368331862806885" calcext:value-type="percentage">
            <text:p>0.37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Tests with non-void return type</text:p>
          </table:table-cell>
          <table:table-cell table:style-name="ce22" table:number-columns-repeated="12"/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0" calcext:value-type="float">
            <text:p>0</text:p>
          </table:table-cell>
          <table:table-cell table:style-name="ce22" table:number-columns-repeated="4"/>
          <table:table-cell table:style-name="ce10"/>
          <table:table-cell table:style-name="ce10" table:formula="of:=[.AL22]+[.AJ22]+[.AH22]+[.AF22]+[.X22]+[.V22]+[.T22]+[.R22]+[.P22]+[.N22]+[.L22]+[.J22]+[.H22]+[.F22]+[.B22]+[.AB22]" office:value-type="float" office:value="1" calcext:value-type="float">
            <text:p>1</text:p>
          </table:table-cell>
          <table:table-cell table:style-name="ce10" table:formula="of:=[.AM22]+[.AK22]+[.AI22]+[.AG22]+[.Y22]+[.W22]+[.U22]+[.S22]+[.Q22]+[.O22]+[.M22]+[.K22]+[.I22]+[.G22]+[.C22]+[.AC22]" office:value-type="float" office:value="0" calcext:value-type="float">
            <text:p>0</text:p>
          </table:table-cell>
          <table:table-cell table:style-name="ce29" table:formula="of:=[.AN22]/[.AN$32]" office:value-type="percentage" office:value="0.0000140050137949386" calcext:value-type="percentage">
            <text:p>0.00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Overly generic assertions</text:p>
          </table:table-cell>
          <table:table-cell table:style-name="ce22" office:value-type="float" office:value="11" calcext:value-type="float">
            <text:p>11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table:number-columns-repeated="3"/>
          <table:table-cell table:style-name="ce22" office:value-type="float" office:value="123" calcext:value-type="float">
            <text:p>123</text:p>
          </table:table-cell>
          <table:table-cell table:style-name="ce22" table:number-columns-repeated="3"/>
          <table:table-cell table:style-name="ce22" office:value-type="float" office:value="500" calcext:value-type="float">
            <text:p>500</text:p>
          </table:table-cell>
          <table:table-cell table:style-name="ce22"/>
          <table:table-cell table:style-name="ce22" office:value-type="float" office:value="31" calcext:value-type="float">
            <text:p>31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2" office:value-type="float" office:value="22" calcext:value-type="float">
            <text:p>22</text:p>
          </table:table-cell>
          <table:table-cell table:style-name="ce22" table:number-columns-repeated="5"/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office:value-type="float" office:value="11" calcext:value-type="float">
            <text:p>11</text:p>
          </table:table-cell>
          <table:table-cell table:style-name="ce22"/>
          <table:table-cell table:style-name="ce22" office:value-type="float" office:value="47" calcext:value-type="float">
            <text:p>47</text:p>
          </table:table-cell>
          <table:table-cell table:style-name="ce22" table:number-columns-repeated="3"/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table:number-columns-repeated="3"/>
          <table:table-cell table:style-name="ce22" office:value-type="float" office:value="31" calcext:value-type="float">
            <text:p>31</text:p>
          </table:table-cell>
          <table:table-cell table:style-name="ce10"/>
          <table:table-cell table:style-name="ce10" table:formula="of:=[.AL23]+[.AJ23]+[.AH23]+[.AF23]+[.X23]+[.V23]+[.T23]+[.R23]+[.P23]+[.N23]+[.L23]+[.J23]+[.H23]+[.F23]+[.B23]+[.AB23]" office:value-type="float" office:value="795" calcext:value-type="float">
            <text:p>795</text:p>
          </table:table-cell>
          <table:table-cell table:style-name="ce10" table:formula="of:=[.AM23]+[.AK23]+[.AI23]+[.AG23]+[.Y23]+[.W23]+[.U23]+[.S23]+[.Q23]+[.O23]+[.M23]+[.K23]+[.I23]+[.G23]+[.C23]+[.AC23]" office:value-type="float" office:value="0" calcext:value-type="float">
            <text:p>0</text:p>
          </table:table-cell>
          <table:table-cell table:style-name="ce29" table:formula="of:=[.AN23]/[.AN$32]" office:value-type="percentage" office:value="0.0111339859669762" calcext:value-type="percentage">
            <text:p>1.11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Potential rotten green tests</text:p>
          </table:table-cell>
          <table:table-cell table:style-name="ce22" office:value-type="float" office:value="55" calcext:value-type="float">
            <text:p>55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685" calcext:value-type="float">
            <text:p>685</text:p>
          </table:table-cell>
          <table:table-cell table:style-name="ce22"/>
          <table:table-cell table:style-name="ce22" office:value-type="float" office:value="23" calcext:value-type="float">
            <text:p>23</text:p>
          </table:table-cell>
          <table:table-cell table:style-name="ce22"/>
          <table:table-cell table:style-name="ce22" office:value-type="float" office:value="1400" calcext:value-type="float">
            <text:p>1400</text:p>
          </table:table-cell>
          <table:table-cell table:style-name="ce22"/>
          <table:table-cell table:style-name="ce22" office:value-type="float" office:value="207" calcext:value-type="float">
            <text:p>207</text:p>
          </table:table-cell>
          <table:table-cell table:style-name="ce22"/>
          <table:table-cell table:style-name="ce22" office:value-type="float" office:value="52" calcext:value-type="float">
            <text:p>52</text:p>
          </table:table-cell>
          <table:table-cell table:style-name="ce22"/>
          <table:table-cell table:style-name="ce22" office:value-type="float" office:value="175" calcext:value-type="float">
            <text:p>175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7" calcext:value-type="float">
            <text:p>7</text:p>
          </table:table-cell>
          <table:table-cell table:style-name="ce22"/>
          <table:table-cell table:style-name="ce22" office:value-type="float" office:value="93" calcext:value-type="float">
            <text:p>93</text:p>
          </table:table-cell>
          <table:table-cell table:style-name="ce22"/>
          <table:table-cell table:style-name="ce22" office:value-type="float" office:value="1213" calcext:value-type="float">
            <text:p>1213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2"/>
          <table:table-cell table:style-name="ce22" office:value-type="float" office:value="47" calcext:value-type="float">
            <text:p>47</text:p>
          </table:table-cell>
          <table:table-cell table:style-name="ce22" table:number-columns-repeated="3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10"/>
          <table:table-cell table:style-name="ce10" table:formula="of:=[.AL24]+[.AJ24]+[.AH24]+[.AF24]+[.X24]+[.V24]+[.T24]+[.R24]+[.P24]+[.N24]+[.L24]+[.J24]+[.H24]+[.F24]+[.B24]+[.AB24]" office:value-type="float" office:value="3880" calcext:value-type="float">
            <text:p>3880</text:p>
          </table:table-cell>
          <table:table-cell table:style-name="ce10" table:formula="of:=[.AM24]+[.AK24]+[.AI24]+[.AG24]+[.Y24]+[.W24]+[.U24]+[.S24]+[.Q24]+[.O24]+[.M24]+[.K24]+[.I24]+[.G24]+[.C24]+[.AC24]" office:value-type="float" office:value="0" calcext:value-type="float">
            <text:p>0</text:p>
          </table:table-cell>
          <table:table-cell table:style-name="ce29" table:formula="of:=[.AN24]/[.AN$32]" office:value-type="percentage" office:value="0.0543394535243617" calcext:value-type="percentage">
            <text:p>5.43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Recursive assertions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2" office:value-type="float" office:value="40" calcext:value-type="float">
            <text:p>40</text:p>
          </table:table-cell>
          <table:table-cell table:style-name="ce22" table:number-columns-repeated="3"/>
          <table:table-cell table:style-name="ce22" office:value-type="float" office:value="9" calcext:value-type="float">
            <text:p>9</text:p>
          </table:table-cell>
          <table:table-cell table:style-name="ce22"/>
          <table:table-cell table:style-name="ce22" office:value-type="float" office:value="38" calcext:value-type="float">
            <text:p>38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2" table:number-columns-repeated="3"/>
          <table:table-cell table:style-name="ce22" office:value-type="float" office:value="7" calcext:value-type="float">
            <text:p>7</text:p>
          </table:table-cell>
          <table:table-cell table:style-name="ce22" table:number-columns-repeated="3"/>
          <table:table-cell table:style-name="ce22" office:value-type="float" office:value="52" calcext:value-type="float">
            <text:p>52</text:p>
          </table:table-cell>
          <table:table-cell table:style-name="ce22"/>
          <table:table-cell table:style-name="ce22" office:value-type="float" office:value="22" calcext:value-type="float">
            <text:p>22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table:number-columns-repeated="8"/>
          <table:table-cell table:style-name="ce10"/>
          <table:table-cell table:style-name="ce10" table:formula="of:=[.AL25]+[.AJ25]+[.AH25]+[.AF25]+[.X25]+[.V25]+[.T25]+[.R25]+[.P25]+[.N25]+[.L25]+[.J25]+[.H25]+[.F25]+[.B25]+[.AB25]" office:value-type="float" office:value="138" calcext:value-type="float">
            <text:p>138</text:p>
          </table:table-cell>
          <table:table-cell table:style-name="ce10" table:formula="of:=[.AM25]+[.AK25]+[.AI25]+[.AG25]+[.Y25]+[.W25]+[.U25]+[.S25]+[.Q25]+[.O25]+[.M25]+[.K25]+[.I25]+[.G25]+[.C25]+[.AC25]" office:value-type="float" office:value="0" calcext:value-type="float">
            <text:p>0</text:p>
          </table:table-cell>
          <table:table-cell table:style-name="ce29" table:formula="of:=[.AN25]/[.AN$32]" office:value-type="percentage" office:value="0.00193269190370153" calcext:value-type="percentage">
            <text:p>0.19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Reference equality</text:p>
          </table:table-cell>
          <table:table-cell table:style-name="ce22" office:value-type="float" office:value="25" calcext:value-type="float">
            <text:p>25</text:p>
          </table:table-cell>
          <table:table-cell table:style-name="ce22" table:number-columns-repeated="5"/>
          <table:table-cell table:style-name="ce22" office:value-type="float" office:value="6" calcext:value-type="float">
            <text:p>6</text:p>
          </table:table-cell>
          <table:table-cell table:style-name="ce22" table:number-columns-repeated="3"/>
          <table:table-cell table:style-name="ce22" office:value-type="float" office:value="121" calcext:value-type="float">
            <text:p>121</text:p>
          </table:table-cell>
          <table:table-cell table:style-name="ce22"/>
          <table:table-cell table:style-name="ce22" office:value-type="float" office:value="18" calcext:value-type="float">
            <text:p>18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office:value-type="float" office:value="9" calcext:value-type="float">
            <text:p>9</text:p>
          </table:table-cell>
          <table:table-cell table:style-name="ce22"/>
          <table:table-cell table:style-name="ce22" office:value-type="float" office:value="76" calcext:value-type="float">
            <text:p>76</text:p>
          </table:table-cell>
          <table:table-cell table:style-name="ce22" table:number-columns-repeated="11"/>
          <table:table-cell table:style-name="ce22" office:value-type="float" office:value="8" calcext:value-type="float">
            <text:p>8</text:p>
          </table:table-cell>
          <table:table-cell table:style-name="ce10"/>
          <table:table-cell table:style-name="ce10" table:formula="of:=[.AL26]+[.AJ26]+[.AH26]+[.AF26]+[.X26]+[.V26]+[.T26]+[.R26]+[.P26]+[.N26]+[.L26]+[.J26]+[.H26]+[.F26]+[.B26]+[.AB26]" office:value-type="float" office:value="188" calcext:value-type="float">
            <text:p>188</text:p>
          </table:table-cell>
          <table:table-cell table:style-name="ce10" table:formula="of:=[.AM26]+[.AK26]+[.AI26]+[.AG26]+[.Y26]+[.W26]+[.U26]+[.S26]+[.Q26]+[.O26]+[.M26]+[.K26]+[.I26]+[.G26]+[.C26]+[.AC26]" office:value-type="float" office:value="0" calcext:value-type="float">
            <text:p>0</text:p>
          </table:table-cell>
          <table:table-cell table:style-name="ce29" table:formula="of:=[.AN26]/[.AN$32]" office:value-type="percentage" office:value="0.00263294259344845" calcext:value-type="percentage">
            <text:p>0.26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Tests with throws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office:value-type="float" office:value="28" calcext:value-type="float">
            <text:p>28</text:p>
          </table:table-cell>
          <table:table-cell table:style-name="ce22" table:number-columns-repeated="3"/>
          <table:table-cell table:style-name="ce22" office:value-type="float" office:value="51" calcext:value-type="float">
            <text:p>51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10"/>
          <table:table-cell table:style-name="ce10" table:formula="of:=[.AL27]+[.AJ27]+[.AH27]+[.AF27]+[.X27]+[.V27]+[.T27]+[.R27]+[.P27]+[.N27]+[.L27]+[.J27]+[.H27]+[.F27]+[.B27]+[.AB27]" office:value-type="float" office:value="110" calcext:value-type="float">
            <text:p>110</text:p>
          </table:table-cell>
          <table:table-cell table:style-name="ce10" table:formula="of:=[.AM27]+[.AK27]+[.AI27]+[.AG27]+[.Y27]+[.W27]+[.U27]+[.S27]+[.Q27]+[.O27]+[.M27]+[.K27]+[.I27]+[.G27]+[.C27]+[.AC27]" office:value-type="float" office:value="0" calcext:value-type="float">
            <text:p>0</text:p>
          </table:table-cell>
          <table:table-cell table:style-name="ce29" table:formula="of:=[.AN27]/[.AN$32]" office:value-type="percentage" office:value="0.00154055151744324" calcext:value-type="percentage">
            <text:p>0.15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Use of @Disabled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2" office:value-type="float" office:value="39" calcext:value-type="float">
            <text:p>39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31" calcext:value-type="float">
            <text:p>31</text:p>
          </table:table-cell>
          <table:table-cell table:style-name="ce22"/>
          <table:table-cell table:style-name="ce22" office:value-type="float" office:value="27" calcext:value-type="float">
            <text:p>27</text:p>
          </table:table-cell>
          <table:table-cell table:style-name="ce22" table:number-columns-repeated="20"/>
          <table:table-cell table:style-name="ce10"/>
          <table:table-cell table:style-name="ce10" table:formula="of:=[.AL28]+[.AJ28]+[.AH28]+[.AF28]+[.X28]+[.V28]+[.T28]+[.R28]+[.P28]+[.N28]+[.L28]+[.J28]+[.H28]+[.F28]+[.B28]+[.AB28]" office:value-type="float" office:value="100" calcext:value-type="float">
            <text:p>100</text:p>
          </table:table-cell>
          <table:table-cell table:style-name="ce10" table:formula="of:=[.AM28]+[.AK28]+[.AI28]+[.AG28]+[.Y28]+[.W28]+[.U28]+[.S28]+[.Q28]+[.O28]+[.M28]+[.K28]+[.I28]+[.G28]+[.C28]+[.AC28]" office:value-type="float" office:value="0" calcext:value-type="float">
            <text:p>0</text:p>
          </table:table-cell>
          <table:table-cell table:style-name="ce29" table:formula="of:=[.AN28]/[.AN$32]" office:value-type="percentage" office:value="0.00140050137949386" calcext:value-type="percentage">
            <text:p>0.14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Use of fail</text:p>
          </table:table-cell>
          <table:table-cell table:style-name="ce22" office:value-type="float" office:value="20" calcext:value-type="float">
            <text:p>20</text:p>
          </table:table-cell>
          <table:table-cell table:style-name="ce22"/>
          <table:table-cell table:style-name="ce22" office:value-type="float" office:value="18" calcext:value-type="float">
            <text:p>18</text:p>
          </table:table-cell>
          <table:table-cell table:style-name="ce22"/>
          <table:table-cell table:style-name="ce22" office:value-type="float" office:value="207" calcext:value-type="float">
            <text:p>207</text:p>
          </table:table-cell>
          <table:table-cell table:style-name="ce22"/>
          <table:table-cell table:style-name="ce22" office:value-type="float" office:value="1387" calcext:value-type="float">
            <text:p>1387</text:p>
          </table:table-cell>
          <table:table-cell table:style-name="ce22"/>
          <table:table-cell table:style-name="ce22" office:value-type="float" office:value="11" calcext:value-type="float">
            <text:p>11</text:p>
          </table:table-cell>
          <table:table-cell table:style-name="ce22"/>
          <table:table-cell table:style-name="ce22" office:value-type="float" office:value="3251" calcext:value-type="float">
            <text:p>3251</text:p>
          </table:table-cell>
          <table:table-cell table:style-name="ce22"/>
          <table:table-cell table:style-name="ce22" office:value-type="float" office:value="225" calcext:value-type="float">
            <text:p>225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61" calcext:value-type="float">
            <text:p>61</text:p>
          </table:table-cell>
          <table:table-cell table:style-name="ce22" table:number-columns-repeated="3"/>
          <table:table-cell table:style-name="ce22" office:value-type="float" office:value="11" calcext:value-type="float">
            <text:p>11</text:p>
          </table:table-cell>
          <table:table-cell table:style-name="ce22"/>
          <table:table-cell table:style-name="ce22" office:value-type="float" office:value="508" calcext:value-type="float">
            <text:p>508</text:p>
          </table:table-cell>
          <table:table-cell table:style-name="ce22"/>
          <table:table-cell table:style-name="ce22" office:value-type="float" office:value="417" calcext:value-type="float">
            <text:p>417</text:p>
          </table:table-cell>
          <table:table-cell table:style-name="ce22"/>
          <table:table-cell table:style-name="ce22" office:value-type="float" office:value="245" calcext:value-type="float">
            <text:p>245</text:p>
          </table:table-cell>
          <table:table-cell table:style-name="ce22"/>
          <table:table-cell table:style-name="ce22" office:value-type="float" office:value="205" calcext:value-type="float">
            <text:p>205</text:p>
          </table:table-cell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8" calcext:value-type="float">
            <text:p>18</text:p>
          </table:table-cell>
          <table:table-cell table:style-name="ce10"/>
          <table:table-cell table:style-name="ce10" table:formula="of:=[.AL29]+[.AJ29]+[.AH29]+[.AF29]+[.X29]+[.V29]+[.T29]+[.R29]+[.P29]+[.N29]+[.L29]+[.J29]+[.H29]+[.F29]+[.B29]+[.AB29]" office:value-type="float" office:value="5947" calcext:value-type="float">
            <text:p>5947</text:p>
          </table:table-cell>
          <table:table-cell table:style-name="ce10" table:formula="of:=[.AM29]+[.AK29]+[.AI29]+[.AG29]+[.Y29]+[.W29]+[.U29]+[.S29]+[.Q29]+[.O29]+[.M29]+[.K29]+[.I29]+[.G29]+[.C29]+[.AC29]" office:value-type="float" office:value="0" calcext:value-type="float">
            <text:p>0</text:p>
          </table:table-cell>
          <table:table-cell table:style-name="ce29" table:formula="of:=[.AN29]/[.AN$32]" office:value-type="percentage" office:value="0.0832878170384998" calcext:value-type="percentage">
            <text:p>8.33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Use of return</text:p>
          </table:table-cell>
          <table:table-cell table:style-name="ce22" table:number-columns-repeated="6"/>
          <table:table-cell table:style-name="ce22" office:value-type="float" office:value="43" calcext:value-type="float">
            <text:p>43</text:p>
          </table:table-cell>
          <table:table-cell table:style-name="ce22" table:number-columns-repeated="3"/>
          <table:table-cell table:style-name="ce22" office:value-type="float" office:value="95" calcext:value-type="float">
            <text:p>95</text:p>
          </table:table-cell>
          <table:table-cell table:style-name="ce22"/>
          <table:table-cell table:style-name="ce22" office:value-type="float" office:value="20" calcext:value-type="float">
            <text:p>20</text:p>
          </table:table-cell>
          <table:table-cell table:style-name="ce22" table:number-columns-repeated="3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2" calcext:value-type="float">
            <text:p>22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10"/>
          <table:table-cell table:style-name="ce10" table:formula="of:=[.AL30]+[.AJ30]+[.AH30]+[.AF30]+[.X30]+[.V30]+[.T30]+[.R30]+[.P30]+[.N30]+[.L30]+[.J30]+[.H30]+[.F30]+[.B30]+[.AB30]" office:value-type="float" office:value="171" calcext:value-type="float">
            <text:p>171</text:p>
          </table:table-cell>
          <table:table-cell table:style-name="ce10" table:formula="of:=[.AM30]+[.AK30]+[.AI30]+[.AG30]+[.Y30]+[.W30]+[.U30]+[.S30]+[.Q30]+[.O30]+[.M30]+[.K30]+[.I30]+[.G30]+[.C30]+[.AC30]" office:value-type="float" office:value="0" calcext:value-type="float">
            <text:p>0</text:p>
          </table:table-cell>
          <table:table-cell table:style-name="ce29" table:formula="of:=[.AN30]/[.AN$32]" office:value-type="percentage" office:value="0.0023948573589345" calcext:value-type="percentage">
            <text:p>0.24 %</text:p>
          </table:table-cell>
          <table:table-cell table:number-columns-repeated="16342"/>
        </table:table-row>
        <table:table-row table:style-name="ro1">
          <table:table-cell table:style-name="ce7" office:value-type="string" calcext:value-type="string">
            <text:p>Use of toString as an oracle</text:p>
          </table:table-cell>
          <table:table-cell table:style-name="ce22" office:value-type="float" office:value="27" calcext:value-type="float">
            <text:p>27</text:p>
          </table:table-cell>
          <table:table-cell table:style-name="ce22"/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office:value-type="float" office:value="255" calcext:value-type="float">
            <text:p>255</text:p>
          </table:table-cell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office:value-type="float" office:value="766" calcext:value-type="float">
            <text:p>766</text:p>
          </table:table-cell>
          <table:table-cell table:style-name="ce22"/>
          <table:table-cell table:style-name="ce22" office:value-type="float" office:value="117" calcext:value-type="float">
            <text:p>117</text:p>
          </table:table-cell>
          <table:table-cell table:style-name="ce22"/>
          <table:table-cell table:style-name="ce22" office:value-type="float" office:value="122" calcext:value-type="float">
            <text:p>122</text:p>
          </table:table-cell>
          <table:table-cell table:style-name="ce22"/>
          <table:table-cell table:style-name="ce22" office:value-type="float" office:value="113" calcext:value-type="float">
            <text:p>113</text:p>
          </table:table-cell>
          <table:table-cell table:style-name="ce22" table:number-columns-repeated="5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float" office:value="92" calcext:value-type="float">
            <text:p>92</text:p>
          </table:table-cell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22" office:value-type="float" office:value="13" calcext:value-type="float">
            <text:p>13</text:p>
          </table:table-cell>
          <table:table-cell table:style-name="ce22"/>
          <table:table-cell table:style-name="ce22" office:value-type="float" office:value="40" calcext:value-type="float">
            <text:p>40</text:p>
          </table:table-cell>
          <table:table-cell table:style-name="ce10"/>
          <table:table-cell table:style-name="ce10" table:formula="of:=[.AL31]+[.AJ31]+[.AH31]+[.AF31]+[.X31]+[.V31]+[.T31]+[.R31]+[.P31]+[.N31]+[.L31]+[.J31]+[.H31]+[.F31]+[.B31]+[.AB31]" office:value-type="float" office:value="1593" calcext:value-type="float">
            <text:p>1593</text:p>
          </table:table-cell>
          <table:table-cell table:style-name="ce10" table:formula="of:=[.AM31]+[.AK31]+[.AI31]+[.AG31]+[.Y31]+[.W31]+[.U31]+[.S31]+[.Q31]+[.O31]+[.M31]+[.K31]+[.I31]+[.G31]+[.C31]+[.AC31]" office:value-type="float" office:value="0" calcext:value-type="float">
            <text:p>0</text:p>
          </table:table-cell>
          <table:table-cell table:style-name="ce29" table:formula="of:=[.AN31]/[.AN$32]" office:value-type="percentage" office:value="0.0223099869753372" calcext:value-type="percentage">
            <text:p>2.23 %</text:p>
          </table:table-cell>
          <table:table-cell table:number-columns-repeated="16342"/>
        </table:table-row>
        <table:table-row table:style-name="ro1">
          <table:table-cell/>
          <table:table-cell table:style-name="ce10" table:number-columns-repeated="38"/>
          <table:table-cell table:style-name="ce10" table:formula="of:=SUM([.AN3:.AN31])" office:value-type="float" office:value="71403" calcext:value-type="float">
            <text:p>71403</text:p>
          </table:table-cell>
          <table:table-cell table:style-name="ce10" table:formula="of:=SUM([.AO3:.AO31])" office:value-type="float" office:value="145" calcext:value-type="float">
            <text:p>145</text:p>
          </table:table-cell>
          <table:table-cell table:style-name="ce30" table:formula="of:=[$Size.C5]/[.AN32]" office:value-type="float" office:value="2.61420388499083" calcext:value-type="float">
            <text:p>2.6</text:p>
          </table:table-cell>
          <table:table-cell table:style-name="ce32" office:value-type="string" calcext:value-type="string">
            <text:p>tests per smell</text:p>
          </table:table-cell>
          <table:table-cell table:number-columns-repeated="16341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lative" table:style-name="ta1">
        <office:forms form:automatic-focus="false" form:apply-design-mode="false"/>
        <table:shapes>
          <draw:frame draw:z-index="0" draw:style-name="gr1" draw:text-style-name="P1" svg:width="7.2992in" svg:height="4.4346in" svg:x="1.2551in" svg:y="6.4413in">
            <draw:object draw:notify-on-update-of-ranges="Relative.A3:Relative.A3 Relative.A4:Relative.A4 Relative.A5:Relative.A5 Relative.A6:Relative.A6 Relative.A7:Relative.A7 Relative.A8:Relative.A8 Relative.A9:Relative.A9 Relative.A10:Relative.A10 Relative.A11:Relative.A11 Relative.A12:Relative.A12 Relative.A13:Relative.A13 Relative.A14:Relative.A14 Relative.A15:Relative.A15 Relative.A16:Relative.A16 Relative.A17:Relative.A17 Relative.A18:Relative.A18 Relative.A19:Relative.A19 Relative.A20:Relative.A20 Relative.A21:Relative.A21 Relative.A22:Relative.A22 Relative.A23:Relative.A23 Relative.A24:Relative.A24 Relative.A25:Relative.A25 Relative.A26:Relative.A26 Relative.A27:Relative.A27 Relative.A28:Relative.A28 Relative.A29:Relative.A29 Relative.A30:Relative.A30 Relative.A31:Relative.A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6413in" svg:height="3.5429in" svg:x="9.7752in" svg:y="7.6028in">
            <draw:object draw:notify-on-update-of-ranges="Relative.A3:Relative.A3 Relative.A4:Relative.A4 Relative.A5:Relative.A5 Relative.A6:Relative.A6 Relative.A7:Relative.A7 Relative.A8:Relative.A8 Relative.A9:Relative.A9 Relative.A10:Relative.A10 Relative.A11:Relative.A11 Relative.A12:Relative.A12 Relative.A13:Relative.A13 Relative.A14:Relative.A14 Relative.A15:Relative.A15 Relative.A16:Relative.A16 Relative.A17:Relative.A17 Relative.A18:Relative.A18 Relative.A19:Relative.A19 Relative.A20:Relative.A20 Relative.A21:Relative.A21 Relative.A22:Relative.A22 Relative.A23:Relative.A23 Relative.A24:Relative.A24 Relative.A25:Relative.A25 Relative.A26:Relative.A26 Relative.A27:Relative.A27 Relative.A28:Relative.A28 Relative.A29:Relative.A29 Relative.A30:Relative.A30 Relative.A31:Relative.A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6" table:default-cell-style-name="ce4"/>
        <table:table-column table:style-name="co2" table:number-columns-repeated="2" table:default-cell-style-name="Default"/>
        <table:table-column table:style-name="co4" table:number-columns-repeated="16345" table:default-cell-style-name="Default"/>
        <table:table-row table:style-name="ro1">
          <table:table-cell table:style-name="ce1"/>
          <table:table-cell table:style-name="ce8" office:value-type="string" calcext:value-type="string">
            <text:p>/LOC</text:p>
          </table:table-cell>
          <table:table-cell table:style-name="ce8" office:value-type="string" calcext:value-type="string">
            <text:p>/#Tests</text:p>
          </table:table-cell>
          <table:table-cell table:style-name="ce8" office:value-type="string" calcext:value-type="string">
            <text:p>/LOC</text:p>
          </table:table-cell>
          <table:table-cell table:style-name="ce8" office:value-type="string" calcext:value-type="string">
            <text:p>/#Tests</text:p>
          </table:table-cell>
          <table:table-cell table:style-name="ce8" office:value-type="string" calcext:value-type="string">
            <text:p>/LOC</text:p>
          </table:table-cell>
          <table:table-cell table:style-name="ce8" office:value-type="string" calcext:value-type="string">
            <text:p>/#Tests</text:p>
          </table:table-cell>
          <table:table-cell table:style-name="ce8" office:value-type="string" calcext:value-type="string">
            <text:p>/LOC</text:p>
          </table:table-cell>
          <table:table-cell table:style-name="ce8" office:value-type="string" calcext:value-type="string">
            <text:p>/#Tests</text:p>
          </table:table-cell>
          <table:table-cell table:style-name="ce8" office:value-type="string" calcext:value-type="string">
            <text:p>/LOC</text:p>
          </table:table-cell>
          <table:table-cell table:style-name="ce8" office:value-type="string" calcext:value-type="string">
            <text:p>/#Tests</text:p>
          </table:table-cell>
          <table:table-cell table:style-name="ce8" office:value-type="string" calcext:value-type="string">
            <text:p>/LOC</text:p>
          </table:table-cell>
          <table:table-cell table:style-name="ce8" office:value-type="string" calcext:value-type="string">
            <text:p>/#Tests</text:p>
          </table:table-cell>
          <table:table-cell table:style-name="ce8" office:value-type="string" calcext:value-type="string">
            <text:p>/LOC</text:p>
          </table:table-cell>
          <table:table-cell table:style-name="ce8" office:value-type="string" calcext:value-type="string">
            <text:p>/#Tests</text:p>
          </table:table-cell>
          <table:table-cell table:style-name="ce8" office:value-type="string" calcext:value-type="string">
            <text:p>/LOC</text:p>
          </table:table-cell>
          <table:table-cell table:style-name="ce8" office:value-type="string" calcext:value-type="string">
            <text:p>/#Tests</text:p>
          </table:table-cell>
          <table:table-cell table:style-name="ce8" office:value-type="string" calcext:value-type="string">
            <text:p>/LOC</text:p>
          </table:table-cell>
          <table:table-cell table:style-name="ce8" office:value-type="string" calcext:value-type="string">
            <text:p>/#Tests</text:p>
          </table:table-cell>
          <table:table-cell table:style-name="ce8" office:value-type="string" calcext:value-type="string">
            <text:p>/LOC</text:p>
          </table:table-cell>
          <table:table-cell table:style-name="ce8" office:value-type="string" calcext:value-type="string">
            <text:p>/#Tests</text:p>
          </table:table-cell>
          <table:table-cell table:style-name="ce8" office:value-type="string" calcext:value-type="string">
            <text:p>/LOC</text:p>
          </table:table-cell>
          <table:table-cell table:style-name="ce8" office:value-type="string" calcext:value-type="string">
            <text:p>/#Tests</text:p>
          </table:table-cell>
          <table:table-cell table:style-name="ce8" office:value-type="string" calcext:value-type="string">
            <text:p>/LOC</text:p>
          </table:table-cell>
          <table:table-cell table:style-name="ce8" office:value-type="string" calcext:value-type="string">
            <text:p>/#Tests</text:p>
          </table:table-cell>
          <table:table-cell table:style-name="ce8" office:value-type="string" calcext:value-type="string">
            <text:p>/LOC</text:p>
          </table:table-cell>
          <table:table-cell table:style-name="ce8" office:value-type="string" calcext:value-type="string">
            <text:p>/#Tests</text:p>
          </table:table-cell>
          <table:table-cell table:style-name="ce8" office:value-type="string" calcext:value-type="string">
            <text:p>/LOC</text:p>
          </table:table-cell>
          <table:table-cell table:style-name="ce8" office:value-type="string" calcext:value-type="string">
            <text:p>/#Tests</text:p>
          </table:table-cell>
          <table:table-cell table:style-name="ce8" office:value-type="string" calcext:value-type="string">
            <text:p>/LOC</text:p>
          </table:table-cell>
          <table:table-cell table:style-name="ce8" office:value-type="string" calcext:value-type="string">
            <text:p>/#Tests</text:p>
          </table:table-cell>
          <table:table-cell table:style-name="ce8" office:value-type="string" calcext:value-type="string">
            <text:p>/LOC</text:p>
          </table:table-cell>
          <table:table-cell table:style-name="ce8" office:value-type="string" calcext:value-type="string">
            <text:p>/#Tests</text:p>
          </table:table-cell>
          <table:table-cell table:style-name="ce8" office:value-type="string" calcext:value-type="string">
            <text:p>/LOC</text:p>
          </table:table-cell>
          <table:table-cell table:style-name="ce8" office:value-type="string" calcext:value-type="string">
            <text:p>/#Tests</text:p>
          </table:table-cell>
          <table:table-cell table:style-name="ce8" office:value-type="string" calcext:value-type="string">
            <text:p>/LOC</text:p>
          </table:table-cell>
          <table:table-cell table:style-name="ce8" office:value-type="string" calcext:value-type="string">
            <text:p>/#Tests</text:p>
          </table:table-cell>
          <table:table-cell table:style-name="ce8" office:value-type="string" calcext:value-type="string">
            <text:p>/LOC</text:p>
          </table:table-cell>
          <table:table-cell table:style-name="ce8" office:value-type="string" calcext:value-type="string">
            <text:p>/#Tests</text:p>
          </table:table-cell>
          <table:table-cell table:style-name="ce8" office:value-type="string" calcext:value-type="string">
            <text:p>/LOC</text:p>
          </table:table-cell>
          <table:table-cell table:style-name="ce8" office:value-type="string" calcext:value-type="string">
            <text:p>/#Tests</text:p>
          </table:table-cell>
          <table:table-cell table:style-name="ce1" table:number-columns-repeated="16343"/>
        </table:table-row>
        <table:table-row table:style-name="ro1">
          <table:table-cell table:style-name="ce6" office:value-type="string" calcext:value-type="string">
            <text:p>Smell</text:p>
          </table:table-cell>
          <table:table-cell table:style-name="ce18" table:formula="of:=[$Absolute.B2]" office:value-type="string" office:string-value="Ant" calcext:value-type="string">
            <text:p>Ant</text:p>
          </table:table-cell>
          <table:table-cell table:style-name="ce20" table:formula="of:=[.B2]" office:value-type="string" office:string-value="Ant" calcext:value-type="string">
            <text:p>Ant</text:p>
          </table:table-cell>
          <table:table-cell table:style-name="ce18" table:formula="of:=[$Absolute.D2]" office:value-type="string" office:string-value="Bootique" calcext:value-type="string">
            <text:p>Bootique</text:p>
          </table:table-cell>
          <table:table-cell table:style-name="ce20" table:formula="of:=[.D2]" office:value-type="string" office:string-value="Bootique" calcext:value-type="string">
            <text:p>Bootique</text:p>
          </table:table-cell>
          <table:table-cell table:style-name="ce18" table:formula="of:=[$Absolute.F2]" office:value-type="string" office:string-value="ElasticSearch" calcext:value-type="string">
            <text:p>ElasticSearch</text:p>
          </table:table-cell>
          <table:table-cell table:style-name="ce20" table:formula="of:=[.F2]" office:value-type="string" office:string-value="ElasticSearch" calcext:value-type="string">
            <text:p>ElasticSearch</text:p>
          </table:table-cell>
          <table:table-cell table:style-name="ce18" table:formula="of:=[$Absolute.H2]" office:value-type="string" office:string-value="GraalVM" calcext:value-type="string">
            <text:p>GraalVM</text:p>
          </table:table-cell>
          <table:table-cell table:style-name="ce20" table:formula="of:=[.H2]" office:value-type="string" office:string-value="GraalVM" calcext:value-type="string">
            <text:p>GraalVM</text:p>
          </table:table-cell>
          <table:table-cell table:style-name="ce18" table:formula="of:=[$Absolute.J2]" office:value-type="string" office:string-value="Guava" calcext:value-type="string">
            <text:p>Guava</text:p>
          </table:table-cell>
          <table:table-cell table:style-name="ce20" table:formula="of:=[.J2]" office:value-type="string" office:string-value="Guava" calcext:value-type="string">
            <text:p>Guava</text:p>
          </table:table-cell>
          <table:table-cell table:style-name="ce18" table:formula="of:=[$Absolute.L2]" office:value-type="string" office:string-value="Hadoop" calcext:value-type="string">
            <text:p>Hadoop</text:p>
          </table:table-cell>
          <table:table-cell table:style-name="ce20" table:formula="of:=[.L2]" office:value-type="string" office:string-value="Hadoop" calcext:value-type="string">
            <text:p>Hadoop</text:p>
          </table:table-cell>
          <table:table-cell table:style-name="ce18" table:formula="of:=[$Absolute.N2]" office:value-type="string" office:string-value="IntelliJ" calcext:value-type="string">
            <text:p>IntelliJ</text:p>
          </table:table-cell>
          <table:table-cell table:style-name="ce20" table:formula="of:=[.N2]" office:value-type="string" office:string-value="IntelliJ" calcext:value-type="string">
            <text:p>IntelliJ</text:p>
          </table:table-cell>
          <table:table-cell table:style-name="ce18" table:formula="of:=[$Absolute.P2]" office:value-type="string" office:string-value="JabRef" calcext:value-type="string">
            <text:p>JabRef</text:p>
          </table:table-cell>
          <table:table-cell table:style-name="ce20" table:formula="of:=[.P2]" office:value-type="string" office:string-value="JabRef" calcext:value-type="string">
            <text:p>JabRef</text:p>
          </table:table-cell>
          <table:table-cell table:style-name="ce18" table:formula="of:=[$Absolute.R2]" office:value-type="string" office:string-value="Jenkins" calcext:value-type="string">
            <text:p>Jenkins</text:p>
          </table:table-cell>
          <table:table-cell table:style-name="ce20" table:formula="of:=[.R2]" office:value-type="string" office:string-value="Jenkins" calcext:value-type="string">
            <text:p>Jenkins</text:p>
          </table:table-cell>
          <table:table-cell table:style-name="ce18" table:formula="of:=[$Absolute.T2]" office:value-type="string" office:string-value="Jmars" calcext:value-type="string">
            <text:p>Jmars</text:p>
          </table:table-cell>
          <table:table-cell table:style-name="ce20" table:formula="of:=[.T2]" office:value-type="string" office:string-value="Jmars" calcext:value-type="string">
            <text:p>Jmars</text:p>
          </table:table-cell>
          <table:table-cell table:style-name="ce18" table:formula="of:=[$Absolute.V2]" office:value-type="string" office:string-value="JSR166" calcext:value-type="string">
            <text:p>JSR166</text:p>
          </table:table-cell>
          <table:table-cell table:style-name="ce20" table:formula="of:=[.V2]" office:value-type="string" office:string-value="JSR166" calcext:value-type="string">
            <text:p>JSR166</text:p>
          </table:table-cell>
          <table:table-cell table:style-name="ce18" table:formula="of:=[$Absolute.X2]" office:value-type="string" office:string-value="LibreOffice" calcext:value-type="string">
            <text:p>LibreOffice</text:p>
          </table:table-cell>
          <table:table-cell table:style-name="ce20" table:formula="of:=[.X2]" office:value-type="string" office:string-value="LibreOffice" calcext:value-type="string">
            <text:p>LibreOffice</text:p>
          </table:table-cell>
          <table:table-cell table:style-name="ce18" table:formula="of:=[$Absolute.Z2]" office:value-type="string" office:string-value="MidPoint" calcext:value-type="string">
            <text:p>MidPoint</text:p>
          </table:table-cell>
          <table:table-cell table:style-name="ce20" table:formula="of:=[.Z2]" office:value-type="string" office:string-value="MidPoint" calcext:value-type="string">
            <text:p>MidPoint</text:p>
          </table:table-cell>
          <table:table-cell table:style-name="ce18" table:formula="of:=[$Absolute.AB2]" office:value-type="string" office:string-value="Neo4j" calcext:value-type="string">
            <text:p>Neo4j</text:p>
          </table:table-cell>
          <table:table-cell table:style-name="ce20" table:formula="of:=[.AB2]" office:value-type="string" office:string-value="Neo4j" calcext:value-type="string">
            <text:p>Neo4j</text:p>
          </table:table-cell>
          <table:table-cell table:style-name="ce18" table:formula="of:=[$Absolute.AD2]" office:value-type="string" office:string-value="SonarQube" calcext:value-type="string">
            <text:p>SonarQube</text:p>
          </table:table-cell>
          <table:table-cell table:style-name="ce20" table:formula="of:=[.AD2]" office:value-type="string" office:string-value="SonarQube" calcext:value-type="string">
            <text:p>SonarQube</text:p>
          </table:table-cell>
          <table:table-cell table:style-name="ce18" table:formula="of:=[$Absolute.AF2]" office:value-type="string" office:string-value="Synthia" calcext:value-type="string">
            <text:p>Synthia</text:p>
          </table:table-cell>
          <table:table-cell table:style-name="ce20" table:formula="of:=[.AF2]" office:value-type="string" office:string-value="Synthia" calcext:value-type="string">
            <text:p>Synthia</text:p>
          </table:table-cell>
          <table:table-cell table:style-name="ce18" table:formula="of:=[$Absolute.AH2]" office:value-type="string" office:string-value="TeXtidote" calcext:value-type="string">
            <text:p>TeXtidote</text:p>
          </table:table-cell>
          <table:table-cell table:style-name="ce20" table:formula="of:=[.AH2]" office:value-type="string" office:string-value="TeXtidote" calcext:value-type="string">
            <text:p>TeXtidote</text:p>
          </table:table-cell>
          <table:table-cell table:style-name="ce18" table:formula="of:=[$Absolute.AJ2]" office:value-type="string" office:string-value="Thunderbird" calcext:value-type="string">
            <text:p>Thunderbird</text:p>
          </table:table-cell>
          <table:table-cell table:style-name="ce20" table:formula="of:=[.AJ2]" office:value-type="string" office:string-value="Thunderbird" calcext:value-type="string">
            <text:p>Thunderbird</text:p>
          </table:table-cell>
          <table:table-cell table:style-name="ce18" table:formula="of:=[$Absolute.AL2]" office:value-type="string" office:string-value="Ziggy" calcext:value-type="string">
            <text:p>Ziggy</text:p>
          </table:table-cell>
          <table:table-cell table:style-name="ce20" table:formula="of:=[.AL2]" office:value-type="string" office:string-value="Ziggy" calcext:value-type="string">
            <text:p>Ziggy</text:p>
          </table:table-cell>
          <table:table-cell table:style-name="ce1" table:number-columns-repeated="16345"/>
        </table:table-row>
        <table:table-row table:style-name="ro1">
          <table:table-cell table:style-name="ce7" table:formula="of:=[$Absolute.A3]" office:value-type="string" office:string-value="Absence of assertions" calcext:value-type="string">
            <text:p>Absence of assertions</text:p>
          </table:table-cell>
          <table:table-cell table:style-name="ce19" table:formula="of:=[$Absolute.B3]/[$Size.B$3]" office:value-type="float" office:value="0.0041102824553707" calcext:value-type="float">
            <text:p>4.1E-03</text:p>
          </table:table-cell>
          <table:table-cell table:style-name="ce19" table:formula="of:=[$Absolute.C3]/[$Size.C$3]" office:value-type="float" office:value="0" calcext:value-type="float">
            <text:p>0.0E+00</text:p>
          </table:table-cell>
          <table:table-cell table:style-name="ce19" table:formula="of:=[$Absolute.D3]/[$Size.D$3]" office:value-type="float" office:value="0.00023301875801002" calcext:value-type="float">
            <text:p>2.3E-04</text:p>
          </table:table-cell>
          <table:table-cell table:style-name="ce19" table:formula="of:=[$Absolute.E3]/[$Size.E$3]" office:value-type="float" office:value="0" calcext:value-type="float">
            <text:p>0.0E+00</text:p>
          </table:table-cell>
          <table:table-cell table:style-name="ce19" table:formula="of:=[$Absolute.F3]/[$Size.F$3]" office:value-type="float" office:value="0.000003530165399111" calcext:value-type="float">
            <text:p>3.5E-06</text:p>
          </table:table-cell>
          <table:table-cell table:style-name="ce19" table:formula="of:=[$Absolute.G3]/[$Size.G$3]" office:value-type="float" office:value="0" calcext:value-type="float">
            <text:p>0.0E+00</text:p>
          </table:table-cell>
          <table:table-cell table:style-name="ce19" table:formula="of:=[$Absolute.H3]/[$Size.H$3]" office:value-type="float" office:value="0.000520449816564553" calcext:value-type="float">
            <text:p>5.2E-04</text:p>
          </table:table-cell>
          <table:table-cell table:style-name="ce19" table:formula="of:=[$Absolute.I3]/[$Size.I$3]" office:value-type="float" office:value="0" calcext:value-type="float">
            <text:p>0.0E+00</text:p>
          </table:table-cell>
          <table:table-cell table:style-name="ce19" table:formula="of:=[$Absolute.J3]/[$Size.J$3]" office:value-type="float" office:value="0.0000465429271234726" calcext:value-type="float">
            <text:p>4.7E-05</text:p>
          </table:table-cell>
          <table:table-cell table:style-name="ce19" table:formula="of:=[$Absolute.K3]/[$Size.K$3]" office:value-type="float" office:value="0" calcext:value-type="float">
            <text:p>0.0E+00</text:p>
          </table:table-cell>
          <table:table-cell table:style-name="ce19" table:formula="of:=[$Absolute.L3]/[$Size.L$3]" office:value-type="float" office:value="0.00107254550632162" calcext:value-type="float">
            <text:p>1.1E-03</text:p>
          </table:table-cell>
          <table:table-cell table:style-name="ce19" table:formula="of:=[$Absolute.M3]/[$Size.M$3]" office:value-type="float" office:value="0" calcext:value-type="float">
            <text:p>0.0E+00</text:p>
          </table:table-cell>
          <table:table-cell table:style-name="ce19" table:formula="of:=[$Absolute.N3]/[$Size.N$3]" office:value-type="float" office:value="0.0000712392583609764" calcext:value-type="float">
            <text:p>7.1E-05</text:p>
          </table:table-cell>
          <table:table-cell table:style-name="ce19" table:formula="of:=[$Absolute.O3]/[$Size.O$3]" office:value-type="float" office:value="0" calcext:value-type="float">
            <text:p>0.0E+00</text:p>
          </table:table-cell>
          <table:table-cell table:style-name="ce19" table:formula="of:=[$Absolute.P3]/[$Size.P$3]" office:value-type="float" office:value="0.000131131529445811" calcext:value-type="float">
            <text:p>1.3E-04</text:p>
          </table:table-cell>
          <table:table-cell table:style-name="ce19" table:formula="of:=[$Absolute.Q3]/[$Size.Q$3]" office:value-type="float" office:value="0" calcext:value-type="float">
            <text:p>0.0E+00</text:p>
          </table:table-cell>
          <table:table-cell table:style-name="ce19" table:formula="of:=[$Absolute.R3]/[$Size.R$3]" office:value-type="float" office:value="0.00132568719807976" calcext:value-type="float">
            <text:p>1.3E-03</text:p>
          </table:table-cell>
          <table:table-cell table:style-name="ce19" table:formula="of:=[$Absolute.S3]/[$Size.S$3]" office:value-type="float" office:value="0" calcext:value-type="float">
            <text:p>0.0E+00</text:p>
          </table:table-cell>
          <table:table-cell table:style-name="ce19" table:formula="of:=[$Absolute.T3]/[$Size.T$3]" office:value-type="float" office:value="0.00000986699293523306" calcext:value-type="float">
            <text:p>9.9E-06</text:p>
          </table:table-cell>
          <table:table-cell table:style-name="ce19" table:formula="of:=[$Absolute.U3]/[$Size.U$3]" office:value-type="float" office:value="0" calcext:value-type="float">
            <text:p>0.0E+00</text:p>
          </table:table-cell>
          <table:table-cell table:style-name="ce19" table:formula="of:=[$Absolute.V3]/[$Size.V$3]" office:value-type="float" office:value="0" calcext:value-type="float">
            <text:p>0.0E+00</text:p>
          </table:table-cell>
          <table:table-cell table:style-name="ce19" table:formula="of:=[$Absolute.W3]/[$Size.W$3]" office:value-type="float" office:value="0" calcext:value-type="float">
            <text:p>0.0E+00</text:p>
          </table:table-cell>
          <table:table-cell table:style-name="ce19" table:formula="of:=[$Absolute.X3]/[$Size.X$3]" office:value-type="float" office:value="0.000188059771664094" calcext:value-type="float">
            <text:p>1.9E-04</text:p>
          </table:table-cell>
          <table:table-cell table:style-name="ce19" table:formula="of:=[$Absolute.Y3]/[$Size.Y$3]" office:value-type="float" office:value="0" calcext:value-type="float">
            <text:p>0.0E+00</text:p>
          </table:table-cell>
          <table:table-cell table:style-name="ce19" table:formula="of:=[$Absolute.Z3]/[$Size.Z$3]" office:value-type="float" office:value="0.000524643401469849" calcext:value-type="float">
            <text:p>5.2E-04</text:p>
          </table:table-cell>
          <table:table-cell table:style-name="ce19" table:formula="of:=[$Absolute.AA3]/[$Size.AA$3]" office:value-type="float" office:value="0" calcext:value-type="float">
            <text:p>0.0E+00</text:p>
          </table:table-cell>
          <table:table-cell table:style-name="ce19" table:formula="of:=[$Absolute.AB3]/[$Size.AD$3]" office:value-type="float" office:value="0.000792507804370447" calcext:value-type="float">
            <text:p>7.9E-04</text:p>
          </table:table-cell>
          <table:table-cell table:style-name="ce19" table:formula="of:=[$Absolute.AC3]/[$Size.AE$3]" office:value-type="float" office:value="0" calcext:value-type="float">
            <text:p>0.0E+00</text:p>
          </table:table-cell>
          <table:table-cell table:style-name="ce19" table:formula="of:=[$Absolute.AD3]/[$Size.AD$3]" office:value-type="float" office:value="0.000982310093652445" calcext:value-type="float">
            <text:p>9.8E-04</text:p>
          </table:table-cell>
          <table:table-cell table:style-name="ce19" table:formula="of:=[$Absolute.AE3]/[$Size.AE$3]" office:value-type="float" office:value="0" calcext:value-type="float">
            <text:p>0.0E+00</text:p>
          </table:table-cell>
          <table:table-cell table:style-name="ce19" table:formula="of:=[$Absolute.AF3]/[$Size.AF$3]" office:value-type="float" office:value="0.00163468983911211" calcext:value-type="float">
            <text:p>1.6E-03</text:p>
          </table:table-cell>
          <table:table-cell table:style-name="ce19" table:formula="of:=[$Absolute.AG3]/[$Size.AG$3]" office:value-type="float" office:value="0" calcext:value-type="float">
            <text:p>0.0E+00</text:p>
          </table:table-cell>
          <table:table-cell table:style-name="ce19" table:formula="of:=[$Absolute.AH3]/[$Size.AH$3]" office:value-type="float" office:value="0.000431158378844496" calcext:value-type="float">
            <text:p>4.3E-04</text:p>
          </table:table-cell>
          <table:table-cell table:style-name="ce19" table:formula="of:=[$Absolute.AI3]/[$Size.AI$3]" office:value-type="float" office:value="0" calcext:value-type="float">
            <text:p>0.0E+00</text:p>
          </table:table-cell>
          <table:table-cell table:style-name="ce19" table:formula="of:=[$Absolute.AJ3]/[$Size.AJ$3]" office:value-type="float" office:value="0.000192543743531734" calcext:value-type="float">
            <text:p>1.9E-04</text:p>
          </table:table-cell>
          <table:table-cell table:style-name="ce19" table:formula="of:=[$Absolute.AK3]/[$Size.AK$3]" office:value-type="float" office:value="0" calcext:value-type="float">
            <text:p>0.0E+00</text:p>
          </table:table-cell>
          <table:table-cell table:style-name="ce19" table:formula="of:=[$Absolute.AL3]/[$Size.AL$3]" office:value-type="float" office:value="0.00128201997509218" calcext:value-type="float">
            <text:p>1.3E-03</text:p>
          </table:table-cell>
          <table:table-cell table:style-name="ce19" table:formula="of:=[$Absolute.AM3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4]" office:value-type="string" office:string-value="Assertion chaining" calcext:value-type="string">
            <text:p>Assertion chaining</text:p>
          </table:table-cell>
          <table:table-cell table:style-name="ce19" table:formula="of:=[$Absolute.B4]/[$Size.B$3]" office:value-type="float" office:value="0" calcext:value-type="float">
            <text:p>0.0E+00</text:p>
          </table:table-cell>
          <table:table-cell table:style-name="ce19" table:formula="of:=[$Absolute.C4]/[$Size.C$3]" office:value-type="float" office:value="0" calcext:value-type="float">
            <text:p>0.0E+00</text:p>
          </table:table-cell>
          <table:table-cell table:style-name="ce19" table:formula="of:=[$Absolute.D4]/[$Size.D$3]" office:value-type="float" office:value="0" calcext:value-type="float">
            <text:p>0.0E+00</text:p>
          </table:table-cell>
          <table:table-cell table:style-name="ce19" table:formula="of:=[$Absolute.E4]/[$Size.E$3]" office:value-type="float" office:value="0" calcext:value-type="float">
            <text:p>0.0E+00</text:p>
          </table:table-cell>
          <table:table-cell table:style-name="ce19" table:formula="of:=[$Absolute.F4]/[$Size.F$3]" office:value-type="float" office:value="0" calcext:value-type="float">
            <text:p>0.0E+00</text:p>
          </table:table-cell>
          <table:table-cell table:style-name="ce19" table:formula="of:=[$Absolute.G4]/[$Size.G$3]" office:value-type="float" office:value="0" calcext:value-type="float">
            <text:p>0.0E+00</text:p>
          </table:table-cell>
          <table:table-cell table:style-name="ce19" table:formula="of:=[$Absolute.H4]/[$Size.H$3]" office:value-type="float" office:value="0" calcext:value-type="float">
            <text:p>0.0E+00</text:p>
          </table:table-cell>
          <table:table-cell table:style-name="ce19" table:formula="of:=[$Absolute.I4]/[$Size.I$3]" office:value-type="float" office:value="0" calcext:value-type="float">
            <text:p>0.0E+00</text:p>
          </table:table-cell>
          <table:table-cell table:style-name="ce19" table:formula="of:=[$Absolute.J4]/[$Size.J$3]" office:value-type="float" office:value="0.00031416475808344" calcext:value-type="float">
            <text:p>3.1E-04</text:p>
          </table:table-cell>
          <table:table-cell table:style-name="ce19" table:formula="of:=[$Absolute.K4]/[$Size.K$3]" office:value-type="float" office:value="0" calcext:value-type="float">
            <text:p>0.0E+00</text:p>
          </table:table-cell>
          <table:table-cell table:style-name="ce19" table:formula="of:=[$Absolute.L4]/[$Size.L$3]" office:value-type="float" office:value="0.000805417161232117" calcext:value-type="float">
            <text:p>8.1E-04</text:p>
          </table:table-cell>
          <table:table-cell table:style-name="ce19" table:formula="of:=[$Absolute.M4]/[$Size.M$3]" office:value-type="float" office:value="0" calcext:value-type="float">
            <text:p>0.0E+00</text:p>
          </table:table-cell>
          <table:table-cell table:style-name="ce19" table:formula="of:=[$Absolute.N4]/[$Size.N$3]" office:value-type="float" office:value="0.0000324915597623717" calcext:value-type="float">
            <text:p>3.2E-05</text:p>
          </table:table-cell>
          <table:table-cell table:style-name="ce19" table:formula="of:=[$Absolute.O4]/[$Size.O$3]" office:value-type="float" office:value="0" calcext:value-type="float">
            <text:p>0.0E+00</text:p>
          </table:table-cell>
          <table:table-cell table:style-name="ce19" table:formula="of:=[$Absolute.P4]/[$Size.P$3]" office:value-type="float" office:value="0" calcext:value-type="float">
            <text:p>0.0E+00</text:p>
          </table:table-cell>
          <table:table-cell table:style-name="ce19" table:formula="of:=[$Absolute.Q4]/[$Size.Q$3]" office:value-type="float" office:value="0" calcext:value-type="float">
            <text:p>0.0E+00</text:p>
          </table:table-cell>
          <table:table-cell table:style-name="ce19" table:formula="of:=[$Absolute.R4]/[$Size.R$3]" office:value-type="float" office:value="0" calcext:value-type="float">
            <text:p>0.0E+00</text:p>
          </table:table-cell>
          <table:table-cell table:style-name="ce19" table:formula="of:=[$Absolute.S4]/[$Size.S$3]" office:value-type="float" office:value="0" calcext:value-type="float">
            <text:p>0.0E+00</text:p>
          </table:table-cell>
          <table:table-cell table:style-name="ce19" table:formula="of:=[$Absolute.T4]/[$Size.T$3]" office:value-type="float" office:value="0" calcext:value-type="float">
            <text:p>0.0E+00</text:p>
          </table:table-cell>
          <table:table-cell table:style-name="ce19" table:formula="of:=[$Absolute.U4]/[$Size.U$3]" office:value-type="float" office:value="0" calcext:value-type="float">
            <text:p>0.0E+00</text:p>
          </table:table-cell>
          <table:table-cell table:style-name="ce19" table:formula="of:=[$Absolute.V4]/[$Size.V$3]" office:value-type="float" office:value="0" calcext:value-type="float">
            <text:p>0.0E+00</text:p>
          </table:table-cell>
          <table:table-cell table:style-name="ce19" table:formula="of:=[$Absolute.W4]/[$Size.W$3]" office:value-type="float" office:value="0" calcext:value-type="float">
            <text:p>0.0E+00</text:p>
          </table:table-cell>
          <table:table-cell table:style-name="ce19" table:formula="of:=[$Absolute.X4]/[$Size.X$3]" office:value-type="float" office:value="0" calcext:value-type="float">
            <text:p>0.0E+00</text:p>
          </table:table-cell>
          <table:table-cell table:style-name="ce19" table:formula="of:=[$Absolute.Y4]/[$Size.Y$3]" office:value-type="float" office:value="0" calcext:value-type="float">
            <text:p>0.0E+00</text:p>
          </table:table-cell>
          <table:table-cell table:style-name="ce19" table:formula="of:=[$Absolute.Z4]/[$Size.Z$3]" office:value-type="float" office:value="0.000989933206005736" calcext:value-type="float">
            <text:p>9.9E-04</text:p>
          </table:table-cell>
          <table:table-cell table:style-name="ce19" table:formula="of:=[$Absolute.AA4]/[$Size.AA$3]" office:value-type="float" office:value="0" calcext:value-type="float">
            <text:p>0.0E+00</text:p>
          </table:table-cell>
          <table:table-cell table:style-name="ce19" table:formula="of:=[$Absolute.AB4]/[$Size.AD$3]" office:value-type="float" office:value="0.00318168574401665" calcext:value-type="float">
            <text:p>3.2E-03</text:p>
          </table:table-cell>
          <table:table-cell table:style-name="ce19" table:formula="of:=[$Absolute.AC4]/[$Size.AE$3]" office:value-type="float" office:value="0" calcext:value-type="float">
            <text:p>0.0E+00</text:p>
          </table:table-cell>
          <table:table-cell table:style-name="ce19" table:formula="of:=[$Absolute.AD4]/[$Size.AD$3]" office:value-type="float" office:value="0.0100445369406868" calcext:value-type="float">
            <text:p>1.0E-02</text:p>
          </table:table-cell>
          <table:table-cell table:style-name="ce19" table:formula="of:=[$Absolute.AE4]/[$Size.AE$3]" office:value-type="float" office:value="0" calcext:value-type="float">
            <text:p>0.0E+00</text:p>
          </table:table-cell>
          <table:table-cell table:style-name="ce19" table:formula="of:=[$Absolute.AF4]/[$Size.AF$3]" office:value-type="float" office:value="0" calcext:value-type="float">
            <text:p>0.0E+00</text:p>
          </table:table-cell>
          <table:table-cell table:style-name="ce19" table:formula="of:=[$Absolute.AG4]/[$Size.AG$3]" office:value-type="float" office:value="0" calcext:value-type="float">
            <text:p>0.0E+00</text:p>
          </table:table-cell>
          <table:table-cell table:style-name="ce19" table:formula="of:=[$Absolute.AH4]/[$Size.AH$3]" office:value-type="float" office:value="0" calcext:value-type="float">
            <text:p>0.0E+00</text:p>
          </table:table-cell>
          <table:table-cell table:style-name="ce19" table:formula="of:=[$Absolute.AI4]/[$Size.AI$3]" office:value-type="float" office:value="0" calcext:value-type="float">
            <text:p>0.0E+00</text:p>
          </table:table-cell>
          <table:table-cell table:style-name="ce19" table:formula="of:=[$Absolute.AJ4]/[$Size.AJ$3]" office:value-type="float" office:value="0" calcext:value-type="float">
            <text:p>0.0E+00</text:p>
          </table:table-cell>
          <table:table-cell table:style-name="ce19" table:formula="of:=[$Absolute.AK4]/[$Size.AK$3]" office:value-type="float" office:value="0" calcext:value-type="float">
            <text:p>0.0E+00</text:p>
          </table:table-cell>
          <table:table-cell table:style-name="ce19" table:formula="of:=[$Absolute.AL4]/[$Size.AL$3]" office:value-type="float" office:value="0" calcext:value-type="float">
            <text:p>0.0E+00</text:p>
          </table:table-cell>
          <table:table-cell table:style-name="ce19" table:formula="of:=[$Absolute.AM4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5]" office:value-type="string" office:string-value="Assertion of a Boolean" calcext:value-type="string">
            <text:p>Assertion of a Boolean</text:p>
          </table:table-cell>
          <table:table-cell table:style-name="ce19" table:formula="of:=[$Absolute.B5]/[$Size.B$3]" office:value-type="float" office:value="0" calcext:value-type="float">
            <text:p>0.0E+00</text:p>
          </table:table-cell>
          <table:table-cell table:style-name="ce19" table:formula="of:=[$Absolute.C5]/[$Size.C$3]" office:value-type="float" office:value="0" calcext:value-type="float">
            <text:p>0.0E+00</text:p>
          </table:table-cell>
          <table:table-cell table:style-name="ce19" table:formula="of:=[$Absolute.D5]/[$Size.D$3]" office:value-type="float" office:value="0" calcext:value-type="float">
            <text:p>0.0E+00</text:p>
          </table:table-cell>
          <table:table-cell table:style-name="ce19" table:formula="of:=[$Absolute.E5]/[$Size.E$3]" office:value-type="float" office:value="0" calcext:value-type="float">
            <text:p>0.0E+00</text:p>
          </table:table-cell>
          <table:table-cell table:style-name="ce19" table:formula="of:=[$Absolute.F5]/[$Size.F$3]" office:value-type="float" office:value="0" calcext:value-type="float">
            <text:p>0.0E+00</text:p>
          </table:table-cell>
          <table:table-cell table:style-name="ce19" table:formula="of:=[$Absolute.G5]/[$Size.G$3]" office:value-type="float" office:value="0" calcext:value-type="float">
            <text:p>0.0E+00</text:p>
          </table:table-cell>
          <table:table-cell table:style-name="ce19" table:formula="of:=[$Absolute.H5]/[$Size.H$3]" office:value-type="float" office:value="0" calcext:value-type="float">
            <text:p>0.0E+00</text:p>
          </table:table-cell>
          <table:table-cell table:style-name="ce19" table:formula="of:=[$Absolute.I5]/[$Size.I$3]" office:value-type="float" office:value="0" calcext:value-type="float">
            <text:p>0.0E+00</text:p>
          </table:table-cell>
          <table:table-cell table:style-name="ce19" table:formula="of:=[$Absolute.J5]/[$Size.J$3]" office:value-type="float" office:value="0" calcext:value-type="float">
            <text:p>0.0E+00</text:p>
          </table:table-cell>
          <table:table-cell table:style-name="ce19" table:formula="of:=[$Absolute.K5]/[$Size.K$3]" office:value-type="float" office:value="0" calcext:value-type="float">
            <text:p>0.0E+00</text:p>
          </table:table-cell>
          <table:table-cell table:style-name="ce19" table:formula="of:=[$Absolute.L5]/[$Size.L$3]" office:value-type="float" office:value="0" calcext:value-type="float">
            <text:p>0.0E+00</text:p>
          </table:table-cell>
          <table:table-cell table:style-name="ce19" table:formula="of:=[$Absolute.M5]/[$Size.M$3]" office:value-type="float" office:value="0" calcext:value-type="float">
            <text:p>0.0E+00</text:p>
          </table:table-cell>
          <table:table-cell table:style-name="ce19" table:formula="of:=[$Absolute.N5]/[$Size.N$3]" office:value-type="float" office:value="0" calcext:value-type="float">
            <text:p>0.0E+00</text:p>
          </table:table-cell>
          <table:table-cell table:style-name="ce19" table:formula="of:=[$Absolute.O5]/[$Size.O$3]" office:value-type="float" office:value="0" calcext:value-type="float">
            <text:p>0.0E+00</text:p>
          </table:table-cell>
          <table:table-cell table:style-name="ce19" table:formula="of:=[$Absolute.P5]/[$Size.P$3]" office:value-type="float" office:value="0" calcext:value-type="float">
            <text:p>0.0E+00</text:p>
          </table:table-cell>
          <table:table-cell table:style-name="ce19" table:formula="of:=[$Absolute.Q5]/[$Size.Q$3]" office:value-type="float" office:value="0" calcext:value-type="float">
            <text:p>0.0E+00</text:p>
          </table:table-cell>
          <table:table-cell table:style-name="ce19" table:formula="of:=[$Absolute.R5]/[$Size.R$3]" office:value-type="float" office:value="0" calcext:value-type="float">
            <text:p>0.0E+00</text:p>
          </table:table-cell>
          <table:table-cell table:style-name="ce19" table:formula="of:=[$Absolute.S5]/[$Size.S$3]" office:value-type="float" office:value="0" calcext:value-type="float">
            <text:p>0.0E+00</text:p>
          </table:table-cell>
          <table:table-cell table:style-name="ce19" table:formula="of:=[$Absolute.T5]/[$Size.T$3]" office:value-type="float" office:value="0" calcext:value-type="float">
            <text:p>0.0E+00</text:p>
          </table:table-cell>
          <table:table-cell table:style-name="ce19" table:formula="of:=[$Absolute.U5]/[$Size.U$3]" office:value-type="float" office:value="0" calcext:value-type="float">
            <text:p>0.0E+00</text:p>
          </table:table-cell>
          <table:table-cell table:style-name="ce19" table:formula="of:=[$Absolute.V5]/[$Size.V$3]" office:value-type="float" office:value="0" calcext:value-type="float">
            <text:p>0.0E+00</text:p>
          </table:table-cell>
          <table:table-cell table:style-name="ce19" table:formula="of:=[$Absolute.W5]/[$Size.W$3]" office:value-type="float" office:value="0" calcext:value-type="float">
            <text:p>0.0E+00</text:p>
          </table:table-cell>
          <table:table-cell table:style-name="ce19" table:formula="of:=[$Absolute.X5]/[$Size.X$3]" office:value-type="float" office:value="0.00000391791190966862" calcext:value-type="float">
            <text:p>3.9E-06</text:p>
          </table:table-cell>
          <table:table-cell table:style-name="ce19" table:formula="of:=[$Absolute.Y5]/[$Size.Y$3]" office:value-type="float" office:value="0" calcext:value-type="float">
            <text:p>0.0E+00</text:p>
          </table:table-cell>
          <table:table-cell table:style-name="ce19" table:formula="of:=[$Absolute.Z5]/[$Size.Z$3]" office:value-type="float" office:value="0" calcext:value-type="float">
            <text:p>0.0E+00</text:p>
          </table:table-cell>
          <table:table-cell table:style-name="ce19" table:formula="of:=[$Absolute.AA5]/[$Size.AA$3]" office:value-type="float" office:value="0" calcext:value-type="float">
            <text:p>0.0E+00</text:p>
          </table:table-cell>
          <table:table-cell table:style-name="ce19" table:formula="of:=[$Absolute.AB5]/[$Size.AD$3]" office:value-type="float" office:value="0" calcext:value-type="float">
            <text:p>0.0E+00</text:p>
          </table:table-cell>
          <table:table-cell table:style-name="ce19" table:formula="of:=[$Absolute.AC5]/[$Size.AE$3]" office:value-type="float" office:value="0" calcext:value-type="float">
            <text:p>0.0E+00</text:p>
          </table:table-cell>
          <table:table-cell table:style-name="ce19" table:formula="of:=[$Absolute.AD5]/[$Size.AD$3]" office:value-type="float" office:value="0" calcext:value-type="float">
            <text:p>0.0E+00</text:p>
          </table:table-cell>
          <table:table-cell table:style-name="ce19" table:formula="of:=[$Absolute.AE5]/[$Size.AE$3]" office:value-type="float" office:value="0" calcext:value-type="float">
            <text:p>0.0E+00</text:p>
          </table:table-cell>
          <table:table-cell table:style-name="ce19" table:formula="of:=[$Absolute.AF5]/[$Size.AF$3]" office:value-type="float" office:value="0" calcext:value-type="float">
            <text:p>0.0E+00</text:p>
          </table:table-cell>
          <table:table-cell table:style-name="ce19" table:formula="of:=[$Absolute.AG5]/[$Size.AG$3]" office:value-type="float" office:value="0" calcext:value-type="float">
            <text:p>0.0E+00</text:p>
          </table:table-cell>
          <table:table-cell table:style-name="ce19" table:formula="of:=[$Absolute.AH5]/[$Size.AH$3]" office:value-type="float" office:value="0" calcext:value-type="float">
            <text:p>0.0E+00</text:p>
          </table:table-cell>
          <table:table-cell table:style-name="ce19" table:formula="of:=[$Absolute.AI5]/[$Size.AI$3]" office:value-type="float" office:value="0" calcext:value-type="float">
            <text:p>0.0E+00</text:p>
          </table:table-cell>
          <table:table-cell table:style-name="ce19" table:formula="of:=[$Absolute.AJ5]/[$Size.AJ$3]" office:value-type="float" office:value="0" calcext:value-type="float">
            <text:p>0.0E+00</text:p>
          </table:table-cell>
          <table:table-cell table:style-name="ce19" table:formula="of:=[$Absolute.AK5]/[$Size.AK$3]" office:value-type="float" office:value="0" calcext:value-type="float">
            <text:p>0.0E+00</text:p>
          </table:table-cell>
          <table:table-cell table:style-name="ce19" table:formula="of:=[$Absolute.AL5]/[$Size.AL$3]" office:value-type="float" office:value="0" calcext:value-type="float">
            <text:p>0.0E+00</text:p>
          </table:table-cell>
          <table:table-cell table:style-name="ce19" table:formula="of:=[$Absolute.AM5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6]" office:value-type="string" office:string-value="Assertion of true or false" calcext:value-type="string">
            <text:p>Assertion of true or false</text:p>
          </table:table-cell>
          <table:table-cell table:style-name="ce19" table:formula="of:=[$Absolute.B6]/[$Size.B$3]" office:value-type="float" office:value="0.0000202476968244862" calcext:value-type="float">
            <text:p>2.0E-05</text:p>
          </table:table-cell>
          <table:table-cell table:style-name="ce19" table:formula="of:=[$Absolute.C6]/[$Size.C$3]" office:value-type="float" office:value="0" calcext:value-type="float">
            <text:p>0.0E+00</text:p>
          </table:table-cell>
          <table:table-cell table:style-name="ce19" table:formula="of:=[$Absolute.D6]/[$Size.D$3]" office:value-type="float" office:value="0" calcext:value-type="float">
            <text:p>0.0E+00</text:p>
          </table:table-cell>
          <table:table-cell table:style-name="ce19" table:formula="of:=[$Absolute.E6]/[$Size.E$3]" office:value-type="float" office:value="0" calcext:value-type="float">
            <text:p>0.0E+00</text:p>
          </table:table-cell>
          <table:table-cell table:style-name="ce19" table:formula="of:=[$Absolute.F6]/[$Size.F$3]" office:value-type="float" office:value="0" calcext:value-type="float">
            <text:p>0.0E+00</text:p>
          </table:table-cell>
          <table:table-cell table:style-name="ce19" table:formula="of:=[$Absolute.G6]/[$Size.G$3]" office:value-type="float" office:value="0" calcext:value-type="float">
            <text:p>0.0E+00</text:p>
          </table:table-cell>
          <table:table-cell table:style-name="ce19" table:formula="of:=[$Absolute.H6]/[$Size.H$3]" office:value-type="float" office:value="0.00000163150412716161" calcext:value-type="float">
            <text:p>1.6E-06</text:p>
          </table:table-cell>
          <table:table-cell table:style-name="ce19" table:formula="of:=[$Absolute.I6]/[$Size.I$3]" office:value-type="float" office:value="0" calcext:value-type="float">
            <text:p>0.0E+00</text:p>
          </table:table-cell>
          <table:table-cell table:style-name="ce19" table:formula="of:=[$Absolute.J6]/[$Size.J$3]" office:value-type="float" office:value="0" calcext:value-type="float">
            <text:p>0.0E+00</text:p>
          </table:table-cell>
          <table:table-cell table:style-name="ce19" table:formula="of:=[$Absolute.K6]/[$Size.K$3]" office:value-type="float" office:value="0" calcext:value-type="float">
            <text:p>0.0E+00</text:p>
          </table:table-cell>
          <table:table-cell table:style-name="ce19" table:formula="of:=[$Absolute.L6]/[$Size.L$3]" office:value-type="float" office:value="0.0000509055902906407" calcext:value-type="float">
            <text:p>5.1E-05</text:p>
          </table:table-cell>
          <table:table-cell table:style-name="ce19" table:formula="of:=[$Absolute.M6]/[$Size.M$3]" office:value-type="float" office:value="0" calcext:value-type="float">
            <text:p>0.0E+00</text:p>
          </table:table-cell>
          <table:table-cell table:style-name="ce19" table:formula="of:=[$Absolute.N6]/[$Size.N$3]" office:value-type="float" office:value="0.00000201810930201066" calcext:value-type="float">
            <text:p>2.0E-06</text:p>
          </table:table-cell>
          <table:table-cell table:style-name="ce19" table:formula="of:=[$Absolute.O6]/[$Size.O$3]" office:value-type="float" office:value="0" calcext:value-type="float">
            <text:p>0.0E+00</text:p>
          </table:table-cell>
          <table:table-cell table:style-name="ce19" table:formula="of:=[$Absolute.P6]/[$Size.P$3]" office:value-type="float" office:value="0" calcext:value-type="float">
            <text:p>0.0E+00</text:p>
          </table:table-cell>
          <table:table-cell table:style-name="ce19" table:formula="of:=[$Absolute.Q6]/[$Size.Q$3]" office:value-type="float" office:value="0" calcext:value-type="float">
            <text:p>0.0E+00</text:p>
          </table:table-cell>
          <table:table-cell table:style-name="ce19" table:formula="of:=[$Absolute.R6]/[$Size.R$3]" office:value-type="float" office:value="0.0000100430848339376" calcext:value-type="float">
            <text:p>1.0E-05</text:p>
          </table:table-cell>
          <table:table-cell table:style-name="ce19" table:formula="of:=[$Absolute.S6]/[$Size.S$3]" office:value-type="float" office:value="0" calcext:value-type="float">
            <text:p>0.0E+00</text:p>
          </table:table-cell>
          <table:table-cell table:style-name="ce19" table:formula="of:=[$Absolute.T6]/[$Size.T$3]" office:value-type="float" office:value="0" calcext:value-type="float">
            <text:p>0.0E+00</text:p>
          </table:table-cell>
          <table:table-cell table:style-name="ce19" table:formula="of:=[$Absolute.U6]/[$Size.U$3]" office:value-type="float" office:value="0" calcext:value-type="float">
            <text:p>0.0E+00</text:p>
          </table:table-cell>
          <table:table-cell table:style-name="ce19" table:formula="of:=[$Absolute.V6]/[$Size.V$3]" office:value-type="float" office:value="0" calcext:value-type="float">
            <text:p>0.0E+00</text:p>
          </table:table-cell>
          <table:table-cell table:style-name="ce19" table:formula="of:=[$Absolute.W6]/[$Size.W$3]" office:value-type="float" office:value="0" calcext:value-type="float">
            <text:p>0.0E+00</text:p>
          </table:table-cell>
          <table:table-cell table:style-name="ce19" table:formula="of:=[$Absolute.X6]/[$Size.X$3]" office:value-type="float" office:value="0" calcext:value-type="float">
            <text:p>0.0E+00</text:p>
          </table:table-cell>
          <table:table-cell table:style-name="ce19" table:formula="of:=[$Absolute.Y6]/[$Size.Y$3]" office:value-type="float" office:value="0" calcext:value-type="float">
            <text:p>0.0E+00</text:p>
          </table:table-cell>
          <table:table-cell table:style-name="ce19" table:formula="of:=[$Absolute.Z6]/[$Size.Z$3]" office:value-type="float" office:value="0" calcext:value-type="float">
            <text:p>0.0E+00</text:p>
          </table:table-cell>
          <table:table-cell table:style-name="ce19" table:formula="of:=[$Absolute.AA6]/[$Size.AA$3]" office:value-type="float" office:value="0" calcext:value-type="float">
            <text:p>0.0E+00</text:p>
          </table:table-cell>
          <table:table-cell table:style-name="ce19" table:formula="of:=[$Absolute.AB6]/[$Size.AD$3]" office:value-type="float" office:value="0.00000166493236212279" calcext:value-type="float">
            <text:p>1.7E-06</text:p>
          </table:table-cell>
          <table:table-cell table:style-name="ce19" table:formula="of:=[$Absolute.AC6]/[$Size.AE$3]" office:value-type="float" office:value="0" calcext:value-type="float">
            <text:p>0.0E+00</text:p>
          </table:table-cell>
          <table:table-cell table:style-name="ce19" table:formula="of:=[$Absolute.AD6]/[$Size.AD$3]" office:value-type="float" office:value="0" calcext:value-type="float">
            <text:p>0.0E+00</text:p>
          </table:table-cell>
          <table:table-cell table:style-name="ce19" table:formula="of:=[$Absolute.AE6]/[$Size.AE$3]" office:value-type="float" office:value="0" calcext:value-type="float">
            <text:p>0.0E+00</text:p>
          </table:table-cell>
          <table:table-cell table:style-name="ce19" table:formula="of:=[$Absolute.AF6]/[$Size.AF$3]" office:value-type="float" office:value="0" calcext:value-type="float">
            <text:p>0.0E+00</text:p>
          </table:table-cell>
          <table:table-cell table:style-name="ce19" table:formula="of:=[$Absolute.AG6]/[$Size.AG$3]" office:value-type="float" office:value="0" calcext:value-type="float">
            <text:p>0.0E+00</text:p>
          </table:table-cell>
          <table:table-cell table:style-name="ce19" table:formula="of:=[$Absolute.AH6]/[$Size.AH$3]" office:value-type="float" office:value="0" calcext:value-type="float">
            <text:p>0.0E+00</text:p>
          </table:table-cell>
          <table:table-cell table:style-name="ce19" table:formula="of:=[$Absolute.AI6]/[$Size.AI$3]" office:value-type="float" office:value="0" calcext:value-type="float">
            <text:p>0.0E+00</text:p>
          </table:table-cell>
          <table:table-cell table:style-name="ce19" table:formula="of:=[$Absolute.AJ6]/[$Size.AJ$3]" office:value-type="float" office:value="0" calcext:value-type="float">
            <text:p>0.0E+00</text:p>
          </table:table-cell>
          <table:table-cell table:style-name="ce19" table:formula="of:=[$Absolute.AK6]/[$Size.AK$3]" office:value-type="float" office:value="0" calcext:value-type="float">
            <text:p>0.0E+00</text:p>
          </table:table-cell>
          <table:table-cell table:style-name="ce19" table:formula="of:=[$Absolute.AL6]/[$Size.AL$3]" office:value-type="float" office:value="0" calcext:value-type="float">
            <text:p>0.0E+00</text:p>
          </table:table-cell>
          <table:table-cell table:style-name="ce19" table:formula="of:=[$Absolute.AM6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7]" office:value-type="string" office:string-value="Comparison of aggregate properties" calcext:value-type="string">
            <text:p>Comparison of aggregate properties</text:p>
          </table:table-cell>
          <table:table-cell table:style-name="ce19" table:formula="of:=[$Absolute.B7]/[$Size.B$3]" office:value-type="float" office:value="0.000128235413221746" calcext:value-type="float">
            <text:p>1.3E-04</text:p>
          </table:table-cell>
          <table:table-cell table:style-name="ce19" table:formula="of:=[$Absolute.C7]/[$Size.C$3]" office:value-type="float" office:value="0" calcext:value-type="float">
            <text:p>0.0E+00</text:p>
          </table:table-cell>
          <table:table-cell table:style-name="ce19" table:formula="of:=[$Absolute.D7]/[$Size.D$3]" office:value-type="float" office:value="0.00166996776573848" calcext:value-type="float">
            <text:p>1.7E-03</text:p>
          </table:table-cell>
          <table:table-cell table:style-name="ce19" table:formula="of:=[$Absolute.E7]/[$Size.E$3]" office:value-type="float" office:value="0" calcext:value-type="float">
            <text:p>0.0E+00</text:p>
          </table:table-cell>
          <table:table-cell table:style-name="ce19" table:formula="of:=[$Absolute.F7]/[$Size.F$3]" office:value-type="float" office:value="0" calcext:value-type="float">
            <text:p>0.0E+00</text:p>
          </table:table-cell>
          <table:table-cell table:style-name="ce19" table:formula="of:=[$Absolute.G7]/[$Size.G$3]" office:value-type="float" office:value="0" calcext:value-type="float">
            <text:p>0.0E+00</text:p>
          </table:table-cell>
          <table:table-cell table:style-name="ce19" table:formula="of:=[$Absolute.H7]/[$Size.H$3]" office:value-type="float" office:value="0.000103872429429289" calcext:value-type="float">
            <text:p>1.0E-04</text:p>
          </table:table-cell>
          <table:table-cell table:style-name="ce19" table:formula="of:=[$Absolute.I7]/[$Size.I$3]" office:value-type="float" office:value="0" calcext:value-type="float">
            <text:p>0.0E+00</text:p>
          </table:table-cell>
          <table:table-cell table:style-name="ce19" table:formula="of:=[$Absolute.J7]/[$Size.J$3]" office:value-type="float" office:value="0" calcext:value-type="float">
            <text:p>0.0E+00</text:p>
          </table:table-cell>
          <table:table-cell table:style-name="ce19" table:formula="of:=[$Absolute.K7]/[$Size.K$3]" office:value-type="float" office:value="0" calcext:value-type="float">
            <text:p>0.0E+00</text:p>
          </table:table-cell>
          <table:table-cell table:style-name="ce19" table:formula="of:=[$Absolute.L7]/[$Size.L$3]" office:value-type="float" office:value="0.00042992543087046" calcext:value-type="float">
            <text:p>4.3E-04</text:p>
          </table:table-cell>
          <table:table-cell table:style-name="ce19" table:formula="of:=[$Absolute.M7]/[$Size.M$3]" office:value-type="float" office:value="0" calcext:value-type="float">
            <text:p>0.0E+00</text:p>
          </table:table-cell>
          <table:table-cell table:style-name="ce19" table:formula="of:=[$Absolute.N7]/[$Size.N$3]" office:value-type="float" office:value="0.0000296662067395567" calcext:value-type="float">
            <text:p>3.0E-05</text:p>
          </table:table-cell>
          <table:table-cell table:style-name="ce19" table:formula="of:=[$Absolute.O7]/[$Size.O$3]" office:value-type="float" office:value="0" calcext:value-type="float">
            <text:p>0.0E+00</text:p>
          </table:table-cell>
          <table:table-cell table:style-name="ce19" table:formula="of:=[$Absolute.P7]/[$Size.P$3]" office:value-type="float" office:value="0.000497395456518594" calcext:value-type="float">
            <text:p>5.0E-04</text:p>
          </table:table-cell>
          <table:table-cell table:style-name="ce19" table:formula="of:=[$Absolute.Q7]/[$Size.Q$3]" office:value-type="float" office:value="0" calcext:value-type="float">
            <text:p>0.0E+00</text:p>
          </table:table-cell>
          <table:table-cell table:style-name="ce19" table:formula="of:=[$Absolute.R7]/[$Size.R$3]" office:value-type="float" office:value="0.000592542005202318" calcext:value-type="float">
            <text:p>5.9E-04</text:p>
          </table:table-cell>
          <table:table-cell table:style-name="ce19" table:formula="of:=[$Absolute.S7]/[$Size.S$3]" office:value-type="float" office:value="0" calcext:value-type="float">
            <text:p>0.0E+00</text:p>
          </table:table-cell>
          <table:table-cell table:style-name="ce19" table:formula="of:=[$Absolute.T7]/[$Size.T$3]" office:value-type="float" office:value="0" calcext:value-type="float">
            <text:p>0.0E+00</text:p>
          </table:table-cell>
          <table:table-cell table:style-name="ce19" table:formula="of:=[$Absolute.U7]/[$Size.U$3]" office:value-type="float" office:value="0" calcext:value-type="float">
            <text:p>0.0E+00</text:p>
          </table:table-cell>
          <table:table-cell table:style-name="ce19" table:formula="of:=[$Absolute.V7]/[$Size.V$3]" office:value-type="float" office:value="0" calcext:value-type="float">
            <text:p>0.0E+00</text:p>
          </table:table-cell>
          <table:table-cell table:style-name="ce19" table:formula="of:=[$Absolute.W7]/[$Size.W$3]" office:value-type="float" office:value="0" calcext:value-type="float">
            <text:p>0.0E+00</text:p>
          </table:table-cell>
          <table:table-cell table:style-name="ce19" table:formula="of:=[$Absolute.X7]/[$Size.X$3]" office:value-type="float" office:value="0.0000352612071870176" calcext:value-type="float">
            <text:p>3.5E-05</text:p>
          </table:table-cell>
          <table:table-cell table:style-name="ce19" table:formula="of:=[$Absolute.Y7]/[$Size.Y$3]" office:value-type="float" office:value="0" calcext:value-type="float">
            <text:p>0.0E+00</text:p>
          </table:table-cell>
          <table:table-cell table:style-name="ce19" table:formula="of:=[$Absolute.Z7]/[$Size.Z$3]" office:value-type="float" office:value="0.000108108337272575" calcext:value-type="float">
            <text:p>1.1E-04</text:p>
          </table:table-cell>
          <table:table-cell table:style-name="ce19" table:formula="of:=[$Absolute.AA7]/[$Size.AA$3]" office:value-type="float" office:value="0" calcext:value-type="float">
            <text:p>0.0E+00</text:p>
          </table:table-cell>
          <table:table-cell table:style-name="ce19" table:formula="of:=[$Absolute.AB7]/[$Size.AD$3]" office:value-type="float" office:value="0.000314672216441207" calcext:value-type="float">
            <text:p>3.1E-04</text:p>
          </table:table-cell>
          <table:table-cell table:style-name="ce19" table:formula="of:=[$Absolute.AC7]/[$Size.AE$3]" office:value-type="float" office:value="0" calcext:value-type="float">
            <text:p>0.0E+00</text:p>
          </table:table-cell>
          <table:table-cell table:style-name="ce19" table:formula="of:=[$Absolute.AD7]/[$Size.AD$3]" office:value-type="float" office:value="0.0000382934443288241" calcext:value-type="float">
            <text:p>3.8E-05</text:p>
          </table:table-cell>
          <table:table-cell table:style-name="ce19" table:formula="of:=[$Absolute.AE7]/[$Size.AE$3]" office:value-type="float" office:value="0" calcext:value-type="float">
            <text:p>0.0E+00</text:p>
          </table:table-cell>
          <table:table-cell table:style-name="ce19" table:formula="of:=[$Absolute.AF7]/[$Size.AF$3]" office:value-type="float" office:value="0.00017207261464338" calcext:value-type="float">
            <text:p>1.7E-04</text:p>
          </table:table-cell>
          <table:table-cell table:style-name="ce19" table:formula="of:=[$Absolute.AG7]/[$Size.AG$3]" office:value-type="float" office:value="0" calcext:value-type="float">
            <text:p>0.0E+00</text:p>
          </table:table-cell>
          <table:table-cell table:style-name="ce19" table:formula="of:=[$Absolute.AH7]/[$Size.AH$3]" office:value-type="float" office:value="0.00402414486921529" calcext:value-type="float">
            <text:p>4.0E-03</text:p>
          </table:table-cell>
          <table:table-cell table:style-name="ce19" table:formula="of:=[$Absolute.AI7]/[$Size.AI$3]" office:value-type="float" office:value="0" calcext:value-type="float">
            <text:p>0.0E+00</text:p>
          </table:table-cell>
          <table:table-cell table:style-name="ce19" table:formula="of:=[$Absolute.AJ7]/[$Size.AJ$3]" office:value-type="float" office:value="0.000697971070302534" calcext:value-type="float">
            <text:p>7.0E-04</text:p>
          </table:table-cell>
          <table:table-cell table:style-name="ce19" table:formula="of:=[$Absolute.AK7]/[$Size.AK$3]" office:value-type="float" office:value="0" calcext:value-type="float">
            <text:p>0.0E+00</text:p>
          </table:table-cell>
          <table:table-cell table:style-name="ce19" table:formula="of:=[$Absolute.AL7]/[$Size.AL$3]" office:value-type="float" office:value="0.00191692510561403" calcext:value-type="float">
            <text:p>1.9E-03</text:p>
          </table:table-cell>
          <table:table-cell table:style-name="ce19" table:formula="of:=[$Absolute.AM7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8]" office:value-type="string" office:string-value="Comparison of literals" calcext:value-type="string">
            <text:p>Comparison of literals</text:p>
          </table:table-cell>
          <table:table-cell table:style-name="ce19" table:formula="of:=[$Absolute.B8]/[$Size.B$3]" office:value-type="float" office:value="0.0000134984645496575" calcext:value-type="float">
            <text:p>1.3E-05</text:p>
          </table:table-cell>
          <table:table-cell table:style-name="ce19" table:formula="of:=[$Absolute.C8]/[$Size.C$3]" office:value-type="float" office:value="0" calcext:value-type="float">
            <text:p>0.0E+00</text:p>
          </table:table-cell>
          <table:table-cell table:style-name="ce19" table:formula="of:=[$Absolute.D8]/[$Size.D$3]" office:value-type="float" office:value="0" calcext:value-type="float">
            <text:p>0.0E+00</text:p>
          </table:table-cell>
          <table:table-cell table:style-name="ce19" table:formula="of:=[$Absolute.E8]/[$Size.E$3]" office:value-type="float" office:value="0" calcext:value-type="float">
            <text:p>0.0E+00</text:p>
          </table:table-cell>
          <table:table-cell table:style-name="ce19" table:formula="of:=[$Absolute.F8]/[$Size.F$3]" office:value-type="float" office:value="0" calcext:value-type="float">
            <text:p>0.0E+00</text:p>
          </table:table-cell>
          <table:table-cell table:style-name="ce19" table:formula="of:=[$Absolute.G8]/[$Size.G$3]" office:value-type="float" office:value="0" calcext:value-type="float">
            <text:p>0.0E+00</text:p>
          </table:table-cell>
          <table:table-cell table:style-name="ce19" table:formula="of:=[$Absolute.H8]/[$Size.H$3]" office:value-type="float" office:value="0" calcext:value-type="float">
            <text:p>0.0E+00</text:p>
          </table:table-cell>
          <table:table-cell table:style-name="ce19" table:formula="of:=[$Absolute.I8]/[$Size.I$3]" office:value-type="float" office:value="0" calcext:value-type="float">
            <text:p>0.0E+00</text:p>
          </table:table-cell>
          <table:table-cell table:style-name="ce19" table:formula="of:=[$Absolute.J8]/[$Size.J$3]" office:value-type="float" office:value="0" calcext:value-type="float">
            <text:p>0.0E+00</text:p>
          </table:table-cell>
          <table:table-cell table:style-name="ce19" table:formula="of:=[$Absolute.K8]/[$Size.K$3]" office:value-type="float" office:value="0" calcext:value-type="float">
            <text:p>0.0E+00</text:p>
          </table:table-cell>
          <table:table-cell table:style-name="ce19" table:formula="of:=[$Absolute.L8]/[$Size.L$3]" office:value-type="float" office:value="0" calcext:value-type="float">
            <text:p>0.0E+00</text:p>
          </table:table-cell>
          <table:table-cell table:style-name="ce19" table:formula="of:=[$Absolute.M8]/[$Size.M$3]" office:value-type="float" office:value="0" calcext:value-type="float">
            <text:p>0.0E+00</text:p>
          </table:table-cell>
          <table:table-cell table:style-name="ce19" table:formula="of:=[$Absolute.N8]/[$Size.N$3]" office:value-type="float" office:value="0.000000605432790603199" calcext:value-type="float">
            <text:p>6.1E-07</text:p>
          </table:table-cell>
          <table:table-cell table:style-name="ce19" table:formula="of:=[$Absolute.O8]/[$Size.O$3]" office:value-type="float" office:value="0" calcext:value-type="float">
            <text:p>0.0E+00</text:p>
          </table:table-cell>
          <table:table-cell table:style-name="ce19" table:formula="of:=[$Absolute.P8]/[$Size.P$3]" office:value-type="float" office:value="0" calcext:value-type="float">
            <text:p>0.0E+00</text:p>
          </table:table-cell>
          <table:table-cell table:style-name="ce19" table:formula="of:=[$Absolute.Q8]/[$Size.Q$3]" office:value-type="float" office:value="0" calcext:value-type="float">
            <text:p>0.0E+00</text:p>
          </table:table-cell>
          <table:table-cell table:style-name="ce19" table:formula="of:=[$Absolute.R8]/[$Size.R$3]" office:value-type="float" office:value="0" calcext:value-type="float">
            <text:p>0.0E+00</text:p>
          </table:table-cell>
          <table:table-cell table:style-name="ce19" table:formula="of:=[$Absolute.S8]/[$Size.S$3]" office:value-type="float" office:value="0" calcext:value-type="float">
            <text:p>0.0E+00</text:p>
          </table:table-cell>
          <table:table-cell table:style-name="ce19" table:formula="of:=[$Absolute.T8]/[$Size.T$3]" office:value-type="float" office:value="0" calcext:value-type="float">
            <text:p>0.0E+00</text:p>
          </table:table-cell>
          <table:table-cell table:style-name="ce19" table:formula="of:=[$Absolute.U8]/[$Size.U$3]" office:value-type="float" office:value="0" calcext:value-type="float">
            <text:p>0.0E+00</text:p>
          </table:table-cell>
          <table:table-cell table:style-name="ce19" table:formula="of:=[$Absolute.V8]/[$Size.V$3]" office:value-type="float" office:value="0" calcext:value-type="float">
            <text:p>0.0E+00</text:p>
          </table:table-cell>
          <table:table-cell table:style-name="ce19" table:formula="of:=[$Absolute.W8]/[$Size.W$3]" office:value-type="float" office:value="0" calcext:value-type="float">
            <text:p>0.0E+00</text:p>
          </table:table-cell>
          <table:table-cell table:style-name="ce19" table:formula="of:=[$Absolute.X8]/[$Size.X$3]" office:value-type="float" office:value="0" calcext:value-type="float">
            <text:p>0.0E+00</text:p>
          </table:table-cell>
          <table:table-cell table:style-name="ce19" table:formula="of:=[$Absolute.Y8]/[$Size.Y$3]" office:value-type="float" office:value="0" calcext:value-type="float">
            <text:p>0.0E+00</text:p>
          </table:table-cell>
          <table:table-cell table:style-name="ce19" table:formula="of:=[$Absolute.Z8]/[$Size.Z$3]" office:value-type="float" office:value="0" calcext:value-type="float">
            <text:p>0.0E+00</text:p>
          </table:table-cell>
          <table:table-cell table:style-name="ce19" table:formula="of:=[$Absolute.AA8]/[$Size.AA$3]" office:value-type="float" office:value="0" calcext:value-type="float">
            <text:p>0.0E+00</text:p>
          </table:table-cell>
          <table:table-cell table:style-name="ce19" table:formula="of:=[$Absolute.AB8]/[$Size.AD$3]" office:value-type="float" office:value="0.00000998959417273673" calcext:value-type="float">
            <text:p>1.0E-05</text:p>
          </table:table-cell>
          <table:table-cell table:style-name="ce19" table:formula="of:=[$Absolute.AC8]/[$Size.AE$3]" office:value-type="float" office:value="0" calcext:value-type="float">
            <text:p>0.0E+00</text:p>
          </table:table-cell>
          <table:table-cell table:style-name="ce19" table:formula="of:=[$Absolute.AD8]/[$Size.AD$3]" office:value-type="float" office:value="0" calcext:value-type="float">
            <text:p>0.0E+00</text:p>
          </table:table-cell>
          <table:table-cell table:style-name="ce19" table:formula="of:=[$Absolute.AE8]/[$Size.AE$3]" office:value-type="float" office:value="0" calcext:value-type="float">
            <text:p>0.0E+00</text:p>
          </table:table-cell>
          <table:table-cell table:style-name="ce19" table:formula="of:=[$Absolute.AF8]/[$Size.AF$3]" office:value-type="float" office:value="0" calcext:value-type="float">
            <text:p>0.0E+00</text:p>
          </table:table-cell>
          <table:table-cell table:style-name="ce19" table:formula="of:=[$Absolute.AG8]/[$Size.AG$3]" office:value-type="float" office:value="0" calcext:value-type="float">
            <text:p>0.0E+00</text:p>
          </table:table-cell>
          <table:table-cell table:style-name="ce19" table:formula="of:=[$Absolute.AH8]/[$Size.AH$3]" office:value-type="float" office:value="0" calcext:value-type="float">
            <text:p>0.0E+00</text:p>
          </table:table-cell>
          <table:table-cell table:style-name="ce19" table:formula="of:=[$Absolute.AI8]/[$Size.AI$3]" office:value-type="float" office:value="0" calcext:value-type="float">
            <text:p>0.0E+00</text:p>
          </table:table-cell>
          <table:table-cell table:style-name="ce19" table:formula="of:=[$Absolute.AJ8]/[$Size.AJ$3]" office:value-type="float" office:value="0" calcext:value-type="float">
            <text:p>0.0E+00</text:p>
          </table:table-cell>
          <table:table-cell table:style-name="ce19" table:formula="of:=[$Absolute.AK8]/[$Size.AK$3]" office:value-type="float" office:value="0" calcext:value-type="float">
            <text:p>0.0E+00</text:p>
          </table:table-cell>
          <table:table-cell table:style-name="ce19" table:formula="of:=[$Absolute.AL8]/[$Size.AL$3]" office:value-type="float" office:value="0" calcext:value-type="float">
            <text:p>0.0E+00</text:p>
          </table:table-cell>
          <table:table-cell table:style-name="ce19" table:formula="of:=[$Absolute.AM8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9]" office:value-type="string" office:string-value="Compound assertions" calcext:value-type="string">
            <text:p>Compound assertions</text:p>
          </table:table-cell>
          <table:table-cell table:style-name="ce19" table:formula="of:=[$Absolute.B9]/[$Size.B$3]" office:value-type="float" office:value="0.0000337461613741437" calcext:value-type="float">
            <text:p>3.4E-05</text:p>
          </table:table-cell>
          <table:table-cell table:style-name="ce19" table:formula="of:=[$Absolute.C9]/[$Size.C$3]" office:value-type="float" office:value="0" calcext:value-type="float">
            <text:p>0.0E+00</text:p>
          </table:table-cell>
          <table:table-cell table:style-name="ce19" table:formula="of:=[$Absolute.D9]/[$Size.D$3]" office:value-type="float" office:value="0.0000388364596683366" calcext:value-type="float">
            <text:p>3.9E-05</text:p>
          </table:table-cell>
          <table:table-cell table:style-name="ce19" table:formula="of:=[$Absolute.E9]/[$Size.E$3]" office:value-type="float" office:value="0" calcext:value-type="float">
            <text:p>0.0E+00</text:p>
          </table:table-cell>
          <table:table-cell table:style-name="ce19" table:formula="of:=[$Absolute.F9]/[$Size.F$3]" office:value-type="float" office:value="0.000000543102369093999" calcext:value-type="float">
            <text:p>5.4E-07</text:p>
          </table:table-cell>
          <table:table-cell table:style-name="ce19" table:formula="of:=[$Absolute.G9]/[$Size.G$3]" office:value-type="float" office:value="0.0176991150442478" calcext:value-type="float">
            <text:p>1.8E-02</text:p>
          </table:table-cell>
          <table:table-cell table:style-name="ce19" table:formula="of:=[$Absolute.H9]/[$Size.H$3]" office:value-type="float" office:value="0.0000565588097416024" calcext:value-type="float">
            <text:p>5.7E-05</text:p>
          </table:table-cell>
          <table:table-cell table:style-name="ce19" table:formula="of:=[$Absolute.I9]/[$Size.I$3]" office:value-type="float" office:value="0.000207239568941697" calcext:value-type="float">
            <text:p>2.1E-04</text:p>
          </table:table-cell>
          <table:table-cell table:style-name="ce19" table:formula="of:=[$Absolute.J9]/[$Size.J$3]" office:value-type="float" office:value="0.0000232714635617363" calcext:value-type="float">
            <text:p>2.3E-05</text:p>
          </table:table-cell>
          <table:table-cell table:style-name="ce19" table:formula="of:=[$Absolute.K9]/[$Size.K$3]" office:value-type="float" office:value="0" calcext:value-type="float">
            <text:p>0.0E+00</text:p>
          </table:table-cell>
          <table:table-cell table:style-name="ce19" table:formula="of:=[$Absolute.L9]/[$Size.L$3]" office:value-type="float" office:value="0.00014414850319924" calcext:value-type="float">
            <text:p>1.4E-04</text:p>
          </table:table-cell>
          <table:table-cell table:style-name="ce19" table:formula="of:=[$Absolute.M9]/[$Size.M$3]" office:value-type="float" office:value="0.000430457241247369" calcext:value-type="float">
            <text:p>4.3E-04</text:p>
          </table:table-cell>
          <table:table-cell table:style-name="ce19" table:formula="of:=[$Absolute.N9]/[$Size.N$3]" office:value-type="float" office:value="0.00000948511371945011" calcext:value-type="float">
            <text:p>9.5E-06</text:p>
          </table:table-cell>
          <table:table-cell table:style-name="ce19" table:formula="of:=[$Absolute.O9]/[$Size.O$3]" office:value-type="float" office:value="0.0000105786522796996" calcext:value-type="float">
            <text:p>1.1E-05</text:p>
          </table:table-cell>
          <table:table-cell table:style-name="ce19" table:formula="of:=[$Absolute.P9]/[$Size.P$3]" office:value-type="float" office:value="0.000018087107509767" calcext:value-type="float">
            <text:p>1.8E-05</text:p>
          </table:table-cell>
          <table:table-cell table:style-name="ce19" table:formula="of:=[$Absolute.Q9]/[$Size.Q$3]" office:value-type="float" office:value="0" calcext:value-type="float">
            <text:p>0.0E+00</text:p>
          </table:table-cell>
          <table:table-cell table:style-name="ce19" table:formula="of:=[$Absolute.R9]/[$Size.R$3]" office:value-type="float" office:value="0.0000552369665866568" calcext:value-type="float">
            <text:p>5.5E-05</text:p>
          </table:table-cell>
          <table:table-cell table:style-name="ce19" table:formula="of:=[$Absolute.S9]/[$Size.S$3]" office:value-type="float" office:value="0" calcext:value-type="float">
            <text:p>0.0E+00</text:p>
          </table:table-cell>
          <table:table-cell table:style-name="ce19" table:formula="of:=[$Absolute.T9]/[$Size.T$3]" office:value-type="float" office:value="0" calcext:value-type="float">
            <text:p>0.0E+00</text:p>
          </table:table-cell>
          <table:table-cell table:style-name="ce19" table:formula="of:=[$Absolute.U9]/[$Size.U$3]" office:value-type="float" office:value="0" calcext:value-type="float">
            <text:p>0.0E+00</text:p>
          </table:table-cell>
          <table:table-cell table:style-name="ce19" table:formula="of:=[$Absolute.V9]/[$Size.V$3]" office:value-type="float" office:value="0" calcext:value-type="float">
            <text:p>0.0E+00</text:p>
          </table:table-cell>
          <table:table-cell table:style-name="ce19" table:formula="of:=[$Absolute.W9]/[$Size.W$3]" office:value-type="float" office:value="0" calcext:value-type="float">
            <text:p>0.0E+00</text:p>
          </table:table-cell>
          <table:table-cell table:style-name="ce19" table:formula="of:=[$Absolute.X9]/[$Size.X$3]" office:value-type="float" office:value="0.000101865709651384" calcext:value-type="float">
            <text:p>1.0E-04</text:p>
          </table:table-cell>
          <table:table-cell table:style-name="ce19" table:formula="of:=[$Absolute.Y9]/[$Size.Y$3]" office:value-type="float" office:value="0.00738007380073801" calcext:value-type="float">
            <text:p>7.4E-03</text:p>
          </table:table-cell>
          <table:table-cell table:style-name="ce19" table:formula="of:=[$Absolute.Z9]/[$Size.Z$3]" office:value-type="float" office:value="0.00000953897093581544" calcext:value-type="float">
            <text:p>9.5E-06</text:p>
          </table:table-cell>
          <table:table-cell table:style-name="ce19" table:formula="of:=[$Absolute.AA9]/[$Size.AA$3]" office:value-type="float" office:value="0" calcext:value-type="float">
            <text:p>0.0E+00</text:p>
          </table:table-cell>
          <table:table-cell table:style-name="ce19" table:formula="of:=[$Absolute.AB9]/[$Size.AD$3]" office:value-type="float" office:value="0.0000516129032258065" calcext:value-type="float">
            <text:p>5.2E-05</text:p>
          </table:table-cell>
          <table:table-cell table:style-name="ce19" table:formula="of:=[$Absolute.AC9]/[$Size.AE$3]" office:value-type="float" office:value="0.000271768670507664" calcext:value-type="float">
            <text:p>2.7E-04</text:p>
          </table:table-cell>
          <table:table-cell table:style-name="ce19" table:formula="of:=[$Absolute.AD9]/[$Size.AD$3]" office:value-type="float" office:value="0.00000332986472424558" calcext:value-type="float">
            <text:p>3.3E-06</text:p>
          </table:table-cell>
          <table:table-cell table:style-name="ce19" table:formula="of:=[$Absolute.AE9]/[$Size.AE$3]" office:value-type="float" office:value="0" calcext:value-type="float">
            <text:p>0.0E+00</text:p>
          </table:table-cell>
          <table:table-cell table:style-name="ce19" table:formula="of:=[$Absolute.AF9]/[$Size.AF$3]" office:value-type="float" office:value="0.00017207261464338" calcext:value-type="float">
            <text:p>1.7E-04</text:p>
          </table:table-cell>
          <table:table-cell table:style-name="ce19" table:formula="of:=[$Absolute.AG9]/[$Size.AG$3]" office:value-type="float" office:value="0" calcext:value-type="float">
            <text:p>0.0E+00</text:p>
          </table:table-cell>
          <table:table-cell table:style-name="ce19" table:formula="of:=[$Absolute.AH9]/[$Size.AH$3]" office:value-type="float" office:value="0" calcext:value-type="float">
            <text:p>0.0E+00</text:p>
          </table:table-cell>
          <table:table-cell table:style-name="ce19" table:formula="of:=[$Absolute.AI9]/[$Size.AI$3]" office:value-type="float" office:value="0" calcext:value-type="float">
            <text:p>0.0E+00</text:p>
          </table:table-cell>
          <table:table-cell table:style-name="ce19" table:formula="of:=[$Absolute.AJ9]/[$Size.AJ$3]" office:value-type="float" office:value="0" calcext:value-type="float">
            <text:p>0.0E+00</text:p>
          </table:table-cell>
          <table:table-cell table:style-name="ce19" table:formula="of:=[$Absolute.AK9]/[$Size.AK$3]" office:value-type="float" office:value="0" calcext:value-type="float">
            <text:p>0.0E+00</text:p>
          </table:table-cell>
          <table:table-cell table:style-name="ce19" table:formula="of:=[$Absolute.AL9]/[$Size.AL$3]" office:value-type="float" office:value="0" calcext:value-type="float">
            <text:p>0.0E+00</text:p>
          </table:table-cell>
          <table:table-cell table:style-name="ce19" table:formula="of:=[$Absolute.AM9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10]" office:value-type="string" office:string-value="Conditional assertions" calcext:value-type="string">
            <text:p>Conditional assertions</text:p>
          </table:table-cell>
          <table:table-cell table:style-name="ce19" table:formula="of:=[$Absolute.B10]/[$Size.B$3]" office:value-type="float" office:value="0.000634427833833901" calcext:value-type="float">
            <text:p>6.3E-04</text:p>
          </table:table-cell>
          <table:table-cell table:style-name="ce19" table:formula="of:=[$Absolute.C10]/[$Size.C$3]" office:value-type="float" office:value="0" calcext:value-type="float">
            <text:p>0.0E+00</text:p>
          </table:table-cell>
          <table:table-cell table:style-name="ce19" table:formula="of:=[$Absolute.D10]/[$Size.D$3]" office:value-type="float" office:value="0.00011650937900501" calcext:value-type="float">
            <text:p>1.2E-04</text:p>
          </table:table-cell>
          <table:table-cell table:style-name="ce19" table:formula="of:=[$Absolute.E10]/[$Size.E$3]" office:value-type="float" office:value="0" calcext:value-type="float">
            <text:p>0.0E+00</text:p>
          </table:table-cell>
          <table:table-cell table:style-name="ce19" table:formula="of:=[$Absolute.F10]/[$Size.F$3]" office:value-type="float" office:value="0.0000714179615358609" calcext:value-type="float">
            <text:p>7.1E-05</text:p>
          </table:table-cell>
          <table:table-cell table:style-name="ce19" table:formula="of:=[$Absolute.G10]/[$Size.G$3]" office:value-type="float" office:value="0" calcext:value-type="float">
            <text:p>0.0E+00</text:p>
          </table:table-cell>
          <table:table-cell table:style-name="ce19" table:formula="of:=[$Absolute.H10]/[$Size.H$3]" office:value-type="float" office:value="0.000655320824409912" calcext:value-type="float">
            <text:p>6.6E-04</text:p>
          </table:table-cell>
          <table:table-cell table:style-name="ce19" table:formula="of:=[$Absolute.I10]/[$Size.I$3]" office:value-type="float" office:value="0" calcext:value-type="float">
            <text:p>0.0E+00</text:p>
          </table:table-cell>
          <table:table-cell table:style-name="ce19" table:formula="of:=[$Absolute.J10]/[$Size.J$3]" office:value-type="float" office:value="0.00000775715452057876" calcext:value-type="float">
            <text:p>7.8E-06</text:p>
          </table:table-cell>
          <table:table-cell table:style-name="ce19" table:formula="of:=[$Absolute.K10]/[$Size.K$3]" office:value-type="float" office:value="0" calcext:value-type="float">
            <text:p>0.0E+00</text:p>
          </table:table-cell>
          <table:table-cell table:style-name="ce19" table:formula="of:=[$Absolute.L10]/[$Size.L$3]" office:value-type="float" office:value="0.000522160312288156" calcext:value-type="float">
            <text:p>5.2E-04</text:p>
          </table:table-cell>
          <table:table-cell table:style-name="ce19" table:formula="of:=[$Absolute.M10]/[$Size.M$3]" office:value-type="float" office:value="0" calcext:value-type="float">
            <text:p>0.0E+00</text:p>
          </table:table-cell>
          <table:table-cell table:style-name="ce19" table:formula="of:=[$Absolute.N10]/[$Size.N$3]" office:value-type="float" office:value="0.0000611487118509231" calcext:value-type="float">
            <text:p>6.1E-05</text:p>
          </table:table-cell>
          <table:table-cell table:style-name="ce19" table:formula="of:=[$Absolute.O10]/[$Size.O$3]" office:value-type="float" office:value="0" calcext:value-type="float">
            <text:p>0.0E+00</text:p>
          </table:table-cell>
          <table:table-cell table:style-name="ce19" table:formula="of:=[$Absolute.P10]/[$Size.P$3]" office:value-type="float" office:value="0.00010400086818116" calcext:value-type="float">
            <text:p>1.0E-04</text:p>
          </table:table-cell>
          <table:table-cell table:style-name="ce19" table:formula="of:=[$Absolute.Q10]/[$Size.Q$3]" office:value-type="float" office:value="0" calcext:value-type="float">
            <text:p>0.0E+00</text:p>
          </table:table-cell>
          <table:table-cell table:style-name="ce19" table:formula="of:=[$Absolute.R10]/[$Size.R$3]" office:value-type="float" office:value="0.000356529511604785" calcext:value-type="float">
            <text:p>3.6E-04</text:p>
          </table:table-cell>
          <table:table-cell table:style-name="ce19" table:formula="of:=[$Absolute.S10]/[$Size.S$3]" office:value-type="float" office:value="0" calcext:value-type="float">
            <text:p>0.0E+00</text:p>
          </table:table-cell>
          <table:table-cell table:style-name="ce19" table:formula="of:=[$Absolute.T10]/[$Size.T$3]" office:value-type="float" office:value="0" calcext:value-type="float">
            <text:p>0.0E+00</text:p>
          </table:table-cell>
          <table:table-cell table:style-name="ce19" table:formula="of:=[$Absolute.U10]/[$Size.U$3]" office:value-type="float" office:value="0" calcext:value-type="float">
            <text:p>0.0E+00</text:p>
          </table:table-cell>
          <table:table-cell table:style-name="ce19" table:formula="of:=[$Absolute.V10]/[$Size.V$3]" office:value-type="float" office:value="0.00000688288089862893" calcext:value-type="float">
            <text:p>6.9E-06</text:p>
          </table:table-cell>
          <table:table-cell table:style-name="ce19" table:formula="of:=[$Absolute.W10]/[$Size.W$3]" office:value-type="float" office:value="0" calcext:value-type="float">
            <text:p>0.0E+00</text:p>
          </table:table-cell>
          <table:table-cell table:style-name="ce19" table:formula="of:=[$Absolute.X10]/[$Size.X$3]" office:value-type="float" office:value="0.0000548507667353607" calcext:value-type="float">
            <text:p>5.5E-05</text:p>
          </table:table-cell>
          <table:table-cell table:style-name="ce19" table:formula="of:=[$Absolute.Y10]/[$Size.Y$3]" office:value-type="float" office:value="0" calcext:value-type="float">
            <text:p>0.0E+00</text:p>
          </table:table-cell>
          <table:table-cell table:style-name="ce19" table:formula="of:=[$Absolute.Z10]/[$Size.Z$3]" office:value-type="float" office:value="0.000461050261897746" calcext:value-type="float">
            <text:p>4.6E-04</text:p>
          </table:table-cell>
          <table:table-cell table:style-name="ce19" table:formula="of:=[$Absolute.AA10]/[$Size.AA$3]" office:value-type="float" office:value="0" calcext:value-type="float">
            <text:p>0.0E+00</text:p>
          </table:table-cell>
          <table:table-cell table:style-name="ce19" table:formula="of:=[$Absolute.AB10]/[$Size.AD$3]" office:value-type="float" office:value="0.000349635796045786" calcext:value-type="float">
            <text:p>3.5E-04</text:p>
          </table:table-cell>
          <table:table-cell table:style-name="ce19" table:formula="of:=[$Absolute.AC10]/[$Size.AE$3]" office:value-type="float" office:value="0" calcext:value-type="float">
            <text:p>0.0E+00</text:p>
          </table:table-cell>
          <table:table-cell table:style-name="ce19" table:formula="of:=[$Absolute.AD10]/[$Size.AD$3]" office:value-type="float" office:value="0.0000133194588969823" calcext:value-type="float">
            <text:p>1.3E-05</text:p>
          </table:table-cell>
          <table:table-cell table:style-name="ce19" table:formula="of:=[$Absolute.AE10]/[$Size.AE$3]" office:value-type="float" office:value="0" calcext:value-type="float">
            <text:p>0.0E+00</text:p>
          </table:table-cell>
          <table:table-cell table:style-name="ce19" table:formula="of:=[$Absolute.AF10]/[$Size.AF$3]" office:value-type="float" office:value="0.000258108921965069" calcext:value-type="float">
            <text:p>2.6E-04</text:p>
          </table:table-cell>
          <table:table-cell table:style-name="ce19" table:formula="of:=[$Absolute.AG10]/[$Size.AG$3]" office:value-type="float" office:value="0" calcext:value-type="float">
            <text:p>0.0E+00</text:p>
          </table:table-cell>
          <table:table-cell table:style-name="ce19" table:formula="of:=[$Absolute.AH10]/[$Size.AH$3]" office:value-type="float" office:value="0" calcext:value-type="float">
            <text:p>0.0E+00</text:p>
          </table:table-cell>
          <table:table-cell table:style-name="ce19" table:formula="of:=[$Absolute.AI10]/[$Size.AI$3]" office:value-type="float" office:value="0" calcext:value-type="float">
            <text:p>0.0E+00</text:p>
          </table:table-cell>
          <table:table-cell table:style-name="ce19" table:formula="of:=[$Absolute.AJ10]/[$Size.AJ$3]" office:value-type="float" office:value="0.0000481359358829334" calcext:value-type="float">
            <text:p>4.8E-05</text:p>
          </table:table-cell>
          <table:table-cell table:style-name="ce19" table:formula="of:=[$Absolute.AK10]/[$Size.AK$3]" office:value-type="float" office:value="0" calcext:value-type="float">
            <text:p>0.0E+00</text:p>
          </table:table-cell>
          <table:table-cell table:style-name="ce19" table:formula="of:=[$Absolute.AL10]/[$Size.AL$3]" office:value-type="float" office:value="0.000158726282630461" calcext:value-type="float">
            <text:p>1.6E-04</text:p>
          </table:table-cell>
          <table:table-cell table:style-name="ce19" table:formula="of:=[$Absolute.AM10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11]" office:value-type="string" office:string-value="Custom assertion methods" calcext:value-type="string">
            <text:p>Custom assertion methods</text:p>
          </table:table-cell>
          <table:table-cell table:style-name="ce19" table:formula="of:=[$Absolute.B11]/[$Size.B$3]" office:value-type="float" office:value="0.000364458542840752" calcext:value-type="float">
            <text:p>3.6E-04</text:p>
          </table:table-cell>
          <table:table-cell table:style-name="ce19" table:formula="of:=[$Absolute.C11]/[$Size.C$3]" office:value-type="float" office:value="0.00040551500405515" calcext:value-type="float">
            <text:p>4.1E-04</text:p>
          </table:table-cell>
          <table:table-cell table:style-name="ce19" table:formula="of:=[$Absolute.D11]/[$Size.D$3]" office:value-type="float" office:value="0.000893238572371743" calcext:value-type="float">
            <text:p>8.9E-04</text:p>
          </table:table-cell>
          <table:table-cell table:style-name="ce19" table:formula="of:=[$Absolute.E11]/[$Size.E$3]" office:value-type="float" office:value="0" calcext:value-type="float">
            <text:p>0.0E+00</text:p>
          </table:table-cell>
          <table:table-cell table:style-name="ce19" table:formula="of:=[$Absolute.F11]/[$Size.F$3]" office:value-type="float" office:value="0.00002172409476376" calcext:value-type="float">
            <text:p>2.2E-05</text:p>
          </table:table-cell>
          <table:table-cell table:style-name="ce19" table:formula="of:=[$Absolute.G11]/[$Size.G$3]" office:value-type="float" office:value="0.0176991150442478" calcext:value-type="float">
            <text:p>1.8E-02</text:p>
          </table:table-cell>
          <table:table-cell table:style-name="ce19" table:formula="of:=[$Absolute.H11]/[$Size.H$3]" office:value-type="float" office:value="0.000252883139710049" calcext:value-type="float">
            <text:p>2.5E-04</text:p>
          </table:table-cell>
          <table:table-cell table:style-name="ce19" table:formula="of:=[$Absolute.I11]/[$Size.I$3]" office:value-type="float" office:value="0" calcext:value-type="float">
            <text:p>0.0E+00</text:p>
          </table:table-cell>
          <table:table-cell table:style-name="ce19" table:formula="of:=[$Absolute.J11]/[$Size.J$3]" office:value-type="float" office:value="0.00000775715452057876" calcext:value-type="float">
            <text:p>7.8E-06</text:p>
          </table:table-cell>
          <table:table-cell table:style-name="ce19" table:formula="of:=[$Absolute.K11]/[$Size.K$3]" office:value-type="float" office:value="0" calcext:value-type="float">
            <text:p>0.0E+00</text:p>
          </table:table-cell>
          <table:table-cell table:style-name="ce19" table:formula="of:=[$Absolute.L11]/[$Size.L$3]" office:value-type="float" office:value="0.00018698984156265" calcext:value-type="float">
            <text:p>1.9E-04</text:p>
          </table:table-cell>
          <table:table-cell table:style-name="ce19" table:formula="of:=[$Absolute.M11]/[$Size.M$3]" office:value-type="float" office:value="0" calcext:value-type="float">
            <text:p>0.0E+00</text:p>
          </table:table-cell>
          <table:table-cell table:style-name="ce19" table:formula="of:=[$Absolute.N11]/[$Size.N$3]" office:value-type="float" office:value="0.0000472237576670495" calcext:value-type="float">
            <text:p>4.7E-05</text:p>
          </table:table-cell>
          <table:table-cell table:style-name="ce19" table:formula="of:=[$Absolute.O11]/[$Size.O$3]" office:value-type="float" office:value="0.0000105786522796996" calcext:value-type="float">
            <text:p>1.1E-05</text:p>
          </table:table-cell>
          <table:table-cell table:style-name="ce19" table:formula="of:=[$Absolute.P11]/[$Size.P$3]" office:value-type="float" office:value="0.0000678266531616264" calcext:value-type="float">
            <text:p>6.8E-05</text:p>
          </table:table-cell>
          <table:table-cell table:style-name="ce19" table:formula="of:=[$Absolute.Q11]/[$Size.Q$3]" office:value-type="float" office:value="0" calcext:value-type="float">
            <text:p>0.0E+00</text:p>
          </table:table-cell>
          <table:table-cell table:style-name="ce19" table:formula="of:=[$Absolute.R11]/[$Size.R$3]" office:value-type="float" office:value="0.000647778971788975" calcext:value-type="float">
            <text:p>6.5E-04</text:p>
          </table:table-cell>
          <table:table-cell table:style-name="ce19" table:formula="of:=[$Absolute.S11]/[$Size.S$3]" office:value-type="float" office:value="0" calcext:value-type="float">
            <text:p>0.0E+00</text:p>
          </table:table-cell>
          <table:table-cell table:style-name="ce19" table:formula="of:=[$Absolute.T11]/[$Size.T$3]" office:value-type="float" office:value="0" calcext:value-type="float">
            <text:p>0.0E+00</text:p>
          </table:table-cell>
          <table:table-cell table:style-name="ce19" table:formula="of:=[$Absolute.U11]/[$Size.U$3]" office:value-type="float" office:value="0" calcext:value-type="float">
            <text:p>0.0E+00</text:p>
          </table:table-cell>
          <table:table-cell table:style-name="ce19" table:formula="of:=[$Absolute.V11]/[$Size.V$3]" office:value-type="float" office:value="0.0000619459280876604" calcext:value-type="float">
            <text:p>6.2E-05</text:p>
          </table:table-cell>
          <table:table-cell table:style-name="ce19" table:formula="of:=[$Absolute.W11]/[$Size.W$3]" office:value-type="float" office:value="0" calcext:value-type="float">
            <text:p>0.0E+00</text:p>
          </table:table-cell>
          <table:table-cell table:style-name="ce19" table:formula="of:=[$Absolute.X11]/[$Size.X$3]" office:value-type="float" office:value="0.0000548507667353607" calcext:value-type="float">
            <text:p>5.5E-05</text:p>
          </table:table-cell>
          <table:table-cell table:style-name="ce19" table:formula="of:=[$Absolute.Y11]/[$Size.Y$3]" office:value-type="float" office:value="0.00738007380073801" calcext:value-type="float">
            <text:p>7.4E-03</text:p>
          </table:table-cell>
          <table:table-cell table:style-name="ce19" table:formula="of:=[$Absolute.Z11]/[$Size.Z$3]" office:value-type="float" office:value="0.00085850738422339" calcext:value-type="float">
            <text:p>8.6E-04</text:p>
          </table:table-cell>
          <table:table-cell table:style-name="ce19" table:formula="of:=[$Absolute.AA11]/[$Size.AA$3]" office:value-type="float" office:value="0" calcext:value-type="float">
            <text:p>0.0E+00</text:p>
          </table:table-cell>
          <table:table-cell table:style-name="ce19" table:formula="of:=[$Absolute.AB11]/[$Size.AD$3]" office:value-type="float" office:value="0.000539438085327784" calcext:value-type="float">
            <text:p>5.4E-04</text:p>
          </table:table-cell>
          <table:table-cell table:style-name="ce19" table:formula="of:=[$Absolute.AC11]/[$Size.AE$3]" office:value-type="float" office:value="0" calcext:value-type="float">
            <text:p>0.0E+00</text:p>
          </table:table-cell>
          <table:table-cell table:style-name="ce19" table:formula="of:=[$Absolute.AD11]/[$Size.AD$3]" office:value-type="float" office:value="0.0000715920915712799" calcext:value-type="float">
            <text:p>7.2E-05</text:p>
          </table:table-cell>
          <table:table-cell table:style-name="ce19" table:formula="of:=[$Absolute.AE11]/[$Size.AE$3]" office:value-type="float" office:value="0" calcext:value-type="float">
            <text:p>0.0E+00</text:p>
          </table:table-cell>
          <table:table-cell table:style-name="ce19" table:formula="of:=[$Absolute.AF11]/[$Size.AF$3]" office:value-type="float" office:value="0" calcext:value-type="float">
            <text:p>0.0E+00</text:p>
          </table:table-cell>
          <table:table-cell table:style-name="ce19" table:formula="of:=[$Absolute.AG11]/[$Size.AG$3]" office:value-type="float" office:value="0" calcext:value-type="float">
            <text:p>0.0E+00</text:p>
          </table:table-cell>
          <table:table-cell table:style-name="ce19" table:formula="of:=[$Absolute.AH11]/[$Size.AH$3]" office:value-type="float" office:value="0.000431158378844496" calcext:value-type="float">
            <text:p>4.3E-04</text:p>
          </table:table-cell>
          <table:table-cell table:style-name="ce19" table:formula="of:=[$Absolute.AI11]/[$Size.AI$3]" office:value-type="float" office:value="0" calcext:value-type="float">
            <text:p>0.0E+00</text:p>
          </table:table-cell>
          <table:table-cell table:style-name="ce19" table:formula="of:=[$Absolute.AJ11]/[$Size.AJ$3]" office:value-type="float" office:value="0.000192543743531734" calcext:value-type="float">
            <text:p>1.9E-04</text:p>
          </table:table-cell>
          <table:table-cell table:style-name="ce19" table:formula="of:=[$Absolute.AK11]/[$Size.AK$3]" office:value-type="float" office:value="0" calcext:value-type="float">
            <text:p>0.0E+00</text:p>
          </table:table-cell>
          <table:table-cell table:style-name="ce19" table:formula="of:=[$Absolute.AL11]/[$Size.AL$3]" office:value-type="float" office:value="0.0000732582842909819" calcext:value-type="float">
            <text:p>7.3E-05</text:p>
          </table:table-cell>
          <table:table-cell table:style-name="ce19" table:formula="of:=[$Absolute.AM11]/[$Size.AM$3]" office:value-type="float" office:value="0.000968054211035818" calcext:value-type="float">
            <text:p>9.7E-04</text:p>
          </table:table-cell>
          <table:table-cell table:number-columns-repeated="16345"/>
        </table:table-row>
        <table:table-row table:style-name="ro1">
          <table:table-cell table:style-name="ce7" table:formula="of:=[$Absolute.A12]" office:value-type="string" office:string-value="Dynamic equality" calcext:value-type="string">
            <text:p>Dynamic equality</text:p>
          </table:table-cell>
          <table:table-cell table:style-name="ce19" table:formula="of:=[$Absolute.B12]/[$Size.B$3]" office:value-type="float" office:value="0.00124185873856849" calcext:value-type="float">
            <text:p>1.2E-03</text:p>
          </table:table-cell>
          <table:table-cell table:style-name="ce19" table:formula="of:=[$Absolute.C12]/[$Size.C$3]" office:value-type="float" office:value="0" calcext:value-type="float">
            <text:p>0.0E+00</text:p>
          </table:table-cell>
          <table:table-cell table:style-name="ce19" table:formula="of:=[$Absolute.D12]/[$Size.D$3]" office:value-type="float" office:value="0.00166996776573848" calcext:value-type="float">
            <text:p>1.7E-03</text:p>
          </table:table-cell>
          <table:table-cell table:style-name="ce19" table:formula="of:=[$Absolute.E12]/[$Size.E$3]" office:value-type="float" office:value="0" calcext:value-type="float">
            <text:p>0.0E+00</text:p>
          </table:table-cell>
          <table:table-cell table:style-name="ce19" table:formula="of:=[$Absolute.F12]/[$Size.F$3]" office:value-type="float" office:value="0.00000678877961367499" calcext:value-type="float">
            <text:p>6.8E-06</text:p>
          </table:table-cell>
          <table:table-cell table:style-name="ce19" table:formula="of:=[$Absolute.G12]/[$Size.G$3]" office:value-type="float" office:value="0" calcext:value-type="float">
            <text:p>0.0E+00</text:p>
          </table:table-cell>
          <table:table-cell table:style-name="ce19" table:formula="of:=[$Absolute.H12]/[$Size.H$3]" office:value-type="float" office:value="0.000207201024149524" calcext:value-type="float">
            <text:p>2.1E-04</text:p>
          </table:table-cell>
          <table:table-cell table:style-name="ce19" table:formula="of:=[$Absolute.I12]/[$Size.I$3]" office:value-type="float" office:value="0" calcext:value-type="float">
            <text:p>0.0E+00</text:p>
          </table:table-cell>
          <table:table-cell table:style-name="ce19" table:formula="of:=[$Absolute.J12]/[$Size.J$3]" office:value-type="float" office:value="0" calcext:value-type="float">
            <text:p>0.0E+00</text:p>
          </table:table-cell>
          <table:table-cell table:style-name="ce19" table:formula="of:=[$Absolute.K12]/[$Size.K$3]" office:value-type="float" office:value="0" calcext:value-type="float">
            <text:p>0.0E+00</text:p>
          </table:table-cell>
          <table:table-cell table:style-name="ce19" table:formula="of:=[$Absolute.L12]/[$Size.L$3]" office:value-type="float" office:value="0.000274688581271279" calcext:value-type="float">
            <text:p>2.7E-04</text:p>
          </table:table-cell>
          <table:table-cell table:style-name="ce19" table:formula="of:=[$Absolute.M12]/[$Size.M$3]" office:value-type="float" office:value="0" calcext:value-type="float">
            <text:p>0.0E+00</text:p>
          </table:table-cell>
          <table:table-cell table:style-name="ce19" table:formula="of:=[$Absolute.N12]/[$Size.N$3]" office:value-type="float" office:value="0.0000266390427865407" calcext:value-type="float">
            <text:p>2.7E-05</text:p>
          </table:table-cell>
          <table:table-cell table:style-name="ce19" table:formula="of:=[$Absolute.O12]/[$Size.O$3]" office:value-type="float" office:value="0" calcext:value-type="float">
            <text:p>0.0E+00</text:p>
          </table:table-cell>
          <table:table-cell table:style-name="ce19" table:formula="of:=[$Absolute.P12]/[$Size.P$3]" office:value-type="float" office:value="0.00294819852409203" calcext:value-type="float">
            <text:p>2.9E-03</text:p>
          </table:table-cell>
          <table:table-cell table:style-name="ce19" table:formula="of:=[$Absolute.Q12]/[$Size.Q$3]" office:value-type="float" office:value="0" calcext:value-type="float">
            <text:p>0.0E+00</text:p>
          </table:table-cell>
          <table:table-cell table:style-name="ce19" table:formula="of:=[$Absolute.R12]/[$Size.R$3]" office:value-type="float" office:value="0.00307820550160187" calcext:value-type="float">
            <text:p>3.1E-03</text:p>
          </table:table-cell>
          <table:table-cell table:style-name="ce19" table:formula="of:=[$Absolute.S12]/[$Size.S$3]" office:value-type="float" office:value="0" calcext:value-type="float">
            <text:p>0.0E+00</text:p>
          </table:table-cell>
          <table:table-cell table:style-name="ce19" table:formula="of:=[$Absolute.T12]/[$Size.T$3]" office:value-type="float" office:value="0" calcext:value-type="float">
            <text:p>0.0E+00</text:p>
          </table:table-cell>
          <table:table-cell table:style-name="ce19" table:formula="of:=[$Absolute.U12]/[$Size.U$3]" office:value-type="float" office:value="0" calcext:value-type="float">
            <text:p>0.0E+00</text:p>
          </table:table-cell>
          <table:table-cell table:style-name="ce19" table:formula="of:=[$Absolute.V12]/[$Size.V$3]" office:value-type="float" office:value="0" calcext:value-type="float">
            <text:p>0.0E+00</text:p>
          </table:table-cell>
          <table:table-cell table:style-name="ce19" table:formula="of:=[$Absolute.W12]/[$Size.W$3]" office:value-type="float" office:value="0" calcext:value-type="float">
            <text:p>0.0E+00</text:p>
          </table:table-cell>
          <table:table-cell table:style-name="ce19" table:formula="of:=[$Absolute.X12]/[$Size.X$3]" office:value-type="float" office:value="0.0000156716476386745" calcext:value-type="float">
            <text:p>1.6E-05</text:p>
          </table:table-cell>
          <table:table-cell table:style-name="ce19" table:formula="of:=[$Absolute.Y12]/[$Size.Y$3]" office:value-type="float" office:value="0" calcext:value-type="float">
            <text:p>0.0E+00</text:p>
          </table:table-cell>
          <table:table-cell table:style-name="ce19" table:formula="of:=[$Absolute.Z12]/[$Size.Z$3]" office:value-type="float" office:value="0.0000370959980837267" calcext:value-type="float">
            <text:p>3.7E-05</text:p>
          </table:table-cell>
          <table:table-cell table:style-name="ce19" table:formula="of:=[$Absolute.AA12]/[$Size.AA$3]" office:value-type="float" office:value="0" calcext:value-type="float">
            <text:p>0.0E+00</text:p>
          </table:table-cell>
          <table:table-cell table:style-name="ce19" table:formula="of:=[$Absolute.AB12]/[$Size.AD$3]" office:value-type="float" office:value="0.000870759625390219" calcext:value-type="float">
            <text:p>8.7E-04</text:p>
          </table:table-cell>
          <table:table-cell table:style-name="ce19" table:formula="of:=[$Absolute.AC12]/[$Size.AE$3]" office:value-type="float" office:value="0" calcext:value-type="float">
            <text:p>0.0E+00</text:p>
          </table:table-cell>
          <table:table-cell table:style-name="ce19" table:formula="of:=[$Absolute.AD12]/[$Size.AD$3]" office:value-type="float" office:value="0.000156503642039542" calcext:value-type="float">
            <text:p>1.6E-04</text:p>
          </table:table-cell>
          <table:table-cell table:style-name="ce19" table:formula="of:=[$Absolute.AE12]/[$Size.AE$3]" office:value-type="float" office:value="0" calcext:value-type="float">
            <text:p>0.0E+00</text:p>
          </table:table-cell>
          <table:table-cell table:style-name="ce19" table:formula="of:=[$Absolute.AF12]/[$Size.AF$3]" office:value-type="float" office:value="0.00464596059537125" calcext:value-type="float">
            <text:p>4.6E-03</text:p>
          </table:table-cell>
          <table:table-cell table:style-name="ce19" table:formula="of:=[$Absolute.AG12]/[$Size.AG$3]" office:value-type="float" office:value="0" calcext:value-type="float">
            <text:p>0.0E+00</text:p>
          </table:table-cell>
          <table:table-cell table:style-name="ce19" table:formula="of:=[$Absolute.AH12]/[$Size.AH$3]" office:value-type="float" office:value="0.000287438919229664" calcext:value-type="float">
            <text:p>2.9E-04</text:p>
          </table:table-cell>
          <table:table-cell table:style-name="ce19" table:formula="of:=[$Absolute.AI12]/[$Size.AI$3]" office:value-type="float" office:value="0" calcext:value-type="float">
            <text:p>0.0E+00</text:p>
          </table:table-cell>
          <table:table-cell table:style-name="ce19" table:formula="of:=[$Absolute.AJ12]/[$Size.AJ$3]" office:value-type="float" office:value="0.0002888156152976" calcext:value-type="float">
            <text:p>2.9E-04</text:p>
          </table:table-cell>
          <table:table-cell table:style-name="ce19" table:formula="of:=[$Absolute.AK12]/[$Size.AK$3]" office:value-type="float" office:value="0" calcext:value-type="float">
            <text:p>0.0E+00</text:p>
          </table:table-cell>
          <table:table-cell table:style-name="ce19" table:formula="of:=[$Absolute.AL12]/[$Size.AL$3]" office:value-type="float" office:value="0.000659324558618837" calcext:value-type="float">
            <text:p>6.6E-04</text:p>
          </table:table-cell>
          <table:table-cell table:style-name="ce19" table:formula="of:=[$Absolute.AM12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13]" office:value-type="string" office:string-value="Equality of Booleans" calcext:value-type="string">
            <text:p>Equality of Booleans</text:p>
          </table:table-cell>
          <table:table-cell table:style-name="ce19" table:formula="of:=[$Absolute.B13]/[$Size.B$3]" office:value-type="float" office:value="0.0029831606654743" calcext:value-type="float">
            <text:p>3.0E-03</text:p>
          </table:table-cell>
          <table:table-cell table:style-name="ce19" table:formula="of:=[$Absolute.C13]/[$Size.C$3]" office:value-type="float" office:value="0.00040551500405515" calcext:value-type="float">
            <text:p>4.1E-04</text:p>
          </table:table-cell>
          <table:table-cell table:style-name="ce19" table:formula="of:=[$Absolute.D13]/[$Size.D$3]" office:value-type="float" office:value="0" calcext:value-type="float">
            <text:p>0.0E+00</text:p>
          </table:table-cell>
          <table:table-cell table:style-name="ce19" table:formula="of:=[$Absolute.E13]/[$Size.E$3]" office:value-type="float" office:value="0" calcext:value-type="float">
            <text:p>0.0E+00</text:p>
          </table:table-cell>
          <table:table-cell table:style-name="ce19" table:formula="of:=[$Absolute.F13]/[$Size.F$3]" office:value-type="float" office:value="0.000000543102369093999" calcext:value-type="float">
            <text:p>5.4E-07</text:p>
          </table:table-cell>
          <table:table-cell table:style-name="ce19" table:formula="of:=[$Absolute.G13]/[$Size.G$3]" office:value-type="float" office:value="0" calcext:value-type="float">
            <text:p>0.0E+00</text:p>
          </table:table-cell>
          <table:table-cell table:style-name="ce19" table:formula="of:=[$Absolute.H13]/[$Size.H$3]" office:value-type="float" office:value="0" calcext:value-type="float">
            <text:p>0.0E+00</text:p>
          </table:table-cell>
          <table:table-cell table:style-name="ce19" table:formula="of:=[$Absolute.I13]/[$Size.I$3]" office:value-type="float" office:value="0" calcext:value-type="float">
            <text:p>0.0E+00</text:p>
          </table:table-cell>
          <table:table-cell table:style-name="ce19" table:formula="of:=[$Absolute.J13]/[$Size.J$3]" office:value-type="float" office:value="0" calcext:value-type="float">
            <text:p>0.0E+00</text:p>
          </table:table-cell>
          <table:table-cell table:style-name="ce19" table:formula="of:=[$Absolute.K13]/[$Size.K$3]" office:value-type="float" office:value="0" calcext:value-type="float">
            <text:p>0.0E+00</text:p>
          </table:table-cell>
          <table:table-cell table:style-name="ce19" table:formula="of:=[$Absolute.L13]/[$Size.L$3]" office:value-type="float" office:value="0.000657740547814714" calcext:value-type="float">
            <text:p>6.6E-04</text:p>
          </table:table-cell>
          <table:table-cell table:style-name="ce19" table:formula="of:=[$Absolute.M13]/[$Size.M$3]" office:value-type="float" office:value="0" calcext:value-type="float">
            <text:p>0.0E+00</text:p>
          </table:table-cell>
          <table:table-cell table:style-name="ce19" table:formula="of:=[$Absolute.N13]/[$Size.N$3]" office:value-type="float" office:value="0.0000268408537167418" calcext:value-type="float">
            <text:p>2.7E-05</text:p>
          </table:table-cell>
          <table:table-cell table:style-name="ce19" table:formula="of:=[$Absolute.O13]/[$Size.O$3]" office:value-type="float" office:value="0" calcext:value-type="float">
            <text:p>0.0E+00</text:p>
          </table:table-cell>
          <table:table-cell table:style-name="ce19" table:formula="of:=[$Absolute.P13]/[$Size.P$3]" office:value-type="float" office:value="0" calcext:value-type="float">
            <text:p>0.0E+00</text:p>
          </table:table-cell>
          <table:table-cell table:style-name="ce19" table:formula="of:=[$Absolute.Q13]/[$Size.Q$3]" office:value-type="float" office:value="0" calcext:value-type="float">
            <text:p>0.0E+00</text:p>
          </table:table-cell>
          <table:table-cell table:style-name="ce19" table:formula="of:=[$Absolute.R13]/[$Size.R$3]" office:value-type="float" office:value="0.000366572596438722" calcext:value-type="float">
            <text:p>3.7E-04</text:p>
          </table:table-cell>
          <table:table-cell table:style-name="ce19" table:formula="of:=[$Absolute.S13]/[$Size.S$3]" office:value-type="float" office:value="0" calcext:value-type="float">
            <text:p>0.0E+00</text:p>
          </table:table-cell>
          <table:table-cell table:style-name="ce19" table:formula="of:=[$Absolute.T13]/[$Size.T$3]" office:value-type="float" office:value="0" calcext:value-type="float">
            <text:p>0.0E+00</text:p>
          </table:table-cell>
          <table:table-cell table:style-name="ce19" table:formula="of:=[$Absolute.U13]/[$Size.U$3]" office:value-type="float" office:value="0" calcext:value-type="float">
            <text:p>0.0E+00</text:p>
          </table:table-cell>
          <table:table-cell table:style-name="ce19" table:formula="of:=[$Absolute.V13]/[$Size.V$3]" office:value-type="float" office:value="0" calcext:value-type="float">
            <text:p>0.0E+00</text:p>
          </table:table-cell>
          <table:table-cell table:style-name="ce19" table:formula="of:=[$Absolute.W13]/[$Size.W$3]" office:value-type="float" office:value="0" calcext:value-type="float">
            <text:p>0.0E+00</text:p>
          </table:table-cell>
          <table:table-cell table:style-name="ce19" table:formula="of:=[$Absolute.X13]/[$Size.X$3]" office:value-type="float" office:value="0" calcext:value-type="float">
            <text:p>0.0E+00</text:p>
          </table:table-cell>
          <table:table-cell table:style-name="ce19" table:formula="of:=[$Absolute.Y13]/[$Size.Y$3]" office:value-type="float" office:value="0" calcext:value-type="float">
            <text:p>0.0E+00</text:p>
          </table:table-cell>
          <table:table-cell table:style-name="ce19" table:formula="of:=[$Absolute.Z13]/[$Size.Z$3]" office:value-type="float" office:value="0.000231055073778641" calcext:value-type="float">
            <text:p>2.3E-04</text:p>
          </table:table-cell>
          <table:table-cell table:style-name="ce19" table:formula="of:=[$Absolute.AA13]/[$Size.AA$3]" office:value-type="float" office:value="0" calcext:value-type="float">
            <text:p>0.0E+00</text:p>
          </table:table-cell>
          <table:table-cell table:style-name="ce19" table:formula="of:=[$Absolute.AB13]/[$Size.AD$3]" office:value-type="float" office:value="0.000487825182101977" calcext:value-type="float">
            <text:p>4.9E-04</text:p>
          </table:table-cell>
          <table:table-cell table:style-name="ce19" table:formula="of:=[$Absolute.AC13]/[$Size.AE$3]" office:value-type="float" office:value="0" calcext:value-type="float">
            <text:p>0.0E+00</text:p>
          </table:table-cell>
          <table:table-cell table:style-name="ce19" table:formula="of:=[$Absolute.AD13]/[$Size.AD$3]" office:value-type="float" office:value="0.00000665972944849116" calcext:value-type="float">
            <text:p>6.7E-06</text:p>
          </table:table-cell>
          <table:table-cell table:style-name="ce19" table:formula="of:=[$Absolute.AE13]/[$Size.AE$3]" office:value-type="float" office:value="0" calcext:value-type="float">
            <text:p>0.0E+00</text:p>
          </table:table-cell>
          <table:table-cell table:style-name="ce19" table:formula="of:=[$Absolute.AF13]/[$Size.AF$3]" office:value-type="float" office:value="0" calcext:value-type="float">
            <text:p>0.0E+00</text:p>
          </table:table-cell>
          <table:table-cell table:style-name="ce19" table:formula="of:=[$Absolute.AG13]/[$Size.AG$3]" office:value-type="float" office:value="0" calcext:value-type="float">
            <text:p>0.0E+00</text:p>
          </table:table-cell>
          <table:table-cell table:style-name="ce19" table:formula="of:=[$Absolute.AH13]/[$Size.AH$3]" office:value-type="float" office:value="0" calcext:value-type="float">
            <text:p>0.0E+00</text:p>
          </table:table-cell>
          <table:table-cell table:style-name="ce19" table:formula="of:=[$Absolute.AI13]/[$Size.AI$3]" office:value-type="float" office:value="0" calcext:value-type="float">
            <text:p>0.0E+00</text:p>
          </table:table-cell>
          <table:table-cell table:style-name="ce19" table:formula="of:=[$Absolute.AJ13]/[$Size.AJ$3]" office:value-type="float" office:value="0.0000240679679414667" calcext:value-type="float">
            <text:p>2.4E-05</text:p>
          </table:table-cell>
          <table:table-cell table:style-name="ce19" table:formula="of:=[$Absolute.AK13]/[$Size.AK$3]" office:value-type="float" office:value="0" calcext:value-type="float">
            <text:p>0.0E+00</text:p>
          </table:table-cell>
          <table:table-cell table:style-name="ce19" table:formula="of:=[$Absolute.AL13]/[$Size.AL$3]" office:value-type="float" office:value="0.00064711484457034" calcext:value-type="float">
            <text:p>6.5E-04</text:p>
          </table:table-cell>
          <table:table-cell table:style-name="ce19" table:formula="of:=[$Absolute.AM13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14]" office:value-type="string" office:string-value="Equality between different types" calcext:value-type="string">
            <text:p>Equality between different types</text:p>
          </table:table-cell>
          <table:table-cell table:style-name="ce19" table:formula="of:=[$Absolute.B14]/[$Size.B$3]" office:value-type="float" office:value="0.000148483110046232" calcext:value-type="float">
            <text:p>1.5E-04</text:p>
          </table:table-cell>
          <table:table-cell table:style-name="ce19" table:formula="of:=[$Absolute.C14]/[$Size.C$3]" office:value-type="float" office:value="0.00040551500405515" calcext:value-type="float">
            <text:p>4.1E-04</text:p>
          </table:table-cell>
          <table:table-cell table:style-name="ce19" table:formula="of:=[$Absolute.D14]/[$Size.D$3]" office:value-type="float" office:value="0.00407782826517535" calcext:value-type="float">
            <text:p>4.1E-03</text:p>
          </table:table-cell>
          <table:table-cell table:style-name="ce19" table:formula="of:=[$Absolute.E14]/[$Size.E$3]" office:value-type="float" office:value="0" calcext:value-type="float">
            <text:p>0.0E+00</text:p>
          </table:table-cell>
          <table:table-cell table:style-name="ce19" table:formula="of:=[$Absolute.F14]/[$Size.F$3]" office:value-type="float" office:value="0.000003801716583658" calcext:value-type="float">
            <text:p>3.8E-06</text:p>
          </table:table-cell>
          <table:table-cell table:style-name="ce19" table:formula="of:=[$Absolute.G14]/[$Size.G$3]" office:value-type="float" office:value="0.0176991150442478" calcext:value-type="float">
            <text:p>1.8E-02</text:p>
          </table:table-cell>
          <table:table-cell table:style-name="ce19" table:formula="of:=[$Absolute.H14]/[$Size.H$3]" office:value-type="float" office:value="0.0000821190410671342" calcext:value-type="float">
            <text:p>8.2E-05</text:p>
          </table:table-cell>
          <table:table-cell table:style-name="ce19" table:formula="of:=[$Absolute.I14]/[$Size.I$3]" office:value-type="float" office:value="0.000276319425255595" calcext:value-type="float">
            <text:p>2.8E-04</text:p>
          </table:table-cell>
          <table:table-cell table:style-name="ce19" table:formula="of:=[$Absolute.J14]/[$Size.J$3]" office:value-type="float" office:value="0.00000387857726028938" calcext:value-type="float">
            <text:p>3.9E-06</text:p>
          </table:table-cell>
          <table:table-cell table:style-name="ce19" table:formula="of:=[$Absolute.K14]/[$Size.K$3]" office:value-type="float" office:value="0" calcext:value-type="float">
            <text:p>0.0E+00</text:p>
          </table:table-cell>
          <table:table-cell table:style-name="ce19" table:formula="of:=[$Absolute.L14]/[$Size.L$3]" office:value-type="float" office:value="0.00000907228341813398" calcext:value-type="float">
            <text:p>9.1E-06</text:p>
          </table:table-cell>
          <table:table-cell table:style-name="ce19" table:formula="of:=[$Absolute.M14]/[$Size.M$3]" office:value-type="float" office:value="0.000430457241247369" calcext:value-type="float">
            <text:p>4.3E-04</text:p>
          </table:table-cell>
          <table:table-cell table:style-name="ce19" table:formula="of:=[$Absolute.N14]/[$Size.N$3]" office:value-type="float" office:value="0.000610679874788426" calcext:value-type="float">
            <text:p>6.1E-04</text:p>
          </table:table-cell>
          <table:table-cell table:style-name="ce19" table:formula="of:=[$Absolute.O14]/[$Size.O$3]" office:value-type="float" office:value="0.0000105786522796996" calcext:value-type="float">
            <text:p>1.1E-05</text:p>
          </table:table-cell>
          <table:table-cell table:style-name="ce19" table:formula="of:=[$Absolute.P14]/[$Size.P$3]" office:value-type="float" office:value="0.00247341195196064" calcext:value-type="float">
            <text:p>2.5E-03</text:p>
          </table:table-cell>
          <table:table-cell table:style-name="ce19" table:formula="of:=[$Absolute.Q14]/[$Size.Q$3]" office:value-type="float" office:value="0" calcext:value-type="float">
            <text:p>0.0E+00</text:p>
          </table:table-cell>
          <table:table-cell table:style-name="ce19" table:formula="of:=[$Absolute.R14]/[$Size.R$3]" office:value-type="float" office:value="0.000477046529612036" calcext:value-type="float">
            <text:p>4.8E-04</text:p>
          </table:table-cell>
          <table:table-cell table:style-name="ce19" table:formula="of:=[$Absolute.S14]/[$Size.S$3]" office:value-type="float" office:value="0.0124858115777526" calcext:value-type="float">
            <text:p>1.2E-02</text:p>
          </table:table-cell>
          <table:table-cell table:style-name="ce19" table:formula="of:=[$Absolute.T14]/[$Size.T$3]" office:value-type="float" office:value="0" calcext:value-type="float">
            <text:p>0.0E+00</text:p>
          </table:table-cell>
          <table:table-cell table:style-name="ce19" table:formula="of:=[$Absolute.U14]/[$Size.U$3]" office:value-type="float" office:value="0" calcext:value-type="float">
            <text:p>0.0E+00</text:p>
          </table:table-cell>
          <table:table-cell table:style-name="ce19" table:formula="of:=[$Absolute.V14]/[$Size.V$3]" office:value-type="float" office:value="0" calcext:value-type="float">
            <text:p>0.0E+00</text:p>
          </table:table-cell>
          <table:table-cell table:style-name="ce19" table:formula="of:=[$Absolute.W14]/[$Size.W$3]" office:value-type="float" office:value="0" calcext:value-type="float">
            <text:p>0.0E+00</text:p>
          </table:table-cell>
          <table:table-cell table:style-name="ce19" table:formula="of:=[$Absolute.X14]/[$Size.X$3]" office:value-type="float" office:value="0.0000822761501030411" calcext:value-type="float">
            <text:p>8.2E-05</text:p>
          </table:table-cell>
          <table:table-cell table:style-name="ce19" table:formula="of:=[$Absolute.Y14]/[$Size.Y$3]" office:value-type="float" office:value="0" calcext:value-type="float">
            <text:p>0.0E+00</text:p>
          </table:table-cell>
          <table:table-cell table:style-name="ce19" table:formula="of:=[$Absolute.Z14]/[$Size.Z$3]" office:value-type="float" office:value="0" calcext:value-type="float">
            <text:p>0.0E+00</text:p>
          </table:table-cell>
          <table:table-cell table:style-name="ce19" table:formula="of:=[$Absolute.AA14]/[$Size.AA$3]" office:value-type="float" office:value="0" calcext:value-type="float">
            <text:p>0.0E+00</text:p>
          </table:table-cell>
          <table:table-cell table:style-name="ce19" table:formula="of:=[$Absolute.AB14]/[$Size.AD$3]" office:value-type="float" office:value="0.000326326742976067" calcext:value-type="float">
            <text:p>3.3E-04</text:p>
          </table:table-cell>
          <table:table-cell table:style-name="ce19" table:formula="of:=[$Absolute.AC14]/[$Size.AE$3]" office:value-type="float" office:value="0.000163061202304598" calcext:value-type="float">
            <text:p>1.6E-04</text:p>
          </table:table-cell>
          <table:table-cell table:style-name="ce19" table:formula="of:=[$Absolute.AD14]/[$Size.AD$3]" office:value-type="float" office:value="0.00000332986472424558" calcext:value-type="float">
            <text:p>3.3E-06</text:p>
          </table:table-cell>
          <table:table-cell table:style-name="ce19" table:formula="of:=[$Absolute.AE14]/[$Size.AE$3]" office:value-type="float" office:value="0" calcext:value-type="float">
            <text:p>0.0E+00</text:p>
          </table:table-cell>
          <table:table-cell table:style-name="ce19" table:formula="of:=[$Absolute.AF14]/[$Size.AF$3]" office:value-type="float" office:value="0.000946399380538587" calcext:value-type="float">
            <text:p>9.5E-04</text:p>
          </table:table-cell>
          <table:table-cell table:style-name="ce19" table:formula="of:=[$Absolute.AG14]/[$Size.AG$3]" office:value-type="float" office:value="0" calcext:value-type="float">
            <text:p>0.0E+00</text:p>
          </table:table-cell>
          <table:table-cell table:style-name="ce19" table:formula="of:=[$Absolute.AH14]/[$Size.AH$3]" office:value-type="float" office:value="0" calcext:value-type="float">
            <text:p>0.0E+00</text:p>
          </table:table-cell>
          <table:table-cell table:style-name="ce19" table:formula="of:=[$Absolute.AI14]/[$Size.AI$3]" office:value-type="float" office:value="0" calcext:value-type="float">
            <text:p>0.0E+00</text:p>
          </table:table-cell>
          <table:table-cell table:style-name="ce19" table:formula="of:=[$Absolute.AJ14]/[$Size.AJ$3]" office:value-type="float" office:value="0.000385087487063467" calcext:value-type="float">
            <text:p>3.9E-04</text:p>
          </table:table-cell>
          <table:table-cell table:style-name="ce19" table:formula="of:=[$Absolute.AK14]/[$Size.AK$3]" office:value-type="float" office:value="0" calcext:value-type="float">
            <text:p>0.0E+00</text:p>
          </table:table-cell>
          <table:table-cell table:style-name="ce19" table:formula="of:=[$Absolute.AL14]/[$Size.AL$3]" office:value-type="float" office:value="0.00113550340651022" calcext:value-type="float">
            <text:p>1.1E-03</text:p>
          </table:table-cell>
          <table:table-cell table:style-name="ce19" table:formula="of:=[$Absolute.AM14]/[$Size.AM$3]" office:value-type="float" office:value="0.000968054211035818" calcext:value-type="float">
            <text:p>9.7E-04</text:p>
          </table:table-cell>
          <table:table-cell table:number-columns-repeated="16345"/>
        </table:table-row>
        <table:table-row table:style-name="ro1">
          <table:table-cell table:style-name="ce7" table:formula="of:=[$Absolute.A15]" office:value-type="string" office:string-value="Equality between lists" calcext:value-type="string">
            <text:p>Equality between lists</text:p>
          </table:table-cell>
          <table:table-cell table:style-name="ce19" table:formula="of:=[$Absolute.B15]/[$Size.B$3]" office:value-type="float" office:value="0" calcext:value-type="float">
            <text:p>0.0E+00</text:p>
          </table:table-cell>
          <table:table-cell table:style-name="ce19" table:formula="of:=[$Absolute.C15]/[$Size.C$3]" office:value-type="float" office:value="0" calcext:value-type="float">
            <text:p>0.0E+00</text:p>
          </table:table-cell>
          <table:table-cell table:style-name="ce19" table:formula="of:=[$Absolute.D15]/[$Size.D$3]" office:value-type="float" office:value="0" calcext:value-type="float">
            <text:p>0.0E+00</text:p>
          </table:table-cell>
          <table:table-cell table:style-name="ce19" table:formula="of:=[$Absolute.E15]/[$Size.E$3]" office:value-type="float" office:value="0" calcext:value-type="float">
            <text:p>0.0E+00</text:p>
          </table:table-cell>
          <table:table-cell table:style-name="ce19" table:formula="of:=[$Absolute.F15]/[$Size.F$3]" office:value-type="float" office:value="0" calcext:value-type="float">
            <text:p>0.0E+00</text:p>
          </table:table-cell>
          <table:table-cell table:style-name="ce19" table:formula="of:=[$Absolute.G15]/[$Size.G$3]" office:value-type="float" office:value="0" calcext:value-type="float">
            <text:p>0.0E+00</text:p>
          </table:table-cell>
          <table:table-cell table:style-name="ce19" table:formula="of:=[$Absolute.H15]/[$Size.H$3]" office:value-type="float" office:value="0.00000108766941810774" calcext:value-type="float">
            <text:p>1.1E-06</text:p>
          </table:table-cell>
          <table:table-cell table:style-name="ce19" table:formula="of:=[$Absolute.I15]/[$Size.I$3]" office:value-type="float" office:value="0.000207239568941697" calcext:value-type="float">
            <text:p>2.1E-04</text:p>
          </table:table-cell>
          <table:table-cell table:style-name="ce19" table:formula="of:=[$Absolute.J15]/[$Size.J$3]" office:value-type="float" office:value="0" calcext:value-type="float">
            <text:p>0.0E+00</text:p>
          </table:table-cell>
          <table:table-cell table:style-name="ce19" table:formula="of:=[$Absolute.K15]/[$Size.K$3]" office:value-type="float" office:value="0" calcext:value-type="float">
            <text:p>0.0E+00</text:p>
          </table:table-cell>
          <table:table-cell table:style-name="ce19" table:formula="of:=[$Absolute.L15]/[$Size.L$3]" office:value-type="float" office:value="0" calcext:value-type="float">
            <text:p>0.0E+00</text:p>
          </table:table-cell>
          <table:table-cell table:style-name="ce19" table:formula="of:=[$Absolute.M15]/[$Size.M$3]" office:value-type="float" office:value="0" calcext:value-type="float">
            <text:p>0.0E+00</text:p>
          </table:table-cell>
          <table:table-cell table:style-name="ce19" table:formula="of:=[$Absolute.N15]/[$Size.N$3]" office:value-type="float" office:value="0" calcext:value-type="float">
            <text:p>0.0E+00</text:p>
          </table:table-cell>
          <table:table-cell table:style-name="ce19" table:formula="of:=[$Absolute.O15]/[$Size.O$3]" office:value-type="float" office:value="0" calcext:value-type="float">
            <text:p>0.0E+00</text:p>
          </table:table-cell>
          <table:table-cell table:style-name="ce19" table:formula="of:=[$Absolute.P15]/[$Size.P$3]" office:value-type="float" office:value="0" calcext:value-type="float">
            <text:p>0.0E+00</text:p>
          </table:table-cell>
          <table:table-cell table:style-name="ce19" table:formula="of:=[$Absolute.Q15]/[$Size.Q$3]" office:value-type="float" office:value="0" calcext:value-type="float">
            <text:p>0.0E+00</text:p>
          </table:table-cell>
          <table:table-cell table:style-name="ce19" table:formula="of:=[$Absolute.R15]/[$Size.R$3]" office:value-type="float" office:value="0.0000050215424169688" calcext:value-type="float">
            <text:p>5.0E-06</text:p>
          </table:table-cell>
          <table:table-cell table:style-name="ce19" table:formula="of:=[$Absolute.S15]/[$Size.S$3]" office:value-type="float" office:value="0" calcext:value-type="float">
            <text:p>0.0E+00</text:p>
          </table:table-cell>
          <table:table-cell table:style-name="ce19" table:formula="of:=[$Absolute.T15]/[$Size.T$3]" office:value-type="float" office:value="0" calcext:value-type="float">
            <text:p>0.0E+00</text:p>
          </table:table-cell>
          <table:table-cell table:style-name="ce19" table:formula="of:=[$Absolute.U15]/[$Size.U$3]" office:value-type="float" office:value="0" calcext:value-type="float">
            <text:p>0.0E+00</text:p>
          </table:table-cell>
          <table:table-cell table:style-name="ce19" table:formula="of:=[$Absolute.V15]/[$Size.V$3]" office:value-type="float" office:value="0" calcext:value-type="float">
            <text:p>0.0E+00</text:p>
          </table:table-cell>
          <table:table-cell table:style-name="ce19" table:formula="of:=[$Absolute.W15]/[$Size.W$3]" office:value-type="float" office:value="0" calcext:value-type="float">
            <text:p>0.0E+00</text:p>
          </table:table-cell>
          <table:table-cell table:style-name="ce19" table:formula="of:=[$Absolute.X15]/[$Size.X$3]" office:value-type="float" office:value="0" calcext:value-type="float">
            <text:p>0.0E+00</text:p>
          </table:table-cell>
          <table:table-cell table:style-name="ce19" table:formula="of:=[$Absolute.Y15]/[$Size.Y$3]" office:value-type="float" office:value="0" calcext:value-type="float">
            <text:p>0.0E+00</text:p>
          </table:table-cell>
          <table:table-cell table:style-name="ce19" table:formula="of:=[$Absolute.Z15]/[$Size.Z$3]" office:value-type="float" office:value="0.0000413355407218669" calcext:value-type="float">
            <text:p>4.1E-05</text:p>
          </table:table-cell>
          <table:table-cell table:style-name="ce19" table:formula="of:=[$Absolute.AA15]/[$Size.AA$3]" office:value-type="float" office:value="0" calcext:value-type="float">
            <text:p>0.0E+00</text:p>
          </table:table-cell>
          <table:table-cell table:style-name="ce19" table:formula="of:=[$Absolute.AB15]/[$Size.AD$3]" office:value-type="float" office:value="0.0000199791883454735" calcext:value-type="float">
            <text:p>2.0E-05</text:p>
          </table:table-cell>
          <table:table-cell table:style-name="ce19" table:formula="of:=[$Absolute.AC15]/[$Size.AE$3]" office:value-type="float" office:value="0.000271768670507664" calcext:value-type="float">
            <text:p>2.7E-04</text:p>
          </table:table-cell>
          <table:table-cell table:style-name="ce19" table:formula="of:=[$Absolute.AD15]/[$Size.AD$3]" office:value-type="float" office:value="0.00000998959417273673" calcext:value-type="float">
            <text:p>1.0E-05</text:p>
          </table:table-cell>
          <table:table-cell table:style-name="ce19" table:formula="of:=[$Absolute.AE15]/[$Size.AE$3]" office:value-type="float" office:value="0" calcext:value-type="float">
            <text:p>0.0E+00</text:p>
          </table:table-cell>
          <table:table-cell table:style-name="ce19" table:formula="of:=[$Absolute.AF15]/[$Size.AF$3]" office:value-type="float" office:value="0" calcext:value-type="float">
            <text:p>0.0E+00</text:p>
          </table:table-cell>
          <table:table-cell table:style-name="ce19" table:formula="of:=[$Absolute.AG15]/[$Size.AG$3]" office:value-type="float" office:value="0" calcext:value-type="float">
            <text:p>0.0E+00</text:p>
          </table:table-cell>
          <table:table-cell table:style-name="ce19" table:formula="of:=[$Absolute.AH15]/[$Size.AH$3]" office:value-type="float" office:value="0" calcext:value-type="float">
            <text:p>0.0E+00</text:p>
          </table:table-cell>
          <table:table-cell table:style-name="ce19" table:formula="of:=[$Absolute.AI15]/[$Size.AI$3]" office:value-type="float" office:value="0" calcext:value-type="float">
            <text:p>0.0E+00</text:p>
          </table:table-cell>
          <table:table-cell table:style-name="ce19" table:formula="of:=[$Absolute.AJ15]/[$Size.AJ$3]" office:value-type="float" office:value="0" calcext:value-type="float">
            <text:p>0.0E+00</text:p>
          </table:table-cell>
          <table:table-cell table:style-name="ce19" table:formula="of:=[$Absolute.AK15]/[$Size.AK$3]" office:value-type="float" office:value="0" calcext:value-type="float">
            <text:p>0.0E+00</text:p>
          </table:table-cell>
          <table:table-cell table:style-name="ce19" table:formula="of:=[$Absolute.AL15]/[$Size.AL$3]" office:value-type="float" office:value="0" calcext:value-type="float">
            <text:p>0.0E+00</text:p>
          </table:table-cell>
          <table:table-cell table:style-name="ce19" table:formula="of:=[$Absolute.AM15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16]" office:value-type="string" office:string-value="Equality between maps" calcext:value-type="string">
            <text:p>Equality between maps</text:p>
          </table:table-cell>
          <table:table-cell table:style-name="ce19" table:formula="of:=[$Absolute.B16]/[$Size.B$3]" office:value-type="float" office:value="0" calcext:value-type="float">
            <text:p>0.0E+00</text:p>
          </table:table-cell>
          <table:table-cell table:style-name="ce19" table:formula="of:=[$Absolute.C16]/[$Size.C$3]" office:value-type="float" office:value="0" calcext:value-type="float">
            <text:p>0.0E+00</text:p>
          </table:table-cell>
          <table:table-cell table:style-name="ce19" table:formula="of:=[$Absolute.D16]/[$Size.D$3]" office:value-type="float" office:value="0" calcext:value-type="float">
            <text:p>0.0E+00</text:p>
          </table:table-cell>
          <table:table-cell table:style-name="ce19" table:formula="of:=[$Absolute.E16]/[$Size.E$3]" office:value-type="float" office:value="0" calcext:value-type="float">
            <text:p>0.0E+00</text:p>
          </table:table-cell>
          <table:table-cell table:style-name="ce19" table:formula="of:=[$Absolute.F16]/[$Size.F$3]" office:value-type="float" office:value="0" calcext:value-type="float">
            <text:p>0.0E+00</text:p>
          </table:table-cell>
          <table:table-cell table:style-name="ce19" table:formula="of:=[$Absolute.G16]/[$Size.G$3]" office:value-type="float" office:value="0" calcext:value-type="float">
            <text:p>0.0E+00</text:p>
          </table:table-cell>
          <table:table-cell table:style-name="ce19" table:formula="of:=[$Absolute.H16]/[$Size.H$3]" office:value-type="float" office:value="0.00000217533883621548" calcext:value-type="float">
            <text:p>2.2E-06</text:p>
          </table:table-cell>
          <table:table-cell table:style-name="ce19" table:formula="of:=[$Absolute.I16]/[$Size.I$3]" office:value-type="float" office:value="0.000207239568941697" calcext:value-type="float">
            <text:p>2.1E-04</text:p>
          </table:table-cell>
          <table:table-cell table:style-name="ce19" table:formula="of:=[$Absolute.J16]/[$Size.J$3]" office:value-type="float" office:value="0" calcext:value-type="float">
            <text:p>0.0E+00</text:p>
          </table:table-cell>
          <table:table-cell table:style-name="ce19" table:formula="of:=[$Absolute.K16]/[$Size.K$3]" office:value-type="float" office:value="0" calcext:value-type="float">
            <text:p>0.0E+00</text:p>
          </table:table-cell>
          <table:table-cell table:style-name="ce19" table:formula="of:=[$Absolute.L16]/[$Size.L$3]" office:value-type="float" office:value="0" calcext:value-type="float">
            <text:p>0.0E+00</text:p>
          </table:table-cell>
          <table:table-cell table:style-name="ce19" table:formula="of:=[$Absolute.M16]/[$Size.M$3]" office:value-type="float" office:value="0" calcext:value-type="float">
            <text:p>0.0E+00</text:p>
          </table:table-cell>
          <table:table-cell table:style-name="ce19" table:formula="of:=[$Absolute.N16]/[$Size.N$3]" office:value-type="float" office:value="0" calcext:value-type="float">
            <text:p>0.0E+00</text:p>
          </table:table-cell>
          <table:table-cell table:style-name="ce19" table:formula="of:=[$Absolute.O16]/[$Size.O$3]" office:value-type="float" office:value="0" calcext:value-type="float">
            <text:p>0.0E+00</text:p>
          </table:table-cell>
          <table:table-cell table:style-name="ce19" table:formula="of:=[$Absolute.P16]/[$Size.P$3]" office:value-type="float" office:value="0" calcext:value-type="float">
            <text:p>0.0E+00</text:p>
          </table:table-cell>
          <table:table-cell table:style-name="ce19" table:formula="of:=[$Absolute.Q16]/[$Size.Q$3]" office:value-type="float" office:value="0" calcext:value-type="float">
            <text:p>0.0E+00</text:p>
          </table:table-cell>
          <table:table-cell table:style-name="ce19" table:formula="of:=[$Absolute.R16]/[$Size.R$3]" office:value-type="float" office:value="0.0000050215424169688" calcext:value-type="float">
            <text:p>5.0E-06</text:p>
          </table:table-cell>
          <table:table-cell table:style-name="ce19" table:formula="of:=[$Absolute.S16]/[$Size.S$3]" office:value-type="float" office:value="0" calcext:value-type="float">
            <text:p>0.0E+00</text:p>
          </table:table-cell>
          <table:table-cell table:style-name="ce19" table:formula="of:=[$Absolute.T16]/[$Size.T$3]" office:value-type="float" office:value="0" calcext:value-type="float">
            <text:p>0.0E+00</text:p>
          </table:table-cell>
          <table:table-cell table:style-name="ce19" table:formula="of:=[$Absolute.U16]/[$Size.U$3]" office:value-type="float" office:value="0" calcext:value-type="float">
            <text:p>0.0E+00</text:p>
          </table:table-cell>
          <table:table-cell table:style-name="ce19" table:formula="of:=[$Absolute.V16]/[$Size.V$3]" office:value-type="float" office:value="0" calcext:value-type="float">
            <text:p>0.0E+00</text:p>
          </table:table-cell>
          <table:table-cell table:style-name="ce19" table:formula="of:=[$Absolute.W16]/[$Size.W$3]" office:value-type="float" office:value="0" calcext:value-type="float">
            <text:p>0.0E+00</text:p>
          </table:table-cell>
          <table:table-cell table:style-name="ce19" table:formula="of:=[$Absolute.X16]/[$Size.X$3]" office:value-type="float" office:value="0" calcext:value-type="float">
            <text:p>0.0E+00</text:p>
          </table:table-cell>
          <table:table-cell table:style-name="ce19" table:formula="of:=[$Absolute.Y16]/[$Size.Y$3]" office:value-type="float" office:value="0" calcext:value-type="float">
            <text:p>0.0E+00</text:p>
          </table:table-cell>
          <table:table-cell table:style-name="ce19" table:formula="of:=[$Absolute.Z16]/[$Size.Z$3]" office:value-type="float" office:value="0" calcext:value-type="float">
            <text:p>0.0E+00</text:p>
          </table:table-cell>
          <table:table-cell table:style-name="ce19" table:formula="of:=[$Absolute.AA16]/[$Size.AA$3]" office:value-type="float" office:value="0" calcext:value-type="float">
            <text:p>0.0E+00</text:p>
          </table:table-cell>
          <table:table-cell table:style-name="ce19" table:formula="of:=[$Absolute.AB16]/[$Size.AD$3]" office:value-type="float" office:value="0" calcext:value-type="float">
            <text:p>0.0E+00</text:p>
          </table:table-cell>
          <table:table-cell table:style-name="ce19" table:formula="of:=[$Absolute.AC16]/[$Size.AE$3]" office:value-type="float" office:value="0" calcext:value-type="float">
            <text:p>0.0E+00</text:p>
          </table:table-cell>
          <table:table-cell table:style-name="ce19" table:formula="of:=[$Absolute.AD16]/[$Size.AD$3]" office:value-type="float" office:value="0" calcext:value-type="float">
            <text:p>0.0E+00</text:p>
          </table:table-cell>
          <table:table-cell table:style-name="ce19" table:formula="of:=[$Absolute.AE16]/[$Size.AE$3]" office:value-type="float" office:value="0" calcext:value-type="float">
            <text:p>0.0E+00</text:p>
          </table:table-cell>
          <table:table-cell table:style-name="ce19" table:formula="of:=[$Absolute.AF16]/[$Size.AF$3]" office:value-type="float" office:value="0" calcext:value-type="float">
            <text:p>0.0E+00</text:p>
          </table:table-cell>
          <table:table-cell table:style-name="ce19" table:formula="of:=[$Absolute.AG16]/[$Size.AG$3]" office:value-type="float" office:value="0" calcext:value-type="float">
            <text:p>0.0E+00</text:p>
          </table:table-cell>
          <table:table-cell table:style-name="ce19" table:formula="of:=[$Absolute.AH16]/[$Size.AH$3]" office:value-type="float" office:value="0" calcext:value-type="float">
            <text:p>0.0E+00</text:p>
          </table:table-cell>
          <table:table-cell table:style-name="ce19" table:formula="of:=[$Absolute.AI16]/[$Size.AI$3]" office:value-type="float" office:value="0" calcext:value-type="float">
            <text:p>0.0E+00</text:p>
          </table:table-cell>
          <table:table-cell table:style-name="ce19" table:formula="of:=[$Absolute.AJ16]/[$Size.AJ$3]" office:value-type="float" office:value="0" calcext:value-type="float">
            <text:p>0.0E+00</text:p>
          </table:table-cell>
          <table:table-cell table:style-name="ce19" table:formula="of:=[$Absolute.AK16]/[$Size.AK$3]" office:value-type="float" office:value="0" calcext:value-type="float">
            <text:p>0.0E+00</text:p>
          </table:table-cell>
          <table:table-cell table:style-name="ce19" table:formula="of:=[$Absolute.AL16]/[$Size.AL$3]" office:value-type="float" office:value="0" calcext:value-type="float">
            <text:p>0.0E+00</text:p>
          </table:table-cell>
          <table:table-cell table:style-name="ce19" table:formula="of:=[$Absolute.AM16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17]" office:value-type="string" office:string-value="Equality between strings" calcext:value-type="string">
            <text:p>Equality between strings</text:p>
          </table:table-cell>
          <table:table-cell table:style-name="ce19" table:formula="of:=[$Absolute.B17]/[$Size.B$3]" office:value-type="float" office:value="0.00297641143319947" calcext:value-type="float">
            <text:p>3.0E-03</text:p>
          </table:table-cell>
          <table:table-cell table:style-name="ce19" table:formula="of:=[$Absolute.C17]/[$Size.C$3]" office:value-type="float" office:value="0.00040551500405515" calcext:value-type="float">
            <text:p>4.1E-04</text:p>
          </table:table-cell>
          <table:table-cell table:style-name="ce19" table:formula="of:=[$Absolute.D17]/[$Size.D$3]" office:value-type="float" office:value="0.00431084702318537" calcext:value-type="float">
            <text:p>4.3E-03</text:p>
          </table:table-cell>
          <table:table-cell table:style-name="ce19" table:formula="of:=[$Absolute.E17]/[$Size.E$3]" office:value-type="float" office:value="0" calcext:value-type="float">
            <text:p>0.0E+00</text:p>
          </table:table-cell>
          <table:table-cell table:style-name="ce19" table:formula="of:=[$Absolute.F17]/[$Size.F$3]" office:value-type="float" office:value="0.000012219803304615" calcext:value-type="float">
            <text:p>1.2E-05</text:p>
          </table:table-cell>
          <table:table-cell table:style-name="ce19" table:formula="of:=[$Absolute.G17]/[$Size.G$3]" office:value-type="float" office:value="0.0176991150442478" calcext:value-type="float">
            <text:p>1.8E-02</text:p>
          </table:table-cell>
          <table:table-cell table:style-name="ce19" table:formula="of:=[$Absolute.H17]/[$Size.H$3]" office:value-type="float" office:value="0.000241462610819918" calcext:value-type="float">
            <text:p>2.4E-04</text:p>
          </table:table-cell>
          <table:table-cell table:style-name="ce19" table:formula="of:=[$Absolute.I17]/[$Size.I$3]" office:value-type="float" office:value="0.000138159712627798" calcext:value-type="float">
            <text:p>1.4E-04</text:p>
          </table:table-cell>
          <table:table-cell table:style-name="ce19" table:formula="of:=[$Absolute.J17]/[$Size.J$3]" office:value-type="float" office:value="0" calcext:value-type="float">
            <text:p>0.0E+00</text:p>
          </table:table-cell>
          <table:table-cell table:style-name="ce19" table:formula="of:=[$Absolute.K17]/[$Size.K$3]" office:value-type="float" office:value="0" calcext:value-type="float">
            <text:p>0.0E+00</text:p>
          </table:table-cell>
          <table:table-cell table:style-name="ce19" table:formula="of:=[$Absolute.L17]/[$Size.L$3]" office:value-type="float" office:value="0.000485367162870168" calcext:value-type="float">
            <text:p>4.9E-04</text:p>
          </table:table-cell>
          <table:table-cell table:style-name="ce19" table:formula="of:=[$Absolute.M17]/[$Size.M$3]" office:value-type="float" office:value="0.000430457241247369" calcext:value-type="float">
            <text:p>4.3E-04</text:p>
          </table:table-cell>
          <table:table-cell table:style-name="ce19" table:formula="of:=[$Absolute.N17]/[$Size.N$3]" office:value-type="float" office:value="0.0000778990190576116" calcext:value-type="float">
            <text:p>7.8E-05</text:p>
          </table:table-cell>
          <table:table-cell table:style-name="ce19" table:formula="of:=[$Absolute.O17]/[$Size.O$3]" office:value-type="float" office:value="0.0000105786522796996" calcext:value-type="float">
            <text:p>1.1E-05</text:p>
          </table:table-cell>
          <table:table-cell table:style-name="ce19" table:formula="of:=[$Absolute.P17]/[$Size.P$3]" office:value-type="float" office:value="0.00369429170886992" calcext:value-type="float">
            <text:p>3.7E-03</text:p>
          </table:table-cell>
          <table:table-cell table:style-name="ce19" table:formula="of:=[$Absolute.Q17]/[$Size.Q$3]" office:value-type="float" office:value="0" calcext:value-type="float">
            <text:p>0.0E+00</text:p>
          </table:table-cell>
          <table:table-cell table:style-name="ce19" table:formula="of:=[$Absolute.R17]/[$Size.R$3]" office:value-type="float" office:value="0.00208896164545902" calcext:value-type="float">
            <text:p>2.1E-03</text:p>
          </table:table-cell>
          <table:table-cell table:style-name="ce19" table:formula="of:=[$Absolute.S17]/[$Size.S$3]" office:value-type="float" office:value="0" calcext:value-type="float">
            <text:p>0.0E+00</text:p>
          </table:table-cell>
          <table:table-cell table:style-name="ce19" table:formula="of:=[$Absolute.T17]/[$Size.T$3]" office:value-type="float" office:value="0" calcext:value-type="float">
            <text:p>0.0E+00</text:p>
          </table:table-cell>
          <table:table-cell table:style-name="ce19" table:formula="of:=[$Absolute.U17]/[$Size.U$3]" office:value-type="float" office:value="0" calcext:value-type="float">
            <text:p>0.0E+00</text:p>
          </table:table-cell>
          <table:table-cell table:style-name="ce19" table:formula="of:=[$Absolute.V17]/[$Size.V$3]" office:value-type="float" office:value="0" calcext:value-type="float">
            <text:p>0.0E+00</text:p>
          </table:table-cell>
          <table:table-cell table:style-name="ce19" table:formula="of:=[$Absolute.W17]/[$Size.W$3]" office:value-type="float" office:value="0" calcext:value-type="float">
            <text:p>0.0E+00</text:p>
          </table:table-cell>
          <table:table-cell table:style-name="ce19" table:formula="of:=[$Absolute.X17]/[$Size.X$3]" office:value-type="float" office:value="0.0000352612071870176" calcext:value-type="float">
            <text:p>3.5E-05</text:p>
          </table:table-cell>
          <table:table-cell table:style-name="ce19" table:formula="of:=[$Absolute.Y17]/[$Size.Y$3]" office:value-type="float" office:value="0.00738007380073801" calcext:value-type="float">
            <text:p>7.4E-03</text:p>
          </table:table-cell>
          <table:table-cell table:style-name="ce19" table:formula="of:=[$Absolute.Z17]/[$Size.Z$3]" office:value-type="float" office:value="0.0000317965697860515" calcext:value-type="float">
            <text:p>3.2E-05</text:p>
          </table:table-cell>
          <table:table-cell table:style-name="ce19" table:formula="of:=[$Absolute.AA17]/[$Size.AA$3]" office:value-type="float" office:value="0" calcext:value-type="float">
            <text:p>0.0E+00</text:p>
          </table:table-cell>
          <table:table-cell table:style-name="ce19" table:formula="of:=[$Absolute.AB17]/[$Size.AD$3]" office:value-type="float" office:value="0.000298022892819979" calcext:value-type="float">
            <text:p>3.0E-04</text:p>
          </table:table-cell>
          <table:table-cell table:style-name="ce19" table:formula="of:=[$Absolute.AC17]/[$Size.AE$3]" office:value-type="float" office:value="0.000271768670507664" calcext:value-type="float">
            <text:p>2.7E-04</text:p>
          </table:table-cell>
          <table:table-cell table:style-name="ce19" table:formula="of:=[$Absolute.AD17]/[$Size.AD$3]" office:value-type="float" office:value="0.0000449531737773153" calcext:value-type="float">
            <text:p>4.5E-05</text:p>
          </table:table-cell>
          <table:table-cell table:style-name="ce19" table:formula="of:=[$Absolute.AE17]/[$Size.AE$3]" office:value-type="float" office:value="0" calcext:value-type="float">
            <text:p>0.0E+00</text:p>
          </table:table-cell>
          <table:table-cell table:style-name="ce19" table:formula="of:=[$Absolute.AF17]/[$Size.AF$3]" office:value-type="float" office:value="0.000688290458573518" calcext:value-type="float">
            <text:p>6.9E-04</text:p>
          </table:table-cell>
          <table:table-cell table:style-name="ce19" table:formula="of:=[$Absolute.AG17]/[$Size.AG$3]" office:value-type="float" office:value="0" calcext:value-type="float">
            <text:p>0.0E+00</text:p>
          </table:table-cell>
          <table:table-cell table:style-name="ce19" table:formula="of:=[$Absolute.AH17]/[$Size.AH$3]" office:value-type="float" office:value="0.00934176487496407" calcext:value-type="float">
            <text:p>9.3E-03</text:p>
          </table:table-cell>
          <table:table-cell table:style-name="ce19" table:formula="of:=[$Absolute.AI17]/[$Size.AI$3]" office:value-type="float" office:value="0" calcext:value-type="float">
            <text:p>0.0E+00</text:p>
          </table:table-cell>
          <table:table-cell table:style-name="ce19" table:formula="of:=[$Absolute.AJ17]/[$Size.AJ$3]" office:value-type="float" office:value="0.00348985535151267" calcext:value-type="float">
            <text:p>3.5E-03</text:p>
          </table:table-cell>
          <table:table-cell table:style-name="ce19" table:formula="of:=[$Absolute.AK17]/[$Size.AK$3]" office:value-type="float" office:value="0" calcext:value-type="float">
            <text:p>0.0E+00</text:p>
          </table:table-cell>
          <table:table-cell table:style-name="ce19" table:formula="of:=[$Absolute.AL17]/[$Size.AL$3]" office:value-type="float" office:value="0.00704500500598276" calcext:value-type="float">
            <text:p>7.0E-03</text:p>
          </table:table-cell>
          <table:table-cell table:style-name="ce19" table:formula="of:=[$Absolute.AM17]/[$Size.AM$3]" office:value-type="float" office:value="0.000968054211035818" calcext:value-type="float">
            <text:p>9.7E-04</text:p>
          </table:table-cell>
          <table:table-cell table:number-columns-repeated="16345"/>
        </table:table-row>
        <table:table-row table:style-name="ro1">
          <table:table-cell table:style-name="ce7" table:formula="of:=[$Absolute.A18]" office:value-type="string" office:string-value="Iterated assertions" calcext:value-type="string">
            <text:p>Iterated assertions</text:p>
          </table:table-cell>
          <table:table-cell table:style-name="ce19" table:formula="of:=[$Absolute.B18]/[$Size.B$3]" office:value-type="float" office:value="0.00021597543279452" calcext:value-type="float">
            <text:p>2.2E-04</text:p>
          </table:table-cell>
          <table:table-cell table:style-name="ce19" table:formula="of:=[$Absolute.C18]/[$Size.C$3]" office:value-type="float" office:value="0" calcext:value-type="float">
            <text:p>0.0E+00</text:p>
          </table:table-cell>
          <table:table-cell table:style-name="ce19" table:formula="of:=[$Absolute.D18]/[$Size.D$3]" office:value-type="float" office:value="0" calcext:value-type="float">
            <text:p>0.0E+00</text:p>
          </table:table-cell>
          <table:table-cell table:style-name="ce19" table:formula="of:=[$Absolute.E18]/[$Size.E$3]" office:value-type="float" office:value="0" calcext:value-type="float">
            <text:p>0.0E+00</text:p>
          </table:table-cell>
          <table:table-cell table:style-name="ce19" table:formula="of:=[$Absolute.F18]/[$Size.F$3]" office:value-type="float" office:value="0.000034487000437469" calcext:value-type="float">
            <text:p>3.4E-05</text:p>
          </table:table-cell>
          <table:table-cell table:style-name="ce19" table:formula="of:=[$Absolute.G18]/[$Size.G$3]" office:value-type="float" office:value="0" calcext:value-type="float">
            <text:p>0.0E+00</text:p>
          </table:table-cell>
          <table:table-cell table:style-name="ce19" table:formula="of:=[$Absolute.H18]/[$Size.H$3]" office:value-type="float" office:value="0.000331195337813806" calcext:value-type="float">
            <text:p>3.3E-04</text:p>
          </table:table-cell>
          <table:table-cell table:style-name="ce19" table:formula="of:=[$Absolute.I18]/[$Size.I$3]" office:value-type="float" office:value="0" calcext:value-type="float">
            <text:p>0.0E+00</text:p>
          </table:table-cell>
          <table:table-cell table:style-name="ce19" table:formula="of:=[$Absolute.J18]/[$Size.J$3]" office:value-type="float" office:value="0" calcext:value-type="float">
            <text:p>0.0E+00</text:p>
          </table:table-cell>
          <table:table-cell table:style-name="ce19" table:formula="of:=[$Absolute.K18]/[$Size.K$3]" office:value-type="float" office:value="0" calcext:value-type="float">
            <text:p>0.0E+00</text:p>
          </table:table-cell>
          <table:table-cell table:style-name="ce19" table:formula="of:=[$Absolute.L18]/[$Size.L$3]" office:value-type="float" office:value="0.000642620075451157" calcext:value-type="float">
            <text:p>6.4E-04</text:p>
          </table:table-cell>
          <table:table-cell table:style-name="ce19" table:formula="of:=[$Absolute.M18]/[$Size.M$3]" office:value-type="float" office:value="0" calcext:value-type="float">
            <text:p>0.0E+00</text:p>
          </table:table-cell>
          <table:table-cell table:style-name="ce19" table:formula="of:=[$Absolute.N18]/[$Size.N$3]" office:value-type="float" office:value="0.000048636434178457" calcext:value-type="float">
            <text:p>4.9E-05</text:p>
          </table:table-cell>
          <table:table-cell table:style-name="ce19" table:formula="of:=[$Absolute.O18]/[$Size.O$3]" office:value-type="float" office:value="0" calcext:value-type="float">
            <text:p>0.0E+00</text:p>
          </table:table-cell>
          <table:table-cell table:style-name="ce19" table:formula="of:=[$Absolute.P18]/[$Size.P$3]" office:value-type="float" office:value="0.0000226088843872088" calcext:value-type="float">
            <text:p>2.3E-05</text:p>
          </table:table-cell>
          <table:table-cell table:style-name="ce19" table:formula="of:=[$Absolute.Q18]/[$Size.Q$3]" office:value-type="float" office:value="0" calcext:value-type="float">
            <text:p>0.0E+00</text:p>
          </table:table-cell>
          <table:table-cell table:style-name="ce19" table:formula="of:=[$Absolute.R18]/[$Size.R$3]" office:value-type="float" office:value="0.000190818611844814" calcext:value-type="float">
            <text:p>1.9E-04</text:p>
          </table:table-cell>
          <table:table-cell table:style-name="ce19" table:formula="of:=[$Absolute.S18]/[$Size.S$3]" office:value-type="float" office:value="0" calcext:value-type="float">
            <text:p>0.0E+00</text:p>
          </table:table-cell>
          <table:table-cell table:style-name="ce19" table:formula="of:=[$Absolute.T18]/[$Size.T$3]" office:value-type="float" office:value="0.00000986699293523306" calcext:value-type="float">
            <text:p>9.9E-06</text:p>
          </table:table-cell>
          <table:table-cell table:style-name="ce19" table:formula="of:=[$Absolute.U18]/[$Size.U$3]" office:value-type="float" office:value="0" calcext:value-type="float">
            <text:p>0.0E+00</text:p>
          </table:table-cell>
          <table:table-cell table:style-name="ce19" table:formula="of:=[$Absolute.V18]/[$Size.V$3]" office:value-type="float" office:value="0" calcext:value-type="float">
            <text:p>0.0E+00</text:p>
          </table:table-cell>
          <table:table-cell table:style-name="ce19" table:formula="of:=[$Absolute.W18]/[$Size.W$3]" office:value-type="float" office:value="0" calcext:value-type="float">
            <text:p>0.0E+00</text:p>
          </table:table-cell>
          <table:table-cell table:style-name="ce19" table:formula="of:=[$Absolute.X18]/[$Size.X$3]" office:value-type="float" office:value="0.000258582186038129" calcext:value-type="float">
            <text:p>2.6E-04</text:p>
          </table:table-cell>
          <table:table-cell table:style-name="ce19" table:formula="of:=[$Absolute.Y18]/[$Size.Y$3]" office:value-type="float" office:value="0" calcext:value-type="float">
            <text:p>0.0E+00</text:p>
          </table:table-cell>
          <table:table-cell table:style-name="ce19" table:formula="of:=[$Absolute.Z18]/[$Size.Z$3]" office:value-type="float" office:value="0.0000317965697860515" calcext:value-type="float">
            <text:p>3.2E-05</text:p>
          </table:table-cell>
          <table:table-cell table:style-name="ce19" table:formula="of:=[$Absolute.AA18]/[$Size.AA$3]" office:value-type="float" office:value="0" calcext:value-type="float">
            <text:p>0.0E+00</text:p>
          </table:table-cell>
          <table:table-cell table:style-name="ce19" table:formula="of:=[$Absolute.AB18]/[$Size.AD$3]" office:value-type="float" office:value="0.000874089490114464" calcext:value-type="float">
            <text:p>8.7E-04</text:p>
          </table:table-cell>
          <table:table-cell table:style-name="ce19" table:formula="of:=[$Absolute.AC18]/[$Size.AE$3]" office:value-type="float" office:value="0" calcext:value-type="float">
            <text:p>0.0E+00</text:p>
          </table:table-cell>
          <table:table-cell table:style-name="ce19" table:formula="of:=[$Absolute.AD18]/[$Size.AD$3]" office:value-type="float" office:value="0.00000499479708636837" calcext:value-type="float">
            <text:p>5.0E-06</text:p>
          </table:table-cell>
          <table:table-cell table:style-name="ce19" table:formula="of:=[$Absolute.AE18]/[$Size.AE$3]" office:value-type="float" office:value="0" calcext:value-type="float">
            <text:p>0.0E+00</text:p>
          </table:table-cell>
          <table:table-cell table:style-name="ce19" table:formula="of:=[$Absolute.AF18]/[$Size.AF$3]" office:value-type="float" office:value="0.0114428288737847" calcext:value-type="float">
            <text:p>1.1E-02</text:p>
          </table:table-cell>
          <table:table-cell table:style-name="ce19" table:formula="of:=[$Absolute.AG18]/[$Size.AG$3]" office:value-type="float" office:value="0" calcext:value-type="float">
            <text:p>0.0E+00</text:p>
          </table:table-cell>
          <table:table-cell table:style-name="ce19" table:formula="of:=[$Absolute.AH18]/[$Size.AH$3]" office:value-type="float" office:value="0" calcext:value-type="float">
            <text:p>0.0E+00</text:p>
          </table:table-cell>
          <table:table-cell table:style-name="ce19" table:formula="of:=[$Absolute.AI18]/[$Size.AI$3]" office:value-type="float" office:value="0" calcext:value-type="float">
            <text:p>0.0E+00</text:p>
          </table:table-cell>
          <table:table-cell table:style-name="ce19" table:formula="of:=[$Absolute.AJ18]/[$Size.AJ$3]" office:value-type="float" office:value="0.0000240679679414667" calcext:value-type="float">
            <text:p>2.4E-05</text:p>
          </table:table-cell>
          <table:table-cell table:style-name="ce19" table:formula="of:=[$Absolute.AK18]/[$Size.AK$3]" office:value-type="float" office:value="0" calcext:value-type="float">
            <text:p>0.0E+00</text:p>
          </table:table-cell>
          <table:table-cell table:style-name="ce19" table:formula="of:=[$Absolute.AL18]/[$Size.AL$3]" office:value-type="float" office:value="0.000488388561939879" calcext:value-type="float">
            <text:p>4.9E-04</text:p>
          </table:table-cell>
          <table:table-cell table:style-name="ce19" table:formula="of:=[$Absolute.AM18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19]" office:value-type="string" office:string-value="Method chaining" calcext:value-type="string">
            <text:p>Method chaining</text:p>
          </table:table-cell>
          <table:table-cell table:style-name="ce19" table:formula="of:=[$Absolute.B19]/[$Size.B$3]" office:value-type="float" office:value="0.00237572976073972" calcext:value-type="float">
            <text:p>2.4E-03</text:p>
          </table:table-cell>
          <table:table-cell table:style-name="ce19" table:formula="of:=[$Absolute.C19]/[$Size.C$3]" office:value-type="float" office:value="0" calcext:value-type="float">
            <text:p>0.0E+00</text:p>
          </table:table-cell>
          <table:table-cell table:style-name="ce19" table:formula="of:=[$Absolute.D19]/[$Size.D$3]" office:value-type="float" office:value="0.00819449299001903" calcext:value-type="float">
            <text:p>8.2E-03</text:p>
          </table:table-cell>
          <table:table-cell table:style-name="ce19" table:formula="of:=[$Absolute.E19]/[$Size.E$3]" office:value-type="float" office:value="0" calcext:value-type="float">
            <text:p>0.0E+00</text:p>
          </table:table-cell>
          <table:table-cell table:style-name="ce19" table:formula="of:=[$Absolute.F19]/[$Size.F$3]" office:value-type="float" office:value="0.000504270549703778" calcext:value-type="float">
            <text:p>5.0E-04</text:p>
          </table:table-cell>
          <table:table-cell table:style-name="ce19" table:formula="of:=[$Absolute.G19]/[$Size.G$3]" office:value-type="float" office:value="0" calcext:value-type="float">
            <text:p>0.0E+00</text:p>
          </table:table-cell>
          <table:table-cell table:style-name="ce19" table:formula="of:=[$Absolute.H19]/[$Size.H$3]" office:value-type="float" office:value="0.00170329030875672" calcext:value-type="float">
            <text:p>1.7E-03</text:p>
          </table:table-cell>
          <table:table-cell table:style-name="ce19" table:formula="of:=[$Absolute.I19]/[$Size.I$3]" office:value-type="float" office:value="0" calcext:value-type="float">
            <text:p>0.0E+00</text:p>
          </table:table-cell>
          <table:table-cell table:style-name="ce19" table:formula="of:=[$Absolute.J19]/[$Size.J$3]" office:value-type="float" office:value="0.000298650449042282" calcext:value-type="float">
            <text:p>3.0E-04</text:p>
          </table:table-cell>
          <table:table-cell table:style-name="ce19" table:formula="of:=[$Absolute.K19]/[$Size.K$3]" office:value-type="float" office:value="0" calcext:value-type="float">
            <text:p>0.0E+00</text:p>
          </table:table-cell>
          <table:table-cell table:style-name="ce19" table:formula="of:=[$Absolute.L19]/[$Size.L$3]" office:value-type="float" office:value="0.00306542376383838" calcext:value-type="float">
            <text:p>3.1E-03</text:p>
          </table:table-cell>
          <table:table-cell table:style-name="ce19" table:formula="of:=[$Absolute.M19]/[$Size.M$3]" office:value-type="float" office:value="0" calcext:value-type="float">
            <text:p>0.0E+00</text:p>
          </table:table-cell>
          <table:table-cell table:style-name="ce19" table:formula="of:=[$Absolute.N19]/[$Size.N$3]" office:value-type="float" office:value="0.000228248162057406" calcext:value-type="float">
            <text:p>2.3E-04</text:p>
          </table:table-cell>
          <table:table-cell table:style-name="ce19" table:formula="of:=[$Absolute.O19]/[$Size.O$3]" office:value-type="float" office:value="0" calcext:value-type="float">
            <text:p>0.0E+00</text:p>
          </table:table-cell>
          <table:table-cell table:style-name="ce19" table:formula="of:=[$Absolute.P19]/[$Size.P$3]" office:value-type="float" office:value="0.00295724207784691" calcext:value-type="float">
            <text:p>3.0E-03</text:p>
          </table:table-cell>
          <table:table-cell table:style-name="ce19" table:formula="of:=[$Absolute.Q19]/[$Size.Q$3]" office:value-type="float" office:value="0" calcext:value-type="float">
            <text:p>0.0E+00</text:p>
          </table:table-cell>
          <table:table-cell table:style-name="ce19" table:formula="of:=[$Absolute.R19]/[$Size.R$3]" office:value-type="float" office:value="0.00762270138895863" calcext:value-type="float">
            <text:p>7.6E-03</text:p>
          </table:table-cell>
          <table:table-cell table:style-name="ce19" table:formula="of:=[$Absolute.S19]/[$Size.S$3]" office:value-type="float" office:value="0" calcext:value-type="float">
            <text:p>0.0E+00</text:p>
          </table:table-cell>
          <table:table-cell table:style-name="ce19" table:formula="of:=[$Absolute.T19]/[$Size.T$3]" office:value-type="float" office:value="0" calcext:value-type="float">
            <text:p>0.0E+00</text:p>
          </table:table-cell>
          <table:table-cell table:style-name="ce19" table:formula="of:=[$Absolute.U19]/[$Size.U$3]" office:value-type="float" office:value="0" calcext:value-type="float">
            <text:p>0.0E+00</text:p>
          </table:table-cell>
          <table:table-cell table:style-name="ce19" table:formula="of:=[$Absolute.V19]/[$Size.V$3]" office:value-type="float" office:value="0" calcext:value-type="float">
            <text:p>0.0E+00</text:p>
          </table:table-cell>
          <table:table-cell table:style-name="ce19" table:formula="of:=[$Absolute.W19]/[$Size.W$3]" office:value-type="float" office:value="0" calcext:value-type="float">
            <text:p>0.0E+00</text:p>
          </table:table-cell>
          <table:table-cell table:style-name="ce19" table:formula="of:=[$Absolute.X19]/[$Size.X$3]" office:value-type="float" office:value="0.0000822761501030411" calcext:value-type="float">
            <text:p>8.2E-05</text:p>
          </table:table-cell>
          <table:table-cell table:style-name="ce19" table:formula="of:=[$Absolute.Y19]/[$Size.Y$3]" office:value-type="float" office:value="0" calcext:value-type="float">
            <text:p>0.0E+00</text:p>
          </table:table-cell>
          <table:table-cell table:style-name="ce19" table:formula="of:=[$Absolute.Z19]/[$Size.Z$3]" office:value-type="float" office:value="0.00085426784158525" calcext:value-type="float">
            <text:p>8.5E-04</text:p>
          </table:table-cell>
          <table:table-cell table:style-name="ce19" table:formula="of:=[$Absolute.AA19]/[$Size.AA$3]" office:value-type="float" office:value="0" calcext:value-type="float">
            <text:p>0.0E+00</text:p>
          </table:table-cell>
          <table:table-cell table:style-name="ce19" table:formula="of:=[$Absolute.AB19]/[$Size.AD$3]" office:value-type="float" office:value="0.00494984391259105" calcext:value-type="float">
            <text:p>4.9E-03</text:p>
          </table:table-cell>
          <table:table-cell table:style-name="ce19" table:formula="of:=[$Absolute.AC19]/[$Size.AE$3]" office:value-type="float" office:value="0" calcext:value-type="float">
            <text:p>0.0E+00</text:p>
          </table:table-cell>
          <table:table-cell table:style-name="ce19" table:formula="of:=[$Absolute.AD19]/[$Size.AD$3]" office:value-type="float" office:value="0.0077585848074922" calcext:value-type="float">
            <text:p>7.8E-03</text:p>
          </table:table-cell>
          <table:table-cell table:style-name="ce19" table:formula="of:=[$Absolute.AE19]/[$Size.AE$3]" office:value-type="float" office:value="0" calcext:value-type="float">
            <text:p>0.0E+00</text:p>
          </table:table-cell>
          <table:table-cell table:style-name="ce19" table:formula="of:=[$Absolute.AF19]/[$Size.AF$3]" office:value-type="float" office:value="0.0017207261464338" calcext:value-type="float">
            <text:p>1.7E-03</text:p>
          </table:table-cell>
          <table:table-cell table:style-name="ce19" table:formula="of:=[$Absolute.AG19]/[$Size.AG$3]" office:value-type="float" office:value="0" calcext:value-type="float">
            <text:p>0.0E+00</text:p>
          </table:table-cell>
          <table:table-cell table:style-name="ce19" table:formula="of:=[$Absolute.AH19]/[$Size.AH$3]" office:value-type="float" office:value="0.00330554757114113" calcext:value-type="float">
            <text:p>3.3E-03</text:p>
          </table:table-cell>
          <table:table-cell table:style-name="ce19" table:formula="of:=[$Absolute.AI19]/[$Size.AI$3]" office:value-type="float" office:value="0" calcext:value-type="float">
            <text:p>0.0E+00</text:p>
          </table:table-cell>
          <table:table-cell table:style-name="ce19" table:formula="of:=[$Absolute.AJ19]/[$Size.AJ$3]" office:value-type="float" office:value="0.000409155455004934" calcext:value-type="float">
            <text:p>4.1E-04</text:p>
          </table:table-cell>
          <table:table-cell table:style-name="ce19" table:formula="of:=[$Absolute.AK19]/[$Size.AK$3]" office:value-type="float" office:value="0" calcext:value-type="float">
            <text:p>0.0E+00</text:p>
          </table:table-cell>
          <table:table-cell table:style-name="ce19" table:formula="of:=[$Absolute.AL19]/[$Size.AL$3]" office:value-type="float" office:value="0.00645893873165491" calcext:value-type="float">
            <text:p>6.5E-03</text:p>
          </table:table-cell>
          <table:table-cell table:style-name="ce19" table:formula="of:=[$Absolute.AM19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20]" office:value-type="string" office:string-value="Method vs. method" calcext:value-type="string">
            <text:p>Method vs. method</text:p>
          </table:table-cell>
          <table:table-cell table:style-name="ce19" table:formula="of:=[$Absolute.B20]/[$Size.B$3]" office:value-type="float" office:value="0.000377957007390409" calcext:value-type="float">
            <text:p>3.8E-04</text:p>
          </table:table-cell>
          <table:table-cell table:style-name="ce19" table:formula="of:=[$Absolute.C20]/[$Size.C$3]" office:value-type="float" office:value="0" calcext:value-type="float">
            <text:p>0.0E+00</text:p>
          </table:table-cell>
          <table:table-cell table:style-name="ce19" table:formula="of:=[$Absolute.D20]/[$Size.D$3]" office:value-type="float" office:value="0.00337877199114529" calcext:value-type="float">
            <text:p>3.4E-03</text:p>
          </table:table-cell>
          <table:table-cell table:style-name="ce19" table:formula="of:=[$Absolute.E20]/[$Size.E$3]" office:value-type="float" office:value="0" calcext:value-type="float">
            <text:p>0.0E+00</text:p>
          </table:table-cell>
          <table:table-cell table:style-name="ce19" table:formula="of:=[$Absolute.F20]/[$Size.F$3]" office:value-type="float" office:value="0.000026068913716512" calcext:value-type="float">
            <text:p>2.6E-05</text:p>
          </table:table-cell>
          <table:table-cell table:style-name="ce19" table:formula="of:=[$Absolute.G20]/[$Size.G$3]" office:value-type="float" office:value="0" calcext:value-type="float">
            <text:p>0.0E+00</text:p>
          </table:table-cell>
          <table:table-cell table:style-name="ce19" table:formula="of:=[$Absolute.H20]/[$Size.H$3]" office:value-type="float" office:value="0.000537852527254277" calcext:value-type="float">
            <text:p>5.4E-04</text:p>
          </table:table-cell>
          <table:table-cell table:style-name="ce19" table:formula="of:=[$Absolute.I20]/[$Size.I$3]" office:value-type="float" office:value="0" calcext:value-type="float">
            <text:p>0.0E+00</text:p>
          </table:table-cell>
          <table:table-cell table:style-name="ce19" table:formula="of:=[$Absolute.J20]/[$Size.J$3]" office:value-type="float" office:value="0.0000581786589043407" calcext:value-type="float">
            <text:p>5.8E-05</text:p>
          </table:table-cell>
          <table:table-cell table:style-name="ce19" table:formula="of:=[$Absolute.K20]/[$Size.K$3]" office:value-type="float" office:value="0" calcext:value-type="float">
            <text:p>0.0E+00</text:p>
          </table:table-cell>
          <table:table-cell table:style-name="ce19" table:formula="of:=[$Absolute.L20]/[$Size.L$3]" office:value-type="float" office:value="0.00109522621486695" calcext:value-type="float">
            <text:p>1.1E-03</text:p>
          </table:table-cell>
          <table:table-cell table:style-name="ce19" table:formula="of:=[$Absolute.M20]/[$Size.M$3]" office:value-type="float" office:value="0" calcext:value-type="float">
            <text:p>0.0E+00</text:p>
          </table:table-cell>
          <table:table-cell table:style-name="ce19" table:formula="of:=[$Absolute.N20]/[$Size.N$3]" office:value-type="float" office:value="0.000063974064873738" calcext:value-type="float">
            <text:p>6.4E-05</text:p>
          </table:table-cell>
          <table:table-cell table:style-name="ce19" table:formula="of:=[$Absolute.O20]/[$Size.O$3]" office:value-type="float" office:value="0" calcext:value-type="float">
            <text:p>0.0E+00</text:p>
          </table:table-cell>
          <table:table-cell table:style-name="ce19" table:formula="of:=[$Absolute.P20]/[$Size.P$3]" office:value-type="float" office:value="0.00444490667052525" calcext:value-type="float">
            <text:p>4.4E-03</text:p>
          </table:table-cell>
          <table:table-cell table:style-name="ce19" table:formula="of:=[$Absolute.Q20]/[$Size.Q$3]" office:value-type="float" office:value="0" calcext:value-type="float">
            <text:p>0.0E+00</text:p>
          </table:table-cell>
          <table:table-cell table:style-name="ce19" table:formula="of:=[$Absolute.R20]/[$Size.R$3]" office:value-type="float" office:value="0.000974179228891947" calcext:value-type="float">
            <text:p>9.7E-04</text:p>
          </table:table-cell>
          <table:table-cell table:style-name="ce19" table:formula="of:=[$Absolute.S20]/[$Size.S$3]" office:value-type="float" office:value="0" calcext:value-type="float">
            <text:p>0.0E+00</text:p>
          </table:table-cell>
          <table:table-cell table:style-name="ce19" table:formula="of:=[$Absolute.T20]/[$Size.T$3]" office:value-type="float" office:value="0" calcext:value-type="float">
            <text:p>0.0E+00</text:p>
          </table:table-cell>
          <table:table-cell table:style-name="ce19" table:formula="of:=[$Absolute.U20]/[$Size.U$3]" office:value-type="float" office:value="0" calcext:value-type="float">
            <text:p>0.0E+00</text:p>
          </table:table-cell>
          <table:table-cell table:style-name="ce19" table:formula="of:=[$Absolute.V20]/[$Size.V$3]" office:value-type="float" office:value="0" calcext:value-type="float">
            <text:p>0.0E+00</text:p>
          </table:table-cell>
          <table:table-cell table:style-name="ce19" table:formula="of:=[$Absolute.W20]/[$Size.W$3]" office:value-type="float" office:value="0" calcext:value-type="float">
            <text:p>0.0E+00</text:p>
          </table:table-cell>
          <table:table-cell table:style-name="ce19" table:formula="of:=[$Absolute.X20]/[$Size.X$3]" office:value-type="float" office:value="0.0000195895595483431" calcext:value-type="float">
            <text:p>2.0E-05</text:p>
          </table:table-cell>
          <table:table-cell table:style-name="ce19" table:formula="of:=[$Absolute.Y20]/[$Size.Y$3]" office:value-type="float" office:value="0" calcext:value-type="float">
            <text:p>0.0E+00</text:p>
          </table:table-cell>
          <table:table-cell table:style-name="ce19" table:formula="of:=[$Absolute.Z20]/[$Size.Z$3]" office:value-type="float" office:value="0.000021197713190701" calcext:value-type="float">
            <text:p>2.1E-05</text:p>
          </table:table-cell>
          <table:table-cell table:style-name="ce19" table:formula="of:=[$Absolute.AA20]/[$Size.AA$3]" office:value-type="float" office:value="0" calcext:value-type="float">
            <text:p>0.0E+00</text:p>
          </table:table-cell>
          <table:table-cell table:style-name="ce19" table:formula="of:=[$Absolute.AB20]/[$Size.AD$3]" office:value-type="float" office:value="0.00166659729448491" calcext:value-type="float">
            <text:p>1.7E-03</text:p>
          </table:table-cell>
          <table:table-cell table:style-name="ce19" table:formula="of:=[$Absolute.AC20]/[$Size.AE$3]" office:value-type="float" office:value="0" calcext:value-type="float">
            <text:p>0.0E+00</text:p>
          </table:table-cell>
          <table:table-cell table:style-name="ce19" table:formula="of:=[$Absolute.AD20]/[$Size.AD$3]" office:value-type="float" office:value="0.0000166493236212279" calcext:value-type="float">
            <text:p>1.7E-05</text:p>
          </table:table-cell>
          <table:table-cell table:style-name="ce19" table:formula="of:=[$Absolute.AE20]/[$Size.AE$3]" office:value-type="float" office:value="0" calcext:value-type="float">
            <text:p>0.0E+00</text:p>
          </table:table-cell>
          <table:table-cell table:style-name="ce19" table:formula="of:=[$Absolute.AF20]/[$Size.AF$3]" office:value-type="float" office:value="0.00782930396627377" calcext:value-type="float">
            <text:p>7.8E-03</text:p>
          </table:table-cell>
          <table:table-cell table:style-name="ce19" table:formula="of:=[$Absolute.AG20]/[$Size.AG$3]" office:value-type="float" office:value="0" calcext:value-type="float">
            <text:p>0.0E+00</text:p>
          </table:table-cell>
          <table:table-cell table:style-name="ce19" table:formula="of:=[$Absolute.AH20]/[$Size.AH$3]" office:value-type="float" office:value="0.000574877838459327" calcext:value-type="float">
            <text:p>5.7E-04</text:p>
          </table:table-cell>
          <table:table-cell table:style-name="ce19" table:formula="of:=[$Absolute.AI20]/[$Size.AI$3]" office:value-type="float" office:value="0" calcext:value-type="float">
            <text:p>0.0E+00</text:p>
          </table:table-cell>
          <table:table-cell table:style-name="ce19" table:formula="of:=[$Absolute.AJ20]/[$Size.AJ$3]" office:value-type="float" office:value="0.000120339839707334" calcext:value-type="float">
            <text:p>1.2E-04</text:p>
          </table:table-cell>
          <table:table-cell table:style-name="ce19" table:formula="of:=[$Absolute.AK20]/[$Size.AK$3]" office:value-type="float" office:value="0" calcext:value-type="float">
            <text:p>0.0E+00</text:p>
          </table:table-cell>
          <table:table-cell table:style-name="ce19" table:formula="of:=[$Absolute.AL20]/[$Size.AL$3]" office:value-type="float" office:value="0.00188029596346854" calcext:value-type="float">
            <text:p>1.9E-03</text:p>
          </table:table-cell>
          <table:table-cell table:style-name="ce19" table:formula="of:=[$Absolute.AM20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21]" office:value-type="string" office:string-value="Negated assertions" calcext:value-type="string">
            <text:p>Negated assertions</text:p>
          </table:table-cell>
          <table:table-cell table:style-name="ce19" table:formula="of:=[$Absolute.B21]/[$Size.B$3]" office:value-type="float" office:value="0" calcext:value-type="float">
            <text:p>0.0E+00</text:p>
          </table:table-cell>
          <table:table-cell table:style-name="ce19" table:formula="of:=[$Absolute.C21]/[$Size.C$3]" office:value-type="float" office:value="0" calcext:value-type="float">
            <text:p>0.0E+00</text:p>
          </table:table-cell>
          <table:table-cell table:style-name="ce19" table:formula="of:=[$Absolute.D21]/[$Size.D$3]" office:value-type="float" office:value="0" calcext:value-type="float">
            <text:p>0.0E+00</text:p>
          </table:table-cell>
          <table:table-cell table:style-name="ce19" table:formula="of:=[$Absolute.E21]/[$Size.E$3]" office:value-type="float" office:value="0" calcext:value-type="float">
            <text:p>0.0E+00</text:p>
          </table:table-cell>
          <table:table-cell table:style-name="ce19" table:formula="of:=[$Absolute.F21]/[$Size.F$3]" office:value-type="float" office:value="0" calcext:value-type="float">
            <text:p>0.0E+00</text:p>
          </table:table-cell>
          <table:table-cell table:style-name="ce19" table:formula="of:=[$Absolute.G21]/[$Size.G$3]" office:value-type="float" office:value="0" calcext:value-type="float">
            <text:p>0.0E+00</text:p>
          </table:table-cell>
          <table:table-cell table:style-name="ce19" table:formula="of:=[$Absolute.H21]/[$Size.H$3]" office:value-type="float" office:value="0.0000239287271983702" calcext:value-type="float">
            <text:p>2.4E-05</text:p>
          </table:table-cell>
          <table:table-cell table:style-name="ce19" table:formula="of:=[$Absolute.I21]/[$Size.I$3]" office:value-type="float" office:value="0" calcext:value-type="float">
            <text:p>0.0E+00</text:p>
          </table:table-cell>
          <table:table-cell table:style-name="ce19" table:formula="of:=[$Absolute.J21]/[$Size.J$3]" office:value-type="float" office:value="0.00000387857726028938" calcext:value-type="float">
            <text:p>3.9E-06</text:p>
          </table:table-cell>
          <table:table-cell table:style-name="ce19" table:formula="of:=[$Absolute.K21]/[$Size.K$3]" office:value-type="float" office:value="0" calcext:value-type="float">
            <text:p>0.0E+00</text:p>
          </table:table-cell>
          <table:table-cell table:style-name="ce19" table:formula="of:=[$Absolute.L21]/[$Size.L$3]" office:value-type="float" office:value="0.0000866907082177247" calcext:value-type="float">
            <text:p>8.7E-05</text:p>
          </table:table-cell>
          <table:table-cell table:style-name="ce19" table:formula="of:=[$Absolute.M21]/[$Size.M$3]" office:value-type="float" office:value="0" calcext:value-type="float">
            <text:p>0.0E+00</text:p>
          </table:table-cell>
          <table:table-cell table:style-name="ce19" table:formula="of:=[$Absolute.N21]/[$Size.N$3]" office:value-type="float" office:value="0.00000807243720804265" calcext:value-type="float">
            <text:p>8.1E-06</text:p>
          </table:table-cell>
          <table:table-cell table:style-name="ce19" table:formula="of:=[$Absolute.O21]/[$Size.O$3]" office:value-type="float" office:value="0" calcext:value-type="float">
            <text:p>0.0E+00</text:p>
          </table:table-cell>
          <table:table-cell table:style-name="ce19" table:formula="of:=[$Absolute.P21]/[$Size.P$3]" office:value-type="float" office:value="0" calcext:value-type="float">
            <text:p>0.0E+00</text:p>
          </table:table-cell>
          <table:table-cell table:style-name="ce19" table:formula="of:=[$Absolute.Q21]/[$Size.Q$3]" office:value-type="float" office:value="0" calcext:value-type="float">
            <text:p>0.0E+00</text:p>
          </table:table-cell>
          <table:table-cell table:style-name="ce19" table:formula="of:=[$Absolute.R21]/[$Size.R$3]" office:value-type="float" office:value="0" calcext:value-type="float">
            <text:p>0.0E+00</text:p>
          </table:table-cell>
          <table:table-cell table:style-name="ce19" table:formula="of:=[$Absolute.S21]/[$Size.S$3]" office:value-type="float" office:value="0" calcext:value-type="float">
            <text:p>0.0E+00</text:p>
          </table:table-cell>
          <table:table-cell table:style-name="ce19" table:formula="of:=[$Absolute.T21]/[$Size.T$3]" office:value-type="float" office:value="0" calcext:value-type="float">
            <text:p>0.0E+00</text:p>
          </table:table-cell>
          <table:table-cell table:style-name="ce19" table:formula="of:=[$Absolute.U21]/[$Size.U$3]" office:value-type="float" office:value="0" calcext:value-type="float">
            <text:p>0.0E+00</text:p>
          </table:table-cell>
          <table:table-cell table:style-name="ce19" table:formula="of:=[$Absolute.V21]/[$Size.V$3]" office:value-type="float" office:value="0" calcext:value-type="float">
            <text:p>0.0E+00</text:p>
          </table:table-cell>
          <table:table-cell table:style-name="ce19" table:formula="of:=[$Absolute.W21]/[$Size.W$3]" office:value-type="float" office:value="0" calcext:value-type="float">
            <text:p>0.0E+00</text:p>
          </table:table-cell>
          <table:table-cell table:style-name="ce19" table:formula="of:=[$Absolute.X21]/[$Size.X$3]" office:value-type="float" office:value="0" calcext:value-type="float">
            <text:p>0.0E+00</text:p>
          </table:table-cell>
          <table:table-cell table:style-name="ce19" table:formula="of:=[$Absolute.Y21]/[$Size.Y$3]" office:value-type="float" office:value="0" calcext:value-type="float">
            <text:p>0.0E+00</text:p>
          </table:table-cell>
          <table:table-cell table:style-name="ce19" table:formula="of:=[$Absolute.Z21]/[$Size.Z$3]" office:value-type="float" office:value="0.00000847908527628039" calcext:value-type="float">
            <text:p>8.5E-06</text:p>
          </table:table-cell>
          <table:table-cell table:style-name="ce19" table:formula="of:=[$Absolute.AA21]/[$Size.AA$3]" office:value-type="float" office:value="0" calcext:value-type="float">
            <text:p>0.0E+00</text:p>
          </table:table-cell>
          <table:table-cell table:style-name="ce19" table:formula="of:=[$Absolute.AB21]/[$Size.AD$3]" office:value-type="float" office:value="0" calcext:value-type="float">
            <text:p>0.0E+00</text:p>
          </table:table-cell>
          <table:table-cell table:style-name="ce19" table:formula="of:=[$Absolute.AC21]/[$Size.AE$3]" office:value-type="float" office:value="0" calcext:value-type="float">
            <text:p>0.0E+00</text:p>
          </table:table-cell>
          <table:table-cell table:style-name="ce19" table:formula="of:=[$Absolute.AD21]/[$Size.AD$3]" office:value-type="float" office:value="0" calcext:value-type="float">
            <text:p>0.0E+00</text:p>
          </table:table-cell>
          <table:table-cell table:style-name="ce19" table:formula="of:=[$Absolute.AE21]/[$Size.AE$3]" office:value-type="float" office:value="0" calcext:value-type="float">
            <text:p>0.0E+00</text:p>
          </table:table-cell>
          <table:table-cell table:style-name="ce19" table:formula="of:=[$Absolute.AF21]/[$Size.AF$3]" office:value-type="float" office:value="0" calcext:value-type="float">
            <text:p>0.0E+00</text:p>
          </table:table-cell>
          <table:table-cell table:style-name="ce19" table:formula="of:=[$Absolute.AG21]/[$Size.AG$3]" office:value-type="float" office:value="0" calcext:value-type="float">
            <text:p>0.0E+00</text:p>
          </table:table-cell>
          <table:table-cell table:style-name="ce19" table:formula="of:=[$Absolute.AH21]/[$Size.AH$3]" office:value-type="float" office:value="0" calcext:value-type="float">
            <text:p>0.0E+00</text:p>
          </table:table-cell>
          <table:table-cell table:style-name="ce19" table:formula="of:=[$Absolute.AI21]/[$Size.AI$3]" office:value-type="float" office:value="0" calcext:value-type="float">
            <text:p>0.0E+00</text:p>
          </table:table-cell>
          <table:table-cell table:style-name="ce19" table:formula="of:=[$Absolute.AJ21]/[$Size.AJ$3]" office:value-type="float" office:value="0" calcext:value-type="float">
            <text:p>0.0E+00</text:p>
          </table:table-cell>
          <table:table-cell table:style-name="ce19" table:formula="of:=[$Absolute.AK21]/[$Size.AK$3]" office:value-type="float" office:value="0" calcext:value-type="float">
            <text:p>0.0E+00</text:p>
          </table:table-cell>
          <table:table-cell table:style-name="ce19" table:formula="of:=[$Absolute.AL21]/[$Size.AL$3]" office:value-type="float" office:value="0.0000610485702424849" calcext:value-type="float">
            <text:p>6.1E-05</text:p>
          </table:table-cell>
          <table:table-cell table:style-name="ce19" table:formula="of:=[$Absolute.AM21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22]" office:value-type="string" office:string-value="Tests with non-void return type" calcext:value-type="string">
            <text:p>Tests with non-void return type</text:p>
          </table:table-cell>
          <table:table-cell table:style-name="ce19" table:formula="of:=[$Absolute.B22]/[$Size.B$3]" office:value-type="float" office:value="0" calcext:value-type="float">
            <text:p>0.0E+00</text:p>
          </table:table-cell>
          <table:table-cell table:style-name="ce19" table:formula="of:=[$Absolute.C22]/[$Size.C$3]" office:value-type="float" office:value="0" calcext:value-type="float">
            <text:p>0.0E+00</text:p>
          </table:table-cell>
          <table:table-cell table:style-name="ce19" table:formula="of:=[$Absolute.D22]/[$Size.D$3]" office:value-type="float" office:value="0" calcext:value-type="float">
            <text:p>0.0E+00</text:p>
          </table:table-cell>
          <table:table-cell table:style-name="ce19" table:formula="of:=[$Absolute.E22]/[$Size.E$3]" office:value-type="float" office:value="0" calcext:value-type="float">
            <text:p>0.0E+00</text:p>
          </table:table-cell>
          <table:table-cell table:style-name="ce19" table:formula="of:=[$Absolute.F22]/[$Size.F$3]" office:value-type="float" office:value="0" calcext:value-type="float">
            <text:p>0.0E+00</text:p>
          </table:table-cell>
          <table:table-cell table:style-name="ce19" table:formula="of:=[$Absolute.G22]/[$Size.G$3]" office:value-type="float" office:value="0" calcext:value-type="float">
            <text:p>0.0E+00</text:p>
          </table:table-cell>
          <table:table-cell table:style-name="ce19" table:formula="of:=[$Absolute.H22]/[$Size.H$3]" office:value-type="float" office:value="0" calcext:value-type="float">
            <text:p>0.0E+00</text:p>
          </table:table-cell>
          <table:table-cell table:style-name="ce19" table:formula="of:=[$Absolute.I22]/[$Size.I$3]" office:value-type="float" office:value="0" calcext:value-type="float">
            <text:p>0.0E+00</text:p>
          </table:table-cell>
          <table:table-cell table:style-name="ce19" table:formula="of:=[$Absolute.J22]/[$Size.J$3]" office:value-type="float" office:value="0" calcext:value-type="float">
            <text:p>0.0E+00</text:p>
          </table:table-cell>
          <table:table-cell table:style-name="ce19" table:formula="of:=[$Absolute.K22]/[$Size.K$3]" office:value-type="float" office:value="0" calcext:value-type="float">
            <text:p>0.0E+00</text:p>
          </table:table-cell>
          <table:table-cell table:style-name="ce19" table:formula="of:=[$Absolute.L22]/[$Size.L$3]" office:value-type="float" office:value="0" calcext:value-type="float">
            <text:p>0.0E+00</text:p>
          </table:table-cell>
          <table:table-cell table:style-name="ce19" table:formula="of:=[$Absolute.M22]/[$Size.M$3]" office:value-type="float" office:value="0" calcext:value-type="float">
            <text:p>0.0E+00</text:p>
          </table:table-cell>
          <table:table-cell table:style-name="ce19" table:formula="of:=[$Absolute.N22]/[$Size.N$3]" office:value-type="float" office:value="0.000000201810930201066" calcext:value-type="float">
            <text:p>2.0E-07</text:p>
          </table:table-cell>
          <table:table-cell table:style-name="ce19" table:formula="of:=[$Absolute.O22]/[$Size.O$3]" office:value-type="float" office:value="0" calcext:value-type="float">
            <text:p>0.0E+00</text:p>
          </table:table-cell>
          <table:table-cell table:style-name="ce19" table:formula="of:=[$Absolute.P22]/[$Size.P$3]" office:value-type="float" office:value="0" calcext:value-type="float">
            <text:p>0.0E+00</text:p>
          </table:table-cell>
          <table:table-cell table:style-name="ce19" table:formula="of:=[$Absolute.Q22]/[$Size.Q$3]" office:value-type="float" office:value="0" calcext:value-type="float">
            <text:p>0.0E+00</text:p>
          </table:table-cell>
          <table:table-cell table:style-name="ce19" table:formula="of:=[$Absolute.R22]/[$Size.R$3]" office:value-type="float" office:value="0" calcext:value-type="float">
            <text:p>0.0E+00</text:p>
          </table:table-cell>
          <table:table-cell table:style-name="ce19" table:formula="of:=[$Absolute.S22]/[$Size.S$3]" office:value-type="float" office:value="0" calcext:value-type="float">
            <text:p>0.0E+00</text:p>
          </table:table-cell>
          <table:table-cell table:style-name="ce19" table:formula="of:=[$Absolute.T22]/[$Size.T$3]" office:value-type="float" office:value="0" calcext:value-type="float">
            <text:p>0.0E+00</text:p>
          </table:table-cell>
          <table:table-cell table:style-name="ce19" table:formula="of:=[$Absolute.U22]/[$Size.U$3]" office:value-type="float" office:value="0" calcext:value-type="float">
            <text:p>0.0E+00</text:p>
          </table:table-cell>
          <table:table-cell table:style-name="ce19" table:formula="of:=[$Absolute.V22]/[$Size.V$3]" office:value-type="float" office:value="0" calcext:value-type="float">
            <text:p>0.0E+00</text:p>
          </table:table-cell>
          <table:table-cell table:style-name="ce19" table:formula="of:=[$Absolute.W22]/[$Size.W$3]" office:value-type="float" office:value="0" calcext:value-type="float">
            <text:p>0.0E+00</text:p>
          </table:table-cell>
          <table:table-cell table:style-name="ce19" table:formula="of:=[$Absolute.X22]/[$Size.X$3]" office:value-type="float" office:value="0" calcext:value-type="float">
            <text:p>0.0E+00</text:p>
          </table:table-cell>
          <table:table-cell table:style-name="ce19" table:formula="of:=[$Absolute.Y22]/[$Size.Y$3]" office:value-type="float" office:value="0" calcext:value-type="float">
            <text:p>0.0E+00</text:p>
          </table:table-cell>
          <table:table-cell table:style-name="ce19" table:formula="of:=[$Absolute.Z22]/[$Size.Z$3]" office:value-type="float" office:value="0" calcext:value-type="float">
            <text:p>0.0E+00</text:p>
          </table:table-cell>
          <table:table-cell table:style-name="ce19" table:formula="of:=[$Absolute.AA22]/[$Size.AA$3]" office:value-type="float" office:value="0" calcext:value-type="float">
            <text:p>0.0E+00</text:p>
          </table:table-cell>
          <table:table-cell table:style-name="ce19" table:formula="of:=[$Absolute.AB22]/[$Size.AD$3]" office:value-type="float" office:value="0" calcext:value-type="float">
            <text:p>0.0E+00</text:p>
          </table:table-cell>
          <table:table-cell table:style-name="ce19" table:formula="of:=[$Absolute.AC22]/[$Size.AE$3]" office:value-type="float" office:value="0" calcext:value-type="float">
            <text:p>0.0E+00</text:p>
          </table:table-cell>
          <table:table-cell table:style-name="ce19" table:formula="of:=[$Absolute.AD22]/[$Size.AD$3]" office:value-type="float" office:value="0.00000166493236212279" calcext:value-type="float">
            <text:p>1.7E-06</text:p>
          </table:table-cell>
          <table:table-cell table:style-name="ce19" table:formula="of:=[$Absolute.AE22]/[$Size.AE$3]" office:value-type="float" office:value="0" calcext:value-type="float">
            <text:p>0.0E+00</text:p>
          </table:table-cell>
          <table:table-cell table:style-name="ce19" table:formula="of:=[$Absolute.AF22]/[$Size.AF$3]" office:value-type="float" office:value="0" calcext:value-type="float">
            <text:p>0.0E+00</text:p>
          </table:table-cell>
          <table:table-cell table:style-name="ce19" table:formula="of:=[$Absolute.AG22]/[$Size.AG$3]" office:value-type="float" office:value="0" calcext:value-type="float">
            <text:p>0.0E+00</text:p>
          </table:table-cell>
          <table:table-cell table:style-name="ce19" table:formula="of:=[$Absolute.AH22]/[$Size.AH$3]" office:value-type="float" office:value="0" calcext:value-type="float">
            <text:p>0.0E+00</text:p>
          </table:table-cell>
          <table:table-cell table:style-name="ce19" table:formula="of:=[$Absolute.AI22]/[$Size.AI$3]" office:value-type="float" office:value="0" calcext:value-type="float">
            <text:p>0.0E+00</text:p>
          </table:table-cell>
          <table:table-cell table:style-name="ce19" table:formula="of:=[$Absolute.AJ22]/[$Size.AJ$3]" office:value-type="float" office:value="0" calcext:value-type="float">
            <text:p>0.0E+00</text:p>
          </table:table-cell>
          <table:table-cell table:style-name="ce19" table:formula="of:=[$Absolute.AK22]/[$Size.AK$3]" office:value-type="float" office:value="0" calcext:value-type="float">
            <text:p>0.0E+00</text:p>
          </table:table-cell>
          <table:table-cell table:style-name="ce19" table:formula="of:=[$Absolute.AL22]/[$Size.AL$3]" office:value-type="float" office:value="0" calcext:value-type="float">
            <text:p>0.0E+00</text:p>
          </table:table-cell>
          <table:table-cell table:style-name="ce19" table:formula="of:=[$Absolute.AM22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23]" office:value-type="string" office:string-value="Overly generic assertions" calcext:value-type="string">
            <text:p>Overly generic assertions</text:p>
          </table:table-cell>
          <table:table-cell table:style-name="ce19" table:formula="of:=[$Absolute.B23]/[$Size.B$3]" office:value-type="float" office:value="0.0000742415550231161" calcext:value-type="float">
            <text:p>7.4E-05</text:p>
          </table:table-cell>
          <table:table-cell table:style-name="ce19" table:formula="of:=[$Absolute.C23]/[$Size.C$3]" office:value-type="float" office:value="0" calcext:value-type="float">
            <text:p>0.0E+00</text:p>
          </table:table-cell>
          <table:table-cell table:style-name="ce19" table:formula="of:=[$Absolute.D23]/[$Size.D$3]" office:value-type="float" office:value="0.000194182298341683" calcext:value-type="float">
            <text:p>1.9E-04</text:p>
          </table:table-cell>
          <table:table-cell table:style-name="ce19" table:formula="of:=[$Absolute.E23]/[$Size.E$3]" office:value-type="float" office:value="0" calcext:value-type="float">
            <text:p>0.0E+00</text:p>
          </table:table-cell>
          <table:table-cell table:style-name="ce19" table:formula="of:=[$Absolute.F23]/[$Size.F$3]" office:value-type="float" office:value="0" calcext:value-type="float">
            <text:p>0.0E+00</text:p>
          </table:table-cell>
          <table:table-cell table:style-name="ce19" table:formula="of:=[$Absolute.G23]/[$Size.G$3]" office:value-type="float" office:value="0" calcext:value-type="float">
            <text:p>0.0E+00</text:p>
          </table:table-cell>
          <table:table-cell table:style-name="ce19" table:formula="of:=[$Absolute.H23]/[$Size.H$3]" office:value-type="float" office:value="0.0000668916692136259" calcext:value-type="float">
            <text:p>6.7E-05</text:p>
          </table:table-cell>
          <table:table-cell table:style-name="ce19" table:formula="of:=[$Absolute.I23]/[$Size.I$3]" office:value-type="float" office:value="0" calcext:value-type="float">
            <text:p>0.0E+00</text:p>
          </table:table-cell>
          <table:table-cell table:style-name="ce19" table:formula="of:=[$Absolute.J23]/[$Size.J$3]" office:value-type="float" office:value="0" calcext:value-type="float">
            <text:p>0.0E+00</text:p>
          </table:table-cell>
          <table:table-cell table:style-name="ce19" table:formula="of:=[$Absolute.K23]/[$Size.K$3]" office:value-type="float" office:value="0" calcext:value-type="float">
            <text:p>0.0E+00</text:p>
          </table:table-cell>
          <table:table-cell table:style-name="ce19" table:formula="of:=[$Absolute.L23]/[$Size.L$3]" office:value-type="float" office:value="0.000252007872725944" calcext:value-type="float">
            <text:p>2.5E-04</text:p>
          </table:table-cell>
          <table:table-cell table:style-name="ce19" table:formula="of:=[$Absolute.M23]/[$Size.M$3]" office:value-type="float" office:value="0" calcext:value-type="float">
            <text:p>0.0E+00</text:p>
          </table:table-cell>
          <table:table-cell table:style-name="ce19" table:formula="of:=[$Absolute.N23]/[$Size.N$3]" office:value-type="float" office:value="0.00000625613883623305" calcext:value-type="float">
            <text:p>6.3E-06</text:p>
          </table:table-cell>
          <table:table-cell table:style-name="ce19" table:formula="of:=[$Absolute.O23]/[$Size.O$3]" office:value-type="float" office:value="0" calcext:value-type="float">
            <text:p>0.0E+00</text:p>
          </table:table-cell>
          <table:table-cell table:style-name="ce19" table:formula="of:=[$Absolute.P23]/[$Size.P$3]" office:value-type="float" office:value="0.0000226088843872088" calcext:value-type="float">
            <text:p>2.3E-05</text:p>
          </table:table-cell>
          <table:table-cell table:style-name="ce19" table:formula="of:=[$Absolute.Q23]/[$Size.Q$3]" office:value-type="float" office:value="0" calcext:value-type="float">
            <text:p>0.0E+00</text:p>
          </table:table-cell>
          <table:table-cell table:style-name="ce19" table:formula="of:=[$Absolute.R23]/[$Size.R$3]" office:value-type="float" office:value="0.000110473933173314" calcext:value-type="float">
            <text:p>1.1E-04</text:p>
          </table:table-cell>
          <table:table-cell table:style-name="ce19" table:formula="of:=[$Absolute.S23]/[$Size.S$3]" office:value-type="float" office:value="0" calcext:value-type="float">
            <text:p>0.0E+00</text:p>
          </table:table-cell>
          <table:table-cell table:style-name="ce19" table:formula="of:=[$Absolute.T23]/[$Size.T$3]" office:value-type="float" office:value="0" calcext:value-type="float">
            <text:p>0.0E+00</text:p>
          </table:table-cell>
          <table:table-cell table:style-name="ce19" table:formula="of:=[$Absolute.U23]/[$Size.U$3]" office:value-type="float" office:value="0" calcext:value-type="float">
            <text:p>0.0E+00</text:p>
          </table:table-cell>
          <table:table-cell table:style-name="ce19" table:formula="of:=[$Absolute.V23]/[$Size.V$3]" office:value-type="float" office:value="0" calcext:value-type="float">
            <text:p>0.0E+00</text:p>
          </table:table-cell>
          <table:table-cell table:style-name="ce19" table:formula="of:=[$Absolute.W23]/[$Size.W$3]" office:value-type="float" office:value="0" calcext:value-type="float">
            <text:p>0.0E+00</text:p>
          </table:table-cell>
          <table:table-cell table:style-name="ce19" table:formula="of:=[$Absolute.X23]/[$Size.X$3]" office:value-type="float" office:value="0.000031343295277349" calcext:value-type="float">
            <text:p>3.1E-05</text:p>
          </table:table-cell>
          <table:table-cell table:style-name="ce19" table:formula="of:=[$Absolute.Y23]/[$Size.Y$3]" office:value-type="float" office:value="0" calcext:value-type="float">
            <text:p>0.0E+00</text:p>
          </table:table-cell>
          <table:table-cell table:style-name="ce19" table:formula="of:=[$Absolute.Z23]/[$Size.Z$3]" office:value-type="float" office:value="0.0000116587422548855" calcext:value-type="float">
            <text:p>1.2E-05</text:p>
          </table:table-cell>
          <table:table-cell table:style-name="ce19" table:formula="of:=[$Absolute.AA23]/[$Size.AA$3]" office:value-type="float" office:value="0" calcext:value-type="float">
            <text:p>0.0E+00</text:p>
          </table:table-cell>
          <table:table-cell table:style-name="ce19" table:formula="of:=[$Absolute.AB23]/[$Size.AD$3]" office:value-type="float" office:value="0.0000782518210197711" calcext:value-type="float">
            <text:p>7.8E-05</text:p>
          </table:table-cell>
          <table:table-cell table:style-name="ce19" table:formula="of:=[$Absolute.AC23]/[$Size.AE$3]" office:value-type="float" office:value="0" calcext:value-type="float">
            <text:p>0.0E+00</text:p>
          </table:table-cell>
          <table:table-cell table:style-name="ce19" table:formula="of:=[$Absolute.AD23]/[$Size.AD$3]" office:value-type="float" office:value="0" calcext:value-type="float">
            <text:p>0.0E+00</text:p>
          </table:table-cell>
          <table:table-cell table:style-name="ce19" table:formula="of:=[$Absolute.AE23]/[$Size.AE$3]" office:value-type="float" office:value="0" calcext:value-type="float">
            <text:p>0.0E+00</text:p>
          </table:table-cell>
          <table:table-cell table:style-name="ce19" table:formula="of:=[$Absolute.AF23]/[$Size.AF$3]" office:value-type="float" office:value="0.00103243568786028" calcext:value-type="float">
            <text:p>1.0E-03</text:p>
          </table:table-cell>
          <table:table-cell table:style-name="ce19" table:formula="of:=[$Absolute.AG23]/[$Size.AG$3]" office:value-type="float" office:value="0" calcext:value-type="float">
            <text:p>0.0E+00</text:p>
          </table:table-cell>
          <table:table-cell table:style-name="ce19" table:formula="of:=[$Absolute.AH23]/[$Size.AH$3]" office:value-type="float" office:value="0.000718597298074159" calcext:value-type="float">
            <text:p>7.2E-04</text:p>
          </table:table-cell>
          <table:table-cell table:style-name="ce19" table:formula="of:=[$Absolute.AI23]/[$Size.AI$3]" office:value-type="float" office:value="0" calcext:value-type="float">
            <text:p>0.0E+00</text:p>
          </table:table-cell>
          <table:table-cell table:style-name="ce19" table:formula="of:=[$Absolute.AJ23]/[$Size.AJ$3]" office:value-type="float" office:value="0" calcext:value-type="float">
            <text:p>0.0E+00</text:p>
          </table:table-cell>
          <table:table-cell table:style-name="ce19" table:formula="of:=[$Absolute.AK23]/[$Size.AK$3]" office:value-type="float" office:value="0" calcext:value-type="float">
            <text:p>0.0E+00</text:p>
          </table:table-cell>
          <table:table-cell table:style-name="ce19" table:formula="of:=[$Absolute.AL23]/[$Size.AL$3]" office:value-type="float" office:value="0.000378501135503407" calcext:value-type="float">
            <text:p>3.8E-04</text:p>
          </table:table-cell>
          <table:table-cell table:style-name="ce19" table:formula="of:=[$Absolute.AM23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24]" office:value-type="string" office:string-value="Potential rotten green tests" calcext:value-type="string">
            <text:p>Potential rotten green tests</text:p>
          </table:table-cell>
          <table:table-cell table:style-name="ce19" table:formula="of:=[$Absolute.B24]/[$Size.B$3]" office:value-type="float" office:value="0.000371207775115581" calcext:value-type="float">
            <text:p>3.7E-04</text:p>
          </table:table-cell>
          <table:table-cell table:style-name="ce19" table:formula="of:=[$Absolute.C24]/[$Size.C$3]" office:value-type="float" office:value="0" calcext:value-type="float">
            <text:p>0.0E+00</text:p>
          </table:table-cell>
          <table:table-cell table:style-name="ce19" table:formula="of:=[$Absolute.D24]/[$Size.D$3]" office:value-type="float" office:value="0.00011650937900501" calcext:value-type="float">
            <text:p>1.2E-04</text:p>
          </table:table-cell>
          <table:table-cell table:style-name="ce19" table:formula="of:=[$Absolute.E24]/[$Size.E$3]" office:value-type="float" office:value="0" calcext:value-type="float">
            <text:p>0.0E+00</text:p>
          </table:table-cell>
          <table:table-cell table:style-name="ce19" table:formula="of:=[$Absolute.F24]/[$Size.F$3]" office:value-type="float" office:value="0.000000271551184547" calcext:value-type="float">
            <text:p>2.7E-07</text:p>
          </table:table-cell>
          <table:table-cell table:style-name="ce19" table:formula="of:=[$Absolute.G24]/[$Size.G$3]" office:value-type="float" office:value="0" calcext:value-type="float">
            <text:p>0.0E+00</text:p>
          </table:table-cell>
          <table:table-cell table:style-name="ce19" table:formula="of:=[$Absolute.H24]/[$Size.H$3]" office:value-type="float" office:value="0.0003725267757019" calcext:value-type="float">
            <text:p>3.7E-04</text:p>
          </table:table-cell>
          <table:table-cell table:style-name="ce19" table:formula="of:=[$Absolute.I24]/[$Size.I$3]" office:value-type="float" office:value="0" calcext:value-type="float">
            <text:p>0.0E+00</text:p>
          </table:table-cell>
          <table:table-cell table:style-name="ce19" table:formula="of:=[$Absolute.J24]/[$Size.J$3]" office:value-type="float" office:value="0.0000446036384933279" calcext:value-type="float">
            <text:p>4.5E-05</text:p>
          </table:table-cell>
          <table:table-cell table:style-name="ce19" table:formula="of:=[$Absolute.K24]/[$Size.K$3]" office:value-type="float" office:value="0" calcext:value-type="float">
            <text:p>0.0E+00</text:p>
          </table:table-cell>
          <table:table-cell table:style-name="ce19" table:formula="of:=[$Absolute.L24]/[$Size.L$3]" office:value-type="float" office:value="0.000705622043632643" calcext:value-type="float">
            <text:p>7.1E-04</text:p>
          </table:table-cell>
          <table:table-cell table:style-name="ce19" table:formula="of:=[$Absolute.M24]/[$Size.M$3]" office:value-type="float" office:value="0" calcext:value-type="float">
            <text:p>0.0E+00</text:p>
          </table:table-cell>
          <table:table-cell table:style-name="ce19" table:formula="of:=[$Absolute.N24]/[$Size.N$3]" office:value-type="float" office:value="0.0000417748625516207" calcext:value-type="float">
            <text:p>4.2E-05</text:p>
          </table:table-cell>
          <table:table-cell table:style-name="ce19" table:formula="of:=[$Absolute.O24]/[$Size.O$3]" office:value-type="float" office:value="0" calcext:value-type="float">
            <text:p>0.0E+00</text:p>
          </table:table-cell>
          <table:table-cell table:style-name="ce19" table:formula="of:=[$Absolute.P24]/[$Size.P$3]" office:value-type="float" office:value="0.000235132397626972" calcext:value-type="float">
            <text:p>2.4E-04</text:p>
          </table:table-cell>
          <table:table-cell table:style-name="ce19" table:formula="of:=[$Absolute.Q24]/[$Size.Q$3]" office:value-type="float" office:value="0" calcext:value-type="float">
            <text:p>0.0E+00</text:p>
          </table:table-cell>
          <table:table-cell table:style-name="ce19" table:formula="of:=[$Absolute.R24]/[$Size.R$3]" office:value-type="float" office:value="0.000878769922969539" calcext:value-type="float">
            <text:p>8.8E-04</text:p>
          </table:table-cell>
          <table:table-cell table:style-name="ce19" table:formula="of:=[$Absolute.S24]/[$Size.S$3]" office:value-type="float" office:value="0" calcext:value-type="float">
            <text:p>0.0E+00</text:p>
          </table:table-cell>
          <table:table-cell table:style-name="ce19" table:formula="of:=[$Absolute.T24]/[$Size.T$3]" office:value-type="float" office:value="0.00000493349646761653" calcext:value-type="float">
            <text:p>4.9E-06</text:p>
          </table:table-cell>
          <table:table-cell table:style-name="ce19" table:formula="of:=[$Absolute.U24]/[$Size.U$3]" office:value-type="float" office:value="0" calcext:value-type="float">
            <text:p>0.0E+00</text:p>
          </table:table-cell>
          <table:table-cell table:style-name="ce19" table:formula="of:=[$Absolute.V24]/[$Size.V$3]" office:value-type="float" office:value="0" calcext:value-type="float">
            <text:p>0.0E+00</text:p>
          </table:table-cell>
          <table:table-cell table:style-name="ce19" table:formula="of:=[$Absolute.W24]/[$Size.W$3]" office:value-type="float" office:value="0" calcext:value-type="float">
            <text:p>0.0E+00</text:p>
          </table:table-cell>
          <table:table-cell table:style-name="ce19" table:formula="of:=[$Absolute.X24]/[$Size.X$3]" office:value-type="float" office:value="0.0000274253833676804" calcext:value-type="float">
            <text:p>2.7E-05</text:p>
          </table:table-cell>
          <table:table-cell table:style-name="ce19" table:formula="of:=[$Absolute.Y24]/[$Size.Y$3]" office:value-type="float" office:value="0" calcext:value-type="float">
            <text:p>0.0E+00</text:p>
          </table:table-cell>
          <table:table-cell table:style-name="ce19" table:formula="of:=[$Absolute.Z24]/[$Size.Z$3]" office:value-type="float" office:value="0.0000985693663367596" calcext:value-type="float">
            <text:p>9.9E-05</text:p>
          </table:table-cell>
          <table:table-cell table:style-name="ce19" table:formula="of:=[$Absolute.AA24]/[$Size.AA$3]" office:value-type="float" office:value="0" calcext:value-type="float">
            <text:p>0.0E+00</text:p>
          </table:table-cell>
          <table:table-cell table:style-name="ce19" table:formula="of:=[$Absolute.AB24]/[$Size.AD$3]" office:value-type="float" office:value="0.00201956295525494" calcext:value-type="float">
            <text:p>2.0E-03</text:p>
          </table:table-cell>
          <table:table-cell table:style-name="ce19" table:formula="of:=[$Absolute.AC24]/[$Size.AE$3]" office:value-type="float" office:value="0" calcext:value-type="float">
            <text:p>0.0E+00</text:p>
          </table:table-cell>
          <table:table-cell table:style-name="ce19" table:formula="of:=[$Absolute.AD24]/[$Size.AD$3]" office:value-type="float" office:value="0.0000166493236212279" calcext:value-type="float">
            <text:p>1.7E-05</text:p>
          </table:table-cell>
          <table:table-cell table:style-name="ce19" table:formula="of:=[$Absolute.AE24]/[$Size.AE$3]" office:value-type="float" office:value="0" calcext:value-type="float">
            <text:p>0.0E+00</text:p>
          </table:table-cell>
          <table:table-cell table:style-name="ce19" table:formula="of:=[$Absolute.AF24]/[$Size.AF$3]" office:value-type="float" office:value="0.00404370644411942" calcext:value-type="float">
            <text:p>4.0E-03</text:p>
          </table:table-cell>
          <table:table-cell table:style-name="ce19" table:formula="of:=[$Absolute.AG24]/[$Size.AG$3]" office:value-type="float" office:value="0" calcext:value-type="float">
            <text:p>0.0E+00</text:p>
          </table:table-cell>
          <table:table-cell table:style-name="ce19" table:formula="of:=[$Absolute.AH24]/[$Size.AH$3]" office:value-type="float" office:value="0" calcext:value-type="float">
            <text:p>0.0E+00</text:p>
          </table:table-cell>
          <table:table-cell table:style-name="ce19" table:formula="of:=[$Absolute.AI24]/[$Size.AI$3]" office:value-type="float" office:value="0" calcext:value-type="float">
            <text:p>0.0E+00</text:p>
          </table:table-cell>
          <table:table-cell table:style-name="ce19" table:formula="of:=[$Absolute.AJ24]/[$Size.AJ$3]" office:value-type="float" office:value="0.0000962718717658668" calcext:value-type="float">
            <text:p>9.6E-05</text:p>
          </table:table-cell>
          <table:table-cell table:style-name="ce19" table:formula="of:=[$Absolute.AK24]/[$Size.AK$3]" office:value-type="float" office:value="0" calcext:value-type="float">
            <text:p>0.0E+00</text:p>
          </table:table-cell>
          <table:table-cell table:style-name="ce19" table:formula="of:=[$Absolute.AL24]/[$Size.AL$3]" office:value-type="float" office:value="0.00012209714048497" calcext:value-type="float">
            <text:p>1.2E-04</text:p>
          </table:table-cell>
          <table:table-cell table:style-name="ce19" table:formula="of:=[$Absolute.AM24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25]" office:value-type="string" office:string-value="Recursive assertions" calcext:value-type="string">
            <text:p>Recursive assertions</text:p>
          </table:table-cell>
          <table:table-cell table:style-name="ce19" table:formula="of:=[$Absolute.B25]/[$Size.B$3]" office:value-type="float" office:value="0.0000134984645496575" calcext:value-type="float">
            <text:p>1.3E-05</text:p>
          </table:table-cell>
          <table:table-cell table:style-name="ce19" table:formula="of:=[$Absolute.C25]/[$Size.C$3]" office:value-type="float" office:value="0" calcext:value-type="float">
            <text:p>0.0E+00</text:p>
          </table:table-cell>
          <table:table-cell table:style-name="ce19" table:formula="of:=[$Absolute.D25]/[$Size.D$3]" office:value-type="float" office:value="0.0000388364596683366" calcext:value-type="float">
            <text:p>3.9E-05</text:p>
          </table:table-cell>
          <table:table-cell table:style-name="ce19" table:formula="of:=[$Absolute.E25]/[$Size.E$3]" office:value-type="float" office:value="0" calcext:value-type="float">
            <text:p>0.0E+00</text:p>
          </table:table-cell>
          <table:table-cell table:style-name="ce19" table:formula="of:=[$Absolute.F25]/[$Size.F$3]" office:value-type="float" office:value="0.000001357755922735" calcext:value-type="float">
            <text:p>1.4E-06</text:p>
          </table:table-cell>
          <table:table-cell table:style-name="ce19" table:formula="of:=[$Absolute.G25]/[$Size.G$3]" office:value-type="float" office:value="0" calcext:value-type="float">
            <text:p>0.0E+00</text:p>
          </table:table-cell>
          <table:table-cell table:style-name="ce19" table:formula="of:=[$Absolute.H25]/[$Size.H$3]" office:value-type="float" office:value="0.0000217533883621548" calcext:value-type="float">
            <text:p>2.2E-05</text:p>
          </table:table-cell>
          <table:table-cell table:style-name="ce19" table:formula="of:=[$Absolute.I25]/[$Size.I$3]" office:value-type="float" office:value="0" calcext:value-type="float">
            <text:p>0.0E+00</text:p>
          </table:table-cell>
          <table:table-cell table:style-name="ce19" table:formula="of:=[$Absolute.J25]/[$Size.J$3]" office:value-type="float" office:value="0" calcext:value-type="float">
            <text:p>0.0E+00</text:p>
          </table:table-cell>
          <table:table-cell table:style-name="ce19" table:formula="of:=[$Absolute.K25]/[$Size.K$3]" office:value-type="float" office:value="0" calcext:value-type="float">
            <text:p>0.0E+00</text:p>
          </table:table-cell>
          <table:table-cell table:style-name="ce19" table:formula="of:=[$Absolute.L25]/[$Size.L$3]" office:value-type="float" office:value="0.00000453614170906699" calcext:value-type="float">
            <text:p>4.5E-06</text:p>
          </table:table-cell>
          <table:table-cell table:style-name="ce19" table:formula="of:=[$Absolute.M25]/[$Size.M$3]" office:value-type="float" office:value="0" calcext:value-type="float">
            <text:p>0.0E+00</text:p>
          </table:table-cell>
          <table:table-cell table:style-name="ce19" table:formula="of:=[$Absolute.N25]/[$Size.N$3]" office:value-type="float" office:value="0.00000766881534764052" calcext:value-type="float">
            <text:p>7.7E-06</text:p>
          </table:table-cell>
          <table:table-cell table:style-name="ce19" table:formula="of:=[$Absolute.O25]/[$Size.O$3]" office:value-type="float" office:value="0" calcext:value-type="float">
            <text:p>0.0E+00</text:p>
          </table:table-cell>
          <table:table-cell table:style-name="ce19" table:formula="of:=[$Absolute.P25]/[$Size.P$3]" office:value-type="float" office:value="0.0000226088843872088" calcext:value-type="float">
            <text:p>2.3E-05</text:p>
          </table:table-cell>
          <table:table-cell table:style-name="ce19" table:formula="of:=[$Absolute.Q25]/[$Size.Q$3]" office:value-type="float" office:value="0" calcext:value-type="float">
            <text:p>0.0E+00</text:p>
          </table:table-cell>
          <table:table-cell table:style-name="ce19" table:formula="of:=[$Absolute.R25]/[$Size.R$3]" office:value-type="float" office:value="0.000050215424169688" calcext:value-type="float">
            <text:p>5.0E-05</text:p>
          </table:table-cell>
          <table:table-cell table:style-name="ce19" table:formula="of:=[$Absolute.S25]/[$Size.S$3]" office:value-type="float" office:value="0" calcext:value-type="float">
            <text:p>0.0E+00</text:p>
          </table:table-cell>
          <table:table-cell table:style-name="ce19" table:formula="of:=[$Absolute.T25]/[$Size.T$3]" office:value-type="float" office:value="0" calcext:value-type="float">
            <text:p>0.0E+00</text:p>
          </table:table-cell>
          <table:table-cell table:style-name="ce19" table:formula="of:=[$Absolute.U25]/[$Size.U$3]" office:value-type="float" office:value="0" calcext:value-type="float">
            <text:p>0.0E+00</text:p>
          </table:table-cell>
          <table:table-cell table:style-name="ce19" table:formula="of:=[$Absolute.V25]/[$Size.V$3]" office:value-type="float" office:value="0.0000240900831452013" calcext:value-type="float">
            <text:p>2.4E-05</text:p>
          </table:table-cell>
          <table:table-cell table:style-name="ce19" table:formula="of:=[$Absolute.W25]/[$Size.W$3]" office:value-type="float" office:value="0" calcext:value-type="float">
            <text:p>0.0E+00</text:p>
          </table:table-cell>
          <table:table-cell table:style-name="ce19" table:formula="of:=[$Absolute.X25]/[$Size.X$3]" office:value-type="float" office:value="0" calcext:value-type="float">
            <text:p>0.0E+00</text:p>
          </table:table-cell>
          <table:table-cell table:style-name="ce19" table:formula="of:=[$Absolute.Y25]/[$Size.Y$3]" office:value-type="float" office:value="0" calcext:value-type="float">
            <text:p>0.0E+00</text:p>
          </table:table-cell>
          <table:table-cell table:style-name="ce19" table:formula="of:=[$Absolute.Z25]/[$Size.Z$3]" office:value-type="float" office:value="0.0000551140542958226" calcext:value-type="float">
            <text:p>5.5E-05</text:p>
          </table:table-cell>
          <table:table-cell table:style-name="ce19" table:formula="of:=[$Absolute.AA25]/[$Size.AA$3]" office:value-type="float" office:value="0" calcext:value-type="float">
            <text:p>0.0E+00</text:p>
          </table:table-cell>
          <table:table-cell table:style-name="ce19" table:formula="of:=[$Absolute.AB25]/[$Size.AD$3]" office:value-type="float" office:value="0.0000366285119667014" calcext:value-type="float">
            <text:p>3.7E-05</text:p>
          </table:table-cell>
          <table:table-cell table:style-name="ce19" table:formula="of:=[$Absolute.AC25]/[$Size.AE$3]" office:value-type="float" office:value="0" calcext:value-type="float">
            <text:p>0.0E+00</text:p>
          </table:table-cell>
          <table:table-cell table:style-name="ce19" table:formula="of:=[$Absolute.AD25]/[$Size.AD$3]" office:value-type="float" office:value="0.00000832466181061394" calcext:value-type="float">
            <text:p>8.3E-06</text:p>
          </table:table-cell>
          <table:table-cell table:style-name="ce19" table:formula="of:=[$Absolute.AE25]/[$Size.AE$3]" office:value-type="float" office:value="0" calcext:value-type="float">
            <text:p>0.0E+00</text:p>
          </table:table-cell>
          <table:table-cell table:style-name="ce19" table:formula="of:=[$Absolute.AF25]/[$Size.AF$3]" office:value-type="float" office:value="0" calcext:value-type="float">
            <text:p>0.0E+00</text:p>
          </table:table-cell>
          <table:table-cell table:style-name="ce19" table:formula="of:=[$Absolute.AG25]/[$Size.AG$3]" office:value-type="float" office:value="0" calcext:value-type="float">
            <text:p>0.0E+00</text:p>
          </table:table-cell>
          <table:table-cell table:style-name="ce19" table:formula="of:=[$Absolute.AH25]/[$Size.AH$3]" office:value-type="float" office:value="0" calcext:value-type="float">
            <text:p>0.0E+00</text:p>
          </table:table-cell>
          <table:table-cell table:style-name="ce19" table:formula="of:=[$Absolute.AI25]/[$Size.AI$3]" office:value-type="float" office:value="0" calcext:value-type="float">
            <text:p>0.0E+00</text:p>
          </table:table-cell>
          <table:table-cell table:style-name="ce19" table:formula="of:=[$Absolute.AJ25]/[$Size.AJ$3]" office:value-type="float" office:value="0" calcext:value-type="float">
            <text:p>0.0E+00</text:p>
          </table:table-cell>
          <table:table-cell table:style-name="ce19" table:formula="of:=[$Absolute.AK25]/[$Size.AK$3]" office:value-type="float" office:value="0" calcext:value-type="float">
            <text:p>0.0E+00</text:p>
          </table:table-cell>
          <table:table-cell table:style-name="ce19" table:formula="of:=[$Absolute.AL25]/[$Size.AL$3]" office:value-type="float" office:value="0" calcext:value-type="float">
            <text:p>0.0E+00</text:p>
          </table:table-cell>
          <table:table-cell table:style-name="ce19" table:formula="of:=[$Absolute.AM25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26]" office:value-type="string" office:string-value="Reference equality" calcext:value-type="string">
            <text:p>Reference equality</text:p>
          </table:table-cell>
          <table:table-cell table:style-name="ce19" table:formula="of:=[$Absolute.B26]/[$Size.B$3]" office:value-type="float" office:value="0.000168730806870718" calcext:value-type="float">
            <text:p>1.7E-04</text:p>
          </table:table-cell>
          <table:table-cell table:style-name="ce19" table:formula="of:=[$Absolute.C26]/[$Size.C$3]" office:value-type="float" office:value="0" calcext:value-type="float">
            <text:p>0.0E+00</text:p>
          </table:table-cell>
          <table:table-cell table:style-name="ce19" table:formula="of:=[$Absolute.D26]/[$Size.D$3]" office:value-type="float" office:value="0" calcext:value-type="float">
            <text:p>0.0E+00</text:p>
          </table:table-cell>
          <table:table-cell table:style-name="ce19" table:formula="of:=[$Absolute.E26]/[$Size.E$3]" office:value-type="float" office:value="0" calcext:value-type="float">
            <text:p>0.0E+00</text:p>
          </table:table-cell>
          <table:table-cell table:style-name="ce19" table:formula="of:=[$Absolute.F26]/[$Size.F$3]" office:value-type="float" office:value="0" calcext:value-type="float">
            <text:p>0.0E+00</text:p>
          </table:table-cell>
          <table:table-cell table:style-name="ce19" table:formula="of:=[$Absolute.G26]/[$Size.G$3]" office:value-type="float" office:value="0" calcext:value-type="float">
            <text:p>0.0E+00</text:p>
          </table:table-cell>
          <table:table-cell table:style-name="ce19" table:formula="of:=[$Absolute.H26]/[$Size.H$3]" office:value-type="float" office:value="0.00000326300825432321" calcext:value-type="float">
            <text:p>3.3E-06</text:p>
          </table:table-cell>
          <table:table-cell table:style-name="ce19" table:formula="of:=[$Absolute.I26]/[$Size.I$3]" office:value-type="float" office:value="0" calcext:value-type="float">
            <text:p>0.0E+00</text:p>
          </table:table-cell>
          <table:table-cell table:style-name="ce19" table:formula="of:=[$Absolute.J26]/[$Size.J$3]" office:value-type="float" office:value="0" calcext:value-type="float">
            <text:p>0.0E+00</text:p>
          </table:table-cell>
          <table:table-cell table:style-name="ce19" table:formula="of:=[$Absolute.K26]/[$Size.K$3]" office:value-type="float" office:value="0" calcext:value-type="float">
            <text:p>0.0E+00</text:p>
          </table:table-cell>
          <table:table-cell table:style-name="ce19" table:formula="of:=[$Absolute.L26]/[$Size.L$3]" office:value-type="float" office:value="0.0000609859051996784" calcext:value-type="float">
            <text:p>6.1E-05</text:p>
          </table:table-cell>
          <table:table-cell table:style-name="ce19" table:formula="of:=[$Absolute.M26]/[$Size.M$3]" office:value-type="float" office:value="0" calcext:value-type="float">
            <text:p>0.0E+00</text:p>
          </table:table-cell>
          <table:table-cell table:style-name="ce19" table:formula="of:=[$Absolute.N26]/[$Size.N$3]" office:value-type="float" office:value="0.00000363259674361919" calcext:value-type="float">
            <text:p>3.6E-06</text:p>
          </table:table-cell>
          <table:table-cell table:style-name="ce19" table:formula="of:=[$Absolute.O26]/[$Size.O$3]" office:value-type="float" office:value="0" calcext:value-type="float">
            <text:p>0.0E+00</text:p>
          </table:table-cell>
          <table:table-cell table:style-name="ce19" table:formula="of:=[$Absolute.P26]/[$Size.P$3]" office:value-type="float" office:value="0.00000452177687744176" calcext:value-type="float">
            <text:p>4.5E-06</text:p>
          </table:table-cell>
          <table:table-cell table:style-name="ce19" table:formula="of:=[$Absolute.Q26]/[$Size.Q$3]" office:value-type="float" office:value="0" calcext:value-type="float">
            <text:p>0.0E+00</text:p>
          </table:table-cell>
          <table:table-cell table:style-name="ce19" table:formula="of:=[$Absolute.R26]/[$Size.R$3]" office:value-type="float" office:value="0" calcext:value-type="float">
            <text:p>0.0E+00</text:p>
          </table:table-cell>
          <table:table-cell table:style-name="ce19" table:formula="of:=[$Absolute.S26]/[$Size.S$3]" office:value-type="float" office:value="0" calcext:value-type="float">
            <text:p>0.0E+00</text:p>
          </table:table-cell>
          <table:table-cell table:style-name="ce19" table:formula="of:=[$Absolute.T26]/[$Size.T$3]" office:value-type="float" office:value="0" calcext:value-type="float">
            <text:p>0.0E+00</text:p>
          </table:table-cell>
          <table:table-cell table:style-name="ce19" table:formula="of:=[$Absolute.U26]/[$Size.U$3]" office:value-type="float" office:value="0" calcext:value-type="float">
            <text:p>0.0E+00</text:p>
          </table:table-cell>
          <table:table-cell table:style-name="ce19" table:formula="of:=[$Absolute.V26]/[$Size.V$3]" office:value-type="float" office:value="0" calcext:value-type="float">
            <text:p>0.0E+00</text:p>
          </table:table-cell>
          <table:table-cell table:style-name="ce19" table:formula="of:=[$Absolute.W26]/[$Size.W$3]" office:value-type="float" office:value="0" calcext:value-type="float">
            <text:p>0.0E+00</text:p>
          </table:table-cell>
          <table:table-cell table:style-name="ce19" table:formula="of:=[$Absolute.X26]/[$Size.X$3]" office:value-type="float" office:value="0.0000352612071870176" calcext:value-type="float">
            <text:p>3.5E-05</text:p>
          </table:table-cell>
          <table:table-cell table:style-name="ce19" table:formula="of:=[$Absolute.Y26]/[$Size.Y$3]" office:value-type="float" office:value="0" calcext:value-type="float">
            <text:p>0.0E+00</text:p>
          </table:table-cell>
          <table:table-cell table:style-name="ce19" table:formula="of:=[$Absolute.Z26]/[$Size.Z$3]" office:value-type="float" office:value="0.0000805513101246638" calcext:value-type="float">
            <text:p>8.1E-05</text:p>
          </table:table-cell>
          <table:table-cell table:style-name="ce19" table:formula="of:=[$Absolute.AA26]/[$Size.AA$3]" office:value-type="float" office:value="0" calcext:value-type="float">
            <text:p>0.0E+00</text:p>
          </table:table-cell>
          <table:table-cell table:style-name="ce19" table:formula="of:=[$Absolute.AB26]/[$Size.AD$3]" office:value-type="float" office:value="0" calcext:value-type="float">
            <text:p>0.0E+00</text:p>
          </table:table-cell>
          <table:table-cell table:style-name="ce19" table:formula="of:=[$Absolute.AC26]/[$Size.AE$3]" office:value-type="float" office:value="0" calcext:value-type="float">
            <text:p>0.0E+00</text:p>
          </table:table-cell>
          <table:table-cell table:style-name="ce19" table:formula="of:=[$Absolute.AD26]/[$Size.AD$3]" office:value-type="float" office:value="0" calcext:value-type="float">
            <text:p>0.0E+00</text:p>
          </table:table-cell>
          <table:table-cell table:style-name="ce19" table:formula="of:=[$Absolute.AE26]/[$Size.AE$3]" office:value-type="float" office:value="0" calcext:value-type="float">
            <text:p>0.0E+00</text:p>
          </table:table-cell>
          <table:table-cell table:style-name="ce19" table:formula="of:=[$Absolute.AF26]/[$Size.AF$3]" office:value-type="float" office:value="0" calcext:value-type="float">
            <text:p>0.0E+00</text:p>
          </table:table-cell>
          <table:table-cell table:style-name="ce19" table:formula="of:=[$Absolute.AG26]/[$Size.AG$3]" office:value-type="float" office:value="0" calcext:value-type="float">
            <text:p>0.0E+00</text:p>
          </table:table-cell>
          <table:table-cell table:style-name="ce19" table:formula="of:=[$Absolute.AH26]/[$Size.AH$3]" office:value-type="float" office:value="0" calcext:value-type="float">
            <text:p>0.0E+00</text:p>
          </table:table-cell>
          <table:table-cell table:style-name="ce19" table:formula="of:=[$Absolute.AI26]/[$Size.AI$3]" office:value-type="float" office:value="0" calcext:value-type="float">
            <text:p>0.0E+00</text:p>
          </table:table-cell>
          <table:table-cell table:style-name="ce19" table:formula="of:=[$Absolute.AJ26]/[$Size.AJ$3]" office:value-type="float" office:value="0" calcext:value-type="float">
            <text:p>0.0E+00</text:p>
          </table:table-cell>
          <table:table-cell table:style-name="ce19" table:formula="of:=[$Absolute.AK26]/[$Size.AK$3]" office:value-type="float" office:value="0" calcext:value-type="float">
            <text:p>0.0E+00</text:p>
          </table:table-cell>
          <table:table-cell table:style-name="ce19" table:formula="of:=[$Absolute.AL26]/[$Size.AL$3]" office:value-type="float" office:value="0.0000976777123879759" calcext:value-type="float">
            <text:p>9.8E-05</text:p>
          </table:table-cell>
          <table:table-cell table:style-name="ce19" table:formula="of:=[$Absolute.AM26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27]" office:value-type="string" office:string-value="Tests with throws" calcext:value-type="string">
            <text:p>Tests with throws</text:p>
          </table:table-cell>
          <table:table-cell table:style-name="ce19" table:formula="of:=[$Absolute.B27]/[$Size.B$3]" office:value-type="float" office:value="0.0000202476968244862" calcext:value-type="float">
            <text:p>2.0E-05</text:p>
          </table:table-cell>
          <table:table-cell table:style-name="ce19" table:formula="of:=[$Absolute.C27]/[$Size.C$3]" office:value-type="float" office:value="0" calcext:value-type="float">
            <text:p>0.0E+00</text:p>
          </table:table-cell>
          <table:table-cell table:style-name="ce19" table:formula="of:=[$Absolute.D27]/[$Size.D$3]" office:value-type="float" office:value="0" calcext:value-type="float">
            <text:p>0.0E+00</text:p>
          </table:table-cell>
          <table:table-cell table:style-name="ce19" table:formula="of:=[$Absolute.E27]/[$Size.E$3]" office:value-type="float" office:value="0" calcext:value-type="float">
            <text:p>0.0E+00</text:p>
          </table:table-cell>
          <table:table-cell table:style-name="ce19" table:formula="of:=[$Absolute.F27]/[$Size.F$3]" office:value-type="float" office:value="0" calcext:value-type="float">
            <text:p>0.0E+00</text:p>
          </table:table-cell>
          <table:table-cell table:style-name="ce19" table:formula="of:=[$Absolute.G27]/[$Size.G$3]" office:value-type="float" office:value="0" calcext:value-type="float">
            <text:p>0.0E+00</text:p>
          </table:table-cell>
          <table:table-cell table:style-name="ce19" table:formula="of:=[$Absolute.H27]/[$Size.H$3]" office:value-type="float" office:value="0.0000152273718535083" calcext:value-type="float">
            <text:p>1.5E-05</text:p>
          </table:table-cell>
          <table:table-cell table:style-name="ce19" table:formula="of:=[$Absolute.I27]/[$Size.I$3]" office:value-type="float" office:value="0" calcext:value-type="float">
            <text:p>0.0E+00</text:p>
          </table:table-cell>
          <table:table-cell table:style-name="ce19" table:formula="of:=[$Absolute.J27]/[$Size.J$3]" office:value-type="float" office:value="0" calcext:value-type="float">
            <text:p>0.0E+00</text:p>
          </table:table-cell>
          <table:table-cell table:style-name="ce19" table:formula="of:=[$Absolute.K27]/[$Size.K$3]" office:value-type="float" office:value="0" calcext:value-type="float">
            <text:p>0.0E+00</text:p>
          </table:table-cell>
          <table:table-cell table:style-name="ce19" table:formula="of:=[$Absolute.L27]/[$Size.L$3]" office:value-type="float" office:value="0.0000257048030180463" calcext:value-type="float">
            <text:p>2.6E-05</text:p>
          </table:table-cell>
          <table:table-cell table:style-name="ce19" table:formula="of:=[$Absolute.M27]/[$Size.M$3]" office:value-type="float" office:value="0" calcext:value-type="float">
            <text:p>0.0E+00</text:p>
          </table:table-cell>
          <table:table-cell table:style-name="ce19" table:formula="of:=[$Absolute.N27]/[$Size.N$3]" office:value-type="float" office:value="0.00000201810930201066" calcext:value-type="float">
            <text:p>2.0E-06</text:p>
          </table:table-cell>
          <table:table-cell table:style-name="ce19" table:formula="of:=[$Absolute.O27]/[$Size.O$3]" office:value-type="float" office:value="0" calcext:value-type="float">
            <text:p>0.0E+00</text:p>
          </table:table-cell>
          <table:table-cell table:style-name="ce19" table:formula="of:=[$Absolute.P27]/[$Size.P$3]" office:value-type="float" office:value="0.00000452177687744176" calcext:value-type="float">
            <text:p>4.5E-06</text:p>
          </table:table-cell>
          <table:table-cell table:style-name="ce19" table:formula="of:=[$Absolute.Q27]/[$Size.Q$3]" office:value-type="float" office:value="0" calcext:value-type="float">
            <text:p>0.0E+00</text:p>
          </table:table-cell>
          <table:table-cell table:style-name="ce19" table:formula="of:=[$Absolute.R27]/[$Size.R$3]" office:value-type="float" office:value="0.0000200861696678752" calcext:value-type="float">
            <text:p>2.0E-05</text:p>
          </table:table-cell>
          <table:table-cell table:style-name="ce19" table:formula="of:=[$Absolute.S27]/[$Size.S$3]" office:value-type="float" office:value="0" calcext:value-type="float">
            <text:p>0.0E+00</text:p>
          </table:table-cell>
          <table:table-cell table:style-name="ce19" table:formula="of:=[$Absolute.T27]/[$Size.T$3]" office:value-type="float" office:value="0" calcext:value-type="float">
            <text:p>0.0E+00</text:p>
          </table:table-cell>
          <table:table-cell table:style-name="ce19" table:formula="of:=[$Absolute.U27]/[$Size.U$3]" office:value-type="float" office:value="0" calcext:value-type="float">
            <text:p>0.0E+00</text:p>
          </table:table-cell>
          <table:table-cell table:style-name="ce19" table:formula="of:=[$Absolute.V27]/[$Size.V$3]" office:value-type="float" office:value="0" calcext:value-type="float">
            <text:p>0.0E+00</text:p>
          </table:table-cell>
          <table:table-cell table:style-name="ce19" table:formula="of:=[$Absolute.W27]/[$Size.W$3]" office:value-type="float" office:value="0" calcext:value-type="float">
            <text:p>0.0E+00</text:p>
          </table:table-cell>
          <table:table-cell table:style-name="ce19" table:formula="of:=[$Absolute.X27]/[$Size.X$3]" office:value-type="float" office:value="0.00000391791190966862" calcext:value-type="float">
            <text:p>3.9E-06</text:p>
          </table:table-cell>
          <table:table-cell table:style-name="ce19" table:formula="of:=[$Absolute.Y27]/[$Size.Y$3]" office:value-type="float" office:value="0" calcext:value-type="float">
            <text:p>0.0E+00</text:p>
          </table:table-cell>
          <table:table-cell table:style-name="ce19" table:formula="of:=[$Absolute.Z27]/[$Size.Z$3]" office:value-type="float" office:value="0.0000063593139572103" calcext:value-type="float">
            <text:p>6.4E-06</text:p>
          </table:table-cell>
          <table:table-cell table:style-name="ce19" table:formula="of:=[$Absolute.AA27]/[$Size.AA$3]" office:value-type="float" office:value="0" calcext:value-type="float">
            <text:p>0.0E+00</text:p>
          </table:table-cell>
          <table:table-cell table:style-name="ce19" table:formula="of:=[$Absolute.AB27]/[$Size.AD$3]" office:value-type="float" office:value="0.0000199791883454735" calcext:value-type="float">
            <text:p>2.0E-05</text:p>
          </table:table-cell>
          <table:table-cell table:style-name="ce19" table:formula="of:=[$Absolute.AC27]/[$Size.AE$3]" office:value-type="float" office:value="0" calcext:value-type="float">
            <text:p>0.0E+00</text:p>
          </table:table-cell>
          <table:table-cell table:style-name="ce19" table:formula="of:=[$Absolute.AD27]/[$Size.AD$3]" office:value-type="float" office:value="0.00000166493236212279" calcext:value-type="float">
            <text:p>1.7E-06</text:p>
          </table:table-cell>
          <table:table-cell table:style-name="ce19" table:formula="of:=[$Absolute.AE27]/[$Size.AE$3]" office:value-type="float" office:value="0" calcext:value-type="float">
            <text:p>0.0E+00</text:p>
          </table:table-cell>
          <table:table-cell table:style-name="ce19" table:formula="of:=[$Absolute.AF27]/[$Size.AF$3]" office:value-type="float" office:value="0" calcext:value-type="float">
            <text:p>0.0E+00</text:p>
          </table:table-cell>
          <table:table-cell table:style-name="ce19" table:formula="of:=[$Absolute.AG27]/[$Size.AG$3]" office:value-type="float" office:value="0" calcext:value-type="float">
            <text:p>0.0E+00</text:p>
          </table:table-cell>
          <table:table-cell table:style-name="ce19" table:formula="of:=[$Absolute.AH27]/[$Size.AH$3]" office:value-type="float" office:value="0" calcext:value-type="float">
            <text:p>0.0E+00</text:p>
          </table:table-cell>
          <table:table-cell table:style-name="ce19" table:formula="of:=[$Absolute.AI27]/[$Size.AI$3]" office:value-type="float" office:value="0" calcext:value-type="float">
            <text:p>0.0E+00</text:p>
          </table:table-cell>
          <table:table-cell table:style-name="ce19" table:formula="of:=[$Absolute.AJ27]/[$Size.AJ$3]" office:value-type="float" office:value="0" calcext:value-type="float">
            <text:p>0.0E+00</text:p>
          </table:table-cell>
          <table:table-cell table:style-name="ce19" table:formula="of:=[$Absolute.AK27]/[$Size.AK$3]" office:value-type="float" office:value="0" calcext:value-type="float">
            <text:p>0.0E+00</text:p>
          </table:table-cell>
          <table:table-cell table:style-name="ce19" table:formula="of:=[$Absolute.AL27]/[$Size.AL$3]" office:value-type="float" office:value="0" calcext:value-type="float">
            <text:p>0.0E+00</text:p>
          </table:table-cell>
          <table:table-cell table:style-name="ce19" table:formula="of:=[$Absolute.AM27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28]" office:value-type="string" office:string-value="Use of @Disabled" calcext:value-type="string">
            <text:p>Use of @Disabled</text:p>
          </table:table-cell>
          <table:table-cell table:style-name="ce19" table:formula="of:=[$Absolute.B28]/[$Size.B$3]" office:value-type="float" office:value="0.00000674923227482874" calcext:value-type="float">
            <text:p>6.7E-06</text:p>
          </table:table-cell>
          <table:table-cell table:style-name="ce19" table:formula="of:=[$Absolute.C28]/[$Size.C$3]" office:value-type="float" office:value="0" calcext:value-type="float">
            <text:p>0.0E+00</text:p>
          </table:table-cell>
          <table:table-cell table:style-name="ce19" table:formula="of:=[$Absolute.D28]/[$Size.D$3]" office:value-type="float" office:value="0.0000776729193366733" calcext:value-type="float">
            <text:p>7.8E-05</text:p>
          </table:table-cell>
          <table:table-cell table:style-name="ce19" table:formula="of:=[$Absolute.E28]/[$Size.E$3]" office:value-type="float" office:value="0" calcext:value-type="float">
            <text:p>0.0E+00</text:p>
          </table:table-cell>
          <table:table-cell table:style-name="ce19" table:formula="of:=[$Absolute.F28]/[$Size.F$3]" office:value-type="float" office:value="0" calcext:value-type="float">
            <text:p>0.0E+00</text:p>
          </table:table-cell>
          <table:table-cell table:style-name="ce19" table:formula="of:=[$Absolute.G28]/[$Size.G$3]" office:value-type="float" office:value="0" calcext:value-type="float">
            <text:p>0.0E+00</text:p>
          </table:table-cell>
          <table:table-cell table:style-name="ce19" table:formula="of:=[$Absolute.H28]/[$Size.H$3]" office:value-type="float" office:value="0" calcext:value-type="float">
            <text:p>0.0E+00</text:p>
          </table:table-cell>
          <table:table-cell table:style-name="ce19" table:formula="of:=[$Absolute.I28]/[$Size.I$3]" office:value-type="float" office:value="0" calcext:value-type="float">
            <text:p>0.0E+00</text:p>
          </table:table-cell>
          <table:table-cell table:style-name="ce19" table:formula="of:=[$Absolute.J28]/[$Size.J$3]" office:value-type="float" office:value="0" calcext:value-type="float">
            <text:p>0.0E+00</text:p>
          </table:table-cell>
          <table:table-cell table:style-name="ce19" table:formula="of:=[$Absolute.K28]/[$Size.K$3]" office:value-type="float" office:value="0" calcext:value-type="float">
            <text:p>0.0E+00</text:p>
          </table:table-cell>
          <table:table-cell table:style-name="ce19" table:formula="of:=[$Absolute.L28]/[$Size.L$3]" office:value-type="float" office:value="0.0000196566140726236" calcext:value-type="float">
            <text:p>2.0E-05</text:p>
          </table:table-cell>
          <table:table-cell table:style-name="ce19" table:formula="of:=[$Absolute.M28]/[$Size.M$3]" office:value-type="float" office:value="0" calcext:value-type="float">
            <text:p>0.0E+00</text:p>
          </table:table-cell>
          <table:table-cell table:style-name="ce19" table:formula="of:=[$Absolute.N28]/[$Size.N$3]" office:value-type="float" office:value="0.000000403621860402132" calcext:value-type="float">
            <text:p>4.0E-07</text:p>
          </table:table-cell>
          <table:table-cell table:style-name="ce19" table:formula="of:=[$Absolute.O28]/[$Size.O$3]" office:value-type="float" office:value="0" calcext:value-type="float">
            <text:p>0.0E+00</text:p>
          </table:table-cell>
          <table:table-cell table:style-name="ce19" table:formula="of:=[$Absolute.P28]/[$Size.P$3]" office:value-type="float" office:value="0.000140175083200695" calcext:value-type="float">
            <text:p>1.4E-04</text:p>
          </table:table-cell>
          <table:table-cell table:style-name="ce19" table:formula="of:=[$Absolute.Q28]/[$Size.Q$3]" office:value-type="float" office:value="0" calcext:value-type="float">
            <text:p>0.0E+00</text:p>
          </table:table-cell>
          <table:table-cell table:style-name="ce19" table:formula="of:=[$Absolute.R28]/[$Size.R$3]" office:value-type="float" office:value="0.000135581645258158" calcext:value-type="float">
            <text:p>1.4E-04</text:p>
          </table:table-cell>
          <table:table-cell table:style-name="ce19" table:formula="of:=[$Absolute.S28]/[$Size.S$3]" office:value-type="float" office:value="0" calcext:value-type="float">
            <text:p>0.0E+00</text:p>
          </table:table-cell>
          <table:table-cell table:style-name="ce19" table:formula="of:=[$Absolute.T28]/[$Size.T$3]" office:value-type="float" office:value="0" calcext:value-type="float">
            <text:p>0.0E+00</text:p>
          </table:table-cell>
          <table:table-cell table:style-name="ce19" table:formula="of:=[$Absolute.U28]/[$Size.U$3]" office:value-type="float" office:value="0" calcext:value-type="float">
            <text:p>0.0E+00</text:p>
          </table:table-cell>
          <table:table-cell table:style-name="ce19" table:formula="of:=[$Absolute.V28]/[$Size.V$3]" office:value-type="float" office:value="0" calcext:value-type="float">
            <text:p>0.0E+00</text:p>
          </table:table-cell>
          <table:table-cell table:style-name="ce19" table:formula="of:=[$Absolute.W28]/[$Size.W$3]" office:value-type="float" office:value="0" calcext:value-type="float">
            <text:p>0.0E+00</text:p>
          </table:table-cell>
          <table:table-cell table:style-name="ce19" table:formula="of:=[$Absolute.X28]/[$Size.X$3]" office:value-type="float" office:value="0" calcext:value-type="float">
            <text:p>0.0E+00</text:p>
          </table:table-cell>
          <table:table-cell table:style-name="ce19" table:formula="of:=[$Absolute.Y28]/[$Size.Y$3]" office:value-type="float" office:value="0" calcext:value-type="float">
            <text:p>0.0E+00</text:p>
          </table:table-cell>
          <table:table-cell table:style-name="ce19" table:formula="of:=[$Absolute.Z28]/[$Size.Z$3]" office:value-type="float" office:value="0" calcext:value-type="float">
            <text:p>0.0E+00</text:p>
          </table:table-cell>
          <table:table-cell table:style-name="ce19" table:formula="of:=[$Absolute.AA28]/[$Size.AA$3]" office:value-type="float" office:value="0" calcext:value-type="float">
            <text:p>0.0E+00</text:p>
          </table:table-cell>
          <table:table-cell table:style-name="ce19" table:formula="of:=[$Absolute.AB28]/[$Size.AD$3]" office:value-type="float" office:value="0" calcext:value-type="float">
            <text:p>0.0E+00</text:p>
          </table:table-cell>
          <table:table-cell table:style-name="ce19" table:formula="of:=[$Absolute.AC28]/[$Size.AE$3]" office:value-type="float" office:value="0" calcext:value-type="float">
            <text:p>0.0E+00</text:p>
          </table:table-cell>
          <table:table-cell table:style-name="ce19" table:formula="of:=[$Absolute.AD28]/[$Size.AD$3]" office:value-type="float" office:value="0" calcext:value-type="float">
            <text:p>0.0E+00</text:p>
          </table:table-cell>
          <table:table-cell table:style-name="ce19" table:formula="of:=[$Absolute.AE28]/[$Size.AE$3]" office:value-type="float" office:value="0" calcext:value-type="float">
            <text:p>0.0E+00</text:p>
          </table:table-cell>
          <table:table-cell table:style-name="ce19" table:formula="of:=[$Absolute.AF28]/[$Size.AF$3]" office:value-type="float" office:value="0" calcext:value-type="float">
            <text:p>0.0E+00</text:p>
          </table:table-cell>
          <table:table-cell table:style-name="ce19" table:formula="of:=[$Absolute.AG28]/[$Size.AG$3]" office:value-type="float" office:value="0" calcext:value-type="float">
            <text:p>0.0E+00</text:p>
          </table:table-cell>
          <table:table-cell table:style-name="ce19" table:formula="of:=[$Absolute.AH28]/[$Size.AH$3]" office:value-type="float" office:value="0" calcext:value-type="float">
            <text:p>0.0E+00</text:p>
          </table:table-cell>
          <table:table-cell table:style-name="ce19" table:formula="of:=[$Absolute.AI28]/[$Size.AI$3]" office:value-type="float" office:value="0" calcext:value-type="float">
            <text:p>0.0E+00</text:p>
          </table:table-cell>
          <table:table-cell table:style-name="ce19" table:formula="of:=[$Absolute.AJ28]/[$Size.AJ$3]" office:value-type="float" office:value="0" calcext:value-type="float">
            <text:p>0.0E+00</text:p>
          </table:table-cell>
          <table:table-cell table:style-name="ce19" table:formula="of:=[$Absolute.AK28]/[$Size.AK$3]" office:value-type="float" office:value="0" calcext:value-type="float">
            <text:p>0.0E+00</text:p>
          </table:table-cell>
          <table:table-cell table:style-name="ce19" table:formula="of:=[$Absolute.AL28]/[$Size.AL$3]" office:value-type="float" office:value="0" calcext:value-type="float">
            <text:p>0.0E+00</text:p>
          </table:table-cell>
          <table:table-cell table:style-name="ce19" table:formula="of:=[$Absolute.AM28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29]" office:value-type="string" office:string-value="Use of fail" calcext:value-type="string">
            <text:p>Use of fail</text:p>
          </table:table-cell>
          <table:table-cell table:style-name="ce19" table:formula="of:=[$Absolute.B29]/[$Size.B$3]" office:value-type="float" office:value="0.000134984645496575" calcext:value-type="float">
            <text:p>1.3E-04</text:p>
          </table:table-cell>
          <table:table-cell table:style-name="ce19" table:formula="of:=[$Absolute.C29]/[$Size.C$3]" office:value-type="float" office:value="0" calcext:value-type="float">
            <text:p>0.0E+00</text:p>
          </table:table-cell>
          <table:table-cell table:style-name="ce19" table:formula="of:=[$Absolute.D29]/[$Size.D$3]" office:value-type="float" office:value="0.000699056274030059" calcext:value-type="float">
            <text:p>7.0E-04</text:p>
          </table:table-cell>
          <table:table-cell table:style-name="ce19" table:formula="of:=[$Absolute.E29]/[$Size.E$3]" office:value-type="float" office:value="0" calcext:value-type="float">
            <text:p>0.0E+00</text:p>
          </table:table-cell>
          <table:table-cell table:style-name="ce19" table:formula="of:=[$Absolute.F29]/[$Size.F$3]" office:value-type="float" office:value="0.0000562110952012289" calcext:value-type="float">
            <text:p>5.6E-05</text:p>
          </table:table-cell>
          <table:table-cell table:style-name="ce19" table:formula="of:=[$Absolute.G29]/[$Size.G$3]" office:value-type="float" office:value="0" calcext:value-type="float">
            <text:p>0.0E+00</text:p>
          </table:table-cell>
          <table:table-cell table:style-name="ce19" table:formula="of:=[$Absolute.H29]/[$Size.H$3]" office:value-type="float" office:value="0.000754298741457716" calcext:value-type="float">
            <text:p>7.5E-04</text:p>
          </table:table-cell>
          <table:table-cell table:style-name="ce19" table:formula="of:=[$Absolute.I29]/[$Size.I$3]" office:value-type="float" office:value="0" calcext:value-type="float">
            <text:p>0.0E+00</text:p>
          </table:table-cell>
          <table:table-cell table:style-name="ce19" table:formula="of:=[$Absolute.J29]/[$Size.J$3]" office:value-type="float" office:value="0.0000213321749315916" calcext:value-type="float">
            <text:p>2.1E-05</text:p>
          </table:table-cell>
          <table:table-cell table:style-name="ce19" table:formula="of:=[$Absolute.K29]/[$Size.K$3]" office:value-type="float" office:value="0" calcext:value-type="float">
            <text:p>0.0E+00</text:p>
          </table:table-cell>
          <table:table-cell table:style-name="ce19" table:formula="of:=[$Absolute.L29]/[$Size.L$3]" office:value-type="float" office:value="0.00163855518846409" calcext:value-type="float">
            <text:p>1.6E-03</text:p>
          </table:table-cell>
          <table:table-cell table:style-name="ce19" table:formula="of:=[$Absolute.M29]/[$Size.M$3]" office:value-type="float" office:value="0" calcext:value-type="float">
            <text:p>0.0E+00</text:p>
          </table:table-cell>
          <table:table-cell table:style-name="ce19" table:formula="of:=[$Absolute.N29]/[$Size.N$3]" office:value-type="float" office:value="0.0000454074592952399" calcext:value-type="float">
            <text:p>4.5E-05</text:p>
          </table:table-cell>
          <table:table-cell table:style-name="ce19" table:formula="of:=[$Absolute.O29]/[$Size.O$3]" office:value-type="float" office:value="0" calcext:value-type="float">
            <text:p>0.0E+00</text:p>
          </table:table-cell>
          <table:table-cell table:style-name="ce19" table:formula="of:=[$Absolute.P29]/[$Size.P$3]" office:value-type="float" office:value="0.00000904355375488352" calcext:value-type="float">
            <text:p>9.0E-06</text:p>
          </table:table-cell>
          <table:table-cell table:style-name="ce19" table:formula="of:=[$Absolute.Q29]/[$Size.Q$3]" office:value-type="float" office:value="0" calcext:value-type="float">
            <text:p>0.0E+00</text:p>
          </table:table-cell>
          <table:table-cell table:style-name="ce19" table:formula="of:=[$Absolute.R29]/[$Size.R$3]" office:value-type="float" office:value="0.000306314087435097" calcext:value-type="float">
            <text:p>3.1E-04</text:p>
          </table:table-cell>
          <table:table-cell table:style-name="ce19" table:formula="of:=[$Absolute.S29]/[$Size.S$3]" office:value-type="float" office:value="0" calcext:value-type="float">
            <text:p>0.0E+00</text:p>
          </table:table-cell>
          <table:table-cell table:style-name="ce19" table:formula="of:=[$Absolute.T29]/[$Size.T$3]" office:value-type="float" office:value="0" calcext:value-type="float">
            <text:p>0.0E+00</text:p>
          </table:table-cell>
          <table:table-cell table:style-name="ce19" table:formula="of:=[$Absolute.U29]/[$Size.U$3]" office:value-type="float" office:value="0" calcext:value-type="float">
            <text:p>0.0E+00</text:p>
          </table:table-cell>
          <table:table-cell table:style-name="ce19" table:formula="of:=[$Absolute.V29]/[$Size.V$3]" office:value-type="float" office:value="0.0000378558449424591" calcext:value-type="float">
            <text:p>3.8E-05</text:p>
          </table:table-cell>
          <table:table-cell table:style-name="ce19" table:formula="of:=[$Absolute.W29]/[$Size.W$3]" office:value-type="float" office:value="0" calcext:value-type="float">
            <text:p>0.0E+00</text:p>
          </table:table-cell>
          <table:table-cell table:style-name="ce19" table:formula="of:=[$Absolute.X29]/[$Size.X$3]" office:value-type="float" office:value="0.00199029925011166" calcext:value-type="float">
            <text:p>2.0E-03</text:p>
          </table:table-cell>
          <table:table-cell table:style-name="ce19" table:formula="of:=[$Absolute.Y29]/[$Size.Y$3]" office:value-type="float" office:value="0" calcext:value-type="float">
            <text:p>0.0E+00</text:p>
          </table:table-cell>
          <table:table-cell table:style-name="ce19" table:formula="of:=[$Absolute.Z29]/[$Size.Z$3]" office:value-type="float" office:value="0.000441972320026116" calcext:value-type="float">
            <text:p>4.4E-04</text:p>
          </table:table-cell>
          <table:table-cell table:style-name="ce19" table:formula="of:=[$Absolute.AA29]/[$Size.AA$3]" office:value-type="float" office:value="0" calcext:value-type="float">
            <text:p>0.0E+00</text:p>
          </table:table-cell>
          <table:table-cell table:style-name="ce19" table:formula="of:=[$Absolute.AB29]/[$Size.AD$3]" office:value-type="float" office:value="0.000407908428720083" calcext:value-type="float">
            <text:p>4.1E-04</text:p>
          </table:table-cell>
          <table:table-cell table:style-name="ce19" table:formula="of:=[$Absolute.AC29]/[$Size.AE$3]" office:value-type="float" office:value="0" calcext:value-type="float">
            <text:p>0.0E+00</text:p>
          </table:table-cell>
          <table:table-cell table:style-name="ce19" table:formula="of:=[$Absolute.AD29]/[$Size.AD$3]" office:value-type="float" office:value="0.000341311134235172" calcext:value-type="float">
            <text:p>3.4E-04</text:p>
          </table:table-cell>
          <table:table-cell table:style-name="ce19" table:formula="of:=[$Absolute.AE29]/[$Size.AE$3]" office:value-type="float" office:value="0" calcext:value-type="float">
            <text:p>0.0E+00</text:p>
          </table:table-cell>
          <table:table-cell table:style-name="ce19" table:formula="of:=[$Absolute.AF29]/[$Size.AF$3]" office:value-type="float" office:value="0" calcext:value-type="float">
            <text:p>0.0E+00</text:p>
          </table:table-cell>
          <table:table-cell table:style-name="ce19" table:formula="of:=[$Absolute.AG29]/[$Size.AG$3]" office:value-type="float" office:value="0" calcext:value-type="float">
            <text:p>0.0E+00</text:p>
          </table:table-cell>
          <table:table-cell table:style-name="ce19" table:formula="of:=[$Absolute.AH29]/[$Size.AH$3]" office:value-type="float" office:value="0" calcext:value-type="float">
            <text:p>0.0E+00</text:p>
          </table:table-cell>
          <table:table-cell table:style-name="ce19" table:formula="of:=[$Absolute.AI29]/[$Size.AI$3]" office:value-type="float" office:value="0" calcext:value-type="float">
            <text:p>0.0E+00</text:p>
          </table:table-cell>
          <table:table-cell table:style-name="ce19" table:formula="of:=[$Absolute.AJ29]/[$Size.AJ$3]" office:value-type="float" office:value="0.0000240679679414667" calcext:value-type="float">
            <text:p>2.4E-05</text:p>
          </table:table-cell>
          <table:table-cell table:style-name="ce19" table:formula="of:=[$Absolute.AK29]/[$Size.AK$3]" office:value-type="float" office:value="0" calcext:value-type="float">
            <text:p>0.0E+00</text:p>
          </table:table-cell>
          <table:table-cell table:style-name="ce19" table:formula="of:=[$Absolute.AL29]/[$Size.AL$3]" office:value-type="float" office:value="0.000219774852872946" calcext:value-type="float">
            <text:p>2.2E-04</text:p>
          </table:table-cell>
          <table:table-cell table:style-name="ce19" table:formula="of:=[$Absolute.AM29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30]" office:value-type="string" office:string-value="Use of return" calcext:value-type="string">
            <text:p>Use of return</text:p>
          </table:table-cell>
          <table:table-cell table:style-name="ce19" table:formula="of:=[$Absolute.B30]/[$Size.B$3]" office:value-type="float" office:value="0" calcext:value-type="float">
            <text:p>0.0E+00</text:p>
          </table:table-cell>
          <table:table-cell table:style-name="ce19" table:formula="of:=[$Absolute.C30]/[$Size.C$3]" office:value-type="float" office:value="0" calcext:value-type="float">
            <text:p>0.0E+00</text:p>
          </table:table-cell>
          <table:table-cell table:style-name="ce19" table:formula="of:=[$Absolute.D30]/[$Size.D$3]" office:value-type="float" office:value="0" calcext:value-type="float">
            <text:p>0.0E+00</text:p>
          </table:table-cell>
          <table:table-cell table:style-name="ce19" table:formula="of:=[$Absolute.E30]/[$Size.E$3]" office:value-type="float" office:value="0" calcext:value-type="float">
            <text:p>0.0E+00</text:p>
          </table:table-cell>
          <table:table-cell table:style-name="ce19" table:formula="of:=[$Absolute.F30]/[$Size.F$3]" office:value-type="float" office:value="0" calcext:value-type="float">
            <text:p>0.0E+00</text:p>
          </table:table-cell>
          <table:table-cell table:style-name="ce19" table:formula="of:=[$Absolute.G30]/[$Size.G$3]" office:value-type="float" office:value="0" calcext:value-type="float">
            <text:p>0.0E+00</text:p>
          </table:table-cell>
          <table:table-cell table:style-name="ce19" table:formula="of:=[$Absolute.H30]/[$Size.H$3]" office:value-type="float" office:value="0.0000233848924893164" calcext:value-type="float">
            <text:p>2.3E-05</text:p>
          </table:table-cell>
          <table:table-cell table:style-name="ce19" table:formula="of:=[$Absolute.I30]/[$Size.I$3]" office:value-type="float" office:value="0" calcext:value-type="float">
            <text:p>0.0E+00</text:p>
          </table:table-cell>
          <table:table-cell table:style-name="ce19" table:formula="of:=[$Absolute.J30]/[$Size.J$3]" office:value-type="float" office:value="0" calcext:value-type="float">
            <text:p>0.0E+00</text:p>
          </table:table-cell>
          <table:table-cell table:style-name="ce19" table:formula="of:=[$Absolute.K30]/[$Size.K$3]" office:value-type="float" office:value="0" calcext:value-type="float">
            <text:p>0.0E+00</text:p>
          </table:table-cell>
          <table:table-cell table:style-name="ce19" table:formula="of:=[$Absolute.L30]/[$Size.L$3]" office:value-type="float" office:value="0.0000478814958179294" calcext:value-type="float">
            <text:p>4.8E-05</text:p>
          </table:table-cell>
          <table:table-cell table:style-name="ce19" table:formula="of:=[$Absolute.M30]/[$Size.M$3]" office:value-type="float" office:value="0" calcext:value-type="float">
            <text:p>0.0E+00</text:p>
          </table:table-cell>
          <table:table-cell table:style-name="ce19" table:formula="of:=[$Absolute.N30]/[$Size.N$3]" office:value-type="float" office:value="0.00000403621860402133" calcext:value-type="float">
            <text:p>4.0E-06</text:p>
          </table:table-cell>
          <table:table-cell table:style-name="ce19" table:formula="of:=[$Absolute.O30]/[$Size.O$3]" office:value-type="float" office:value="0" calcext:value-type="float">
            <text:p>0.0E+00</text:p>
          </table:table-cell>
          <table:table-cell table:style-name="ce19" table:formula="of:=[$Absolute.P30]/[$Size.P$3]" office:value-type="float" office:value="0" calcext:value-type="float">
            <text:p>0.0E+00</text:p>
          </table:table-cell>
          <table:table-cell table:style-name="ce19" table:formula="of:=[$Absolute.Q30]/[$Size.Q$3]" office:value-type="float" office:value="0" calcext:value-type="float">
            <text:p>0.0E+00</text:p>
          </table:table-cell>
          <table:table-cell table:style-name="ce19" table:formula="of:=[$Absolute.R30]/[$Size.R$3]" office:value-type="float" office:value="0.0000200861696678752" calcext:value-type="float">
            <text:p>2.0E-05</text:p>
          </table:table-cell>
          <table:table-cell table:style-name="ce19" table:formula="of:=[$Absolute.S30]/[$Size.S$3]" office:value-type="float" office:value="0" calcext:value-type="float">
            <text:p>0.0E+00</text:p>
          </table:table-cell>
          <table:table-cell table:style-name="ce19" table:formula="of:=[$Absolute.T30]/[$Size.T$3]" office:value-type="float" office:value="0" calcext:value-type="float">
            <text:p>0.0E+00</text:p>
          </table:table-cell>
          <table:table-cell table:style-name="ce19" table:formula="of:=[$Absolute.U30]/[$Size.U$3]" office:value-type="float" office:value="0" calcext:value-type="float">
            <text:p>0.0E+00</text:p>
          </table:table-cell>
          <table:table-cell table:style-name="ce19" table:formula="of:=[$Absolute.V30]/[$Size.V$3]" office:value-type="float" office:value="0" calcext:value-type="float">
            <text:p>0.0E+00</text:p>
          </table:table-cell>
          <table:table-cell table:style-name="ce19" table:formula="of:=[$Absolute.W30]/[$Size.W$3]" office:value-type="float" office:value="0" calcext:value-type="float">
            <text:p>0.0E+00</text:p>
          </table:table-cell>
          <table:table-cell table:style-name="ce19" table:formula="of:=[$Absolute.X30]/[$Size.X$3]" office:value-type="float" office:value="0.00000783582381933725" calcext:value-type="float">
            <text:p>7.8E-06</text:p>
          </table:table-cell>
          <table:table-cell table:style-name="ce19" table:formula="of:=[$Absolute.Y30]/[$Size.Y$3]" office:value-type="float" office:value="0" calcext:value-type="float">
            <text:p>0.0E+00</text:p>
          </table:table-cell>
          <table:table-cell table:style-name="ce19" table:formula="of:=[$Absolute.Z30]/[$Size.Z$3]" office:value-type="float" office:value="0.0000233174845097711" calcext:value-type="float">
            <text:p>2.3E-05</text:p>
          </table:table-cell>
          <table:table-cell table:style-name="ce19" table:formula="of:=[$Absolute.AA30]/[$Size.AA$3]" office:value-type="float" office:value="0" calcext:value-type="float">
            <text:p>0.0E+00</text:p>
          </table:table-cell>
          <table:table-cell table:style-name="ce19" table:formula="of:=[$Absolute.AB30]/[$Size.AD$3]" office:value-type="float" office:value="0.00000998959417273673" calcext:value-type="float">
            <text:p>1.0E-05</text:p>
          </table:table-cell>
          <table:table-cell table:style-name="ce19" table:formula="of:=[$Absolute.AC30]/[$Size.AE$3]" office:value-type="float" office:value="0" calcext:value-type="float">
            <text:p>0.0E+00</text:p>
          </table:table-cell>
          <table:table-cell table:style-name="ce19" table:formula="of:=[$Absolute.AD30]/[$Size.AD$3]" office:value-type="float" office:value="0.00000166493236212279" calcext:value-type="float">
            <text:p>1.7E-06</text:p>
          </table:table-cell>
          <table:table-cell table:style-name="ce19" table:formula="of:=[$Absolute.AE30]/[$Size.AE$3]" office:value-type="float" office:value="0" calcext:value-type="float">
            <text:p>0.0E+00</text:p>
          </table:table-cell>
          <table:table-cell table:style-name="ce19" table:formula="of:=[$Absolute.AF30]/[$Size.AF$3]" office:value-type="float" office:value="0" calcext:value-type="float">
            <text:p>0.0E+00</text:p>
          </table:table-cell>
          <table:table-cell table:style-name="ce19" table:formula="of:=[$Absolute.AG30]/[$Size.AG$3]" office:value-type="float" office:value="0" calcext:value-type="float">
            <text:p>0.0E+00</text:p>
          </table:table-cell>
          <table:table-cell table:style-name="ce19" table:formula="of:=[$Absolute.AH30]/[$Size.AH$3]" office:value-type="float" office:value="0" calcext:value-type="float">
            <text:p>0.0E+00</text:p>
          </table:table-cell>
          <table:table-cell table:style-name="ce19" table:formula="of:=[$Absolute.AI30]/[$Size.AI$3]" office:value-type="float" office:value="0" calcext:value-type="float">
            <text:p>0.0E+00</text:p>
          </table:table-cell>
          <table:table-cell table:style-name="ce19" table:formula="of:=[$Absolute.AJ30]/[$Size.AJ$3]" office:value-type="float" office:value="0.0000240679679414667" calcext:value-type="float">
            <text:p>2.4E-05</text:p>
          </table:table-cell>
          <table:table-cell table:style-name="ce19" table:formula="of:=[$Absolute.AK30]/[$Size.AK$3]" office:value-type="float" office:value="0" calcext:value-type="float">
            <text:p>0.0E+00</text:p>
          </table:table-cell>
          <table:table-cell table:style-name="ce19" table:formula="of:=[$Absolute.AL30]/[$Size.AL$3]" office:value-type="float" office:value="0" calcext:value-type="float">
            <text:p>0.0E+00</text:p>
          </table:table-cell>
          <table:table-cell table:style-name="ce19" table:formula="of:=[$Absolute.AM30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>
          <table:table-cell table:style-name="ce7" table:formula="of:=[$Absolute.A31]" office:value-type="string" office:string-value="Use of toString as an oracle" calcext:value-type="string">
            <text:p>Use of toString as an oracle</text:p>
          </table:table-cell>
          <table:table-cell table:style-name="ce19" table:formula="of:=[$Absolute.B31]/[$Size.B$3]" office:value-type="float" office:value="0.000182229271420376" calcext:value-type="float">
            <text:p>1.8E-04</text:p>
          </table:table-cell>
          <table:table-cell table:style-name="ce19" table:formula="of:=[$Absolute.C31]/[$Size.C$3]" office:value-type="float" office:value="0" calcext:value-type="float">
            <text:p>0.0E+00</text:p>
          </table:table-cell>
          <table:table-cell table:style-name="ce19" table:formula="of:=[$Absolute.D31]/[$Size.D$3]" office:value-type="float" office:value="0.0011650937900501" calcext:value-type="float">
            <text:p>1.2E-03</text:p>
          </table:table-cell>
          <table:table-cell table:style-name="ce19" table:formula="of:=[$Absolute.E31]/[$Size.E$3]" office:value-type="float" office:value="0" calcext:value-type="float">
            <text:p>0.0E+00</text:p>
          </table:table-cell>
          <table:table-cell table:style-name="ce19" table:formula="of:=[$Absolute.F31]/[$Size.F$3]" office:value-type="float" office:value="0" calcext:value-type="float">
            <text:p>0.0E+00</text:p>
          </table:table-cell>
          <table:table-cell table:style-name="ce19" table:formula="of:=[$Absolute.G31]/[$Size.G$3]" office:value-type="float" office:value="0" calcext:value-type="float">
            <text:p>0.0E+00</text:p>
          </table:table-cell>
          <table:table-cell table:style-name="ce19" table:formula="of:=[$Absolute.H31]/[$Size.H$3]" office:value-type="float" office:value="0.000138677850808737" calcext:value-type="float">
            <text:p>1.4E-04</text:p>
          </table:table-cell>
          <table:table-cell table:style-name="ce19" table:formula="of:=[$Absolute.I31]/[$Size.I$3]" office:value-type="float" office:value="0" calcext:value-type="float">
            <text:p>0.0E+00</text:p>
          </table:table-cell>
          <table:table-cell table:style-name="ce19" table:formula="of:=[$Absolute.J31]/[$Size.J$3]" office:value-type="float" office:value="0" calcext:value-type="float">
            <text:p>0.0E+00</text:p>
          </table:table-cell>
          <table:table-cell table:style-name="ce19" table:formula="of:=[$Absolute.K31]/[$Size.K$3]" office:value-type="float" office:value="0" calcext:value-type="float">
            <text:p>0.0E+00</text:p>
          </table:table-cell>
          <table:table-cell table:style-name="ce19" table:formula="of:=[$Absolute.L31]/[$Size.L$3]" office:value-type="float" office:value="0.000386076061016146" calcext:value-type="float">
            <text:p>3.9E-04</text:p>
          </table:table-cell>
          <table:table-cell table:style-name="ce19" table:formula="of:=[$Absolute.M31]/[$Size.M$3]" office:value-type="float" office:value="0" calcext:value-type="float">
            <text:p>0.0E+00</text:p>
          </table:table-cell>
          <table:table-cell table:style-name="ce19" table:formula="of:=[$Absolute.N31]/[$Size.N$3]" office:value-type="float" office:value="0.0000236118788335248" calcext:value-type="float">
            <text:p>2.4E-05</text:p>
          </table:table-cell>
          <table:table-cell table:style-name="ce19" table:formula="of:=[$Absolute.O31]/[$Size.O$3]" office:value-type="float" office:value="0" calcext:value-type="float">
            <text:p>0.0E+00</text:p>
          </table:table-cell>
          <table:table-cell table:style-name="ce19" table:formula="of:=[$Absolute.P31]/[$Size.P$3]" office:value-type="float" office:value="0.000551656779047895" calcext:value-type="float">
            <text:p>5.5E-04</text:p>
          </table:table-cell>
          <table:table-cell table:style-name="ce19" table:formula="of:=[$Absolute.Q31]/[$Size.Q$3]" office:value-type="float" office:value="0" calcext:value-type="float">
            <text:p>0.0E+00</text:p>
          </table:table-cell>
          <table:table-cell table:style-name="ce19" table:formula="of:=[$Absolute.R31]/[$Size.R$3]" office:value-type="float" office:value="0.000567434293117474" calcext:value-type="float">
            <text:p>5.7E-04</text:p>
          </table:table-cell>
          <table:table-cell table:style-name="ce19" table:formula="of:=[$Absolute.S31]/[$Size.S$3]" office:value-type="float" office:value="0" calcext:value-type="float">
            <text:p>0.0E+00</text:p>
          </table:table-cell>
          <table:table-cell table:style-name="ce19" table:formula="of:=[$Absolute.T31]/[$Size.T$3]" office:value-type="float" office:value="0" calcext:value-type="float">
            <text:p>0.0E+00</text:p>
          </table:table-cell>
          <table:table-cell table:style-name="ce19" table:formula="of:=[$Absolute.U31]/[$Size.U$3]" office:value-type="float" office:value="0" calcext:value-type="float">
            <text:p>0.0E+00</text:p>
          </table:table-cell>
          <table:table-cell table:style-name="ce19" table:formula="of:=[$Absolute.V31]/[$Size.V$3]" office:value-type="float" office:value="0" calcext:value-type="float">
            <text:p>0.0E+00</text:p>
          </table:table-cell>
          <table:table-cell table:style-name="ce19" table:formula="of:=[$Absolute.W31]/[$Size.W$3]" office:value-type="float" office:value="0" calcext:value-type="float">
            <text:p>0.0E+00</text:p>
          </table:table-cell>
          <table:table-cell table:style-name="ce19" table:formula="of:=[$Absolute.X31]/[$Size.X$3]" office:value-type="float" office:value="0" calcext:value-type="float">
            <text:p>0.0E+00</text:p>
          </table:table-cell>
          <table:table-cell table:style-name="ce19" table:formula="of:=[$Absolute.Y31]/[$Size.Y$3]" office:value-type="float" office:value="0" calcext:value-type="float">
            <text:p>0.0E+00</text:p>
          </table:table-cell>
          <table:table-cell table:style-name="ce19" table:formula="of:=[$Absolute.Z31]/[$Size.Z$3]" office:value-type="float" office:value="0.0000042395426381402" calcext:value-type="float">
            <text:p>4.2E-06</text:p>
          </table:table-cell>
          <table:table-cell table:style-name="ce19" table:formula="of:=[$Absolute.AA31]/[$Size.AA$3]" office:value-type="float" office:value="0" calcext:value-type="float">
            <text:p>0.0E+00</text:p>
          </table:table-cell>
          <table:table-cell table:style-name="ce19" table:formula="of:=[$Absolute.AB31]/[$Size.AD$3]" office:value-type="float" office:value="0.000153173777315297" calcext:value-type="float">
            <text:p>1.5E-04</text:p>
          </table:table-cell>
          <table:table-cell table:style-name="ce19" table:formula="of:=[$Absolute.AC31]/[$Size.AE$3]" office:value-type="float" office:value="0" calcext:value-type="float">
            <text:p>0.0E+00</text:p>
          </table:table-cell>
          <table:table-cell table:style-name="ce19" table:formula="of:=[$Absolute.AD31]/[$Size.AD$3]" office:value-type="float" office:value="0.0000199791883454735" calcext:value-type="float">
            <text:p>2.0E-05</text:p>
          </table:table-cell>
          <table:table-cell table:style-name="ce19" table:formula="of:=[$Absolute.AE31]/[$Size.AE$3]" office:value-type="float" office:value="0" calcext:value-type="float">
            <text:p>0.0E+00</text:p>
          </table:table-cell>
          <table:table-cell table:style-name="ce19" table:formula="of:=[$Absolute.AF31]/[$Size.AF$3]" office:value-type="float" office:value="0" calcext:value-type="float">
            <text:p>0.0E+00</text:p>
          </table:table-cell>
          <table:table-cell table:style-name="ce19" table:formula="of:=[$Absolute.AG31]/[$Size.AG$3]" office:value-type="float" office:value="0" calcext:value-type="float">
            <text:p>0.0E+00</text:p>
          </table:table-cell>
          <table:table-cell table:style-name="ce19" table:formula="of:=[$Absolute.AH31]/[$Size.AH$3]" office:value-type="float" office:value="0.00689853406151193" calcext:value-type="float">
            <text:p>6.9E-03</text:p>
          </table:table-cell>
          <table:table-cell table:style-name="ce19" table:formula="of:=[$Absolute.AI31]/[$Size.AI$3]" office:value-type="float" office:value="0" calcext:value-type="float">
            <text:p>0.0E+00</text:p>
          </table:table-cell>
          <table:table-cell table:style-name="ce19" table:formula="of:=[$Absolute.AJ31]/[$Size.AJ$3]" office:value-type="float" office:value="0.000312883583239067" calcext:value-type="float">
            <text:p>3.1E-04</text:p>
          </table:table-cell>
          <table:table-cell table:style-name="ce19" table:formula="of:=[$Absolute.AK31]/[$Size.AK$3]" office:value-type="float" office:value="0" calcext:value-type="float">
            <text:p>0.0E+00</text:p>
          </table:table-cell>
          <table:table-cell table:style-name="ce19" table:formula="of:=[$Absolute.AL31]/[$Size.AL$3]" office:value-type="float" office:value="0.000488388561939879" calcext:value-type="float">
            <text:p>4.9E-04</text:p>
          </table:table-cell>
          <table:table-cell table:style-name="ce19" table:formula="of:=[$Absolute.AM31]/[$Size.AM$3]" office:value-type="float" office:value="0" calcext:value-type="float">
            <text:p>0.0E+00</text:p>
          </table:table-cell>
          <table:table-cell table:number-columns-repeated="16345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ize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2" table:default-cell-style-name="ce4"/>
        <table:table-column table:style-name="co5" table:number-columns-repeated="36" table:default-cell-style-name="Default"/>
        <table:table-column table:style-name="co4" table:number-columns-repeated="2" table:default-cell-style-name="Default"/>
        <table:table-row table:style-name="ro1">
          <table:table-cell table:style-name="ce1"/>
          <table:table-cell table:style-name="ce8" office:value-type="string" calcext:value-type="string">
            <text:p>LOC</text:p>
          </table:table-cell>
          <table:table-cell table:style-name="ce8" office:value-type="string" calcext:value-type="string">
            <text:p># Tests</text:p>
          </table:table-cell>
          <table:table-cell table:style-name="ce8" office:value-type="string" calcext:value-type="string">
            <text:p>LOC</text:p>
          </table:table-cell>
          <table:table-cell table:style-name="ce8" office:value-type="string" calcext:value-type="string">
            <text:p># Tests</text:p>
          </table:table-cell>
          <table:table-cell table:style-name="ce8" office:value-type="string" calcext:value-type="string">
            <text:p>LOC</text:p>
          </table:table-cell>
          <table:table-cell table:style-name="ce8" office:value-type="string" calcext:value-type="string">
            <text:p># Tests</text:p>
          </table:table-cell>
          <table:table-cell table:style-name="ce8" office:value-type="string" calcext:value-type="string">
            <text:p>LOC</text:p>
          </table:table-cell>
          <table:table-cell table:style-name="ce8" office:value-type="string" calcext:value-type="string">
            <text:p># Tests</text:p>
          </table:table-cell>
          <table:table-cell table:style-name="ce8" office:value-type="string" calcext:value-type="string">
            <text:p>LOC</text:p>
          </table:table-cell>
          <table:table-cell table:style-name="ce8" office:value-type="string" calcext:value-type="string">
            <text:p># Tests</text:p>
          </table:table-cell>
          <table:table-cell table:style-name="ce8" office:value-type="string" calcext:value-type="string">
            <text:p>LOC</text:p>
          </table:table-cell>
          <table:table-cell table:style-name="ce8" office:value-type="string" calcext:value-type="string">
            <text:p># Tests</text:p>
          </table:table-cell>
          <table:table-cell table:style-name="ce8" office:value-type="string" calcext:value-type="string">
            <text:p>LOC</text:p>
          </table:table-cell>
          <table:table-cell table:style-name="ce8" office:value-type="string" calcext:value-type="string">
            <text:p># Tests</text:p>
          </table:table-cell>
          <table:table-cell table:style-name="ce8" office:value-type="string" calcext:value-type="string">
            <text:p>LOC</text:p>
          </table:table-cell>
          <table:table-cell table:style-name="ce8" office:value-type="string" calcext:value-type="string">
            <text:p># Tests</text:p>
          </table:table-cell>
          <table:table-cell table:style-name="ce8" office:value-type="string" calcext:value-type="string">
            <text:p>LOC</text:p>
          </table:table-cell>
          <table:table-cell table:style-name="ce8" office:value-type="string" calcext:value-type="string">
            <text:p># Tests</text:p>
          </table:table-cell>
          <table:table-cell table:style-name="ce8" office:value-type="string" calcext:value-type="string">
            <text:p>LOC</text:p>
          </table:table-cell>
          <table:table-cell table:style-name="ce8" office:value-type="string" calcext:value-type="string">
            <text:p># Tests</text:p>
          </table:table-cell>
          <table:table-cell table:style-name="ce8" office:value-type="string" calcext:value-type="string">
            <text:p>LOC</text:p>
          </table:table-cell>
          <table:table-cell table:style-name="ce8" office:value-type="string" calcext:value-type="string">
            <text:p># Tests</text:p>
          </table:table-cell>
          <table:table-cell table:style-name="ce8" office:value-type="string" calcext:value-type="string">
            <text:p>LOC</text:p>
          </table:table-cell>
          <table:table-cell table:style-name="ce8" office:value-type="string" calcext:value-type="string">
            <text:p># Tests</text:p>
          </table:table-cell>
          <table:table-cell table:style-name="ce8" office:value-type="string" calcext:value-type="string">
            <text:p>LOC</text:p>
          </table:table-cell>
          <table:table-cell table:style-name="ce8" office:value-type="string" calcext:value-type="string">
            <text:p># Tests</text:p>
          </table:table-cell>
          <table:table-cell table:style-name="ce8" office:value-type="string" calcext:value-type="string">
            <text:p>LOC</text:p>
          </table:table-cell>
          <table:table-cell table:style-name="ce8" office:value-type="string" calcext:value-type="string">
            <text:p># Tests</text:p>
          </table:table-cell>
          <table:table-cell table:style-name="ce8" office:value-type="string" calcext:value-type="string">
            <text:p>LOC</text:p>
          </table:table-cell>
          <table:table-cell table:style-name="ce8" office:value-type="string" calcext:value-type="string">
            <text:p># Tests</text:p>
          </table:table-cell>
          <table:table-cell table:style-name="ce8" office:value-type="string" calcext:value-type="string">
            <text:p>LOC</text:p>
          </table:table-cell>
          <table:table-cell table:style-name="ce8" office:value-type="string" calcext:value-type="string">
            <text:p># Tests</text:p>
          </table:table-cell>
          <table:table-cell table:style-name="ce8" office:value-type="string" calcext:value-type="string">
            <text:p>LOC</text:p>
          </table:table-cell>
          <table:table-cell table:style-name="ce8" office:value-type="string" calcext:value-type="string">
            <text:p># Tests</text:p>
          </table:table-cell>
          <table:table-cell table:style-name="ce8" office:value-type="string" calcext:value-type="string">
            <text:p>LOC</text:p>
          </table:table-cell>
          <table:table-cell table:style-name="ce8" office:value-type="string" calcext:value-type="string">
            <text:p># Tests</text:p>
          </table:table-cell>
          <table:table-cell table:style-name="ce8" office:value-type="string" calcext:value-type="string">
            <text:p>LOC</text:p>
          </table:table-cell>
          <table:table-cell table:style-name="ce8" office:value-type="string" calcext:value-type="string">
            <text:p># Tests</text:p>
          </table:table-cell>
          <table:table-cell table:style-name="ce8" office:value-type="string" calcext:value-type="string">
            <text:p>LOC</text:p>
          </table:table-cell>
          <table:table-cell table:style-name="ce8" office:value-type="string" calcext:value-type="string">
            <text:p># Tests</text:p>
          </table:table-cell>
        </table:table-row>
        <table:table-row table:style-name="ro1">
          <table:table-cell table:style-name="ce37"/>
          <table:table-cell table:style-name="ce37" table:formula="of:=[$Absolute.B2]" office:value-type="string" office:string-value="Ant" calcext:value-type="string" table:number-columns-spanned="2" table:number-rows-spanned="1">
            <text:p>Ant</text:p>
          </table:table-cell>
          <table:covered-table-cell table:style-name="ce37"/>
          <table:table-cell table:style-name="ce37" table:formula="of:=[$Absolute.D2]" office:value-type="string" office:string-value="Bootique" calcext:value-type="string" table:number-columns-spanned="2" table:number-rows-spanned="1">
            <text:p>Bootique</text:p>
          </table:table-cell>
          <table:covered-table-cell table:style-name="ce37"/>
          <table:table-cell table:style-name="ce37" table:formula="of:=[$Absolute.F2]" office:value-type="string" office:string-value="ElasticSearch" calcext:value-type="string" table:number-columns-spanned="2" table:number-rows-spanned="1">
            <text:p>ElasticSearch</text:p>
          </table:table-cell>
          <table:covered-table-cell table:style-name="ce37"/>
          <table:table-cell table:style-name="ce37" table:formula="of:=[$Absolute.H2]" office:value-type="string" office:string-value="GraalVM" calcext:value-type="string" table:number-columns-spanned="2" table:number-rows-spanned="1">
            <text:p>GraalVM</text:p>
          </table:table-cell>
          <table:covered-table-cell table:style-name="ce37"/>
          <table:table-cell table:style-name="ce37" table:formula="of:=[$Absolute.J2]" office:value-type="string" office:string-value="Guava" calcext:value-type="string" table:number-columns-spanned="2" table:number-rows-spanned="1">
            <text:p>Guava</text:p>
          </table:table-cell>
          <table:covered-table-cell table:style-name="ce37"/>
          <table:table-cell table:style-name="ce37" table:formula="of:=[$Absolute.L2]" office:value-type="string" office:string-value="Hadoop" calcext:value-type="string" table:number-columns-spanned="2" table:number-rows-spanned="1">
            <text:p>Hadoop</text:p>
          </table:table-cell>
          <table:covered-table-cell table:style-name="ce37"/>
          <table:table-cell table:style-name="ce37" table:formula="of:=[$Absolute.N2]" office:value-type="string" office:string-value="IntelliJ" calcext:value-type="string" table:number-columns-spanned="2" table:number-rows-spanned="1">
            <text:p>IntelliJ</text:p>
          </table:table-cell>
          <table:covered-table-cell table:style-name="ce37"/>
          <table:table-cell table:style-name="ce37" table:formula="of:=[$Absolute.P2]" office:value-type="string" office:string-value="JabRef" calcext:value-type="string" table:number-columns-spanned="2" table:number-rows-spanned="1">
            <text:p>JabRef</text:p>
          </table:table-cell>
          <table:covered-table-cell table:style-name="ce37"/>
          <table:table-cell table:style-name="ce37" table:formula="of:=[$Absolute.R2]" office:value-type="string" office:string-value="Jenkins" calcext:value-type="string" table:number-columns-spanned="2" table:number-rows-spanned="1">
            <text:p>Jenkins</text:p>
          </table:table-cell>
          <table:covered-table-cell table:style-name="ce37"/>
          <table:table-cell table:style-name="ce37" table:formula="of:=[$Absolute.T2]" office:value-type="string" office:string-value="Jmars" calcext:value-type="string" table:number-columns-spanned="2" table:number-rows-spanned="1">
            <text:p>Jmars</text:p>
          </table:table-cell>
          <table:covered-table-cell table:style-name="ce37"/>
          <table:table-cell table:style-name="ce37" table:formula="of:=[$Absolute.V2]" office:value-type="string" office:string-value="JSR166" calcext:value-type="string" table:number-columns-spanned="2" table:number-rows-spanned="1">
            <text:p>JSR166</text:p>
          </table:table-cell>
          <table:covered-table-cell table:style-name="ce37"/>
          <table:table-cell table:style-name="ce37" table:formula="of:=[$Absolute.X2]" office:value-type="string" office:string-value="LibreOffice" calcext:value-type="string" table:number-columns-spanned="2" table:number-rows-spanned="1">
            <text:p>LibreOffice</text:p>
          </table:table-cell>
          <table:covered-table-cell table:style-name="ce37"/>
          <table:table-cell table:style-name="ce37" table:formula="of:=[$Absolute.Z2]" office:value-type="string" office:string-value="MidPoint" calcext:value-type="string" table:number-columns-spanned="2" table:number-rows-spanned="1">
            <text:p>MidPoint</text:p>
          </table:table-cell>
          <table:covered-table-cell table:style-name="ce37"/>
          <table:table-cell table:style-name="ce37" table:formula="of:=[$Absolute.AB2]" office:value-type="string" office:string-value="Neo4j" calcext:value-type="string" table:number-columns-spanned="2" table:number-rows-spanned="1">
            <text:p>Neo4j</text:p>
          </table:table-cell>
          <table:covered-table-cell table:style-name="ce37"/>
          <table:table-cell table:style-name="ce37" table:formula="of:=[$Absolute.AD2]" office:value-type="string" office:string-value="SonarQube" calcext:value-type="string" table:number-columns-spanned="2" table:number-rows-spanned="1">
            <text:p>SonarQube</text:p>
          </table:table-cell>
          <table:covered-table-cell table:style-name="ce37"/>
          <table:table-cell table:style-name="ce37" table:formula="of:=[$Absolute.AF2]" office:value-type="string" office:string-value="Synthia" calcext:value-type="string" table:number-columns-spanned="2" table:number-rows-spanned="1">
            <text:p>Synthia</text:p>
          </table:table-cell>
          <table:covered-table-cell table:style-name="ce37"/>
          <table:table-cell table:style-name="ce37" table:formula="of:=[$Absolute.AH2]" office:value-type="string" office:string-value="TeXtidote" calcext:value-type="string" table:number-columns-spanned="2" table:number-rows-spanned="1">
            <text:p>TeXtidote</text:p>
          </table:table-cell>
          <table:covered-table-cell table:style-name="ce37"/>
          <table:table-cell table:style-name="ce37" table:formula="of:=[$Absolute.AJ2]" office:value-type="string" office:string-value="Thunderbird" calcext:value-type="string" table:number-columns-spanned="2" table:number-rows-spanned="1">
            <text:p>Thunderbird</text:p>
          </table:table-cell>
          <table:covered-table-cell table:style-name="ce37"/>
          <table:table-cell table:style-name="ce37" table:formula="of:=[$Absolute.AL2]" office:value-type="string" office:string-value="Ziggy" calcext:value-type="string" table:number-columns-spanned="2" table:number-rows-spanned="1">
            <text:p>Ziggy</text:p>
          </table:table-cell>
          <table:covered-table-cell table:style-name="ce37"/>
          <table:table-cell table:number-columns-repeated="2"/>
        </table:table-row>
        <table:table-row table:style-name="ro1">
          <table:table-cell table:style-name="ce22"/>
          <table:table-cell table:style-name="ce22" office:value-type="float" office:value="148165" calcext:value-type="float">
            <text:p>148165</text:p>
          </table:table-cell>
          <table:table-cell table:style-name="ce22" office:value-type="float" office:value="2466" calcext:value-type="float">
            <text:p>2466</text:p>
          </table:table-cell>
          <table:table-cell table:style-name="ce22" office:value-type="float" office:value="25749" calcext:value-type="float">
            <text:p>25749</text:p>
          </table:table-cell>
          <table:table-cell table:style-name="ce22" office:value-type="float" office:value="717" calcext:value-type="float">
            <text:p>717</text:p>
          </table:table-cell>
          <table:table-cell table:style-name="ce22" office:value-type="float" office:value="3682547" calcext:value-type="float">
            <text:p>3682547</text:p>
          </table:table-cell>
          <table:table-cell table:style-name="ce22" office:value-type="float" office:value="339" calcext:value-type="float">
            <text:p>339</text:p>
          </table:table-cell>
          <table:table-cell table:style-name="ce22" office:value-type="float" office:value="1838794" calcext:value-type="float">
            <text:p>1838794</text:p>
          </table:table-cell>
          <table:table-cell table:style-name="ce22" office:value-type="float" office:value="14476" calcext:value-type="float">
            <text:p>14476</text:p>
          </table:table-cell>
          <table:table-cell table:style-name="ce22" office:value-type="float" office:value="515653" calcext:value-type="float">
            <text:p>515653</text:p>
          </table:table-cell>
          <table:table-cell table:style-name="ce22" office:value-type="float" office:value="1264" calcext:value-type="float">
            <text:p>1264</text:p>
          </table:table-cell>
          <table:table-cell table:style-name="ce22" office:value-type="float" office:value="1984065" calcext:value-type="float">
            <text:p>1984065</text:p>
          </table:table-cell>
          <table:table-cell table:style-name="ce22" office:value-type="float" office:value="20908" calcext:value-type="float">
            <text:p>20908</text:p>
          </table:table-cell>
          <table:table-cell table:style-name="ce22" office:value-type="float" office:value="4955133" calcext:value-type="float">
            <text:p>4955133</text:p>
          </table:table-cell>
          <table:table-cell table:style-name="ce22" office:value-type="float" office:value="94530" calcext:value-type="float">
            <text:p>94530</text:p>
          </table:table-cell>
          <table:table-cell table:style-name="ce22" office:value-type="float" office:value="221152" calcext:value-type="float">
            <text:p>221152</text:p>
          </table:table-cell>
          <table:table-cell table:style-name="ce22" office:value-type="float" office:value="3664" calcext:value-type="float">
            <text:p>3664</text:p>
          </table:table-cell>
          <table:table-cell table:style-name="ce22" office:value-type="float" office:value="199142" calcext:value-type="float">
            <text:p>199142</text:p>
          </table:table-cell>
          <table:table-cell table:style-name="ce22" office:value-type="float" office:value="3524" calcext:value-type="float">
            <text:p>3524</text:p>
          </table:table-cell>
          <table:table-cell table:style-name="ce22" office:value-type="float" office:value="202696" calcext:value-type="float">
            <text:p>20269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90576" calcext:value-type="float">
            <text:p>290576</text:p>
          </table:table-cell>
          <table:table-cell table:style-name="ce22" office:value-type="float" office:value="359" calcext:value-type="float">
            <text:p>359</text:p>
          </table:table-cell>
          <table:table-cell table:style-name="ce22" office:value-type="float" office:value="255238" calcext:value-type="float">
            <text:p>255238</text:p>
          </table:table-cell>
          <table:table-cell table:style-name="ce22" office:value-type="float" office:value="271" calcext:value-type="float">
            <text:p>271</text:p>
          </table:table-cell>
          <table:table-cell table:style-name="ce22" office:value-type="float" office:value="943498" calcext:value-type="float">
            <text:p>943498</text:p>
          </table:table-cell>
          <table:table-cell table:style-name="ce22" office:value-type="float" office:value="7631" calcext:value-type="float">
            <text:p>7631</text:p>
          </table:table-cell>
          <table:table-cell table:style-name="ce22" office:value-type="float" office:value="990255" calcext:value-type="float">
            <text:p>990255</text:p>
          </table:table-cell>
          <table:table-cell table:style-name="ce22" office:value-type="float" office:value="13509" calcext:value-type="float">
            <text:p>13509</text:p>
          </table:table-cell>
          <table:table-cell table:style-name="ce22" office:value-type="float" office:value="600625" calcext:value-type="float">
            <text:p>600625</text:p>
          </table:table-cell>
          <table:table-cell table:style-name="ce22" office:value-type="float" office:value="18398" calcext:value-type="float">
            <text:p>18398</text:p>
          </table:table-cell>
          <table:table-cell table:style-name="ce22" office:value-type="float" office:value="11623" calcext:value-type="float">
            <text:p>11623</text:p>
          </table:table-cell>
          <table:table-cell table:style-name="ce22" office:value-type="float" office:value="166" calcext:value-type="float">
            <text:p>166</text:p>
          </table:table-cell>
          <table:table-cell table:style-name="ce22" office:value-type="float" office:value="6958" calcext:value-type="float">
            <text:p>6958</text:p>
          </table:table-cell>
          <table:table-cell table:style-name="ce22" office:value-type="float" office:value="234" calcext:value-type="float">
            <text:p>234</text:p>
          </table:table-cell>
          <table:table-cell table:style-name="ce22" office:value-type="float" office:value="41549" calcext:value-type="float">
            <text:p>41549</text:p>
          </table:table-cell>
          <table:table-cell table:style-name="ce22" office:value-type="float" office:value="3163" calcext:value-type="float">
            <text:p>3163</text:p>
          </table:table-cell>
          <table:table-cell table:style-name="ce22" office:value-type="float" office:value="81902" calcext:value-type="float">
            <text:p>81902</text:p>
          </table:table-cell>
          <table:table-cell table:style-name="ce22" office:value-type="float" office:value="1033" calcext:value-type="float">
            <text:p>1033</text:p>
          </table:table-cell>
          <table:table-cell table:style-name="ce22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formula="of:=[.B3]+[.D3]+[.F3]+[.H3]+[.J3]+[.L3]+[.N3]+[.P3]+[.R3]+[.T3]+[.V3]+[.X3]+[.Z3]+[.AD3]+[.AF3]+[.AH3]+[.AJ3]+[.AL3]+[.AB3]" office:value-type="float" office:value="16995320" calcext:value-type="float">
            <text:p>16995320</text:p>
          </table:table-cell>
          <table:table-cell table:formula="of:=[.C3]+[.E3]+[.G3]+[.I3]+[.K3]+[.M3]+[.O3]+[.Q3]+[.S3]+[.U3]+[.W3]+[.Y3]+[.AA3]+[.AE3]+[.AG3]+[.AI3]+[.AK3]+[.AM3]+[.AC3]" office:value-type="float" office:value="186662" calcext:value-type="float">
            <text:p>186662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LOC total</text:p>
          </table:table-cell>
          <table:table-cell office:value-type="string" calcext:value-type="string">
            <text:p>#Tests total</text:p>
          </table:table-cell>
          <table:table-cell table:number-columns-repeated="38"/>
        </table:table-row>
      </table:table>
      <table:named-expressions/>
      <table:database-ranges>
        <table:database-range table:name="__Anonymous_Sheet_DB__0" table:target-range-address="Absolute.A3:Absolute.A3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Relative.A3:Relative.A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3"/>
      <number:text> loc</number:text>
    </number:number-style>
    <number:number-style style:name="N130">
      <number:number number:decimal-places="0" number:min-decimal-places="0" number:min-integer-digits="3"/>
      <number:text> test cases</number:text>
    </number:number-style>
    <number:number-style style:name="N131">
      <number:scientific-number number:decimal-places="1" number:min-decimal-places="1" number:min-integer-digits="0" number:min-exponent-digits="2" number:exponent-interval="1" number:forced-exponent-sign="true"/>
    </number:number-style>
    <number:percentage-style style:name="N132">
      <number:number number:decimal-places="2" number:min-decimal-places="2" number:min-integer-digits="1"/>
      <number:text> %</number:text>
    </number:percentage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17" number:min-decimal-places="17" number:min-integer-digits="1"/>
    </number:number-style>
    <number:number-style style:name="N137">
      <number:number number:decimal-places="18" number:min-decimal-places="18" number:min-integer-digits="1"/>
    </number:number-style>
    <number:number-style style:name="N138">
      <number:number number:decimal-places="19" number:min-decimal-places="19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1" number:min-decimal-places="11" number:min-integer-digits="1"/>
    </number:number-style>
    <number:number-style style:name="N142">
      <number:number number:decimal-places="10" number:min-decimal-places="10" number:min-integer-digits="1"/>
    </number:number-style>
    <number:number-style style:name="N143">
      <number:number number:decimal-places="9" number:min-decimal-places="9" number:min-integer-digits="1"/>
    </number:number-style>
    <number:number-style style:name="N144">
      <number:number number:decimal-places="8" number:min-decimal-places="8" number:min-integer-digits="1"/>
    </number:number-style>
    <number:number-style style:name="N145">
      <number:number number:decimal-places="7" number:min-decimal-places="7" number:min-integer-digits="1"/>
    </number:number-style>
    <number:number-style style:name="N146">
      <number:number number:decimal-places="6" number:min-decimal-places="6" number:min-integer-digits="1"/>
    </number:number-style>
    <number:number-style style:name="N147">
      <number:number number:decimal-places="5" number:min-decimal-places="5" number:min-integer-digits="1"/>
    </number:number-style>
    <number:number-style style:name="N148">
      <number:number number:decimal-places="4" number:min-decimal-places="4" number:min-integer-digits="1"/>
    </number:number-style>
    <number:number-style style:name="N149">
      <number:number number:decimal-places="3" number:min-decimal-places="3" number:min-integer-digits="1"/>
    </number:number-style>
    <number:number-style style:name="N15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/00/0000</text:date>, <text:time style:data-style-name="N2" text:time-value="15:50:25.9104449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14:28:58.238626268</meta:creation-date>
    <dc:date>2025-10-26T07:22:04.110074181</dc:date>
    <meta:editing-duration>P1DT23H11M58S</meta:editing-duration>
    <meta:editing-cycles>31</meta:editing-cycles>
    <meta:generator>LibreOffice/24.2.7.2$Linux_X86_64 LibreOffice_project/420$Build-2</meta:generator>
    <meta:document-statistic meta:table-count="3" meta:cell-count="1853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0.567cm" svg:height="14.553cm" xlink:href=".." xlink:type="simple" chart:class="chart:bar" chart:style-name="ch1">
        <chart:legend chart:legend-position="end" svg:x="18.896cm" svg:y="3.491cm" style:legend-expansion="high" chart:style-name="ch2"/>
        <chart:plot-area chart:style-name="ch3" table:cell-range-address="Absolute.A2:Absolute.B31 Absolute.F2:Absolute.F31 Absolute.H2:Absolute.H31 Absolute.J2:Absolute.J31 Absolute.L2:Absolute.L31 Absolute.N2:Absolute.N31 Absolute.P2:Absolute.P31 Absolute.R2:Absolute.R31 Absolute.T2:Absolute.T31 Absolute.V2:Absolute.V31 Absolute.X2:Absolute.X31 Absolute.Z2:Absolute.Z31 Absolute.AB2:Absolute.AB31 Absolute.AD2:Absolute.AD31 Absolute.AF2:Absolute.AF31 Absolute.AH2:Absolute.AH31 Absolute.AJ2:Absolute.AJ31 Absolute.AL2:Absolute.AL31" chart:data-source-has-labels="both" svg:x="0.611cm" svg:y="0.291cm" svg:width="17.674cm" svg:height="13.971cm">
          <chart:coordinate-region svg:x="1.815cm" svg:y="0.49cm" svg:width="16.47cm" svg:height="11.764cm"/>
          <chart:axis chart:dimension="x" chart:name="primary-x" chart:style-name="ch4" chartooo:axis-type="auto">
            <chartooo:date-scale/>
            <chart:categories table:cell-range-address="Absolute.B2:Absolute.B2 Absolute.F2:Absolute.F2 Absolute.H2:Absolute.H2 Absolute.J2:Absolute.J2 Absolute.L2:Absolute.L2 Absolute.N2:Absolute.N2 Absolute.P2:Absolute.P2 Absolute.R2:Absolute.R2 Absolute.T2:Absolute.T2 Absolute.V2:Absolute.V2 Absolute.X2:Absolute.X2 Absolute.Z2:Absolute.Z2 Absolute.AB2:Absolute.AB2 Absolute.AD2:Absolute.AD2 Absolute.AF2:Absolute.AF2 Absolute.AH2:Absolute.AH2 Absolute.AJ2:Absolute.AJ2 Absolute.AL2:Absolute.AL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bsolute.B3:Absolute.B3 Absolute.F3:Absolute.F3 Absolute.H3:Absolute.H3 Absolute.J3:Absolute.J3 Absolute.L3:Absolute.L3 Absolute.N3:Absolute.N3 Absolute.P3:Absolute.P3 Absolute.R3:Absolute.R3 Absolute.T3:Absolute.T3 Absolute.V3:Absolute.V3 Absolute.X3:Absolute.X3 Absolute.Z3:Absolute.Z3 Absolute.AB3:Absolute.AB3 Absolute.AD3:Absolute.AD3 Absolute.AF3:Absolute.AF3 Absolute.AH3:Absolute.AH3 Absolute.AJ3:Absolute.AJ3 Absolute.AL3:Absolute.AL3" chart:label-cell-address="Absolute.A3:Absolute.A3" chart:class="chart:bar">
            <chart:data-point chart:repeated="18"/>
          </chart:series>
          <chart:series chart:style-name="ch8" chart:values-cell-range-address="Absolute.B4:Absolute.B4 Absolute.F4:Absolute.F4 Absolute.H4:Absolute.H4 Absolute.J4:Absolute.J4 Absolute.L4:Absolute.L4 Absolute.N4:Absolute.N4 Absolute.P4:Absolute.P4 Absolute.R4:Absolute.R4 Absolute.T4:Absolute.T4 Absolute.V4:Absolute.V4 Absolute.X4:Absolute.X4 Absolute.Z4:Absolute.Z4 Absolute.AB4:Absolute.AB4 Absolute.AD4:Absolute.AD4 Absolute.AF4:Absolute.AF4 Absolute.AH4:Absolute.AH4 Absolute.AJ4:Absolute.AJ4 Absolute.AL4:Absolute.AL4" chart:label-cell-address="Absolute.A4:Absolute.A4" chart:class="chart:bar">
            <chart:data-point chart:repeated="18"/>
          </chart:series>
          <chart:series chart:style-name="ch9" chart:values-cell-range-address="Absolute.B5:Absolute.B5 Absolute.F5:Absolute.F5 Absolute.H5:Absolute.H5 Absolute.J5:Absolute.J5 Absolute.L5:Absolute.L5 Absolute.N5:Absolute.N5 Absolute.P5:Absolute.P5 Absolute.R5:Absolute.R5 Absolute.T5:Absolute.T5 Absolute.V5:Absolute.V5 Absolute.X5:Absolute.X5 Absolute.Z5:Absolute.Z5 Absolute.AB5:Absolute.AB5 Absolute.AD5:Absolute.AD5 Absolute.AF5:Absolute.AF5 Absolute.AH5:Absolute.AH5 Absolute.AJ5:Absolute.AJ5 Absolute.AL5:Absolute.AL5" chart:label-cell-address="Absolute.A5:Absolute.A5" chart:class="chart:bar">
            <chart:data-point chart:repeated="18"/>
          </chart:series>
          <chart:series chart:style-name="ch10" chart:values-cell-range-address="Absolute.B6:Absolute.B6 Absolute.F6:Absolute.F6 Absolute.H6:Absolute.H6 Absolute.J6:Absolute.J6 Absolute.L6:Absolute.L6 Absolute.N6:Absolute.N6 Absolute.P6:Absolute.P6 Absolute.R6:Absolute.R6 Absolute.T6:Absolute.T6 Absolute.V6:Absolute.V6 Absolute.X6:Absolute.X6 Absolute.Z6:Absolute.Z6 Absolute.AB6:Absolute.AB6 Absolute.AD6:Absolute.AD6 Absolute.AF6:Absolute.AF6 Absolute.AH6:Absolute.AH6 Absolute.AJ6:Absolute.AJ6 Absolute.AL6:Absolute.AL6" chart:label-cell-address="Absolute.A6:Absolute.A6" chart:class="chart:bar">
            <chart:data-point chart:repeated="18"/>
          </chart:series>
          <chart:series chart:style-name="ch11" chart:values-cell-range-address="Absolute.B7:Absolute.B7 Absolute.F7:Absolute.F7 Absolute.H7:Absolute.H7 Absolute.J7:Absolute.J7 Absolute.L7:Absolute.L7 Absolute.N7:Absolute.N7 Absolute.P7:Absolute.P7 Absolute.R7:Absolute.R7 Absolute.T7:Absolute.T7 Absolute.V7:Absolute.V7 Absolute.X7:Absolute.X7 Absolute.Z7:Absolute.Z7 Absolute.AB7:Absolute.AB7 Absolute.AD7:Absolute.AD7 Absolute.AF7:Absolute.AF7 Absolute.AH7:Absolute.AH7 Absolute.AJ7:Absolute.AJ7 Absolute.AL7:Absolute.AL7" chart:label-cell-address="Absolute.A7:Absolute.A7" chart:class="chart:bar">
            <chart:data-point chart:repeated="18"/>
          </chart:series>
          <chart:series chart:style-name="ch12" chart:values-cell-range-address="Absolute.B8:Absolute.B8 Absolute.F8:Absolute.F8 Absolute.H8:Absolute.H8 Absolute.J8:Absolute.J8 Absolute.L8:Absolute.L8 Absolute.N8:Absolute.N8 Absolute.P8:Absolute.P8 Absolute.R8:Absolute.R8 Absolute.T8:Absolute.T8 Absolute.V8:Absolute.V8 Absolute.X8:Absolute.X8 Absolute.Z8:Absolute.Z8 Absolute.AB8:Absolute.AB8 Absolute.AD8:Absolute.AD8 Absolute.AF8:Absolute.AF8 Absolute.AH8:Absolute.AH8 Absolute.AJ8:Absolute.AJ8 Absolute.AL8:Absolute.AL8" chart:label-cell-address="Absolute.A8:Absolute.A8" chart:class="chart:bar">
            <chart:data-point chart:repeated="18"/>
          </chart:series>
          <chart:series chart:style-name="ch13" chart:values-cell-range-address="Absolute.B9:Absolute.B9 Absolute.F9:Absolute.F9 Absolute.H9:Absolute.H9 Absolute.J9:Absolute.J9 Absolute.L9:Absolute.L9 Absolute.N9:Absolute.N9 Absolute.P9:Absolute.P9 Absolute.R9:Absolute.R9 Absolute.T9:Absolute.T9 Absolute.V9:Absolute.V9 Absolute.X9:Absolute.X9 Absolute.Z9:Absolute.Z9 Absolute.AB9:Absolute.AB9 Absolute.AD9:Absolute.AD9 Absolute.AF9:Absolute.AF9 Absolute.AH9:Absolute.AH9 Absolute.AJ9:Absolute.AJ9 Absolute.AL9:Absolute.AL9" chart:label-cell-address="Absolute.A9:Absolute.A9" chart:class="chart:bar">
            <chart:data-point chart:repeated="18"/>
          </chart:series>
          <chart:series chart:style-name="ch14" chart:values-cell-range-address="Absolute.B10:Absolute.B10 Absolute.F10:Absolute.F10 Absolute.H10:Absolute.H10 Absolute.J10:Absolute.J10 Absolute.L10:Absolute.L10 Absolute.N10:Absolute.N10 Absolute.P10:Absolute.P10 Absolute.R10:Absolute.R10 Absolute.T10:Absolute.T10 Absolute.V10:Absolute.V10 Absolute.X10:Absolute.X10 Absolute.Z10:Absolute.Z10 Absolute.AB10:Absolute.AB10 Absolute.AD10:Absolute.AD10 Absolute.AF10:Absolute.AF10 Absolute.AH10:Absolute.AH10 Absolute.AJ10:Absolute.AJ10 Absolute.AL10:Absolute.AL10" chart:label-cell-address="Absolute.A10:Absolute.A10" chart:class="chart:bar">
            <chart:data-point chart:repeated="18"/>
          </chart:series>
          <chart:series chart:style-name="ch15" chart:values-cell-range-address="Absolute.B11:Absolute.B11 Absolute.F11:Absolute.F11 Absolute.H11:Absolute.H11 Absolute.J11:Absolute.J11 Absolute.L11:Absolute.L11 Absolute.N11:Absolute.N11 Absolute.P11:Absolute.P11 Absolute.R11:Absolute.R11 Absolute.T11:Absolute.T11 Absolute.V11:Absolute.V11 Absolute.X11:Absolute.X11 Absolute.Z11:Absolute.Z11 Absolute.AB11:Absolute.AB11 Absolute.AD11:Absolute.AD11 Absolute.AF11:Absolute.AF11 Absolute.AH11:Absolute.AH11 Absolute.AJ11:Absolute.AJ11 Absolute.AL11:Absolute.AL11" chart:label-cell-address="Absolute.A11:Absolute.A11" chart:class="chart:bar">
            <chart:data-point chart:repeated="18"/>
          </chart:series>
          <chart:series chart:style-name="ch16" chart:values-cell-range-address="Absolute.B12:Absolute.B12 Absolute.F12:Absolute.F12 Absolute.H12:Absolute.H12 Absolute.J12:Absolute.J12 Absolute.L12:Absolute.L12 Absolute.N12:Absolute.N12 Absolute.P12:Absolute.P12 Absolute.R12:Absolute.R12 Absolute.T12:Absolute.T12 Absolute.V12:Absolute.V12 Absolute.X12:Absolute.X12 Absolute.Z12:Absolute.Z12 Absolute.AB12:Absolute.AB12 Absolute.AD12:Absolute.AD12 Absolute.AF12:Absolute.AF12 Absolute.AH12:Absolute.AH12 Absolute.AJ12:Absolute.AJ12 Absolute.AL12:Absolute.AL12" chart:label-cell-address="Absolute.A12:Absolute.A12" chart:class="chart:bar">
            <chart:data-point chart:repeated="18"/>
          </chart:series>
          <chart:series chart:style-name="ch17" chart:values-cell-range-address="Absolute.B13:Absolute.B13 Absolute.F13:Absolute.F13 Absolute.H13:Absolute.H13 Absolute.J13:Absolute.J13 Absolute.L13:Absolute.L13 Absolute.N13:Absolute.N13 Absolute.P13:Absolute.P13 Absolute.R13:Absolute.R13 Absolute.T13:Absolute.T13 Absolute.V13:Absolute.V13 Absolute.X13:Absolute.X13 Absolute.Z13:Absolute.Z13 Absolute.AB13:Absolute.AB13 Absolute.AD13:Absolute.AD13 Absolute.AF13:Absolute.AF13 Absolute.AH13:Absolute.AH13 Absolute.AJ13:Absolute.AJ13 Absolute.AL13:Absolute.AL13" chart:label-cell-address="Absolute.A13:Absolute.A13" chart:class="chart:bar">
            <chart:data-point chart:repeated="18"/>
          </chart:series>
          <chart:series chart:style-name="ch18" chart:values-cell-range-address="Absolute.B14:Absolute.B14 Absolute.F14:Absolute.F14 Absolute.H14:Absolute.H14 Absolute.J14:Absolute.J14 Absolute.L14:Absolute.L14 Absolute.N14:Absolute.N14 Absolute.P14:Absolute.P14 Absolute.R14:Absolute.R14 Absolute.T14:Absolute.T14 Absolute.V14:Absolute.V14 Absolute.X14:Absolute.X14 Absolute.Z14:Absolute.Z14 Absolute.AB14:Absolute.AB14 Absolute.AD14:Absolute.AD14 Absolute.AF14:Absolute.AF14 Absolute.AH14:Absolute.AH14 Absolute.AJ14:Absolute.AJ14 Absolute.AL14:Absolute.AL14" chart:label-cell-address="Absolute.A14:Absolute.A14" chart:class="chart:bar">
            <chart:data-point chart:repeated="18"/>
          </chart:series>
          <chart:series chart:style-name="ch7" chart:values-cell-range-address="Absolute.B15:Absolute.B15 Absolute.F15:Absolute.F15 Absolute.H15:Absolute.H15 Absolute.J15:Absolute.J15 Absolute.L15:Absolute.L15 Absolute.N15:Absolute.N15 Absolute.P15:Absolute.P15 Absolute.R15:Absolute.R15 Absolute.T15:Absolute.T15 Absolute.V15:Absolute.V15 Absolute.X15:Absolute.X15 Absolute.Z15:Absolute.Z15 Absolute.AB15:Absolute.AB15 Absolute.AD15:Absolute.AD15 Absolute.AF15:Absolute.AF15 Absolute.AH15:Absolute.AH15 Absolute.AJ15:Absolute.AJ15 Absolute.AL15:Absolute.AL15" chart:label-cell-address="Absolute.A15:Absolute.A15" chart:class="chart:bar">
            <chart:data-point chart:repeated="18"/>
          </chart:series>
          <chart:series chart:style-name="ch8" chart:values-cell-range-address="Absolute.B16:Absolute.B16 Absolute.F16:Absolute.F16 Absolute.H16:Absolute.H16 Absolute.J16:Absolute.J16 Absolute.L16:Absolute.L16 Absolute.N16:Absolute.N16 Absolute.P16:Absolute.P16 Absolute.R16:Absolute.R16 Absolute.T16:Absolute.T16 Absolute.V16:Absolute.V16 Absolute.X16:Absolute.X16 Absolute.Z16:Absolute.Z16 Absolute.AB16:Absolute.AB16 Absolute.AD16:Absolute.AD16 Absolute.AF16:Absolute.AF16 Absolute.AH16:Absolute.AH16 Absolute.AJ16:Absolute.AJ16 Absolute.AL16:Absolute.AL16" chart:label-cell-address="Absolute.A16:Absolute.A16" chart:class="chart:bar">
            <chart:data-point chart:repeated="18"/>
          </chart:series>
          <chart:series chart:style-name="ch9" chart:values-cell-range-address="Absolute.B17:Absolute.B17 Absolute.F17:Absolute.F17 Absolute.H17:Absolute.H17 Absolute.J17:Absolute.J17 Absolute.L17:Absolute.L17 Absolute.N17:Absolute.N17 Absolute.P17:Absolute.P17 Absolute.R17:Absolute.R17 Absolute.T17:Absolute.T17 Absolute.V17:Absolute.V17 Absolute.X17:Absolute.X17 Absolute.Z17:Absolute.Z17 Absolute.AB17:Absolute.AB17 Absolute.AD17:Absolute.AD17 Absolute.AF17:Absolute.AF17 Absolute.AH17:Absolute.AH17 Absolute.AJ17:Absolute.AJ17 Absolute.AL17:Absolute.AL17" chart:label-cell-address="Absolute.A17:Absolute.A17" chart:class="chart:bar">
            <chart:data-point chart:repeated="18"/>
          </chart:series>
          <chart:series chart:style-name="ch10" chart:values-cell-range-address="Absolute.B18:Absolute.B18 Absolute.F18:Absolute.F18 Absolute.H18:Absolute.H18 Absolute.J18:Absolute.J18 Absolute.L18:Absolute.L18 Absolute.N18:Absolute.N18 Absolute.P18:Absolute.P18 Absolute.R18:Absolute.R18 Absolute.T18:Absolute.T18 Absolute.V18:Absolute.V18 Absolute.X18:Absolute.X18 Absolute.Z18:Absolute.Z18 Absolute.AB18:Absolute.AB18 Absolute.AD18:Absolute.AD18 Absolute.AF18:Absolute.AF18 Absolute.AH18:Absolute.AH18 Absolute.AJ18:Absolute.AJ18 Absolute.AL18:Absolute.AL18" chart:label-cell-address="Absolute.A18:Absolute.A18" chart:class="chart:bar">
            <chart:data-point chart:repeated="18"/>
          </chart:series>
          <chart:series chart:style-name="ch11" chart:values-cell-range-address="Absolute.B19:Absolute.B19 Absolute.F19:Absolute.F19 Absolute.H19:Absolute.H19 Absolute.J19:Absolute.J19 Absolute.L19:Absolute.L19 Absolute.N19:Absolute.N19 Absolute.P19:Absolute.P19 Absolute.R19:Absolute.R19 Absolute.T19:Absolute.T19 Absolute.V19:Absolute.V19 Absolute.X19:Absolute.X19 Absolute.Z19:Absolute.Z19 Absolute.AB19:Absolute.AB19 Absolute.AD19:Absolute.AD19 Absolute.AF19:Absolute.AF19 Absolute.AH19:Absolute.AH19 Absolute.AJ19:Absolute.AJ19 Absolute.AL19:Absolute.AL19" chart:label-cell-address="Absolute.A19:Absolute.A19" chart:class="chart:bar">
            <chart:data-point chart:repeated="18"/>
          </chart:series>
          <chart:series chart:style-name="ch12" chart:values-cell-range-address="Absolute.B20:Absolute.B20 Absolute.F20:Absolute.F20 Absolute.H20:Absolute.H20 Absolute.J20:Absolute.J20 Absolute.L20:Absolute.L20 Absolute.N20:Absolute.N20 Absolute.P20:Absolute.P20 Absolute.R20:Absolute.R20 Absolute.T20:Absolute.T20 Absolute.V20:Absolute.V20 Absolute.X20:Absolute.X20 Absolute.Z20:Absolute.Z20 Absolute.AB20:Absolute.AB20 Absolute.AD20:Absolute.AD20 Absolute.AF20:Absolute.AF20 Absolute.AH20:Absolute.AH20 Absolute.AJ20:Absolute.AJ20 Absolute.AL20:Absolute.AL20" chart:label-cell-address="Absolute.A20:Absolute.A20" chart:class="chart:bar">
            <chart:data-point chart:repeated="18"/>
          </chart:series>
          <chart:series chart:style-name="ch13" chart:values-cell-range-address="Absolute.B21:Absolute.B21 Absolute.F21:Absolute.F21 Absolute.H21:Absolute.H21 Absolute.J21:Absolute.J21 Absolute.L21:Absolute.L21 Absolute.N21:Absolute.N21 Absolute.P21:Absolute.P21 Absolute.R21:Absolute.R21 Absolute.T21:Absolute.T21 Absolute.V21:Absolute.V21 Absolute.X21:Absolute.X21 Absolute.Z21:Absolute.Z21 Absolute.AB21:Absolute.AB21 Absolute.AD21:Absolute.AD21 Absolute.AF21:Absolute.AF21 Absolute.AH21:Absolute.AH21 Absolute.AJ21:Absolute.AJ21 Absolute.AL21:Absolute.AL21" chart:label-cell-address="Absolute.A21:Absolute.A21" chart:class="chart:bar">
            <chart:data-point chart:repeated="18"/>
          </chart:series>
          <chart:series chart:style-name="ch14" chart:values-cell-range-address="Absolute.B22:Absolute.B22 Absolute.F22:Absolute.F22 Absolute.H22:Absolute.H22 Absolute.J22:Absolute.J22 Absolute.L22:Absolute.L22 Absolute.N22:Absolute.N22 Absolute.P22:Absolute.P22 Absolute.R22:Absolute.R22 Absolute.T22:Absolute.T22 Absolute.V22:Absolute.V22 Absolute.X22:Absolute.X22 Absolute.Z22:Absolute.Z22 Absolute.AB22:Absolute.AB22 Absolute.AD22:Absolute.AD22 Absolute.AF22:Absolute.AF22 Absolute.AH22:Absolute.AH22 Absolute.AJ22:Absolute.AJ22 Absolute.AL22:Absolute.AL22" chart:label-cell-address="Absolute.A22:Absolute.A22" chart:class="chart:bar">
            <chart:data-point chart:repeated="18"/>
          </chart:series>
          <chart:series chart:style-name="ch15" chart:values-cell-range-address="Absolute.B23:Absolute.B23 Absolute.F23:Absolute.F23 Absolute.H23:Absolute.H23 Absolute.J23:Absolute.J23 Absolute.L23:Absolute.L23 Absolute.N23:Absolute.N23 Absolute.P23:Absolute.P23 Absolute.R23:Absolute.R23 Absolute.T23:Absolute.T23 Absolute.V23:Absolute.V23 Absolute.X23:Absolute.X23 Absolute.Z23:Absolute.Z23 Absolute.AB23:Absolute.AB23 Absolute.AD23:Absolute.AD23 Absolute.AF23:Absolute.AF23 Absolute.AH23:Absolute.AH23 Absolute.AJ23:Absolute.AJ23 Absolute.AL23:Absolute.AL23" chart:label-cell-address="Absolute.A23:Absolute.A23" chart:class="chart:bar">
            <chart:data-point chart:repeated="18"/>
          </chart:series>
          <chart:series chart:style-name="ch16" chart:values-cell-range-address="Absolute.B24:Absolute.B24 Absolute.F24:Absolute.F24 Absolute.H24:Absolute.H24 Absolute.J24:Absolute.J24 Absolute.L24:Absolute.L24 Absolute.N24:Absolute.N24 Absolute.P24:Absolute.P24 Absolute.R24:Absolute.R24 Absolute.T24:Absolute.T24 Absolute.V24:Absolute.V24 Absolute.X24:Absolute.X24 Absolute.Z24:Absolute.Z24 Absolute.AB24:Absolute.AB24 Absolute.AD24:Absolute.AD24 Absolute.AF24:Absolute.AF24 Absolute.AH24:Absolute.AH24 Absolute.AJ24:Absolute.AJ24 Absolute.AL24:Absolute.AL24" chart:label-cell-address="Absolute.A24:Absolute.A24" chart:class="chart:bar">
            <chart:data-point chart:repeated="18"/>
          </chart:series>
          <chart:series chart:style-name="ch17" chart:values-cell-range-address="Absolute.B25:Absolute.B25 Absolute.F25:Absolute.F25 Absolute.H25:Absolute.H25 Absolute.J25:Absolute.J25 Absolute.L25:Absolute.L25 Absolute.N25:Absolute.N25 Absolute.P25:Absolute.P25 Absolute.R25:Absolute.R25 Absolute.T25:Absolute.T25 Absolute.V25:Absolute.V25 Absolute.X25:Absolute.X25 Absolute.Z25:Absolute.Z25 Absolute.AB25:Absolute.AB25 Absolute.AD25:Absolute.AD25 Absolute.AF25:Absolute.AF25 Absolute.AH25:Absolute.AH25 Absolute.AJ25:Absolute.AJ25 Absolute.AL25:Absolute.AL25" chart:label-cell-address="Absolute.A25:Absolute.A25" chart:class="chart:bar">
            <chart:data-point chart:repeated="18"/>
          </chart:series>
          <chart:series chart:style-name="ch18" chart:values-cell-range-address="Absolute.B26:Absolute.B26 Absolute.F26:Absolute.F26 Absolute.H26:Absolute.H26 Absolute.J26:Absolute.J26 Absolute.L26:Absolute.L26 Absolute.N26:Absolute.N26 Absolute.P26:Absolute.P26 Absolute.R26:Absolute.R26 Absolute.T26:Absolute.T26 Absolute.V26:Absolute.V26 Absolute.X26:Absolute.X26 Absolute.Z26:Absolute.Z26 Absolute.AB26:Absolute.AB26 Absolute.AD26:Absolute.AD26 Absolute.AF26:Absolute.AF26 Absolute.AH26:Absolute.AH26 Absolute.AJ26:Absolute.AJ26 Absolute.AL26:Absolute.AL26" chart:label-cell-address="Absolute.A26:Absolute.A26" chart:class="chart:bar">
            <chart:data-point chart:repeated="18"/>
          </chart:series>
          <chart:series chart:style-name="ch7" chart:values-cell-range-address="Absolute.B27:Absolute.B27 Absolute.F27:Absolute.F27 Absolute.H27:Absolute.H27 Absolute.J27:Absolute.J27 Absolute.L27:Absolute.L27 Absolute.N27:Absolute.N27 Absolute.P27:Absolute.P27 Absolute.R27:Absolute.R27 Absolute.T27:Absolute.T27 Absolute.V27:Absolute.V27 Absolute.X27:Absolute.X27 Absolute.Z27:Absolute.Z27 Absolute.AB27:Absolute.AB27 Absolute.AD27:Absolute.AD27 Absolute.AF27:Absolute.AF27 Absolute.AH27:Absolute.AH27 Absolute.AJ27:Absolute.AJ27 Absolute.AL27:Absolute.AL27" chart:label-cell-address="Absolute.A27:Absolute.A27" chart:class="chart:bar">
            <chart:data-point chart:repeated="18"/>
          </chart:series>
          <chart:series chart:style-name="ch8" chart:values-cell-range-address="Absolute.B28:Absolute.B28 Absolute.F28:Absolute.F28 Absolute.H28:Absolute.H28 Absolute.J28:Absolute.J28 Absolute.L28:Absolute.L28 Absolute.N28:Absolute.N28 Absolute.P28:Absolute.P28 Absolute.R28:Absolute.R28 Absolute.T28:Absolute.T28 Absolute.V28:Absolute.V28 Absolute.X28:Absolute.X28 Absolute.Z28:Absolute.Z28 Absolute.AB28:Absolute.AB28 Absolute.AD28:Absolute.AD28 Absolute.AF28:Absolute.AF28 Absolute.AH28:Absolute.AH28 Absolute.AJ28:Absolute.AJ28 Absolute.AL28:Absolute.AL28" chart:label-cell-address="Absolute.A28:Absolute.A28" chart:class="chart:bar">
            <chart:data-point chart:repeated="18"/>
          </chart:series>
          <chart:series chart:style-name="ch9" chart:values-cell-range-address="Absolute.B29:Absolute.B29 Absolute.F29:Absolute.F29 Absolute.H29:Absolute.H29 Absolute.J29:Absolute.J29 Absolute.L29:Absolute.L29 Absolute.N29:Absolute.N29 Absolute.P29:Absolute.P29 Absolute.R29:Absolute.R29 Absolute.T29:Absolute.T29 Absolute.V29:Absolute.V29 Absolute.X29:Absolute.X29 Absolute.Z29:Absolute.Z29 Absolute.AB29:Absolute.AB29 Absolute.AD29:Absolute.AD29 Absolute.AF29:Absolute.AF29 Absolute.AH29:Absolute.AH29 Absolute.AJ29:Absolute.AJ29 Absolute.AL29:Absolute.AL29" chart:label-cell-address="Absolute.A29:Absolute.A29" chart:class="chart:bar">
            <chart:data-point chart:repeated="18"/>
          </chart:series>
          <chart:series chart:style-name="ch10" chart:values-cell-range-address="Absolute.B30:Absolute.B30 Absolute.F30:Absolute.F30 Absolute.H30:Absolute.H30 Absolute.J30:Absolute.J30 Absolute.L30:Absolute.L30 Absolute.N30:Absolute.N30 Absolute.P30:Absolute.P30 Absolute.R30:Absolute.R30 Absolute.T30:Absolute.T30 Absolute.V30:Absolute.V30 Absolute.X30:Absolute.X30 Absolute.Z30:Absolute.Z30 Absolute.AB30:Absolute.AB30 Absolute.AD30:Absolute.AD30 Absolute.AF30:Absolute.AF30 Absolute.AH30:Absolute.AH30 Absolute.AJ30:Absolute.AJ30 Absolute.AL30:Absolute.AL30" chart:label-cell-address="Absolute.A30:Absolute.A30" chart:class="chart:bar">
            <chart:data-point chart:repeated="18"/>
          </chart:series>
          <chart:series chart:style-name="ch11" chart:values-cell-range-address="Absolute.B31:Absolute.B31 Absolute.F31:Absolute.F31 Absolute.H31:Absolute.H31 Absolute.J31:Absolute.J31 Absolute.L31:Absolute.L31 Absolute.N31:Absolute.N31 Absolute.P31:Absolute.P31 Absolute.R31:Absolute.R31 Absolute.T31:Absolute.T31 Absolute.V31:Absolute.V31 Absolute.X31:Absolute.X31 Absolute.Z31:Absolute.Z31 Absolute.AB31:Absolute.AB31 Absolute.AD31:Absolute.AD31 Absolute.AF31:Absolute.AF31 Absolute.AH31:Absolute.AH31 Absolute.AJ31:Absolute.AJ31 Absolute.AL31:Absolute.AL31" chart:label-cell-address="Absolute.A31:Absolute.A31" chart:class="chart:bar">
            <chart:data-point chart:repeated="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</text:p>
                <draw:g>
                  <svg:desc>Absolute.B2:Absolute.B2 Absolute.F2:Absolute.F2 Absolute.H2:Absolute.H2 Absolute.J2:Absolute.J2 Absolute.L2:Absolute.L2 Absolute.N2:Absolute.N2 Absolute.P2:Absolute.P2 Absolute.R2:Absolute.R2 Absolute.T2:Absolute.T2 Absolute.V2:Absolute.V2 Absolute.X2:Absolute.X2 Absolute.Z2:Absolute.Z2 Absolute.AB2:Absolute.AB2 Absolute.AD2:Absolute.AD2 Absolute.AF2:Absolute.AF2 Absolute.AH2:Absolute.AH2 Absolute.AJ2:Absolute.AJ2 Absolute.AL2:Absolute.AL2</svg:desc>
                </draw:g>
              </table:table-cell>
              <table:table-cell office:value-type="string">
                <text:p>ElasticSearch</text:p>
              </table:table-cell>
              <table:table-cell office:value-type="string">
                <text:p>GraalVM</text:p>
              </table:table-cell>
              <table:table-cell office:value-type="string">
                <text:p>Guava</text:p>
              </table:table-cell>
              <table:table-cell office:value-type="string">
                <text:p>Hadoop</text:p>
              </table:table-cell>
              <table:table-cell office:value-type="string">
                <text:p>IntelliJ</text:p>
              </table:table-cell>
              <table:table-cell office:value-type="string">
                <text:p>JabRef</text:p>
              </table:table-cell>
              <table:table-cell office:value-type="string">
                <text:p>Jenkins</text:p>
              </table:table-cell>
              <table:table-cell office:value-type="string">
                <text:p>Jmars</text:p>
              </table:table-cell>
              <table:table-cell office:value-type="string">
                <text:p>JSR166</text:p>
              </table:table-cell>
              <table:table-cell office:value-type="string">
                <text:p>LibreOffice</text:p>
              </table:table-cell>
              <table:table-cell office:value-type="string">
                <text:p>MidPoint</text:p>
              </table:table-cell>
              <table:table-cell office:value-type="string">
                <text:p>Neo4j</text:p>
              </table:table-cell>
              <table:table-cell office:value-type="string">
                <text:p>SonarQube</text:p>
              </table:table-cell>
              <table:table-cell office:value-type="string">
                <text:p>Synthia</text:p>
              </table:table-cell>
              <table:table-cell office:value-type="string">
                <text:p>TeXtidote</text:p>
              </table:table-cell>
              <table:table-cell office:value-type="string">
                <text:p>Thunderbird</text:p>
              </table:table-cell>
              <table:table-cell office:value-type="string">
                <text:p>Ziggy</text:p>
              </table:table-cell>
            </table:table-row>
          </table:table-header-rows>
          <table:table-rows>
            <table:table-row>
              <table:table-cell office:value-type="string">
                <text:p>Absence of assertions</text:p>
                <draw:g>
                  <svg:desc>Absolute.A3:Absolute.A3</svg:desc>
                </draw:g>
              </table:table-cell>
              <table:table-cell office:value-type="float" office:value="609">
                <text:p>609</text:p>
                <draw:g>
                  <svg:desc>Absolute.B3:Absolute.B3 Absolute.F3:Absolute.F3 Absolute.H3:Absolute.H3 Absolute.J3:Absolute.J3 Absolute.L3:Absolute.L3 Absolute.N3:Absolute.N3 Absolute.P3:Absolute.P3 Absolute.R3:Absolute.R3 Absolute.T3:Absolute.T3 Absolute.V3:Absolute.V3 Absolute.X3:Absolute.X3 Absolute.Z3:Absolute.Z3 Absolute.AB3:Absolute.AB3 Absolute.AD3:Absolute.AD3 Absolute.AF3:Absolute.AF3 Absolute.AH3:Absolute.AH3 Absolute.AJ3:Absolute.AJ3 Absolute.AL3:Absolute.AL3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957">
                <text:p>957</text:p>
              </table:table-cell>
              <table:table-cell office:value-type="float" office:value="24">
                <text:p>24</text:p>
              </table:table-cell>
              <table:table-cell office:value-type="float" office:value="2128">
                <text:p>2128</text:p>
              </table:table-cell>
              <table:table-cell office:value-type="float" office:value="353">
                <text:p>353</text:p>
              </table:table-cell>
              <table:table-cell office:value-type="float" office:value="29">
                <text:p>29</text:p>
              </table:table-cell>
              <table:table-cell office:value-type="float" office:value="264">
                <text:p>26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495">
                <text:p>495</text:p>
              </table:table-cell>
              <table:table-cell office:value-type="float" office:value="476">
                <text:p>476</text:p>
              </table:table-cell>
              <table:table-cell office:value-type="float" office:value="590">
                <text:p>590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Assertion chaining</text:p>
                <draw:g>
                  <svg:desc>Absolute.A4:Absolute.A4</svg:desc>
                </draw:g>
              </table:table-cell>
              <table:table-cell office:value-type="float" office:value="NaN">
                <text:p>NaN</text:p>
                <draw:g>
                  <svg:desc>Absolute.B4:Absolute.B4 Absolute.F4:Absolute.F4 Absolute.H4:Absolute.H4 Absolute.J4:Absolute.J4 Absolute.L4:Absolute.L4 Absolute.N4:Absolute.N4 Absolute.P4:Absolute.P4 Absolute.R4:Absolute.R4 Absolute.T4:Absolute.T4 Absolute.V4:Absolute.V4 Absolute.X4:Absolute.X4 Absolute.Z4:Absolute.Z4 Absolute.AB4:Absolute.AB4 Absolute.AD4:Absolute.AD4 Absolute.AF4:Absolute.AF4 Absolute.AH4:Absolute.AH4 Absolute.AJ4:Absolute.AJ4 Absolute.AL4:Absolute.AL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1598">
                <text:p>1598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4">
                <text:p>934</text:p>
              </table:table-cell>
              <table:table-cell office:value-type="float" office:value="1911">
                <text:p>1911</text:p>
              </table:table-cell>
              <table:table-cell office:value-type="float" office:value="6033">
                <text:p>6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sertion of a Boolean</text:p>
                <draw:g>
                  <svg:desc>Absolute.A5:Absolute.A5</svg:desc>
                </draw:g>
              </table:table-cell>
              <table:table-cell office:value-type="float" office:value="NaN">
                <text:p>NaN</text:p>
                <draw:g>
                  <svg:desc>Absolute.B5:Absolute.B5 Absolute.F5:Absolute.F5 Absolute.H5:Absolute.H5 Absolute.J5:Absolute.J5 Absolute.L5:Absolute.L5 Absolute.N5:Absolute.N5 Absolute.P5:Absolute.P5 Absolute.R5:Absolute.R5 Absolute.T5:Absolute.T5 Absolute.V5:Absolute.V5 Absolute.X5:Absolute.X5 Absolute.Z5:Absolute.Z5 Absolute.AB5:Absolute.AB5 Absolute.AD5:Absolute.AD5 Absolute.AF5:Absolute.AF5 Absolute.AH5:Absolute.AH5 Absolute.AJ5:Absolute.AJ5 Absolute.AL5:Absolute.AL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sertion of true or false</text:p>
                <draw:g>
                  <svg:desc>Absolute.A6:Absolute.A6</svg:desc>
                </draw:g>
              </table:table-cell>
              <table:table-cell office:value-type="float" office:value="3">
                <text:p>3</text:p>
                <draw:g>
                  <svg:desc>Absolute.B6:Absolute.B6 Absolute.F6:Absolute.F6 Absolute.H6:Absolute.H6 Absolute.J6:Absolute.J6 Absolute.L6:Absolute.L6 Absolute.N6:Absolute.N6 Absolute.P6:Absolute.P6 Absolute.R6:Absolute.R6 Absolute.T6:Absolute.T6 Absolute.V6:Absolute.V6 Absolute.X6:Absolute.X6 Absolute.Z6:Absolute.Z6 Absolute.AB6:Absolute.AB6 Absolute.AD6:Absolute.AD6 Absolute.AF6:Absolute.AF6 Absolute.AH6:Absolute.AH6 Absolute.AJ6:Absolute.AJ6 Absolute.AL6:Absolute.AL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mparison of aggregate properties</text:p>
                <draw:g>
                  <svg:desc>Absolute.A7:Absolute.A7</svg:desc>
                </draw:g>
              </table:table-cell>
              <table:table-cell office:value-type="float" office:value="19">
                <text:p>19</text:p>
                <draw:g>
                  <svg:desc>Absolute.B7:Absolute.B7 Absolute.F7:Absolute.F7 Absolute.H7:Absolute.H7 Absolute.J7:Absolute.J7 Absolute.L7:Absolute.L7 Absolute.N7:Absolute.N7 Absolute.P7:Absolute.P7 Absolute.R7:Absolute.R7 Absolute.T7:Absolute.T7 Absolute.V7:Absolute.V7 Absolute.X7:Absolute.X7 Absolute.Z7:Absolute.Z7 Absolute.AB7:Absolute.AB7 Absolute.AD7:Absolute.AD7 Absolute.AF7:Absolute.AF7 Absolute.AH7:Absolute.AH7 Absolute.AJ7:Absolute.AJ7 Absolute.AL7:Absolute.AL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853">
                <text:p>853</text:p>
              </table:table-cell>
              <table:table-cell office:value-type="float" office:value="147">
                <text:p>147</text:p>
              </table:table-cell>
              <table:table-cell office:value-type="float" office:value="110">
                <text:p>110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02">
                <text:p>102</text:p>
              </table:table-cell>
              <table:table-cell office:value-type="float" office:value="189">
                <text:p>189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Comparison of literals</text:p>
                <draw:g>
                  <svg:desc>Absolute.A8:Absolute.A8</svg:desc>
                </draw:g>
              </table:table-cell>
              <table:table-cell office:value-type="float" office:value="2">
                <text:p>2</text:p>
                <draw:g>
                  <svg:desc>Absolute.B8:Absolute.B8 Absolute.F8:Absolute.F8 Absolute.H8:Absolute.H8 Absolute.J8:Absolute.J8 Absolute.L8:Absolute.L8 Absolute.N8:Absolute.N8 Absolute.P8:Absolute.P8 Absolute.R8:Absolute.R8 Absolute.T8:Absolute.T8 Absolute.V8:Absolute.V8 Absolute.X8:Absolute.X8 Absolute.Z8:Absolute.Z8 Absolute.AB8:Absolute.AB8 Absolute.AD8:Absolute.AD8 Absolute.AF8:Absolute.AF8 Absolute.AH8:Absolute.AH8 Absolute.AJ8:Absolute.AJ8 Absolute.AL8:Absolute.AL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mpound assertions</text:p>
                <draw:g>
                  <svg:desc>Absolute.A9:Absolute.A9</svg:desc>
                </draw:g>
              </table:table-cell>
              <table:table-cell office:value-type="float" office:value="5">
                <text:p>5</text:p>
                <draw:g>
                  <svg:desc>Absolute.B9:Absolute.B9 Absolute.F9:Absolute.F9 Absolute.H9:Absolute.H9 Absolute.J9:Absolute.J9 Absolute.L9:Absolute.L9 Absolute.N9:Absolute.N9 Absolute.P9:Absolute.P9 Absolute.R9:Absolute.R9 Absolute.T9:Absolute.T9 Absolute.V9:Absolute.V9 Absolute.X9:Absolute.X9 Absolute.Z9:Absolute.Z9 Absolute.AB9:Absolute.AB9 Absolute.AD9:Absolute.AD9 Absolute.AF9:Absolute.AF9 Absolute.AH9:Absolute.AH9 Absolute.AJ9:Absolute.AJ9 Absolute.AL9:Absolute.AL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2">
                <text:p>12</text:p>
              </table:table-cell>
              <table:table-cell office:value-type="float" office:value="286">
                <text:p>286</text:p>
              </table:table-cell>
              <table:table-cell office:value-type="float" office:value="47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ditional assertions</text:p>
                <draw:g>
                  <svg:desc>Absolute.A10:Absolute.A10</svg:desc>
                </draw:g>
              </table:table-cell>
              <table:table-cell office:value-type="float" office:value="94">
                <text:p>94</text:p>
                <draw:g>
                  <svg:desc>Absolute.B10:Absolute.B10 Absolute.F10:Absolute.F10 Absolute.H10:Absolute.H10 Absolute.J10:Absolute.J10 Absolute.L10:Absolute.L10 Absolute.N10:Absolute.N10 Absolute.P10:Absolute.P10 Absolute.R10:Absolute.R10 Absolute.T10:Absolute.T10 Absolute.V10:Absolute.V10 Absolute.X10:Absolute.X10 Absolute.Z10:Absolute.Z10 Absolute.AB10:Absolute.AB10 Absolute.AD10:Absolute.AD10 Absolute.AF10:Absolute.AF10 Absolute.AH10:Absolute.AH10 Absolute.AJ10:Absolute.AJ10 Absolute.AL10:Absolute.AL10</svg:desc>
                </draw:g>
              </table:table-cell>
              <table:table-cell office:value-type="float" office:value="263">
                <text:p>263</text:p>
              </table:table-cell>
              <table:table-cell office:value-type="float" office:value="1205">
                <text:p>1205</text:p>
              </table:table-cell>
              <table:table-cell office:value-type="float" office:value="4">
                <text:p>4</text:p>
              </table:table-cell>
              <table:table-cell office:value-type="float" office:value="1036">
                <text:p>1036</text:p>
              </table:table-cell>
              <table:table-cell office:value-type="float" office:value="303">
                <text:p>303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435">
                <text:p>435</text:p>
              </table:table-cell>
              <table:table-cell office:value-type="float" office:value="210">
                <text:p>21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ustom assertion methods</text:p>
                <draw:g>
                  <svg:desc>Absolute.A11:Absolute.A11</svg:desc>
                </draw:g>
              </table:table-cell>
              <table:table-cell office:value-type="float" office:value="54">
                <text:p>54</text:p>
                <draw:g>
                  <svg:desc>Absolute.B11:Absolute.B11 Absolute.F11:Absolute.F11 Absolute.H11:Absolute.H11 Absolute.J11:Absolute.J11 Absolute.L11:Absolute.L11 Absolute.N11:Absolute.N11 Absolute.P11:Absolute.P11 Absolute.R11:Absolute.R11 Absolute.T11:Absolute.T11 Absolute.V11:Absolute.V11 Absolute.X11:Absolute.X11 Absolute.Z11:Absolute.Z11 Absolute.AB11:Absolute.AB11 Absolute.AD11:Absolute.AD11 Absolute.AF11:Absolute.AF11 Absolute.AH11:Absolute.AH11 Absolute.AJ11:Absolute.AJ11 Absolute.AL11:Absolute.AL11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465">
                <text:p>465</text:p>
              </table:table-cell>
              <table:table-cell office:value-type="float" office:value="4">
                <text:p>4</text:p>
              </table:table-cell>
              <table:table-cell office:value-type="float" office:value="371">
                <text:p>371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810">
                <text:p>810</text:p>
              </table:table-cell>
              <table:table-cell office:value-type="float" office:value="324">
                <text:p>32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ynamic equality</text:p>
                <draw:g>
                  <svg:desc>Absolute.A12:Absolute.A12</svg:desc>
                </draw:g>
              </table:table-cell>
              <table:table-cell office:value-type="float" office:value="184">
                <text:p>184</text:p>
                <draw:g>
                  <svg:desc>Absolute.B12:Absolute.B12 Absolute.F12:Absolute.F12 Absolute.H12:Absolute.H12 Absolute.J12:Absolute.J12 Absolute.L12:Absolute.L12 Absolute.N12:Absolute.N12 Absolute.P12:Absolute.P12 Absolute.R12:Absolute.R12 Absolute.T12:Absolute.T12 Absolute.V12:Absolute.V12 Absolute.X12:Absolute.X12 Absolute.Z12:Absolute.Z12 Absolute.AB12:Absolute.AB12 Absolute.AD12:Absolute.AD12 Absolute.AF12:Absolute.AF12 Absolute.AH12:Absolute.AH12 Absolute.AJ12:Absolute.AJ12 Absolute.AL12:Absolute.AL12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545">
                <text:p>545</text:p>
              </table:table-cell>
              <table:table-cell office:value-type="float" office:value="132">
                <text:p>132</text:p>
              </table:table-cell>
              <table:table-cell office:value-type="float" office:value="652">
                <text:p>652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523">
                <text:p>523</text:p>
              </table:table-cell>
              <table:table-cell office:value-type="float" office:value="94">
                <text:p>94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Equality of Booleans</text:p>
                <draw:g>
                  <svg:desc>Absolute.A13:Absolute.A13</svg:desc>
                </draw:g>
              </table:table-cell>
              <table:table-cell office:value-type="float" office:value="442">
                <text:p>442</text:p>
                <draw:g>
                  <svg:desc>Absolute.B13:Absolute.B13 Absolute.F13:Absolute.F13 Absolute.H13:Absolute.H13 Absolute.J13:Absolute.J13 Absolute.L13:Absolute.L13 Absolute.N13:Absolute.N13 Absolute.P13:Absolute.P13 Absolute.R13:Absolute.R13 Absolute.T13:Absolute.T13 Absolute.V13:Absolute.V13 Absolute.X13:Absolute.X13 Absolute.Z13:Absolute.Z13 Absolute.AB13:Absolute.AB13 Absolute.AD13:Absolute.AD13 Absolute.AF13:Absolute.AF13 Absolute.AH13:Absolute.AH13 Absolute.AJ13:Absolute.AJ13 Absolute.AL13:Absolute.AL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5">
                <text:p>1305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293">
                <text:p>29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Equality between different types</text:p>
                <draw:g>
                  <svg:desc>Absolute.A14:Absolute.A14</svg:desc>
                </draw:g>
              </table:table-cell>
              <table:table-cell office:value-type="float" office:value="22">
                <text:p>22</text:p>
                <draw:g>
                  <svg:desc>Absolute.B14:Absolute.B14 Absolute.F14:Absolute.F14 Absolute.H14:Absolute.H14 Absolute.J14:Absolute.J14 Absolute.L14:Absolute.L14 Absolute.N14:Absolute.N14 Absolute.P14:Absolute.P14 Absolute.R14:Absolute.R14 Absolute.T14:Absolute.T14 Absolute.V14:Absolute.V14 Absolute.X14:Absolute.X14 Absolute.Z14:Absolute.Z14 Absolute.AB14:Absolute.AB14 Absolute.AD14:Absolute.AD14 Absolute.AF14:Absolute.AF14 Absolute.AH14:Absolute.AH14 Absolute.AJ14:Absolute.AJ14 Absolute.AL14:Absolute.AL14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51">
                <text:p>151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3026">
                <text:p>3026</text:p>
              </table:table-cell>
              <table:table-cell office:value-type="float" office:value="547">
                <text:p>547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Equality between lists</text:p>
                <draw:g>
                  <svg:desc>Absolute.A15:Absolute.A15</svg:desc>
                </draw:g>
              </table:table-cell>
              <table:table-cell office:value-type="float" office:value="NaN">
                <text:p>NaN</text:p>
                <draw:g>
                  <svg:desc>Absolute.B15:Absolute.B15 Absolute.F15:Absolute.F15 Absolute.H15:Absolute.H15 Absolute.J15:Absolute.J15 Absolute.L15:Absolute.L15 Absolute.N15:Absolute.N15 Absolute.P15:Absolute.P15 Absolute.R15:Absolute.R15 Absolute.T15:Absolute.T15 Absolute.V15:Absolute.V15 Absolute.X15:Absolute.X15 Absolute.Z15:Absolute.Z15 Absolute.AB15:Absolute.AB15 Absolute.AD15:Absolute.AD15 Absolute.AF15:Absolute.AF15 Absolute.AH15:Absolute.AH15 Absolute.AJ15:Absolute.AJ15 Absolute.AL15:Absolute.AL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quality between maps</text:p>
                <draw:g>
                  <svg:desc>Absolute.A16:Absolute.A16</svg:desc>
                </draw:g>
              </table:table-cell>
              <table:table-cell office:value-type="float" office:value="NaN">
                <text:p>NaN</text:p>
                <draw:g>
                  <svg:desc>Absolute.B16:Absolute.B16 Absolute.F16:Absolute.F16 Absolute.H16:Absolute.H16 Absolute.J16:Absolute.J16 Absolute.L16:Absolute.L16 Absolute.N16:Absolute.N16 Absolute.P16:Absolute.P16 Absolute.R16:Absolute.R16 Absolute.T16:Absolute.T16 Absolute.V16:Absolute.V16 Absolute.X16:Absolute.X16 Absolute.Z16:Absolute.Z16 Absolute.AB16:Absolute.AB16 Absolute.AD16:Absolute.AD16 Absolute.AF16:Absolute.AF16 Absolute.AH16:Absolute.AH16 Absolute.AJ16:Absolute.AJ16 Absolute.AL16:Absolute.AL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quality between strings</text:p>
                <draw:g>
                  <svg:desc>Absolute.A17:Absolute.A17</svg:desc>
                </draw:g>
              </table:table-cell>
              <table:table-cell office:value-type="float" office:value="441">
                <text:p>441</text:p>
                <draw:g>
                  <svg:desc>Absolute.B17:Absolute.B17 Absolute.F17:Absolute.F17 Absolute.H17:Absolute.H17 Absolute.J17:Absolute.J17 Absolute.L17:Absolute.L17 Absolute.N17:Absolute.N17 Absolute.P17:Absolute.P17 Absolute.R17:Absolute.R17 Absolute.T17:Absolute.T17 Absolute.V17:Absolute.V17 Absolute.X17:Absolute.X17 Absolute.Z17:Absolute.Z17 Absolute.AB17:Absolute.AB17 Absolute.AD17:Absolute.AD17 Absolute.AF17:Absolute.AF17 Absolute.AH17:Absolute.AH17 Absolute.AJ17:Absolute.AJ17 Absolute.AL17:Absolute.AL17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963">
                <text:p>963</text:p>
              </table:table-cell>
              <table:table-cell office:value-type="float" office:value="386">
                <text:p>386</text:p>
              </table:table-cell>
              <table:table-cell office:value-type="float" office:value="817">
                <text:p>817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79">
                <text:p>179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Iterated assertions</text:p>
                <draw:g>
                  <svg:desc>Absolute.A18:Absolute.A18</svg:desc>
                </draw:g>
              </table:table-cell>
              <table:table-cell office:value-type="float" office:value="32">
                <text:p>32</text:p>
                <draw:g>
                  <svg:desc>Absolute.B18:Absolute.B18 Absolute.F18:Absolute.F18 Absolute.H18:Absolute.H18 Absolute.J18:Absolute.J18 Absolute.L18:Absolute.L18 Absolute.N18:Absolute.N18 Absolute.P18:Absolute.P18 Absolute.R18:Absolute.R18 Absolute.T18:Absolute.T18 Absolute.V18:Absolute.V18 Absolute.X18:Absolute.X18 Absolute.Z18:Absolute.Z18 Absolute.AB18:Absolute.AB18 Absolute.AD18:Absolute.AD18 Absolute.AF18:Absolute.AF18 Absolute.AH18:Absolute.AH18 Absolute.AJ18:Absolute.AJ18 Absolute.AL18:Absolute.AL18</svg:desc>
                </draw:g>
              </table:table-cell>
              <table:table-cell office:value-type="float" office:value="127">
                <text:p>127</text:p>
              </table:table-cell>
              <table:table-cell office:value-type="float" office:value="609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1275">
                <text:p>1275</text:p>
              </table:table-cell>
              <table:table-cell office:value-type="float" office:value="241">
                <text:p>241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30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3">
                <text:p>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Method chaining</text:p>
                <draw:g>
                  <svg:desc>Absolute.A19:Absolute.A19</svg:desc>
                </draw:g>
              </table:table-cell>
              <table:table-cell office:value-type="float" office:value="352">
                <text:p>352</text:p>
                <draw:g>
                  <svg:desc>Absolute.B19:Absolute.B19 Absolute.F19:Absolute.F19 Absolute.H19:Absolute.H19 Absolute.J19:Absolute.J19 Absolute.L19:Absolute.L19 Absolute.N19:Absolute.N19 Absolute.P19:Absolute.P19 Absolute.R19:Absolute.R19 Absolute.T19:Absolute.T19 Absolute.V19:Absolute.V19 Absolute.X19:Absolute.X19 Absolute.Z19:Absolute.Z19 Absolute.AB19:Absolute.AB19 Absolute.AD19:Absolute.AD19 Absolute.AF19:Absolute.AF19 Absolute.AH19:Absolute.AH19 Absolute.AJ19:Absolute.AJ19 Absolute.AL19:Absolute.AL19</svg:desc>
                </draw:g>
              </table:table-cell>
              <table:table-cell office:value-type="float" office:value="1857">
                <text:p>1857</text:p>
              </table:table-cell>
              <table:table-cell office:value-type="float" office:value="3132">
                <text:p>3132</text:p>
              </table:table-cell>
              <table:table-cell office:value-type="float" office:value="154">
                <text:p>154</text:p>
              </table:table-cell>
              <table:table-cell office:value-type="float" office:value="6082">
                <text:p>6082</text:p>
              </table:table-cell>
              <table:table-cell office:value-type="float" office:value="1131">
                <text:p>1131</text:p>
              </table:table-cell>
              <table:table-cell office:value-type="float" office:value="654">
                <text:p>654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806">
                <text:p>806</text:p>
              </table:table-cell>
              <table:table-cell office:value-type="float" office:value="2973">
                <text:p>2973</text:p>
              </table:table-cell>
              <table:table-cell office:value-type="float" office:value="4660">
                <text:p>4660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Method vs. method</text:p>
                <draw:g>
                  <svg:desc>Absolute.A20:Absolute.A20</svg:desc>
                </draw:g>
              </table:table-cell>
              <table:table-cell office:value-type="float" office:value="56">
                <text:p>56</text:p>
                <draw:g>
                  <svg:desc>Absolute.B20:Absolute.B20 Absolute.F20:Absolute.F20 Absolute.H20:Absolute.H20 Absolute.J20:Absolute.J20 Absolute.L20:Absolute.L20 Absolute.N20:Absolute.N20 Absolute.P20:Absolute.P20 Absolute.R20:Absolute.R20 Absolute.T20:Absolute.T20 Absolute.V20:Absolute.V20 Absolute.X20:Absolute.X20 Absolute.Z20:Absolute.Z20 Absolute.AB20:Absolute.AB20 Absolute.AD20:Absolute.AD20 Absolute.AF20:Absolute.AF20 Absolute.AH20:Absolute.AH20 Absolute.AJ20:Absolute.AJ20 Absolute.AL20:Absolute.AL20</svg:desc>
                </draw:g>
              </table:table-cell>
              <table:table-cell office:value-type="float" office:value="96">
                <text:p>96</text:p>
              </table:table-cell>
              <table:table-cell office:value-type="float" office:value="989">
                <text:p>989</text:p>
              </table:table-cell>
              <table:table-cell office:value-type="float" office:value="30">
                <text:p>30</text:p>
              </table:table-cell>
              <table:table-cell office:value-type="float" office:value="2173">
                <text:p>2173</text:p>
              </table:table-cell>
              <table:table-cell office:value-type="float" office:value="317">
                <text:p>317</text:p>
              </table:table-cell>
              <table:table-cell office:value-type="float" office:value="983">
                <text:p>983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01">
                <text:p>1001</text:p>
              </table:table-cell>
              <table:table-cell office:value-type="float" office:value="10">
                <text:p>10</text:p>
              </table:table-cell>
              <table:table-cell office:value-type="float" office:value="91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Negated assertions</text:p>
                <draw:g>
                  <svg:desc>Absolute.A21:Absolute.A21</svg:desc>
                </draw:g>
              </table:table-cell>
              <table:table-cell office:value-type="float" office:value="NaN">
                <text:p>NaN</text:p>
                <draw:g>
                  <svg:desc>Absolute.B21:Absolute.B21 Absolute.F21:Absolute.F21 Absolute.H21:Absolute.H21 Absolute.J21:Absolute.J21 Absolute.L21:Absolute.L21 Absolute.N21:Absolute.N21 Absolute.P21:Absolute.P21 Absolute.R21:Absolute.R21 Absolute.T21:Absolute.T21 Absolute.V21:Absolute.V21 Absolute.X21:Absolute.X21 Absolute.Z21:Absolute.Z21 Absolute.AB21:Absolute.AB21 Absolute.AD21:Absolute.AD21 Absolute.AF21:Absolute.AF21 Absolute.AH21:Absolute.AH21 Absolute.AJ21:Absolute.AJ21 Absolute.AL21:Absolute.AL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172">
                <text:p>17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ests with non-void return type</text:p>
                <draw:g>
                  <svg:desc>Absolute.A22:Absolute.A22</svg:desc>
                </draw:g>
              </table:table-cell>
              <table:table-cell office:value-type="float" office:value="NaN">
                <text:p>NaN</text:p>
                <draw:g>
                  <svg:desc>Absolute.B22:Absolute.B22 Absolute.F22:Absolute.F22 Absolute.H22:Absolute.H22 Absolute.J22:Absolute.J22 Absolute.L22:Absolute.L22 Absolute.N22:Absolute.N22 Absolute.P22:Absolute.P22 Absolute.R22:Absolute.R22 Absolute.T22:Absolute.T22 Absolute.V22:Absolute.V22 Absolute.X22:Absolute.X22 Absolute.Z22:Absolute.Z22 Absolute.AB22:Absolute.AB22 Absolute.AD22:Absolute.AD22 Absolute.AF22:Absolute.AF22 Absolute.AH22:Absolute.AH22 Absolute.AJ22:Absolute.AJ22 Absolute.AL22:Absolute.AL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verly generic assertions</text:p>
                <draw:g>
                  <svg:desc>Absolute.A23:Absolute.A23</svg:desc>
                </draw:g>
              </table:table-cell>
              <table:table-cell office:value-type="float" office:value="11">
                <text:p>11</text:p>
                <draw:g>
                  <svg:desc>Absolute.B23:Absolute.B23 Absolute.F23:Absolute.F23 Absolute.H23:Absolute.H23 Absolute.J23:Absolute.J23 Absolute.L23:Absolute.L23 Absolute.N23:Absolute.N23 Absolute.P23:Absolute.P23 Absolute.R23:Absolute.R23 Absolute.T23:Absolute.T23 Absolute.V23:Absolute.V23 Absolute.X23:Absolute.X23 Absolute.Z23:Absolute.Z23 Absolute.AB23:Absolute.AB23 Absolute.AD23:Absolute.AD23 Absolute.AF23:Absolute.AF23 Absolute.AH23:Absolute.AH23 Absolute.AJ23:Absolute.AJ23 Absolute.AL23:Absolute.AL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Potential rotten green tests</text:p>
                <draw:g>
                  <svg:desc>Absolute.A24:Absolute.A24</svg:desc>
                </draw:g>
              </table:table-cell>
              <table:table-cell office:value-type="float" office:value="55">
                <text:p>55</text:p>
                <draw:g>
                  <svg:desc>Absolute.B24:Absolute.B24 Absolute.F24:Absolute.F24 Absolute.H24:Absolute.H24 Absolute.J24:Absolute.J24 Absolute.L24:Absolute.L24 Absolute.N24:Absolute.N24 Absolute.P24:Absolute.P24 Absolute.R24:Absolute.R24 Absolute.T24:Absolute.T24 Absolute.V24:Absolute.V24 Absolute.X24:Absolute.X24 Absolute.Z24:Absolute.Z24 Absolute.AB24:Absolute.AB24 Absolute.AD24:Absolute.AD24 Absolute.AF24:Absolute.AF24 Absolute.AH24:Absolute.AH24 Absolute.AJ24:Absolute.AJ24 Absolute.AL24:Absolute.AL2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685">
                <text:p>685</text:p>
              </table:table-cell>
              <table:table-cell office:value-type="float" office:value="23">
                <text:p>23</text:p>
              </table:table-cell>
              <table:table-cell office:value-type="float" office:value="1400">
                <text:p>1400</text:p>
              </table:table-cell>
              <table:table-cell office:value-type="float" office:value="207">
                <text:p>207</text:p>
              </table:table-cell>
              <table:table-cell office:value-type="float" office:value="52">
                <text:p>52</text:p>
              </table:table-cell>
              <table:table-cell office:value-type="float" office:value="175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93">
                <text:p>93</text:p>
              </table:table-cell>
              <table:table-cell office:value-type="float" office:value="1213">
                <text:p>1213</text:p>
              </table:table-cell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ecursive assertions</text:p>
                <draw:g>
                  <svg:desc>Absolute.A25:Absolute.A25</svg:desc>
                </draw:g>
              </table:table-cell>
              <table:table-cell office:value-type="float" office:value="2">
                <text:p>2</text:p>
                <draw:g>
                  <svg:desc>Absolute.B25:Absolute.B25 Absolute.F25:Absolute.F25 Absolute.H25:Absolute.H25 Absolute.J25:Absolute.J25 Absolute.L25:Absolute.L25 Absolute.N25:Absolute.N25 Absolute.P25:Absolute.P25 Absolute.R25:Absolute.R25 Absolute.T25:Absolute.T25 Absolute.V25:Absolute.V25 Absolute.X25:Absolute.X25 Absolute.Z25:Absolute.Z25 Absolute.AB25:Absolute.AB25 Absolute.AD25:Absolute.AD25 Absolute.AF25:Absolute.AF25 Absolute.AH25:Absolute.AH25 Absolute.AJ25:Absolute.AJ25 Absolute.AL25:Absolute.AL2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ference equality</text:p>
                <draw:g>
                  <svg:desc>Absolute.A26:Absolute.A26</svg:desc>
                </draw:g>
              </table:table-cell>
              <table:table-cell office:value-type="float" office:value="25">
                <text:p>25</text:p>
                <draw:g>
                  <svg:desc>Absolute.B26:Absolute.B26 Absolute.F26:Absolute.F26 Absolute.H26:Absolute.H26 Absolute.J26:Absolute.J26 Absolute.L26:Absolute.L26 Absolute.N26:Absolute.N26 Absolute.P26:Absolute.P26 Absolute.R26:Absolute.R26 Absolute.T26:Absolute.T26 Absolute.V26:Absolute.V26 Absolute.X26:Absolute.X26 Absolute.Z26:Absolute.Z26 Absolute.AB26:Absolute.AB26 Absolute.AD26:Absolute.AD26 Absolute.AF26:Absolute.AF26 Absolute.AH26:Absolute.AH26 Absolute.AJ26:Absolute.AJ26 Absolute.AL26:Absolute.AL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sts with throws</text:p>
                <draw:g>
                  <svg:desc>Absolute.A27:Absolute.A27</svg:desc>
                </draw:g>
              </table:table-cell>
              <table:table-cell office:value-type="float" office:value="3">
                <text:p>3</text:p>
                <draw:g>
                  <svg:desc>Absolute.B27:Absolute.B27 Absolute.F27:Absolute.F27 Absolute.H27:Absolute.H27 Absolute.J27:Absolute.J27 Absolute.L27:Absolute.L27 Absolute.N27:Absolute.N27 Absolute.P27:Absolute.P27 Absolute.R27:Absolute.R27 Absolute.T27:Absolute.T27 Absolute.V27:Absolute.V27 Absolute.X27:Absolute.X27 Absolute.Z27:Absolute.Z27 Absolute.AB27:Absolute.AB27 Absolute.AD27:Absolute.AD27 Absolute.AF27:Absolute.AF27 Absolute.AH27:Absolute.AH27 Absolute.AJ27:Absolute.AJ27 Absolute.AL27:Absolute.AL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se of @Disabled</text:p>
                <draw:g>
                  <svg:desc>Absolute.A28:Absolute.A28</svg:desc>
                </draw:g>
              </table:table-cell>
              <table:table-cell office:value-type="float" office:value="1">
                <text:p>1</text:p>
                <draw:g>
                  <svg:desc>Absolute.B28:Absolute.B28 Absolute.F28:Absolute.F28 Absolute.H28:Absolute.H28 Absolute.J28:Absolute.J28 Absolute.L28:Absolute.L28 Absolute.N28:Absolute.N28 Absolute.P28:Absolute.P28 Absolute.R28:Absolute.R28 Absolute.T28:Absolute.T28 Absolute.V28:Absolute.V28 Absolute.X28:Absolute.X28 Absolute.Z28:Absolute.Z28 Absolute.AB28:Absolute.AB28 Absolute.AD28:Absolute.AD28 Absolute.AF28:Absolute.AF28 Absolute.AH28:Absolute.AH28 Absolute.AJ28:Absolute.AJ28 Absolute.AL28:Absolute.AL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se of fail</text:p>
                <draw:g>
                  <svg:desc>Absolute.A29:Absolute.A29</svg:desc>
                </draw:g>
              </table:table-cell>
              <table:table-cell office:value-type="float" office:value="20">
                <text:p>20</text:p>
                <draw:g>
                  <svg:desc>Absolute.B29:Absolute.B29 Absolute.F29:Absolute.F29 Absolute.H29:Absolute.H29 Absolute.J29:Absolute.J29 Absolute.L29:Absolute.L29 Absolute.N29:Absolute.N29 Absolute.P29:Absolute.P29 Absolute.R29:Absolute.R29 Absolute.T29:Absolute.T29 Absolute.V29:Absolute.V29 Absolute.X29:Absolute.X29 Absolute.Z29:Absolute.Z29 Absolute.AB29:Absolute.AB29 Absolute.AD29:Absolute.AD29 Absolute.AF29:Absolute.AF29 Absolute.AH29:Absolute.AH29 Absolute.AJ29:Absolute.AJ29 Absolute.AL29:Absolute.AL29</svg:desc>
                </draw:g>
              </table:table-cell>
              <table:table-cell office:value-type="float" office:value="207">
                <text:p>207</text:p>
              </table:table-cell>
              <table:table-cell office:value-type="float" office:value="1387">
                <text:p>1387</text:p>
              </table:table-cell>
              <table:table-cell office:value-type="float" office:value="11">
                <text:p>11</text:p>
              </table:table-cell>
              <table:table-cell office:value-type="float" office:value="3251">
                <text:p>3251</text:p>
              </table:table-cell>
              <table:table-cell office:value-type="float" office:value="225">
                <text:p>225</text:p>
              </table:table-cell>
              <table:table-cell office:value-type="float" office:value="2">
                <text:p>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508">
                <text:p>508</text:p>
              </table:table-cell>
              <table:table-cell office:value-type="float" office:value="417">
                <text:p>417</text:p>
              </table:table-cell>
              <table:table-cell office:value-type="float" office:value="245">
                <text:p>245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Use of return</text:p>
                <draw:g>
                  <svg:desc>Absolute.A30:Absolute.A30</svg:desc>
                </draw:g>
              </table:table-cell>
              <table:table-cell office:value-type="float" office:value="NaN">
                <text:p>NaN</text:p>
                <draw:g>
                  <svg:desc>Absolute.B30:Absolute.B30 Absolute.F30:Absolute.F30 Absolute.H30:Absolute.H30 Absolute.J30:Absolute.J30 Absolute.L30:Absolute.L30 Absolute.N30:Absolute.N30 Absolute.P30:Absolute.P30 Absolute.R30:Absolute.R30 Absolute.T30:Absolute.T30 Absolute.V30:Absolute.V30 Absolute.X30:Absolute.X30 Absolute.Z30:Absolute.Z30 Absolute.AB30:Absolute.AB30 Absolute.AD30:Absolute.AD30 Absolute.AF30:Absolute.AF30 Absolute.AH30:Absolute.AH30 Absolute.AJ30:Absolute.AJ30 Absolute.AL30:Absolute.AL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se of toString as an oracle</text:p>
                <draw:g>
                  <svg:desc>Absolute.A31:Absolute.A31</svg:desc>
                </draw:g>
              </table:table-cell>
              <table:table-cell office:value-type="float" office:value="27">
                <text:p>27</text:p>
                <draw:g>
                  <svg:desc>Absolute.B31:Absolute.B31 Absolute.F31:Absolute.F31 Absolute.H31:Absolute.H31 Absolute.J31:Absolute.J31 Absolute.L31:Absolute.L31 Absolute.N31:Absolute.N31 Absolute.P31:Absolute.P31 Absolute.R31:Absolute.R31 Absolute.T31:Absolute.T31 Absolute.V31:Absolute.V31 Absolute.X31:Absolute.X31 Absolute.Z31:Absolute.Z31 Absolute.AB31:Absolute.AB31 Absolute.AD31:Absolute.AD31 Absolute.AF31:Absolute.AF31 Absolute.AH31:Absolute.AH31 Absolute.AJ31:Absolute.AJ31 Absolute.AL31:Absolute.AL3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766">
                <text:p>766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2">
                <text:p>9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541cm" svg:height="11.265cm" xlink:href=".." xlink:type="simple" chart:class="chart:bar" chart:style-name="ch1">
        <chart:plot-area chart:style-name="ch2" table:cell-range-address="Relative.A2:Relative.B31 Relative.D2:Relative.D31 Relative.F2:Relative.F31 Relative.H2:Relative.H31 Relative.J2:Relative.J31 Relative.L2:Relative.L31 Relative.N2:Relative.N31 Relative.P2:Relative.P31 Relative.R2:Relative.R31 Relative.T2:Relative.T31 Relative.V2:Relative.V31 Relative.X2:Relative.X31 Relative.Z2:Relative.Z31 Relative.AB2:Relative.AB31 Relative.AD2:Relative.AD31 Relative.AF2:Relative.AF31 Relative.AH2:Relative.AH31 Relative.AJ2:Relative.AJ31 Relative.AL2:Relative.AL31" chart:data-source-has-labels="both" svg:x="0.37cm" svg:y="0.225cm" svg:width="17.801cm" svg:height="10.815cm">
          <chart:coordinate-region svg:x="1.494cm" svg:y="0.424cm" svg:width="16.677cm" svg:height="8.608cm"/>
          <chart:axis chart:dimension="x" chart:name="primary-x" chart:style-name="ch3" chartooo:axis-type="auto">
            <chartooo:date-scale/>
            <chart:categories table:cell-range-address="Relative.B2:Relative.B2 Relative.D2:Relative.D2 Relative.F2:Relative.F2 Relative.H2:Relative.H2 Relative.J2:Relative.J2 Relative.L2:Relative.L2 Relative.N2:Relative.N2 Relative.P2:Relative.P2 Relative.R2:Relative.R2 Relative.T2:Relative.T2 Relative.V2:Relative.V2 Relative.X2:Relative.X2 Relative.Z2:Relative.Z2 Relative.AB2:Relative.AB2 Relative.AD2:Relative.AD2 Relative.AF2:Relative.AF2 Relative.AH2:Relative.AH2 Relative.AJ2:Relative.AJ2 Relative.AL2:Relative.AL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lative.B3:Relative.B3 Relative.D3:Relative.D3 Relative.F3:Relative.F3 Relative.H3:Relative.H3 Relative.J3:Relative.J3 Relative.L3:Relative.L3 Relative.N3:Relative.N3 Relative.P3:Relative.P3 Relative.R3:Relative.R3 Relative.T3:Relative.T3 Relative.V3:Relative.V3 Relative.X3:Relative.X3 Relative.Z3:Relative.Z3 Relative.AB3:Relative.AB3 Relative.AD3:Relative.AD3 Relative.AF3:Relative.AF3 Relative.AH3:Relative.AH3 Relative.AJ3:Relative.AJ3 Relative.AL3:Relative.AL3" chart:label-cell-address="Relative.A3:Relative.A3" chart:class="chart:bar">
            <chart:data-point chart:repeated="19"/>
          </chart:series>
          <chart:series chart:style-name="ch7" chart:values-cell-range-address="Relative.B4:Relative.B4 Relative.D4:Relative.D4 Relative.F4:Relative.F4 Relative.H4:Relative.H4 Relative.J4:Relative.J4 Relative.L4:Relative.L4 Relative.N4:Relative.N4 Relative.P4:Relative.P4 Relative.R4:Relative.R4 Relative.T4:Relative.T4 Relative.V4:Relative.V4 Relative.X4:Relative.X4 Relative.Z4:Relative.Z4 Relative.AB4:Relative.AB4 Relative.AD4:Relative.AD4 Relative.AF4:Relative.AF4 Relative.AH4:Relative.AH4 Relative.AJ4:Relative.AJ4 Relative.AL4:Relative.AL4" chart:label-cell-address="Relative.A4:Relative.A4" chart:class="chart:bar">
            <chart:data-point chart:repeated="19"/>
          </chart:series>
          <chart:series chart:style-name="ch8" chart:values-cell-range-address="Relative.B5:Relative.B5 Relative.D5:Relative.D5 Relative.F5:Relative.F5 Relative.H5:Relative.H5 Relative.J5:Relative.J5 Relative.L5:Relative.L5 Relative.N5:Relative.N5 Relative.P5:Relative.P5 Relative.R5:Relative.R5 Relative.T5:Relative.T5 Relative.V5:Relative.V5 Relative.X5:Relative.X5 Relative.Z5:Relative.Z5 Relative.AB5:Relative.AB5 Relative.AD5:Relative.AD5 Relative.AF5:Relative.AF5 Relative.AH5:Relative.AH5 Relative.AJ5:Relative.AJ5 Relative.AL5:Relative.AL5" chart:label-cell-address="Relative.A5:Relative.A5" chart:class="chart:bar">
            <chart:data-point chart:repeated="19"/>
          </chart:series>
          <chart:series chart:style-name="ch9" chart:values-cell-range-address="Relative.B6:Relative.B6 Relative.D6:Relative.D6 Relative.F6:Relative.F6 Relative.H6:Relative.H6 Relative.J6:Relative.J6 Relative.L6:Relative.L6 Relative.N6:Relative.N6 Relative.P6:Relative.P6 Relative.R6:Relative.R6 Relative.T6:Relative.T6 Relative.V6:Relative.V6 Relative.X6:Relative.X6 Relative.Z6:Relative.Z6 Relative.AB6:Relative.AB6 Relative.AD6:Relative.AD6 Relative.AF6:Relative.AF6 Relative.AH6:Relative.AH6 Relative.AJ6:Relative.AJ6 Relative.AL6:Relative.AL6" chart:label-cell-address="Relative.A6:Relative.A6" chart:class="chart:bar">
            <chart:data-point chart:repeated="19"/>
          </chart:series>
          <chart:series chart:style-name="ch10" chart:values-cell-range-address="Relative.B7:Relative.B7 Relative.D7:Relative.D7 Relative.F7:Relative.F7 Relative.H7:Relative.H7 Relative.J7:Relative.J7 Relative.L7:Relative.L7 Relative.N7:Relative.N7 Relative.P7:Relative.P7 Relative.R7:Relative.R7 Relative.T7:Relative.T7 Relative.V7:Relative.V7 Relative.X7:Relative.X7 Relative.Z7:Relative.Z7 Relative.AB7:Relative.AB7 Relative.AD7:Relative.AD7 Relative.AF7:Relative.AF7 Relative.AH7:Relative.AH7 Relative.AJ7:Relative.AJ7 Relative.AL7:Relative.AL7" chart:label-cell-address="Relative.A7:Relative.A7" chart:class="chart:bar">
            <chart:data-point chart:repeated="19"/>
          </chart:series>
          <chart:series chart:style-name="ch11" chart:values-cell-range-address="Relative.B8:Relative.B8 Relative.D8:Relative.D8 Relative.F8:Relative.F8 Relative.H8:Relative.H8 Relative.J8:Relative.J8 Relative.L8:Relative.L8 Relative.N8:Relative.N8 Relative.P8:Relative.P8 Relative.R8:Relative.R8 Relative.T8:Relative.T8 Relative.V8:Relative.V8 Relative.X8:Relative.X8 Relative.Z8:Relative.Z8 Relative.AB8:Relative.AB8 Relative.AD8:Relative.AD8 Relative.AF8:Relative.AF8 Relative.AH8:Relative.AH8 Relative.AJ8:Relative.AJ8 Relative.AL8:Relative.AL8" chart:label-cell-address="Relative.A8:Relative.A8" chart:class="chart:bar">
            <chart:data-point chart:repeated="19"/>
          </chart:series>
          <chart:series chart:style-name="ch12" chart:values-cell-range-address="Relative.B9:Relative.B9 Relative.D9:Relative.D9 Relative.F9:Relative.F9 Relative.H9:Relative.H9 Relative.J9:Relative.J9 Relative.L9:Relative.L9 Relative.N9:Relative.N9 Relative.P9:Relative.P9 Relative.R9:Relative.R9 Relative.T9:Relative.T9 Relative.V9:Relative.V9 Relative.X9:Relative.X9 Relative.Z9:Relative.Z9 Relative.AB9:Relative.AB9 Relative.AD9:Relative.AD9 Relative.AF9:Relative.AF9 Relative.AH9:Relative.AH9 Relative.AJ9:Relative.AJ9 Relative.AL9:Relative.AL9" chart:label-cell-address="Relative.A9:Relative.A9" chart:class="chart:bar">
            <chart:data-point chart:repeated="19"/>
          </chart:series>
          <chart:series chart:style-name="ch13" chart:values-cell-range-address="Relative.B10:Relative.B10 Relative.D10:Relative.D10 Relative.F10:Relative.F10 Relative.H10:Relative.H10 Relative.J10:Relative.J10 Relative.L10:Relative.L10 Relative.N10:Relative.N10 Relative.P10:Relative.P10 Relative.R10:Relative.R10 Relative.T10:Relative.T10 Relative.V10:Relative.V10 Relative.X10:Relative.X10 Relative.Z10:Relative.Z10 Relative.AB10:Relative.AB10 Relative.AD10:Relative.AD10 Relative.AF10:Relative.AF10 Relative.AH10:Relative.AH10 Relative.AJ10:Relative.AJ10 Relative.AL10:Relative.AL10" chart:label-cell-address="Relative.A10:Relative.A10" chart:class="chart:bar">
            <chart:data-point chart:repeated="19"/>
          </chart:series>
          <chart:series chart:style-name="ch14" chart:values-cell-range-address="Relative.B11:Relative.B11 Relative.D11:Relative.D11 Relative.F11:Relative.F11 Relative.H11:Relative.H11 Relative.J11:Relative.J11 Relative.L11:Relative.L11 Relative.N11:Relative.N11 Relative.P11:Relative.P11 Relative.R11:Relative.R11 Relative.T11:Relative.T11 Relative.V11:Relative.V11 Relative.X11:Relative.X11 Relative.Z11:Relative.Z11 Relative.AB11:Relative.AB11 Relative.AD11:Relative.AD11 Relative.AF11:Relative.AF11 Relative.AH11:Relative.AH11 Relative.AJ11:Relative.AJ11 Relative.AL11:Relative.AL11" chart:label-cell-address="Relative.A11:Relative.A11" chart:class="chart:bar">
            <chart:data-point chart:repeated="19"/>
          </chart:series>
          <chart:series chart:style-name="ch15" chart:values-cell-range-address="Relative.B12:Relative.B12 Relative.D12:Relative.D12 Relative.F12:Relative.F12 Relative.H12:Relative.H12 Relative.J12:Relative.J12 Relative.L12:Relative.L12 Relative.N12:Relative.N12 Relative.P12:Relative.P12 Relative.R12:Relative.R12 Relative.T12:Relative.T12 Relative.V12:Relative.V12 Relative.X12:Relative.X12 Relative.Z12:Relative.Z12 Relative.AB12:Relative.AB12 Relative.AD12:Relative.AD12 Relative.AF12:Relative.AF12 Relative.AH12:Relative.AH12 Relative.AJ12:Relative.AJ12 Relative.AL12:Relative.AL12" chart:label-cell-address="Relative.A12:Relative.A12" chart:class="chart:bar">
            <chart:data-point chart:repeated="19"/>
          </chart:series>
          <chart:series chart:style-name="ch16" chart:values-cell-range-address="Relative.B13:Relative.B13 Relative.D13:Relative.D13 Relative.F13:Relative.F13 Relative.H13:Relative.H13 Relative.J13:Relative.J13 Relative.L13:Relative.L13 Relative.N13:Relative.N13 Relative.P13:Relative.P13 Relative.R13:Relative.R13 Relative.T13:Relative.T13 Relative.V13:Relative.V13 Relative.X13:Relative.X13 Relative.Z13:Relative.Z13 Relative.AB13:Relative.AB13 Relative.AD13:Relative.AD13 Relative.AF13:Relative.AF13 Relative.AH13:Relative.AH13 Relative.AJ13:Relative.AJ13 Relative.AL13:Relative.AL13" chart:label-cell-address="Relative.A13:Relative.A13" chart:class="chart:bar">
            <chart:data-point chart:repeated="19"/>
          </chart:series>
          <chart:series chart:style-name="ch17" chart:values-cell-range-address="Relative.B14:Relative.B14 Relative.D14:Relative.D14 Relative.F14:Relative.F14 Relative.H14:Relative.H14 Relative.J14:Relative.J14 Relative.L14:Relative.L14 Relative.N14:Relative.N14 Relative.P14:Relative.P14 Relative.R14:Relative.R14 Relative.T14:Relative.T14 Relative.V14:Relative.V14 Relative.X14:Relative.X14 Relative.Z14:Relative.Z14 Relative.AB14:Relative.AB14 Relative.AD14:Relative.AD14 Relative.AF14:Relative.AF14 Relative.AH14:Relative.AH14 Relative.AJ14:Relative.AJ14 Relative.AL14:Relative.AL14" chart:label-cell-address="Relative.A14:Relative.A14" chart:class="chart:bar">
            <chart:data-point chart:repeated="19"/>
          </chart:series>
          <chart:series chart:style-name="ch6" chart:values-cell-range-address="Relative.B15:Relative.B15 Relative.D15:Relative.D15 Relative.F15:Relative.F15 Relative.H15:Relative.H15 Relative.J15:Relative.J15 Relative.L15:Relative.L15 Relative.N15:Relative.N15 Relative.P15:Relative.P15 Relative.R15:Relative.R15 Relative.T15:Relative.T15 Relative.V15:Relative.V15 Relative.X15:Relative.X15 Relative.Z15:Relative.Z15 Relative.AB15:Relative.AB15 Relative.AD15:Relative.AD15 Relative.AF15:Relative.AF15 Relative.AH15:Relative.AH15 Relative.AJ15:Relative.AJ15 Relative.AL15:Relative.AL15" chart:label-cell-address="Relative.A15:Relative.A15" chart:class="chart:bar">
            <chart:data-point chart:repeated="19"/>
          </chart:series>
          <chart:series chart:style-name="ch7" chart:values-cell-range-address="Relative.B16:Relative.B16 Relative.D16:Relative.D16 Relative.F16:Relative.F16 Relative.H16:Relative.H16 Relative.J16:Relative.J16 Relative.L16:Relative.L16 Relative.N16:Relative.N16 Relative.P16:Relative.P16 Relative.R16:Relative.R16 Relative.T16:Relative.T16 Relative.V16:Relative.V16 Relative.X16:Relative.X16 Relative.Z16:Relative.Z16 Relative.AB16:Relative.AB16 Relative.AD16:Relative.AD16 Relative.AF16:Relative.AF16 Relative.AH16:Relative.AH16 Relative.AJ16:Relative.AJ16 Relative.AL16:Relative.AL16" chart:label-cell-address="Relative.A16:Relative.A16" chart:class="chart:bar">
            <chart:data-point chart:repeated="19"/>
          </chart:series>
          <chart:series chart:style-name="ch8" chart:values-cell-range-address="Relative.B17:Relative.B17 Relative.D17:Relative.D17 Relative.F17:Relative.F17 Relative.H17:Relative.H17 Relative.J17:Relative.J17 Relative.L17:Relative.L17 Relative.N17:Relative.N17 Relative.P17:Relative.P17 Relative.R17:Relative.R17 Relative.T17:Relative.T17 Relative.V17:Relative.V17 Relative.X17:Relative.X17 Relative.Z17:Relative.Z17 Relative.AB17:Relative.AB17 Relative.AD17:Relative.AD17 Relative.AF17:Relative.AF17 Relative.AH17:Relative.AH17 Relative.AJ17:Relative.AJ17 Relative.AL17:Relative.AL17" chart:label-cell-address="Relative.A17:Relative.A17" chart:class="chart:bar">
            <chart:data-point chart:repeated="19"/>
          </chart:series>
          <chart:series chart:style-name="ch9" chart:values-cell-range-address="Relative.B18:Relative.B18 Relative.D18:Relative.D18 Relative.F18:Relative.F18 Relative.H18:Relative.H18 Relative.J18:Relative.J18 Relative.L18:Relative.L18 Relative.N18:Relative.N18 Relative.P18:Relative.P18 Relative.R18:Relative.R18 Relative.T18:Relative.T18 Relative.V18:Relative.V18 Relative.X18:Relative.X18 Relative.Z18:Relative.Z18 Relative.AB18:Relative.AB18 Relative.AD18:Relative.AD18 Relative.AF18:Relative.AF18 Relative.AH18:Relative.AH18 Relative.AJ18:Relative.AJ18 Relative.AL18:Relative.AL18" chart:label-cell-address="Relative.A18:Relative.A18" chart:class="chart:bar">
            <chart:data-point chart:repeated="19"/>
          </chart:series>
          <chart:series chart:style-name="ch10" chart:values-cell-range-address="Relative.B19:Relative.B19 Relative.D19:Relative.D19 Relative.F19:Relative.F19 Relative.H19:Relative.H19 Relative.J19:Relative.J19 Relative.L19:Relative.L19 Relative.N19:Relative.N19 Relative.P19:Relative.P19 Relative.R19:Relative.R19 Relative.T19:Relative.T19 Relative.V19:Relative.V19 Relative.X19:Relative.X19 Relative.Z19:Relative.Z19 Relative.AB19:Relative.AB19 Relative.AD19:Relative.AD19 Relative.AF19:Relative.AF19 Relative.AH19:Relative.AH19 Relative.AJ19:Relative.AJ19 Relative.AL19:Relative.AL19" chart:label-cell-address="Relative.A19:Relative.A19" chart:class="chart:bar">
            <chart:data-point chart:repeated="19"/>
          </chart:series>
          <chart:series chart:style-name="ch11" chart:values-cell-range-address="Relative.B20:Relative.B20 Relative.D20:Relative.D20 Relative.F20:Relative.F20 Relative.H20:Relative.H20 Relative.J20:Relative.J20 Relative.L20:Relative.L20 Relative.N20:Relative.N20 Relative.P20:Relative.P20 Relative.R20:Relative.R20 Relative.T20:Relative.T20 Relative.V20:Relative.V20 Relative.X20:Relative.X20 Relative.Z20:Relative.Z20 Relative.AB20:Relative.AB20 Relative.AD20:Relative.AD20 Relative.AF20:Relative.AF20 Relative.AH20:Relative.AH20 Relative.AJ20:Relative.AJ20 Relative.AL20:Relative.AL20" chart:label-cell-address="Relative.A20:Relative.A20" chart:class="chart:bar">
            <chart:data-point chart:repeated="19"/>
          </chart:series>
          <chart:series chart:style-name="ch12" chart:values-cell-range-address="Relative.B21:Relative.B21 Relative.D21:Relative.D21 Relative.F21:Relative.F21 Relative.H21:Relative.H21 Relative.J21:Relative.J21 Relative.L21:Relative.L21 Relative.N21:Relative.N21 Relative.P21:Relative.P21 Relative.R21:Relative.R21 Relative.T21:Relative.T21 Relative.V21:Relative.V21 Relative.X21:Relative.X21 Relative.Z21:Relative.Z21 Relative.AB21:Relative.AB21 Relative.AD21:Relative.AD21 Relative.AF21:Relative.AF21 Relative.AH21:Relative.AH21 Relative.AJ21:Relative.AJ21 Relative.AL21:Relative.AL21" chart:label-cell-address="Relative.A21:Relative.A21" chart:class="chart:bar">
            <chart:data-point chart:repeated="19"/>
          </chart:series>
          <chart:series chart:style-name="ch13" chart:values-cell-range-address="Relative.B22:Relative.B22 Relative.D22:Relative.D22 Relative.F22:Relative.F22 Relative.H22:Relative.H22 Relative.J22:Relative.J22 Relative.L22:Relative.L22 Relative.N22:Relative.N22 Relative.P22:Relative.P22 Relative.R22:Relative.R22 Relative.T22:Relative.T22 Relative.V22:Relative.V22 Relative.X22:Relative.X22 Relative.Z22:Relative.Z22 Relative.AB22:Relative.AB22 Relative.AD22:Relative.AD22 Relative.AF22:Relative.AF22 Relative.AH22:Relative.AH22 Relative.AJ22:Relative.AJ22 Relative.AL22:Relative.AL22" chart:label-cell-address="Relative.A22:Relative.A22" chart:class="chart:bar">
            <chart:data-point chart:repeated="19"/>
          </chart:series>
          <chart:series chart:style-name="ch14" chart:values-cell-range-address="Relative.B23:Relative.B23 Relative.D23:Relative.D23 Relative.F23:Relative.F23 Relative.H23:Relative.H23 Relative.J23:Relative.J23 Relative.L23:Relative.L23 Relative.N23:Relative.N23 Relative.P23:Relative.P23 Relative.R23:Relative.R23 Relative.T23:Relative.T23 Relative.V23:Relative.V23 Relative.X23:Relative.X23 Relative.Z23:Relative.Z23 Relative.AB23:Relative.AB23 Relative.AD23:Relative.AD23 Relative.AF23:Relative.AF23 Relative.AH23:Relative.AH23 Relative.AJ23:Relative.AJ23 Relative.AL23:Relative.AL23" chart:label-cell-address="Relative.A23:Relative.A23" chart:class="chart:bar">
            <chart:data-point chart:repeated="19"/>
          </chart:series>
          <chart:series chart:style-name="ch15" chart:values-cell-range-address="Relative.B24:Relative.B24 Relative.D24:Relative.D24 Relative.F24:Relative.F24 Relative.H24:Relative.H24 Relative.J24:Relative.J24 Relative.L24:Relative.L24 Relative.N24:Relative.N24 Relative.P24:Relative.P24 Relative.R24:Relative.R24 Relative.T24:Relative.T24 Relative.V24:Relative.V24 Relative.X24:Relative.X24 Relative.Z24:Relative.Z24 Relative.AB24:Relative.AB24 Relative.AD24:Relative.AD24 Relative.AF24:Relative.AF24 Relative.AH24:Relative.AH24 Relative.AJ24:Relative.AJ24 Relative.AL24:Relative.AL24" chart:label-cell-address="Relative.A24:Relative.A24" chart:class="chart:bar">
            <chart:data-point chart:repeated="19"/>
          </chart:series>
          <chart:series chart:style-name="ch16" chart:values-cell-range-address="Relative.B25:Relative.B25 Relative.D25:Relative.D25 Relative.F25:Relative.F25 Relative.H25:Relative.H25 Relative.J25:Relative.J25 Relative.L25:Relative.L25 Relative.N25:Relative.N25 Relative.P25:Relative.P25 Relative.R25:Relative.R25 Relative.T25:Relative.T25 Relative.V25:Relative.V25 Relative.X25:Relative.X25 Relative.Z25:Relative.Z25 Relative.AB25:Relative.AB25 Relative.AD25:Relative.AD25 Relative.AF25:Relative.AF25 Relative.AH25:Relative.AH25 Relative.AJ25:Relative.AJ25 Relative.AL25:Relative.AL25" chart:label-cell-address="Relative.A25:Relative.A25" chart:class="chart:bar">
            <chart:data-point chart:repeated="19"/>
          </chart:series>
          <chart:series chart:style-name="ch17" chart:values-cell-range-address="Relative.B26:Relative.B26 Relative.D26:Relative.D26 Relative.F26:Relative.F26 Relative.H26:Relative.H26 Relative.J26:Relative.J26 Relative.L26:Relative.L26 Relative.N26:Relative.N26 Relative.P26:Relative.P26 Relative.R26:Relative.R26 Relative.T26:Relative.T26 Relative.V26:Relative.V26 Relative.X26:Relative.X26 Relative.Z26:Relative.Z26 Relative.AB26:Relative.AB26 Relative.AD26:Relative.AD26 Relative.AF26:Relative.AF26 Relative.AH26:Relative.AH26 Relative.AJ26:Relative.AJ26 Relative.AL26:Relative.AL26" chart:label-cell-address="Relative.A26:Relative.A26" chart:class="chart:bar">
            <chart:data-point chart:repeated="19"/>
          </chart:series>
          <chart:series chart:style-name="ch6" chart:values-cell-range-address="Relative.B27:Relative.B27 Relative.D27:Relative.D27 Relative.F27:Relative.F27 Relative.H27:Relative.H27 Relative.J27:Relative.J27 Relative.L27:Relative.L27 Relative.N27:Relative.N27 Relative.P27:Relative.P27 Relative.R27:Relative.R27 Relative.T27:Relative.T27 Relative.V27:Relative.V27 Relative.X27:Relative.X27 Relative.Z27:Relative.Z27 Relative.AB27:Relative.AB27 Relative.AD27:Relative.AD27 Relative.AF27:Relative.AF27 Relative.AH27:Relative.AH27 Relative.AJ27:Relative.AJ27 Relative.AL27:Relative.AL27" chart:label-cell-address="Relative.A27:Relative.A27" chart:class="chart:bar">
            <chart:data-point chart:repeated="19"/>
          </chart:series>
          <chart:series chart:style-name="ch7" chart:values-cell-range-address="Relative.B28:Relative.B28 Relative.D28:Relative.D28 Relative.F28:Relative.F28 Relative.H28:Relative.H28 Relative.J28:Relative.J28 Relative.L28:Relative.L28 Relative.N28:Relative.N28 Relative.P28:Relative.P28 Relative.R28:Relative.R28 Relative.T28:Relative.T28 Relative.V28:Relative.V28 Relative.X28:Relative.X28 Relative.Z28:Relative.Z28 Relative.AB28:Relative.AB28 Relative.AD28:Relative.AD28 Relative.AF28:Relative.AF28 Relative.AH28:Relative.AH28 Relative.AJ28:Relative.AJ28 Relative.AL28:Relative.AL28" chart:label-cell-address="Relative.A28:Relative.A28" chart:class="chart:bar">
            <chart:data-point chart:repeated="19"/>
          </chart:series>
          <chart:series chart:style-name="ch8" chart:values-cell-range-address="Relative.B29:Relative.B29 Relative.D29:Relative.D29 Relative.F29:Relative.F29 Relative.H29:Relative.H29 Relative.J29:Relative.J29 Relative.L29:Relative.L29 Relative.N29:Relative.N29 Relative.P29:Relative.P29 Relative.R29:Relative.R29 Relative.T29:Relative.T29 Relative.V29:Relative.V29 Relative.X29:Relative.X29 Relative.Z29:Relative.Z29 Relative.AB29:Relative.AB29 Relative.AD29:Relative.AD29 Relative.AF29:Relative.AF29 Relative.AH29:Relative.AH29 Relative.AJ29:Relative.AJ29 Relative.AL29:Relative.AL29" chart:label-cell-address="Relative.A29:Relative.A29" chart:class="chart:bar">
            <chart:data-point chart:repeated="19"/>
          </chart:series>
          <chart:series chart:style-name="ch9" chart:values-cell-range-address="Relative.B30:Relative.B30 Relative.D30:Relative.D30 Relative.F30:Relative.F30 Relative.H30:Relative.H30 Relative.J30:Relative.J30 Relative.L30:Relative.L30 Relative.N30:Relative.N30 Relative.P30:Relative.P30 Relative.R30:Relative.R30 Relative.T30:Relative.T30 Relative.V30:Relative.V30 Relative.X30:Relative.X30 Relative.Z30:Relative.Z30 Relative.AB30:Relative.AB30 Relative.AD30:Relative.AD30 Relative.AF30:Relative.AF30 Relative.AH30:Relative.AH30 Relative.AJ30:Relative.AJ30 Relative.AL30:Relative.AL30" chart:label-cell-address="Relative.A30:Relative.A30" chart:class="chart:bar">
            <chart:data-point chart:repeated="19"/>
          </chart:series>
          <chart:series chart:style-name="ch10" chart:values-cell-range-address="Relative.B31:Relative.B31 Relative.D31:Relative.D31 Relative.F31:Relative.F31 Relative.H31:Relative.H31 Relative.J31:Relative.J31 Relative.L31:Relative.L31 Relative.N31:Relative.N31 Relative.P31:Relative.P31 Relative.R31:Relative.R31 Relative.T31:Relative.T31 Relative.V31:Relative.V31 Relative.X31:Relative.X31 Relative.Z31:Relative.Z31 Relative.AB31:Relative.AB31 Relative.AD31:Relative.AD31 Relative.AF31:Relative.AF31 Relative.AH31:Relative.AH31 Relative.AJ31:Relative.AJ31 Relative.AL31:Relative.AL31" chart:label-cell-address="Relative.A31:Relative.A31" chart:class="chart:bar">
            <chart:data-point chart:repeated="1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</text:p>
                <draw:g>
                  <svg:desc>Relative.B2:Relative.B2 Relative.D2:Relative.D2 Relative.F2:Relative.F2 Relative.H2:Relative.H2 Relative.J2:Relative.J2 Relative.L2:Relative.L2 Relative.N2:Relative.N2 Relative.P2:Relative.P2 Relative.R2:Relative.R2 Relative.T2:Relative.T2 Relative.V2:Relative.V2 Relative.X2:Relative.X2 Relative.Z2:Relative.Z2 Relative.AB2:Relative.AB2 Relative.AD2:Relative.AD2 Relative.AF2:Relative.AF2 Relative.AH2:Relative.AH2 Relative.AJ2:Relative.AJ2 Relative.AL2:Relative.AL2</svg:desc>
                </draw:g>
              </table:table-cell>
              <table:table-cell office:value-type="string">
                <text:p>Bootique</text:p>
              </table:table-cell>
              <table:table-cell office:value-type="string">
                <text:p>ElasticSearch</text:p>
              </table:table-cell>
              <table:table-cell office:value-type="string">
                <text:p>GraalVM</text:p>
              </table:table-cell>
              <table:table-cell office:value-type="string">
                <text:p>Guava</text:p>
              </table:table-cell>
              <table:table-cell office:value-type="string">
                <text:p>Hadoop</text:p>
              </table:table-cell>
              <table:table-cell office:value-type="string">
                <text:p>IntelliJ</text:p>
              </table:table-cell>
              <table:table-cell office:value-type="string">
                <text:p>JabRef</text:p>
              </table:table-cell>
              <table:table-cell office:value-type="string">
                <text:p>Jenkins</text:p>
              </table:table-cell>
              <table:table-cell office:value-type="string">
                <text:p>Jmars</text:p>
              </table:table-cell>
              <table:table-cell office:value-type="string">
                <text:p>JSR166</text:p>
              </table:table-cell>
              <table:table-cell office:value-type="string">
                <text:p>LibreOffice</text:p>
              </table:table-cell>
              <table:table-cell office:value-type="string">
                <text:p>MidPoint</text:p>
              </table:table-cell>
              <table:table-cell office:value-type="string">
                <text:p>Neo4j</text:p>
              </table:table-cell>
              <table:table-cell office:value-type="string">
                <text:p>SonarQube</text:p>
              </table:table-cell>
              <table:table-cell office:value-type="string">
                <text:p>Synthia</text:p>
              </table:table-cell>
              <table:table-cell office:value-type="string">
                <text:p>TeXtidote</text:p>
              </table:table-cell>
              <table:table-cell office:value-type="string">
                <text:p>Thunderbird</text:p>
              </table:table-cell>
              <table:table-cell office:value-type="string">
                <text:p>Ziggy</text:p>
              </table:table-cell>
            </table:table-row>
          </table:table-header-rows>
          <table:table-rows>
            <table:table-row>
              <table:table-cell office:value-type="string">
                <text:p>Absence of assertions</text:p>
                <draw:g>
                  <svg:desc>Relative.A3:Relative.A3</svg:desc>
                </draw:g>
              </table:table-cell>
              <table:table-cell office:value-type="float" office:value="0.0041102824553707">
                <text:p>0.0041102824553707</text:p>
                <draw:g>
                  <svg:desc>Relative.B3:Relative.B3 Relative.D3:Relative.D3 Relative.F3:Relative.F3 Relative.H3:Relative.H3 Relative.J3:Relative.J3 Relative.L3:Relative.L3 Relative.N3:Relative.N3 Relative.P3:Relative.P3 Relative.R3:Relative.R3 Relative.T3:Relative.T3 Relative.V3:Relative.V3 Relative.X3:Relative.X3 Relative.Z3:Relative.Z3 Relative.AB3:Relative.AB3 Relative.AD3:Relative.AD3 Relative.AF3:Relative.AF3 Relative.AH3:Relative.AH3 Relative.AJ3:Relative.AJ3 Relative.AL3:Relative.AL3</svg:desc>
                </draw:g>
              </table:table-cell>
              <table:table-cell office:value-type="float" office:value="0.00023301875801002">
                <text:p>0.00023301875801002</text:p>
              </table:table-cell>
              <table:table-cell office:value-type="float" office:value="0.000003530165399111">
                <text:p>0.000003530165399111</text:p>
              </table:table-cell>
              <table:table-cell office:value-type="float" office:value="0.000520449816564553">
                <text:p>0.000520449816564553</text:p>
              </table:table-cell>
              <table:table-cell office:value-type="float" office:value="0.0000465429271234726">
                <text:p>0.0000465429271234726</text:p>
              </table:table-cell>
              <table:table-cell office:value-type="float" office:value="0.00107254550632162">
                <text:p>0.00107254550632162</text:p>
              </table:table-cell>
              <table:table-cell office:value-type="float" office:value="0.0000712392583609764">
                <text:p>0.0000712392583609764</text:p>
              </table:table-cell>
              <table:table-cell office:value-type="float" office:value="0.000131131529445811">
                <text:p>0.000131131529445811</text:p>
              </table:table-cell>
              <table:table-cell office:value-type="float" office:value="0.00132568719807976">
                <text:p>0.00132568719807976</text:p>
              </table:table-cell>
              <table:table-cell office:value-type="float" office:value="0.00000986699293523306">
                <text:p>0.00000986699293523306</text:p>
              </table:table-cell>
              <table:table-cell office:value-type="float" office:value="0">
                <text:p>0</text:p>
              </table:table-cell>
              <table:table-cell office:value-type="float" office:value="0.000188059771664094">
                <text:p>0.000188059771664094</text:p>
              </table:table-cell>
              <table:table-cell office:value-type="float" office:value="0.000524643401469849">
                <text:p>0.000524643401469849</text:p>
              </table:table-cell>
              <table:table-cell office:value-type="float" office:value="0.000792507804370447">
                <text:p>0.000792507804370447</text:p>
              </table:table-cell>
              <table:table-cell office:value-type="float" office:value="0.000982310093652445">
                <text:p>0.000982310093652445</text:p>
              </table:table-cell>
              <table:table-cell office:value-type="float" office:value="0.00163468983911211">
                <text:p>0.00163468983911211</text:p>
              </table:table-cell>
              <table:table-cell office:value-type="float" office:value="0.000431158378844496">
                <text:p>0.000431158378844496</text:p>
              </table:table-cell>
              <table:table-cell office:value-type="float" office:value="0.000192543743531734">
                <text:p>0.000192543743531734</text:p>
              </table:table-cell>
              <table:table-cell office:value-type="float" office:value="0.00128201997509218">
                <text:p>0.00128201997509218</text:p>
              </table:table-cell>
            </table:table-row>
            <table:table-row>
              <table:table-cell office:value-type="string">
                <text:p>Assertion chaining</text:p>
                <draw:g>
                  <svg:desc>Relative.A4:Relative.A4</svg:desc>
                </draw:g>
              </table:table-cell>
              <table:table-cell office:value-type="float" office:value="0">
                <text:p>0</text:p>
                <draw:g>
                  <svg:desc>Relative.B4:Relative.B4 Relative.D4:Relative.D4 Relative.F4:Relative.F4 Relative.H4:Relative.H4 Relative.J4:Relative.J4 Relative.L4:Relative.L4 Relative.N4:Relative.N4 Relative.P4:Relative.P4 Relative.R4:Relative.R4 Relative.T4:Relative.T4 Relative.V4:Relative.V4 Relative.X4:Relative.X4 Relative.Z4:Relative.Z4 Relative.AB4:Relative.AB4 Relative.AD4:Relative.AD4 Relative.AF4:Relative.AF4 Relative.AH4:Relative.AH4 Relative.AJ4:Relative.AJ4 Relative.AL4:Relative.AL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1416475808344">
                <text:p>0.00031416475808344</text:p>
              </table:table-cell>
              <table:table-cell office:value-type="float" office:value="0.000805417161232117">
                <text:p>0.000805417161232117</text:p>
              </table:table-cell>
              <table:table-cell office:value-type="float" office:value="0.0000324915597623717">
                <text:p>0.00003249155976237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89933206005736">
                <text:p>0.000989933206005736</text:p>
              </table:table-cell>
              <table:table-cell office:value-type="float" office:value="0.00318168574401665">
                <text:p>0.00318168574401665</text:p>
              </table:table-cell>
              <table:table-cell office:value-type="float" office:value="0.0100445369406868">
                <text:p>0.0100445369406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sertion of a Boolean</text:p>
                <draw:g>
                  <svg:desc>Relative.A5:Relative.A5</svg:desc>
                </draw:g>
              </table:table-cell>
              <table:table-cell office:value-type="float" office:value="0">
                <text:p>0</text:p>
                <draw:g>
                  <svg:desc>Relative.B5:Relative.B5 Relative.D5:Relative.D5 Relative.F5:Relative.F5 Relative.H5:Relative.H5 Relative.J5:Relative.J5 Relative.L5:Relative.L5 Relative.N5:Relative.N5 Relative.P5:Relative.P5 Relative.R5:Relative.R5 Relative.T5:Relative.T5 Relative.V5:Relative.V5 Relative.X5:Relative.X5 Relative.Z5:Relative.Z5 Relative.AB5:Relative.AB5 Relative.AD5:Relative.AD5 Relative.AF5:Relative.AF5 Relative.AH5:Relative.AH5 Relative.AJ5:Relative.AJ5 Relative.AL5:Relative.AL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391791190966862">
                <text:p>0.00000391791190966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sertion of true or false</text:p>
                <draw:g>
                  <svg:desc>Relative.A6:Relative.A6</svg:desc>
                </draw:g>
              </table:table-cell>
              <table:table-cell office:value-type="float" office:value="0.0000202476968244862">
                <text:p>0.0000202476968244862</text:p>
                <draw:g>
                  <svg:desc>Relative.B6:Relative.B6 Relative.D6:Relative.D6 Relative.F6:Relative.F6 Relative.H6:Relative.H6 Relative.J6:Relative.J6 Relative.L6:Relative.L6 Relative.N6:Relative.N6 Relative.P6:Relative.P6 Relative.R6:Relative.R6 Relative.T6:Relative.T6 Relative.V6:Relative.V6 Relative.X6:Relative.X6 Relative.Z6:Relative.Z6 Relative.AB6:Relative.AB6 Relative.AD6:Relative.AD6 Relative.AF6:Relative.AF6 Relative.AH6:Relative.AH6 Relative.AJ6:Relative.AJ6 Relative.AL6:Relative.AL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63150412716161">
                <text:p>0.00000163150412716161</text:p>
              </table:table-cell>
              <table:table-cell office:value-type="float" office:value="0">
                <text:p>0</text:p>
              </table:table-cell>
              <table:table-cell office:value-type="float" office:value="0.0000509055902906407">
                <text:p>0.0000509055902906407</text:p>
              </table:table-cell>
              <table:table-cell office:value-type="float" office:value="0.00000201810930201066">
                <text:p>0.00000201810930201066</text:p>
              </table:table-cell>
              <table:table-cell office:value-type="float" office:value="0">
                <text:p>0</text:p>
              </table:table-cell>
              <table:table-cell office:value-type="float" office:value="0.0000100430848339376">
                <text:p>0.0000100430848339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66493236212279">
                <text:p>0.00000166493236212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parison of aggregate properties</text:p>
                <draw:g>
                  <svg:desc>Relative.A7:Relative.A7</svg:desc>
                </draw:g>
              </table:table-cell>
              <table:table-cell office:value-type="float" office:value="0.000128235413221746">
                <text:p>0.000128235413221746</text:p>
                <draw:g>
                  <svg:desc>Relative.B7:Relative.B7 Relative.D7:Relative.D7 Relative.F7:Relative.F7 Relative.H7:Relative.H7 Relative.J7:Relative.J7 Relative.L7:Relative.L7 Relative.N7:Relative.N7 Relative.P7:Relative.P7 Relative.R7:Relative.R7 Relative.T7:Relative.T7 Relative.V7:Relative.V7 Relative.X7:Relative.X7 Relative.Z7:Relative.Z7 Relative.AB7:Relative.AB7 Relative.AD7:Relative.AD7 Relative.AF7:Relative.AF7 Relative.AH7:Relative.AH7 Relative.AJ7:Relative.AJ7 Relative.AL7:Relative.AL7</svg:desc>
                </draw:g>
              </table:table-cell>
              <table:table-cell office:value-type="float" office:value="0.00166996776573848">
                <text:p>0.00166996776573848</text:p>
              </table:table-cell>
              <table:table-cell office:value-type="float" office:value="0">
                <text:p>0</text:p>
              </table:table-cell>
              <table:table-cell office:value-type="float" office:value="0.000103872429429289">
                <text:p>0.000103872429429289</text:p>
              </table:table-cell>
              <table:table-cell office:value-type="float" office:value="0">
                <text:p>0</text:p>
              </table:table-cell>
              <table:table-cell office:value-type="float" office:value="0.00042992543087046">
                <text:p>0.00042992543087046</text:p>
              </table:table-cell>
              <table:table-cell office:value-type="float" office:value="0.0000296662067395567">
                <text:p>0.0000296662067395567</text:p>
              </table:table-cell>
              <table:table-cell office:value-type="float" office:value="0.000497395456518594">
                <text:p>0.000497395456518594</text:p>
              </table:table-cell>
              <table:table-cell office:value-type="float" office:value="0.000592542005202318">
                <text:p>0.000592542005202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352612071870176">
                <text:p>0.0000352612071870176</text:p>
              </table:table-cell>
              <table:table-cell office:value-type="float" office:value="0.000108108337272575">
                <text:p>0.000108108337272575</text:p>
              </table:table-cell>
              <table:table-cell office:value-type="float" office:value="0.000314672216441207">
                <text:p>0.000314672216441207</text:p>
              </table:table-cell>
              <table:table-cell office:value-type="float" office:value="0.0000382934443288241">
                <text:p>0.0000382934443288241</text:p>
              </table:table-cell>
              <table:table-cell office:value-type="float" office:value="0.00017207261464338">
                <text:p>0.00017207261464338</text:p>
              </table:table-cell>
              <table:table-cell office:value-type="float" office:value="0.00402414486921529">
                <text:p>0.00402414486921529</text:p>
              </table:table-cell>
              <table:table-cell office:value-type="float" office:value="0.000697971070302534">
                <text:p>0.000697971070302534</text:p>
              </table:table-cell>
              <table:table-cell office:value-type="float" office:value="0.00191692510561403">
                <text:p>0.00191692510561403</text:p>
              </table:table-cell>
            </table:table-row>
            <table:table-row>
              <table:table-cell office:value-type="string">
                <text:p>Comparison of literals</text:p>
                <draw:g>
                  <svg:desc>Relative.A8:Relative.A8</svg:desc>
                </draw:g>
              </table:table-cell>
              <table:table-cell office:value-type="float" office:value="0.0000134984645496575">
                <text:p>0.0000134984645496575</text:p>
                <draw:g>
                  <svg:desc>Relative.B8:Relative.B8 Relative.D8:Relative.D8 Relative.F8:Relative.F8 Relative.H8:Relative.H8 Relative.J8:Relative.J8 Relative.L8:Relative.L8 Relative.N8:Relative.N8 Relative.P8:Relative.P8 Relative.R8:Relative.R8 Relative.T8:Relative.T8 Relative.V8:Relative.V8 Relative.X8:Relative.X8 Relative.Z8:Relative.Z8 Relative.AB8:Relative.AB8 Relative.AD8:Relative.AD8 Relative.AF8:Relative.AF8 Relative.AH8:Relative.AH8 Relative.AJ8:Relative.AJ8 Relative.AL8:Relative.AL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605432790603199">
                <text:p>0.000000605432790603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998959417273673">
                <text:p>0.000009989594172736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pound assertions</text:p>
                <draw:g>
                  <svg:desc>Relative.A9:Relative.A9</svg:desc>
                </draw:g>
              </table:table-cell>
              <table:table-cell office:value-type="float" office:value="0.0000337461613741437">
                <text:p>0.0000337461613741437</text:p>
                <draw:g>
                  <svg:desc>Relative.B9:Relative.B9 Relative.D9:Relative.D9 Relative.F9:Relative.F9 Relative.H9:Relative.H9 Relative.J9:Relative.J9 Relative.L9:Relative.L9 Relative.N9:Relative.N9 Relative.P9:Relative.P9 Relative.R9:Relative.R9 Relative.T9:Relative.T9 Relative.V9:Relative.V9 Relative.X9:Relative.X9 Relative.Z9:Relative.Z9 Relative.AB9:Relative.AB9 Relative.AD9:Relative.AD9 Relative.AF9:Relative.AF9 Relative.AH9:Relative.AH9 Relative.AJ9:Relative.AJ9 Relative.AL9:Relative.AL9</svg:desc>
                </draw:g>
              </table:table-cell>
              <table:table-cell office:value-type="float" office:value="0.0000388364596683366">
                <text:p>0.0000388364596683366</text:p>
              </table:table-cell>
              <table:table-cell office:value-type="float" office:value="0.000000543102369093999">
                <text:p>0.000000543102369093999</text:p>
              </table:table-cell>
              <table:table-cell office:value-type="float" office:value="0.0000565588097416024">
                <text:p>0.0000565588097416024</text:p>
              </table:table-cell>
              <table:table-cell office:value-type="float" office:value="0.0000232714635617363">
                <text:p>0.0000232714635617363</text:p>
              </table:table-cell>
              <table:table-cell office:value-type="float" office:value="0.00014414850319924">
                <text:p>0.00014414850319924</text:p>
              </table:table-cell>
              <table:table-cell office:value-type="float" office:value="0.00000948511371945011">
                <text:p>0.00000948511371945011</text:p>
              </table:table-cell>
              <table:table-cell office:value-type="float" office:value="0.000018087107509767">
                <text:p>0.000018087107509767</text:p>
              </table:table-cell>
              <table:table-cell office:value-type="float" office:value="0.0000552369665866568">
                <text:p>0.0000552369665866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01865709651384">
                <text:p>0.000101865709651384</text:p>
              </table:table-cell>
              <table:table-cell office:value-type="float" office:value="0.00000953897093581544">
                <text:p>0.00000953897093581544</text:p>
              </table:table-cell>
              <table:table-cell office:value-type="float" office:value="0.0000516129032258065">
                <text:p>0.0000516129032258065</text:p>
              </table:table-cell>
              <table:table-cell office:value-type="float" office:value="0.00000332986472424558">
                <text:p>0.00000332986472424558</text:p>
              </table:table-cell>
              <table:table-cell office:value-type="float" office:value="0.00017207261464338">
                <text:p>0.00017207261464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ditional assertions</text:p>
                <draw:g>
                  <svg:desc>Relative.A10:Relative.A10</svg:desc>
                </draw:g>
              </table:table-cell>
              <table:table-cell office:value-type="float" office:value="0.000634427833833901">
                <text:p>0.000634427833833901</text:p>
                <draw:g>
                  <svg:desc>Relative.B10:Relative.B10 Relative.D10:Relative.D10 Relative.F10:Relative.F10 Relative.H10:Relative.H10 Relative.J10:Relative.J10 Relative.L10:Relative.L10 Relative.N10:Relative.N10 Relative.P10:Relative.P10 Relative.R10:Relative.R10 Relative.T10:Relative.T10 Relative.V10:Relative.V10 Relative.X10:Relative.X10 Relative.Z10:Relative.Z10 Relative.AB10:Relative.AB10 Relative.AD10:Relative.AD10 Relative.AF10:Relative.AF10 Relative.AH10:Relative.AH10 Relative.AJ10:Relative.AJ10 Relative.AL10:Relative.AL10</svg:desc>
                </draw:g>
              </table:table-cell>
              <table:table-cell office:value-type="float" office:value="0.00011650937900501">
                <text:p>0.00011650937900501</text:p>
              </table:table-cell>
              <table:table-cell office:value-type="float" office:value="0.0000714179615358609">
                <text:p>0.0000714179615358609</text:p>
              </table:table-cell>
              <table:table-cell office:value-type="float" office:value="0.000655320824409912">
                <text:p>0.000655320824409912</text:p>
              </table:table-cell>
              <table:table-cell office:value-type="float" office:value="0.00000775715452057876">
                <text:p>0.00000775715452057876</text:p>
              </table:table-cell>
              <table:table-cell office:value-type="float" office:value="0.000522160312288156">
                <text:p>0.000522160312288156</text:p>
              </table:table-cell>
              <table:table-cell office:value-type="float" office:value="0.0000611487118509231">
                <text:p>0.0000611487118509231</text:p>
              </table:table-cell>
              <table:table-cell office:value-type="float" office:value="0.00010400086818116">
                <text:p>0.00010400086818116</text:p>
              </table:table-cell>
              <table:table-cell office:value-type="float" office:value="0.000356529511604785">
                <text:p>0.000356529511604785</text:p>
              </table:table-cell>
              <table:table-cell office:value-type="float" office:value="0">
                <text:p>0</text:p>
              </table:table-cell>
              <table:table-cell office:value-type="float" office:value="0.00000688288089862893">
                <text:p>0.00000688288089862893</text:p>
              </table:table-cell>
              <table:table-cell office:value-type="float" office:value="0.0000548507667353607">
                <text:p>0.0000548507667353607</text:p>
              </table:table-cell>
              <table:table-cell office:value-type="float" office:value="0.000461050261897746">
                <text:p>0.000461050261897746</text:p>
              </table:table-cell>
              <table:table-cell office:value-type="float" office:value="0.000349635796045786">
                <text:p>0.000349635796045786</text:p>
              </table:table-cell>
              <table:table-cell office:value-type="float" office:value="0.0000133194588969823">
                <text:p>0.0000133194588969823</text:p>
              </table:table-cell>
              <table:table-cell office:value-type="float" office:value="0.000258108921965069">
                <text:p>0.000258108921965069</text:p>
              </table:table-cell>
              <table:table-cell office:value-type="float" office:value="0">
                <text:p>0</text:p>
              </table:table-cell>
              <table:table-cell office:value-type="float" office:value="0.0000481359358829334">
                <text:p>0.0000481359358829334</text:p>
              </table:table-cell>
              <table:table-cell office:value-type="float" office:value="0.000158726282630461">
                <text:p>0.000158726282630461</text:p>
              </table:table-cell>
            </table:table-row>
            <table:table-row>
              <table:table-cell office:value-type="string">
                <text:p>Custom assertion methods</text:p>
                <draw:g>
                  <svg:desc>Relative.A11:Relative.A11</svg:desc>
                </draw:g>
              </table:table-cell>
              <table:table-cell office:value-type="float" office:value="0.000364458542840752">
                <text:p>0.000364458542840752</text:p>
                <draw:g>
                  <svg:desc>Relative.B11:Relative.B11 Relative.D11:Relative.D11 Relative.F11:Relative.F11 Relative.H11:Relative.H11 Relative.J11:Relative.J11 Relative.L11:Relative.L11 Relative.N11:Relative.N11 Relative.P11:Relative.P11 Relative.R11:Relative.R11 Relative.T11:Relative.T11 Relative.V11:Relative.V11 Relative.X11:Relative.X11 Relative.Z11:Relative.Z11 Relative.AB11:Relative.AB11 Relative.AD11:Relative.AD11 Relative.AF11:Relative.AF11 Relative.AH11:Relative.AH11 Relative.AJ11:Relative.AJ11 Relative.AL11:Relative.AL11</svg:desc>
                </draw:g>
              </table:table-cell>
              <table:table-cell office:value-type="float" office:value="0.000893238572371743">
                <text:p>0.000893238572371743</text:p>
              </table:table-cell>
              <table:table-cell office:value-type="float" office:value="0.00002172409476376">
                <text:p>0.00002172409476376</text:p>
              </table:table-cell>
              <table:table-cell office:value-type="float" office:value="0.000252883139710049">
                <text:p>0.000252883139710049</text:p>
              </table:table-cell>
              <table:table-cell office:value-type="float" office:value="0.00000775715452057876">
                <text:p>0.00000775715452057876</text:p>
              </table:table-cell>
              <table:table-cell office:value-type="float" office:value="0.00018698984156265">
                <text:p>0.00018698984156265</text:p>
              </table:table-cell>
              <table:table-cell office:value-type="float" office:value="0.0000472237576670495">
                <text:p>0.0000472237576670495</text:p>
              </table:table-cell>
              <table:table-cell office:value-type="float" office:value="0.0000678266531616264">
                <text:p>0.0000678266531616264</text:p>
              </table:table-cell>
              <table:table-cell office:value-type="float" office:value="0.000647778971788975">
                <text:p>0.000647778971788975</text:p>
              </table:table-cell>
              <table:table-cell office:value-type="float" office:value="0">
                <text:p>0</text:p>
              </table:table-cell>
              <table:table-cell office:value-type="float" office:value="0.0000619459280876604">
                <text:p>0.0000619459280876604</text:p>
              </table:table-cell>
              <table:table-cell office:value-type="float" office:value="0.0000548507667353607">
                <text:p>0.0000548507667353607</text:p>
              </table:table-cell>
              <table:table-cell office:value-type="float" office:value="0.00085850738422339">
                <text:p>0.00085850738422339</text:p>
              </table:table-cell>
              <table:table-cell office:value-type="float" office:value="0.000539438085327784">
                <text:p>0.000539438085327784</text:p>
              </table:table-cell>
              <table:table-cell office:value-type="float" office:value="0.0000715920915712799">
                <text:p>0.0000715920915712799</text:p>
              </table:table-cell>
              <table:table-cell office:value-type="float" office:value="0">
                <text:p>0</text:p>
              </table:table-cell>
              <table:table-cell office:value-type="float" office:value="0.000431158378844496">
                <text:p>0.000431158378844496</text:p>
              </table:table-cell>
              <table:table-cell office:value-type="float" office:value="0.000192543743531734">
                <text:p>0.000192543743531734</text:p>
              </table:table-cell>
              <table:table-cell office:value-type="float" office:value="0.0000732582842909819">
                <text:p>0.0000732582842909819</text:p>
              </table:table-cell>
            </table:table-row>
            <table:table-row>
              <table:table-cell office:value-type="string">
                <text:p>Dynamic equality</text:p>
                <draw:g>
                  <svg:desc>Relative.A12:Relative.A12</svg:desc>
                </draw:g>
              </table:table-cell>
              <table:table-cell office:value-type="float" office:value="0.00124185873856849">
                <text:p>0.00124185873856849</text:p>
                <draw:g>
                  <svg:desc>Relative.B12:Relative.B12 Relative.D12:Relative.D12 Relative.F12:Relative.F12 Relative.H12:Relative.H12 Relative.J12:Relative.J12 Relative.L12:Relative.L12 Relative.N12:Relative.N12 Relative.P12:Relative.P12 Relative.R12:Relative.R12 Relative.T12:Relative.T12 Relative.V12:Relative.V12 Relative.X12:Relative.X12 Relative.Z12:Relative.Z12 Relative.AB12:Relative.AB12 Relative.AD12:Relative.AD12 Relative.AF12:Relative.AF12 Relative.AH12:Relative.AH12 Relative.AJ12:Relative.AJ12 Relative.AL12:Relative.AL12</svg:desc>
                </draw:g>
              </table:table-cell>
              <table:table-cell office:value-type="float" office:value="0.00166996776573848">
                <text:p>0.00166996776573848</text:p>
              </table:table-cell>
              <table:table-cell office:value-type="float" office:value="0.00000678877961367499">
                <text:p>0.00000678877961367499</text:p>
              </table:table-cell>
              <table:table-cell office:value-type="float" office:value="0.000207201024149524">
                <text:p>0.000207201024149524</text:p>
              </table:table-cell>
              <table:table-cell office:value-type="float" office:value="0">
                <text:p>0</text:p>
              </table:table-cell>
              <table:table-cell office:value-type="float" office:value="0.000274688581271279">
                <text:p>0.000274688581271279</text:p>
              </table:table-cell>
              <table:table-cell office:value-type="float" office:value="0.0000266390427865407">
                <text:p>0.0000266390427865407</text:p>
              </table:table-cell>
              <table:table-cell office:value-type="float" office:value="0.00294819852409203">
                <text:p>0.00294819852409203</text:p>
              </table:table-cell>
              <table:table-cell office:value-type="float" office:value="0.00307820550160187">
                <text:p>0.00307820550160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56716476386745">
                <text:p>0.0000156716476386745</text:p>
              </table:table-cell>
              <table:table-cell office:value-type="float" office:value="0.0000370959980837267">
                <text:p>0.0000370959980837267</text:p>
              </table:table-cell>
              <table:table-cell office:value-type="float" office:value="0.000870759625390219">
                <text:p>0.000870759625390219</text:p>
              </table:table-cell>
              <table:table-cell office:value-type="float" office:value="0.000156503642039542">
                <text:p>0.000156503642039542</text:p>
              </table:table-cell>
              <table:table-cell office:value-type="float" office:value="0.00464596059537125">
                <text:p>0.00464596059537125</text:p>
              </table:table-cell>
              <table:table-cell office:value-type="float" office:value="0.000287438919229664">
                <text:p>0.000287438919229664</text:p>
              </table:table-cell>
              <table:table-cell office:value-type="float" office:value="0.0002888156152976">
                <text:p>0.0002888156152976</text:p>
              </table:table-cell>
              <table:table-cell office:value-type="float" office:value="0.000659324558618837">
                <text:p>0.000659324558618837</text:p>
              </table:table-cell>
            </table:table-row>
            <table:table-row>
              <table:table-cell office:value-type="string">
                <text:p>Equality of Booleans</text:p>
                <draw:g>
                  <svg:desc>Relative.A13:Relative.A13</svg:desc>
                </draw:g>
              </table:table-cell>
              <table:table-cell office:value-type="float" office:value="0.0029831606654743">
                <text:p>0.0029831606654743</text:p>
                <draw:g>
                  <svg:desc>Relative.B13:Relative.B13 Relative.D13:Relative.D13 Relative.F13:Relative.F13 Relative.H13:Relative.H13 Relative.J13:Relative.J13 Relative.L13:Relative.L13 Relative.N13:Relative.N13 Relative.P13:Relative.P13 Relative.R13:Relative.R13 Relative.T13:Relative.T13 Relative.V13:Relative.V13 Relative.X13:Relative.X13 Relative.Z13:Relative.Z13 Relative.AB13:Relative.AB13 Relative.AD13:Relative.AD13 Relative.AF13:Relative.AF13 Relative.AH13:Relative.AH13 Relative.AJ13:Relative.AJ13 Relative.AL13:Relative.AL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000543102369093999">
                <text:p>0.000000543102369093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57740547814714">
                <text:p>0.000657740547814714</text:p>
              </table:table-cell>
              <table:table-cell office:value-type="float" office:value="0.0000268408537167418">
                <text:p>0.0000268408537167418</text:p>
              </table:table-cell>
              <table:table-cell office:value-type="float" office:value="0">
                <text:p>0</text:p>
              </table:table-cell>
              <table:table-cell office:value-type="float" office:value="0.000366572596438722">
                <text:p>0.000366572596438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31055073778641">
                <text:p>0.000231055073778641</text:p>
              </table:table-cell>
              <table:table-cell office:value-type="float" office:value="0.000487825182101977">
                <text:p>0.000487825182101977</text:p>
              </table:table-cell>
              <table:table-cell office:value-type="float" office:value="0.00000665972944849116">
                <text:p>0.00000665972944849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240679679414667">
                <text:p>0.0000240679679414667</text:p>
              </table:table-cell>
              <table:table-cell office:value-type="float" office:value="0.00064711484457034">
                <text:p>0.00064711484457034</text:p>
              </table:table-cell>
            </table:table-row>
            <table:table-row>
              <table:table-cell office:value-type="string">
                <text:p>Equality between different types</text:p>
                <draw:g>
                  <svg:desc>Relative.A14:Relative.A14</svg:desc>
                </draw:g>
              </table:table-cell>
              <table:table-cell office:value-type="float" office:value="0.000148483110046232">
                <text:p>0.000148483110046232</text:p>
                <draw:g>
                  <svg:desc>Relative.B14:Relative.B14 Relative.D14:Relative.D14 Relative.F14:Relative.F14 Relative.H14:Relative.H14 Relative.J14:Relative.J14 Relative.L14:Relative.L14 Relative.N14:Relative.N14 Relative.P14:Relative.P14 Relative.R14:Relative.R14 Relative.T14:Relative.T14 Relative.V14:Relative.V14 Relative.X14:Relative.X14 Relative.Z14:Relative.Z14 Relative.AB14:Relative.AB14 Relative.AD14:Relative.AD14 Relative.AF14:Relative.AF14 Relative.AH14:Relative.AH14 Relative.AJ14:Relative.AJ14 Relative.AL14:Relative.AL14</svg:desc>
                </draw:g>
              </table:table-cell>
              <table:table-cell office:value-type="float" office:value="0.00407782826517535">
                <text:p>0.00407782826517535</text:p>
              </table:table-cell>
              <table:table-cell office:value-type="float" office:value="0.000003801716583658">
                <text:p>0.000003801716583658</text:p>
              </table:table-cell>
              <table:table-cell office:value-type="float" office:value="0.0000821190410671342">
                <text:p>0.0000821190410671342</text:p>
              </table:table-cell>
              <table:table-cell office:value-type="float" office:value="0.00000387857726028938">
                <text:p>0.00000387857726028938</text:p>
              </table:table-cell>
              <table:table-cell office:value-type="float" office:value="0.00000907228341813398">
                <text:p>0.00000907228341813398</text:p>
              </table:table-cell>
              <table:table-cell office:value-type="float" office:value="0.000610679874788426">
                <text:p>0.000610679874788426</text:p>
              </table:table-cell>
              <table:table-cell office:value-type="float" office:value="0.00247341195196064">
                <text:p>0.00247341195196064</text:p>
              </table:table-cell>
              <table:table-cell office:value-type="float" office:value="0.000477046529612036">
                <text:p>0.000477046529612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822761501030411">
                <text:p>0.0000822761501030411</text:p>
              </table:table-cell>
              <table:table-cell office:value-type="float" office:value="0">
                <text:p>0</text:p>
              </table:table-cell>
              <table:table-cell office:value-type="float" office:value="0.000326326742976067">
                <text:p>0.000326326742976067</text:p>
              </table:table-cell>
              <table:table-cell office:value-type="float" office:value="0.00000332986472424558">
                <text:p>0.00000332986472424558</text:p>
              </table:table-cell>
              <table:table-cell office:value-type="float" office:value="0.000946399380538587">
                <text:p>0.000946399380538587</text:p>
              </table:table-cell>
              <table:table-cell office:value-type="float" office:value="0">
                <text:p>0</text:p>
              </table:table-cell>
              <table:table-cell office:value-type="float" office:value="0.000385087487063467">
                <text:p>0.000385087487063467</text:p>
              </table:table-cell>
              <table:table-cell office:value-type="float" office:value="0.00113550340651022">
                <text:p>0.00113550340651022</text:p>
              </table:table-cell>
            </table:table-row>
            <table:table-row>
              <table:table-cell office:value-type="string">
                <text:p>Equality between lists</text:p>
                <draw:g>
                  <svg:desc>Relative.A15:Relative.A15</svg:desc>
                </draw:g>
              </table:table-cell>
              <table:table-cell office:value-type="float" office:value="0">
                <text:p>0</text:p>
                <draw:g>
                  <svg:desc>Relative.B15:Relative.B15 Relative.D15:Relative.D15 Relative.F15:Relative.F15 Relative.H15:Relative.H15 Relative.J15:Relative.J15 Relative.L15:Relative.L15 Relative.N15:Relative.N15 Relative.P15:Relative.P15 Relative.R15:Relative.R15 Relative.T15:Relative.T15 Relative.V15:Relative.V15 Relative.X15:Relative.X15 Relative.Z15:Relative.Z15 Relative.AB15:Relative.AB15 Relative.AD15:Relative.AD15 Relative.AF15:Relative.AF15 Relative.AH15:Relative.AH15 Relative.AJ15:Relative.AJ15 Relative.AL15:Relative.AL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08766941810774">
                <text:p>0.00000108766941810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50215424169688">
                <text:p>0.0000050215424169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413355407218669">
                <text:p>0.0000413355407218669</text:p>
              </table:table-cell>
              <table:table-cell office:value-type="float" office:value="0.0000199791883454735">
                <text:p>0.0000199791883454735</text:p>
              </table:table-cell>
              <table:table-cell office:value-type="float" office:value="0.00000998959417273673">
                <text:p>0.000009989594172736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quality between maps</text:p>
                <draw:g>
                  <svg:desc>Relative.A16:Relative.A16</svg:desc>
                </draw:g>
              </table:table-cell>
              <table:table-cell office:value-type="float" office:value="0">
                <text:p>0</text:p>
                <draw:g>
                  <svg:desc>Relative.B16:Relative.B16 Relative.D16:Relative.D16 Relative.F16:Relative.F16 Relative.H16:Relative.H16 Relative.J16:Relative.J16 Relative.L16:Relative.L16 Relative.N16:Relative.N16 Relative.P16:Relative.P16 Relative.R16:Relative.R16 Relative.T16:Relative.T16 Relative.V16:Relative.V16 Relative.X16:Relative.X16 Relative.Z16:Relative.Z16 Relative.AB16:Relative.AB16 Relative.AD16:Relative.AD16 Relative.AF16:Relative.AF16 Relative.AH16:Relative.AH16 Relative.AJ16:Relative.AJ16 Relative.AL16:Relative.AL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217533883621548">
                <text:p>0.00000217533883621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50215424169688">
                <text:p>0.0000050215424169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quality between strings</text:p>
                <draw:g>
                  <svg:desc>Relative.A17:Relative.A17</svg:desc>
                </draw:g>
              </table:table-cell>
              <table:table-cell office:value-type="float" office:value="0.00297641143319947">
                <text:p>0.00297641143319947</text:p>
                <draw:g>
                  <svg:desc>Relative.B17:Relative.B17 Relative.D17:Relative.D17 Relative.F17:Relative.F17 Relative.H17:Relative.H17 Relative.J17:Relative.J17 Relative.L17:Relative.L17 Relative.N17:Relative.N17 Relative.P17:Relative.P17 Relative.R17:Relative.R17 Relative.T17:Relative.T17 Relative.V17:Relative.V17 Relative.X17:Relative.X17 Relative.Z17:Relative.Z17 Relative.AB17:Relative.AB17 Relative.AD17:Relative.AD17 Relative.AF17:Relative.AF17 Relative.AH17:Relative.AH17 Relative.AJ17:Relative.AJ17 Relative.AL17:Relative.AL17</svg:desc>
                </draw:g>
              </table:table-cell>
              <table:table-cell office:value-type="float" office:value="0.00431084702318537">
                <text:p>0.00431084702318537</text:p>
              </table:table-cell>
              <table:table-cell office:value-type="float" office:value="0.000012219803304615">
                <text:p>0.000012219803304615</text:p>
              </table:table-cell>
              <table:table-cell office:value-type="float" office:value="0.000241462610819918">
                <text:p>0.000241462610819918</text:p>
              </table:table-cell>
              <table:table-cell office:value-type="float" office:value="0">
                <text:p>0</text:p>
              </table:table-cell>
              <table:table-cell office:value-type="float" office:value="0.000485367162870168">
                <text:p>0.000485367162870168</text:p>
              </table:table-cell>
              <table:table-cell office:value-type="float" office:value="0.0000778990190576116">
                <text:p>0.0000778990190576116</text:p>
              </table:table-cell>
              <table:table-cell office:value-type="float" office:value="0.00369429170886992">
                <text:p>0.00369429170886992</text:p>
              </table:table-cell>
              <table:table-cell office:value-type="float" office:value="0.00208896164545902">
                <text:p>0.00208896164545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352612071870176">
                <text:p>0.0000352612071870176</text:p>
              </table:table-cell>
              <table:table-cell office:value-type="float" office:value="0.0000317965697860515">
                <text:p>0.0000317965697860515</text:p>
              </table:table-cell>
              <table:table-cell office:value-type="float" office:value="0.000298022892819979">
                <text:p>0.000298022892819979</text:p>
              </table:table-cell>
              <table:table-cell office:value-type="float" office:value="0.0000449531737773153">
                <text:p>0.0000449531737773153</text:p>
              </table:table-cell>
              <table:table-cell office:value-type="float" office:value="0.000688290458573518">
                <text:p>0.000688290458573518</text:p>
              </table:table-cell>
              <table:table-cell office:value-type="float" office:value="0.00934176487496407">
                <text:p>0.00934176487496407</text:p>
              </table:table-cell>
              <table:table-cell office:value-type="float" office:value="0.00348985535151267">
                <text:p>0.00348985535151267</text:p>
              </table:table-cell>
              <table:table-cell office:value-type="float" office:value="0.00704500500598276">
                <text:p>0.00704500500598276</text:p>
              </table:table-cell>
            </table:table-row>
            <table:table-row>
              <table:table-cell office:value-type="string">
                <text:p>Iterated assertions</text:p>
                <draw:g>
                  <svg:desc>Relative.A18:Relative.A18</svg:desc>
                </draw:g>
              </table:table-cell>
              <table:table-cell office:value-type="float" office:value="0.00021597543279452">
                <text:p>0.00021597543279452</text:p>
                <draw:g>
                  <svg:desc>Relative.B18:Relative.B18 Relative.D18:Relative.D18 Relative.F18:Relative.F18 Relative.H18:Relative.H18 Relative.J18:Relative.J18 Relative.L18:Relative.L18 Relative.N18:Relative.N18 Relative.P18:Relative.P18 Relative.R18:Relative.R18 Relative.T18:Relative.T18 Relative.V18:Relative.V18 Relative.X18:Relative.X18 Relative.Z18:Relative.Z18 Relative.AB18:Relative.AB18 Relative.AD18:Relative.AD18 Relative.AF18:Relative.AF18 Relative.AH18:Relative.AH18 Relative.AJ18:Relative.AJ18 Relative.AL18:Relative.AL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034487000437469">
                <text:p>0.000034487000437469</text:p>
              </table:table-cell>
              <table:table-cell office:value-type="float" office:value="0.000331195337813806">
                <text:p>0.000331195337813806</text:p>
              </table:table-cell>
              <table:table-cell office:value-type="float" office:value="0">
                <text:p>0</text:p>
              </table:table-cell>
              <table:table-cell office:value-type="float" office:value="0.000642620075451157">
                <text:p>0.000642620075451157</text:p>
              </table:table-cell>
              <table:table-cell office:value-type="float" office:value="0.000048636434178457">
                <text:p>0.000048636434178457</text:p>
              </table:table-cell>
              <table:table-cell office:value-type="float" office:value="0.0000226088843872088">
                <text:p>0.0000226088843872088</text:p>
              </table:table-cell>
              <table:table-cell office:value-type="float" office:value="0.000190818611844814">
                <text:p>0.000190818611844814</text:p>
              </table:table-cell>
              <table:table-cell office:value-type="float" office:value="0.00000986699293523306">
                <text:p>0.00000986699293523306</text:p>
              </table:table-cell>
              <table:table-cell office:value-type="float" office:value="0">
                <text:p>0</text:p>
              </table:table-cell>
              <table:table-cell office:value-type="float" office:value="0.000258582186038129">
                <text:p>0.000258582186038129</text:p>
              </table:table-cell>
              <table:table-cell office:value-type="float" office:value="0.0000317965697860515">
                <text:p>0.0000317965697860515</text:p>
              </table:table-cell>
              <table:table-cell office:value-type="float" office:value="0.000874089490114464">
                <text:p>0.000874089490114464</text:p>
              </table:table-cell>
              <table:table-cell office:value-type="float" office:value="0.00000499479708636837">
                <text:p>0.00000499479708636837</text:p>
              </table:table-cell>
              <table:table-cell office:value-type="float" office:value="0.0114428288737847">
                <text:p>0.0114428288737847</text:p>
              </table:table-cell>
              <table:table-cell office:value-type="float" office:value="0">
                <text:p>0</text:p>
              </table:table-cell>
              <table:table-cell office:value-type="float" office:value="0.0000240679679414667">
                <text:p>0.0000240679679414667</text:p>
              </table:table-cell>
              <table:table-cell office:value-type="float" office:value="0.000488388561939879">
                <text:p>0.000488388561939879</text:p>
              </table:table-cell>
            </table:table-row>
            <table:table-row>
              <table:table-cell office:value-type="string">
                <text:p>Method chaining</text:p>
                <draw:g>
                  <svg:desc>Relative.A19:Relative.A19</svg:desc>
                </draw:g>
              </table:table-cell>
              <table:table-cell office:value-type="float" office:value="0.00237572976073972">
                <text:p>0.00237572976073972</text:p>
                <draw:g>
                  <svg:desc>Relative.B19:Relative.B19 Relative.D19:Relative.D19 Relative.F19:Relative.F19 Relative.H19:Relative.H19 Relative.J19:Relative.J19 Relative.L19:Relative.L19 Relative.N19:Relative.N19 Relative.P19:Relative.P19 Relative.R19:Relative.R19 Relative.T19:Relative.T19 Relative.V19:Relative.V19 Relative.X19:Relative.X19 Relative.Z19:Relative.Z19 Relative.AB19:Relative.AB19 Relative.AD19:Relative.AD19 Relative.AF19:Relative.AF19 Relative.AH19:Relative.AH19 Relative.AJ19:Relative.AJ19 Relative.AL19:Relative.AL19</svg:desc>
                </draw:g>
              </table:table-cell>
              <table:table-cell office:value-type="float" office:value="0.00819449299001903">
                <text:p>0.00819449299001903</text:p>
              </table:table-cell>
              <table:table-cell office:value-type="float" office:value="0.000504270549703778">
                <text:p>0.000504270549703778</text:p>
              </table:table-cell>
              <table:table-cell office:value-type="float" office:value="0.00170329030875672">
                <text:p>0.00170329030875672</text:p>
              </table:table-cell>
              <table:table-cell office:value-type="float" office:value="0.000298650449042282">
                <text:p>0.000298650449042282</text:p>
              </table:table-cell>
              <table:table-cell office:value-type="float" office:value="0.00306542376383838">
                <text:p>0.00306542376383838</text:p>
              </table:table-cell>
              <table:table-cell office:value-type="float" office:value="0.000228248162057406">
                <text:p>0.000228248162057406</text:p>
              </table:table-cell>
              <table:table-cell office:value-type="float" office:value="0.00295724207784691">
                <text:p>0.00295724207784691</text:p>
              </table:table-cell>
              <table:table-cell office:value-type="float" office:value="0.00762270138895863">
                <text:p>0.00762270138895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822761501030411">
                <text:p>0.0000822761501030411</text:p>
              </table:table-cell>
              <table:table-cell office:value-type="float" office:value="0.00085426784158525">
                <text:p>0.00085426784158525</text:p>
              </table:table-cell>
              <table:table-cell office:value-type="float" office:value="0.00494984391259105">
                <text:p>0.00494984391259105</text:p>
              </table:table-cell>
              <table:table-cell office:value-type="float" office:value="0.0077585848074922">
                <text:p>0.0077585848074922</text:p>
              </table:table-cell>
              <table:table-cell office:value-type="float" office:value="0.0017207261464338">
                <text:p>0.0017207261464338</text:p>
              </table:table-cell>
              <table:table-cell office:value-type="float" office:value="0.00330554757114113">
                <text:p>0.00330554757114113</text:p>
              </table:table-cell>
              <table:table-cell office:value-type="float" office:value="0.000409155455004934">
                <text:p>0.000409155455004934</text:p>
              </table:table-cell>
              <table:table-cell office:value-type="float" office:value="0.00645893873165491">
                <text:p>0.00645893873165491</text:p>
              </table:table-cell>
            </table:table-row>
            <table:table-row>
              <table:table-cell office:value-type="string">
                <text:p>Method vs. method</text:p>
                <draw:g>
                  <svg:desc>Relative.A20:Relative.A20</svg:desc>
                </draw:g>
              </table:table-cell>
              <table:table-cell office:value-type="float" office:value="0.000377957007390409">
                <text:p>0.000377957007390409</text:p>
                <draw:g>
                  <svg:desc>Relative.B20:Relative.B20 Relative.D20:Relative.D20 Relative.F20:Relative.F20 Relative.H20:Relative.H20 Relative.J20:Relative.J20 Relative.L20:Relative.L20 Relative.N20:Relative.N20 Relative.P20:Relative.P20 Relative.R20:Relative.R20 Relative.T20:Relative.T20 Relative.V20:Relative.V20 Relative.X20:Relative.X20 Relative.Z20:Relative.Z20 Relative.AB20:Relative.AB20 Relative.AD20:Relative.AD20 Relative.AF20:Relative.AF20 Relative.AH20:Relative.AH20 Relative.AJ20:Relative.AJ20 Relative.AL20:Relative.AL20</svg:desc>
                </draw:g>
              </table:table-cell>
              <table:table-cell office:value-type="float" office:value="0.00337877199114529">
                <text:p>0.00337877199114529</text:p>
              </table:table-cell>
              <table:table-cell office:value-type="float" office:value="0.000026068913716512">
                <text:p>0.000026068913716512</text:p>
              </table:table-cell>
              <table:table-cell office:value-type="float" office:value="0.000537852527254277">
                <text:p>0.000537852527254277</text:p>
              </table:table-cell>
              <table:table-cell office:value-type="float" office:value="0.0000581786589043407">
                <text:p>0.0000581786589043407</text:p>
              </table:table-cell>
              <table:table-cell office:value-type="float" office:value="0.00109522621486695">
                <text:p>0.00109522621486695</text:p>
              </table:table-cell>
              <table:table-cell office:value-type="float" office:value="0.000063974064873738">
                <text:p>0.000063974064873738</text:p>
              </table:table-cell>
              <table:table-cell office:value-type="float" office:value="0.00444490667052525">
                <text:p>0.00444490667052525</text:p>
              </table:table-cell>
              <table:table-cell office:value-type="float" office:value="0.000974179228891947">
                <text:p>0.0009741792288919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95895595483431">
                <text:p>0.0000195895595483431</text:p>
              </table:table-cell>
              <table:table-cell office:value-type="float" office:value="0.000021197713190701">
                <text:p>0.000021197713190701</text:p>
              </table:table-cell>
              <table:table-cell office:value-type="float" office:value="0.00166659729448491">
                <text:p>0.00166659729448491</text:p>
              </table:table-cell>
              <table:table-cell office:value-type="float" office:value="0.0000166493236212279">
                <text:p>0.0000166493236212279</text:p>
              </table:table-cell>
              <table:table-cell office:value-type="float" office:value="0.00782930396627377">
                <text:p>0.00782930396627377</text:p>
              </table:table-cell>
              <table:table-cell office:value-type="float" office:value="0.000574877838459327">
                <text:p>0.000574877838459327</text:p>
              </table:table-cell>
              <table:table-cell office:value-type="float" office:value="0.000120339839707334">
                <text:p>0.000120339839707334</text:p>
              </table:table-cell>
              <table:table-cell office:value-type="float" office:value="0.00188029596346854">
                <text:p>0.00188029596346854</text:p>
              </table:table-cell>
            </table:table-row>
            <table:table-row>
              <table:table-cell office:value-type="string">
                <text:p>Negated assertions</text:p>
                <draw:g>
                  <svg:desc>Relative.A21:Relative.A21</svg:desc>
                </draw:g>
              </table:table-cell>
              <table:table-cell office:value-type="float" office:value="0">
                <text:p>0</text:p>
                <draw:g>
                  <svg:desc>Relative.B21:Relative.B21 Relative.D21:Relative.D21 Relative.F21:Relative.F21 Relative.H21:Relative.H21 Relative.J21:Relative.J21 Relative.L21:Relative.L21 Relative.N21:Relative.N21 Relative.P21:Relative.P21 Relative.R21:Relative.R21 Relative.T21:Relative.T21 Relative.V21:Relative.V21 Relative.X21:Relative.X21 Relative.Z21:Relative.Z21 Relative.AB21:Relative.AB21 Relative.AD21:Relative.AD21 Relative.AF21:Relative.AF21 Relative.AH21:Relative.AH21 Relative.AJ21:Relative.AJ21 Relative.AL21:Relative.AL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239287271983702">
                <text:p>0.0000239287271983702</text:p>
              </table:table-cell>
              <table:table-cell office:value-type="float" office:value="0.00000387857726028938">
                <text:p>0.00000387857726028938</text:p>
              </table:table-cell>
              <table:table-cell office:value-type="float" office:value="0.0000866907082177247">
                <text:p>0.0000866907082177247</text:p>
              </table:table-cell>
              <table:table-cell office:value-type="float" office:value="0.00000807243720804265">
                <text:p>0.00000807243720804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847908527628039">
                <text:p>0.00000847908527628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610485702424849">
                <text:p>0.0000610485702424849</text:p>
              </table:table-cell>
            </table:table-row>
            <table:table-row>
              <table:table-cell office:value-type="string">
                <text:p>Tests with non-void return type</text:p>
                <draw:g>
                  <svg:desc>Relative.A22:Relative.A22</svg:desc>
                </draw:g>
              </table:table-cell>
              <table:table-cell office:value-type="float" office:value="0">
                <text:p>0</text:p>
                <draw:g>
                  <svg:desc>Relative.B22:Relative.B22 Relative.D22:Relative.D22 Relative.F22:Relative.F22 Relative.H22:Relative.H22 Relative.J22:Relative.J22 Relative.L22:Relative.L22 Relative.N22:Relative.N22 Relative.P22:Relative.P22 Relative.R22:Relative.R22 Relative.T22:Relative.T22 Relative.V22:Relative.V22 Relative.X22:Relative.X22 Relative.Z22:Relative.Z22 Relative.AB22:Relative.AB22 Relative.AD22:Relative.AD22 Relative.AF22:Relative.AF22 Relative.AH22:Relative.AH22 Relative.AJ22:Relative.AJ22 Relative.AL22:Relative.AL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201810930201066">
                <text:p>0.000000201810930201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66493236212279">
                <text:p>0.00000166493236212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verly generic assertions</text:p>
                <draw:g>
                  <svg:desc>Relative.A23:Relative.A23</svg:desc>
                </draw:g>
              </table:table-cell>
              <table:table-cell office:value-type="float" office:value="0.0000742415550231161">
                <text:p>0.0000742415550231161</text:p>
                <draw:g>
                  <svg:desc>Relative.B23:Relative.B23 Relative.D23:Relative.D23 Relative.F23:Relative.F23 Relative.H23:Relative.H23 Relative.J23:Relative.J23 Relative.L23:Relative.L23 Relative.N23:Relative.N23 Relative.P23:Relative.P23 Relative.R23:Relative.R23 Relative.T23:Relative.T23 Relative.V23:Relative.V23 Relative.X23:Relative.X23 Relative.Z23:Relative.Z23 Relative.AB23:Relative.AB23 Relative.AD23:Relative.AD23 Relative.AF23:Relative.AF23 Relative.AH23:Relative.AH23 Relative.AJ23:Relative.AJ23 Relative.AL23:Relative.AL23</svg:desc>
                </draw:g>
              </table:table-cell>
              <table:table-cell office:value-type="float" office:value="0.000194182298341683">
                <text:p>0.000194182298341683</text:p>
              </table:table-cell>
              <table:table-cell office:value-type="float" office:value="0">
                <text:p>0</text:p>
              </table:table-cell>
              <table:table-cell office:value-type="float" office:value="0.0000668916692136259">
                <text:p>0.0000668916692136259</text:p>
              </table:table-cell>
              <table:table-cell office:value-type="float" office:value="0">
                <text:p>0</text:p>
              </table:table-cell>
              <table:table-cell office:value-type="float" office:value="0.000252007872725944">
                <text:p>0.000252007872725944</text:p>
              </table:table-cell>
              <table:table-cell office:value-type="float" office:value="0.00000625613883623305">
                <text:p>0.00000625613883623305</text:p>
              </table:table-cell>
              <table:table-cell office:value-type="float" office:value="0.0000226088843872088">
                <text:p>0.0000226088843872088</text:p>
              </table:table-cell>
              <table:table-cell office:value-type="float" office:value="0.000110473933173314">
                <text:p>0.000110473933173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31343295277349">
                <text:p>0.000031343295277349</text:p>
              </table:table-cell>
              <table:table-cell office:value-type="float" office:value="0.0000116587422548855">
                <text:p>0.0000116587422548855</text:p>
              </table:table-cell>
              <table:table-cell office:value-type="float" office:value="0.0000782518210197711">
                <text:p>0.0000782518210197711</text:p>
              </table:table-cell>
              <table:table-cell office:value-type="float" office:value="0">
                <text:p>0</text:p>
              </table:table-cell>
              <table:table-cell office:value-type="float" office:value="0.00103243568786028">
                <text:p>0.00103243568786028</text:p>
              </table:table-cell>
              <table:table-cell office:value-type="float" office:value="0.000718597298074159">
                <text:p>0.000718597298074159</text:p>
              </table:table-cell>
              <table:table-cell office:value-type="float" office:value="0">
                <text:p>0</text:p>
              </table:table-cell>
              <table:table-cell office:value-type="float" office:value="0.000378501135503407">
                <text:p>0.000378501135503407</text:p>
              </table:table-cell>
            </table:table-row>
            <table:table-row>
              <table:table-cell office:value-type="string">
                <text:p>Potential rotten green tests</text:p>
                <draw:g>
                  <svg:desc>Relative.A24:Relative.A24</svg:desc>
                </draw:g>
              </table:table-cell>
              <table:table-cell office:value-type="float" office:value="0.000371207775115581">
                <text:p>0.000371207775115581</text:p>
                <draw:g>
                  <svg:desc>Relative.B24:Relative.B24 Relative.D24:Relative.D24 Relative.F24:Relative.F24 Relative.H24:Relative.H24 Relative.J24:Relative.J24 Relative.L24:Relative.L24 Relative.N24:Relative.N24 Relative.P24:Relative.P24 Relative.R24:Relative.R24 Relative.T24:Relative.T24 Relative.V24:Relative.V24 Relative.X24:Relative.X24 Relative.Z24:Relative.Z24 Relative.AB24:Relative.AB24 Relative.AD24:Relative.AD24 Relative.AF24:Relative.AF24 Relative.AH24:Relative.AH24 Relative.AJ24:Relative.AJ24 Relative.AL24:Relative.AL24</svg:desc>
                </draw:g>
              </table:table-cell>
              <table:table-cell office:value-type="float" office:value="0.00011650937900501">
                <text:p>0.00011650937900501</text:p>
              </table:table-cell>
              <table:table-cell office:value-type="float" office:value="0.000000271551184547">
                <text:p>0.000000271551184547</text:p>
              </table:table-cell>
              <table:table-cell office:value-type="float" office:value="0.0003725267757019">
                <text:p>0.0003725267757019</text:p>
              </table:table-cell>
              <table:table-cell office:value-type="float" office:value="0.0000446036384933279">
                <text:p>0.0000446036384933279</text:p>
              </table:table-cell>
              <table:table-cell office:value-type="float" office:value="0.000705622043632643">
                <text:p>0.000705622043632643</text:p>
              </table:table-cell>
              <table:table-cell office:value-type="float" office:value="0.0000417748625516207">
                <text:p>0.0000417748625516207</text:p>
              </table:table-cell>
              <table:table-cell office:value-type="float" office:value="0.000235132397626972">
                <text:p>0.000235132397626972</text:p>
              </table:table-cell>
              <table:table-cell office:value-type="float" office:value="0.000878769922969539">
                <text:p>0.000878769922969539</text:p>
              </table:table-cell>
              <table:table-cell office:value-type="float" office:value="0.00000493349646761653">
                <text:p>0.00000493349646761653</text:p>
              </table:table-cell>
              <table:table-cell office:value-type="float" office:value="0">
                <text:p>0</text:p>
              </table:table-cell>
              <table:table-cell office:value-type="float" office:value="0.0000274253833676804">
                <text:p>0.0000274253833676804</text:p>
              </table:table-cell>
              <table:table-cell office:value-type="float" office:value="0.0000985693663367596">
                <text:p>0.0000985693663367596</text:p>
              </table:table-cell>
              <table:table-cell office:value-type="float" office:value="0.00201956295525494">
                <text:p>0.00201956295525494</text:p>
              </table:table-cell>
              <table:table-cell office:value-type="float" office:value="0.0000166493236212279">
                <text:p>0.0000166493236212279</text:p>
              </table:table-cell>
              <table:table-cell office:value-type="float" office:value="0.00404370644411942">
                <text:p>0.00404370644411942</text:p>
              </table:table-cell>
              <table:table-cell office:value-type="float" office:value="0">
                <text:p>0</text:p>
              </table:table-cell>
              <table:table-cell office:value-type="float" office:value="0.0000962718717658668">
                <text:p>0.0000962718717658668</text:p>
              </table:table-cell>
              <table:table-cell office:value-type="float" office:value="0.00012209714048497">
                <text:p>0.00012209714048497</text:p>
              </table:table-cell>
            </table:table-row>
            <table:table-row>
              <table:table-cell office:value-type="string">
                <text:p>Recursive assertions</text:p>
                <draw:g>
                  <svg:desc>Relative.A25:Relative.A25</svg:desc>
                </draw:g>
              </table:table-cell>
              <table:table-cell office:value-type="float" office:value="0.0000134984645496575">
                <text:p>0.0000134984645496575</text:p>
                <draw:g>
                  <svg:desc>Relative.B25:Relative.B25 Relative.D25:Relative.D25 Relative.F25:Relative.F25 Relative.H25:Relative.H25 Relative.J25:Relative.J25 Relative.L25:Relative.L25 Relative.N25:Relative.N25 Relative.P25:Relative.P25 Relative.R25:Relative.R25 Relative.T25:Relative.T25 Relative.V25:Relative.V25 Relative.X25:Relative.X25 Relative.Z25:Relative.Z25 Relative.AB25:Relative.AB25 Relative.AD25:Relative.AD25 Relative.AF25:Relative.AF25 Relative.AH25:Relative.AH25 Relative.AJ25:Relative.AJ25 Relative.AL25:Relative.AL25</svg:desc>
                </draw:g>
              </table:table-cell>
              <table:table-cell office:value-type="float" office:value="0.0000388364596683366">
                <text:p>0.0000388364596683366</text:p>
              </table:table-cell>
              <table:table-cell office:value-type="float" office:value="0.000001357755922735">
                <text:p>0.000001357755922735</text:p>
              </table:table-cell>
              <table:table-cell office:value-type="float" office:value="0.0000217533883621548">
                <text:p>0.0000217533883621548</text:p>
              </table:table-cell>
              <table:table-cell office:value-type="float" office:value="0">
                <text:p>0</text:p>
              </table:table-cell>
              <table:table-cell office:value-type="float" office:value="0.00000453614170906699">
                <text:p>0.00000453614170906699</text:p>
              </table:table-cell>
              <table:table-cell office:value-type="float" office:value="0.00000766881534764052">
                <text:p>0.00000766881534764052</text:p>
              </table:table-cell>
              <table:table-cell office:value-type="float" office:value="0.0000226088843872088">
                <text:p>0.0000226088843872088</text:p>
              </table:table-cell>
              <table:table-cell office:value-type="float" office:value="0.000050215424169688">
                <text:p>0.000050215424169688</text:p>
              </table:table-cell>
              <table:table-cell office:value-type="float" office:value="0">
                <text:p>0</text:p>
              </table:table-cell>
              <table:table-cell office:value-type="float" office:value="0.0000240900831452013">
                <text:p>0.0000240900831452013</text:p>
              </table:table-cell>
              <table:table-cell office:value-type="float" office:value="0">
                <text:p>0</text:p>
              </table:table-cell>
              <table:table-cell office:value-type="float" office:value="0.0000551140542958226">
                <text:p>0.0000551140542958226</text:p>
              </table:table-cell>
              <table:table-cell office:value-type="float" office:value="0.0000366285119667014">
                <text:p>0.0000366285119667014</text:p>
              </table:table-cell>
              <table:table-cell office:value-type="float" office:value="0.00000832466181061394">
                <text:p>0.00000832466181061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ference equality</text:p>
                <draw:g>
                  <svg:desc>Relative.A26:Relative.A26</svg:desc>
                </draw:g>
              </table:table-cell>
              <table:table-cell office:value-type="float" office:value="0.000168730806870718">
                <text:p>0.000168730806870718</text:p>
                <draw:g>
                  <svg:desc>Relative.B26:Relative.B26 Relative.D26:Relative.D26 Relative.F26:Relative.F26 Relative.H26:Relative.H26 Relative.J26:Relative.J26 Relative.L26:Relative.L26 Relative.N26:Relative.N26 Relative.P26:Relative.P26 Relative.R26:Relative.R26 Relative.T26:Relative.T26 Relative.V26:Relative.V26 Relative.X26:Relative.X26 Relative.Z26:Relative.Z26 Relative.AB26:Relative.AB26 Relative.AD26:Relative.AD26 Relative.AF26:Relative.AF26 Relative.AH26:Relative.AH26 Relative.AJ26:Relative.AJ26 Relative.AL26:Relative.AL2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326300825432321">
                <text:p>0.00000326300825432321</text:p>
              </table:table-cell>
              <table:table-cell office:value-type="float" office:value="0">
                <text:p>0</text:p>
              </table:table-cell>
              <table:table-cell office:value-type="float" office:value="0.0000609859051996784">
                <text:p>0.0000609859051996784</text:p>
              </table:table-cell>
              <table:table-cell office:value-type="float" office:value="0.00000363259674361919">
                <text:p>0.00000363259674361919</text:p>
              </table:table-cell>
              <table:table-cell office:value-type="float" office:value="0.00000452177687744176">
                <text:p>0.00000452177687744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352612071870176">
                <text:p>0.0000352612071870176</text:p>
              </table:table-cell>
              <table:table-cell office:value-type="float" office:value="0.0000805513101246638">
                <text:p>0.0000805513101246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976777123879759">
                <text:p>0.0000976777123879759</text:p>
              </table:table-cell>
            </table:table-row>
            <table:table-row>
              <table:table-cell office:value-type="string">
                <text:p>Tests with throws</text:p>
                <draw:g>
                  <svg:desc>Relative.A27:Relative.A27</svg:desc>
                </draw:g>
              </table:table-cell>
              <table:table-cell office:value-type="float" office:value="0.0000202476968244862">
                <text:p>0.0000202476968244862</text:p>
                <draw:g>
                  <svg:desc>Relative.B27:Relative.B27 Relative.D27:Relative.D27 Relative.F27:Relative.F27 Relative.H27:Relative.H27 Relative.J27:Relative.J27 Relative.L27:Relative.L27 Relative.N27:Relative.N27 Relative.P27:Relative.P27 Relative.R27:Relative.R27 Relative.T27:Relative.T27 Relative.V27:Relative.V27 Relative.X27:Relative.X27 Relative.Z27:Relative.Z27 Relative.AB27:Relative.AB27 Relative.AD27:Relative.AD27 Relative.AF27:Relative.AF27 Relative.AH27:Relative.AH27 Relative.AJ27:Relative.AJ27 Relative.AL27:Relative.AL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52273718535083">
                <text:p>0.0000152273718535083</text:p>
              </table:table-cell>
              <table:table-cell office:value-type="float" office:value="0">
                <text:p>0</text:p>
              </table:table-cell>
              <table:table-cell office:value-type="float" office:value="0.0000257048030180463">
                <text:p>0.0000257048030180463</text:p>
              </table:table-cell>
              <table:table-cell office:value-type="float" office:value="0.00000201810930201066">
                <text:p>0.00000201810930201066</text:p>
              </table:table-cell>
              <table:table-cell office:value-type="float" office:value="0.00000452177687744176">
                <text:p>0.00000452177687744176</text:p>
              </table:table-cell>
              <table:table-cell office:value-type="float" office:value="0.0000200861696678752">
                <text:p>0.0000200861696678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391791190966862">
                <text:p>0.00000391791190966862</text:p>
              </table:table-cell>
              <table:table-cell office:value-type="float" office:value="0.0000063593139572103">
                <text:p>0.0000063593139572103</text:p>
              </table:table-cell>
              <table:table-cell office:value-type="float" office:value="0.0000199791883454735">
                <text:p>0.0000199791883454735</text:p>
              </table:table-cell>
              <table:table-cell office:value-type="float" office:value="0.00000166493236212279">
                <text:p>0.00000166493236212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 of @Disabled</text:p>
                <draw:g>
                  <svg:desc>Relative.A28:Relative.A28</svg:desc>
                </draw:g>
              </table:table-cell>
              <table:table-cell office:value-type="float" office:value="0.00000674923227482874">
                <text:p>0.00000674923227482874</text:p>
                <draw:g>
                  <svg:desc>Relative.B28:Relative.B28 Relative.D28:Relative.D28 Relative.F28:Relative.F28 Relative.H28:Relative.H28 Relative.J28:Relative.J28 Relative.L28:Relative.L28 Relative.N28:Relative.N28 Relative.P28:Relative.P28 Relative.R28:Relative.R28 Relative.T28:Relative.T28 Relative.V28:Relative.V28 Relative.X28:Relative.X28 Relative.Z28:Relative.Z28 Relative.AB28:Relative.AB28 Relative.AD28:Relative.AD28 Relative.AF28:Relative.AF28 Relative.AH28:Relative.AH28 Relative.AJ28:Relative.AJ28 Relative.AL28:Relative.AL28</svg:desc>
                </draw:g>
              </table:table-cell>
              <table:table-cell office:value-type="float" office:value="0.0000776729193366733">
                <text:p>0.0000776729193366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96566140726236">
                <text:p>0.0000196566140726236</text:p>
              </table:table-cell>
              <table:table-cell office:value-type="float" office:value="0.000000403621860402132">
                <text:p>0.000000403621860402132</text:p>
              </table:table-cell>
              <table:table-cell office:value-type="float" office:value="0.000140175083200695">
                <text:p>0.000140175083200695</text:p>
              </table:table-cell>
              <table:table-cell office:value-type="float" office:value="0.000135581645258158">
                <text:p>0.000135581645258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 of fail</text:p>
                <draw:g>
                  <svg:desc>Relative.A29:Relative.A29</svg:desc>
                </draw:g>
              </table:table-cell>
              <table:table-cell office:value-type="float" office:value="0.000134984645496575">
                <text:p>0.000134984645496575</text:p>
                <draw:g>
                  <svg:desc>Relative.B29:Relative.B29 Relative.D29:Relative.D29 Relative.F29:Relative.F29 Relative.H29:Relative.H29 Relative.J29:Relative.J29 Relative.L29:Relative.L29 Relative.N29:Relative.N29 Relative.P29:Relative.P29 Relative.R29:Relative.R29 Relative.T29:Relative.T29 Relative.V29:Relative.V29 Relative.X29:Relative.X29 Relative.Z29:Relative.Z29 Relative.AB29:Relative.AB29 Relative.AD29:Relative.AD29 Relative.AF29:Relative.AF29 Relative.AH29:Relative.AH29 Relative.AJ29:Relative.AJ29 Relative.AL29:Relative.AL29</svg:desc>
                </draw:g>
              </table:table-cell>
              <table:table-cell office:value-type="float" office:value="0.000699056274030059">
                <text:p>0.000699056274030059</text:p>
              </table:table-cell>
              <table:table-cell office:value-type="float" office:value="0.0000562110952012289">
                <text:p>0.0000562110952012289</text:p>
              </table:table-cell>
              <table:table-cell office:value-type="float" office:value="0.000754298741457716">
                <text:p>0.000754298741457716</text:p>
              </table:table-cell>
              <table:table-cell office:value-type="float" office:value="0.0000213321749315916">
                <text:p>0.0000213321749315916</text:p>
              </table:table-cell>
              <table:table-cell office:value-type="float" office:value="0.00163855518846409">
                <text:p>0.00163855518846409</text:p>
              </table:table-cell>
              <table:table-cell office:value-type="float" office:value="0.0000454074592952399">
                <text:p>0.0000454074592952399</text:p>
              </table:table-cell>
              <table:table-cell office:value-type="float" office:value="0.00000904355375488352">
                <text:p>0.00000904355375488352</text:p>
              </table:table-cell>
              <table:table-cell office:value-type="float" office:value="0.000306314087435097">
                <text:p>0.000306314087435097</text:p>
              </table:table-cell>
              <table:table-cell office:value-type="float" office:value="0">
                <text:p>0</text:p>
              </table:table-cell>
              <table:table-cell office:value-type="float" office:value="0.0000378558449424591">
                <text:p>0.0000378558449424591</text:p>
              </table:table-cell>
              <table:table-cell office:value-type="float" office:value="0.00199029925011166">
                <text:p>0.00199029925011166</text:p>
              </table:table-cell>
              <table:table-cell office:value-type="float" office:value="0.000441972320026116">
                <text:p>0.000441972320026116</text:p>
              </table:table-cell>
              <table:table-cell office:value-type="float" office:value="0.000407908428720083">
                <text:p>0.000407908428720083</text:p>
              </table:table-cell>
              <table:table-cell office:value-type="float" office:value="0.000341311134235172">
                <text:p>0.000341311134235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240679679414667">
                <text:p>0.0000240679679414667</text:p>
              </table:table-cell>
              <table:table-cell office:value-type="float" office:value="0.000219774852872946">
                <text:p>0.000219774852872946</text:p>
              </table:table-cell>
            </table:table-row>
            <table:table-row>
              <table:table-cell office:value-type="string">
                <text:p>Use of return</text:p>
                <draw:g>
                  <svg:desc>Relative.A30:Relative.A30</svg:desc>
                </draw:g>
              </table:table-cell>
              <table:table-cell office:value-type="float" office:value="0">
                <text:p>0</text:p>
                <draw:g>
                  <svg:desc>Relative.B30:Relative.B30 Relative.D30:Relative.D30 Relative.F30:Relative.F30 Relative.H30:Relative.H30 Relative.J30:Relative.J30 Relative.L30:Relative.L30 Relative.N30:Relative.N30 Relative.P30:Relative.P30 Relative.R30:Relative.R30 Relative.T30:Relative.T30 Relative.V30:Relative.V30 Relative.X30:Relative.X30 Relative.Z30:Relative.Z30 Relative.AB30:Relative.AB30 Relative.AD30:Relative.AD30 Relative.AF30:Relative.AF30 Relative.AH30:Relative.AH30 Relative.AJ30:Relative.AJ30 Relative.AL30:Relative.AL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233848924893164">
                <text:p>0.0000233848924893164</text:p>
              </table:table-cell>
              <table:table-cell office:value-type="float" office:value="0">
                <text:p>0</text:p>
              </table:table-cell>
              <table:table-cell office:value-type="float" office:value="0.0000478814958179294">
                <text:p>0.0000478814958179294</text:p>
              </table:table-cell>
              <table:table-cell office:value-type="float" office:value="0.00000403621860402133">
                <text:p>0.00000403621860402133</text:p>
              </table:table-cell>
              <table:table-cell office:value-type="float" office:value="0">
                <text:p>0</text:p>
              </table:table-cell>
              <table:table-cell office:value-type="float" office:value="0.0000200861696678752">
                <text:p>0.0000200861696678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783582381933725">
                <text:p>0.00000783582381933725</text:p>
              </table:table-cell>
              <table:table-cell office:value-type="float" office:value="0.0000233174845097711">
                <text:p>0.0000233174845097711</text:p>
              </table:table-cell>
              <table:table-cell office:value-type="float" office:value="0.00000998959417273673">
                <text:p>0.00000998959417273673</text:p>
              </table:table-cell>
              <table:table-cell office:value-type="float" office:value="0.00000166493236212279">
                <text:p>0.00000166493236212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240679679414667">
                <text:p>0.0000240679679414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 of toString as an oracle</text:p>
                <draw:g>
                  <svg:desc>Relative.A31:Relative.A31</svg:desc>
                </draw:g>
              </table:table-cell>
              <table:table-cell office:value-type="float" office:value="0.000182229271420376">
                <text:p>0.000182229271420376</text:p>
                <draw:g>
                  <svg:desc>Relative.B31:Relative.B31 Relative.D31:Relative.D31 Relative.F31:Relative.F31 Relative.H31:Relative.H31 Relative.J31:Relative.J31 Relative.L31:Relative.L31 Relative.N31:Relative.N31 Relative.P31:Relative.P31 Relative.R31:Relative.R31 Relative.T31:Relative.T31 Relative.V31:Relative.V31 Relative.X31:Relative.X31 Relative.Z31:Relative.Z31 Relative.AB31:Relative.AB31 Relative.AD31:Relative.AD31 Relative.AF31:Relative.AF31 Relative.AH31:Relative.AH31 Relative.AJ31:Relative.AJ31 Relative.AL31:Relative.AL31</svg:desc>
                </draw:g>
              </table:table-cell>
              <table:table-cell office:value-type="float" office:value="0.0011650937900501">
                <text:p>0.0011650937900501</text:p>
              </table:table-cell>
              <table:table-cell office:value-type="float" office:value="0">
                <text:p>0</text:p>
              </table:table-cell>
              <table:table-cell office:value-type="float" office:value="0.000138677850808737">
                <text:p>0.000138677850808737</text:p>
              </table:table-cell>
              <table:table-cell office:value-type="float" office:value="0">
                <text:p>0</text:p>
              </table:table-cell>
              <table:table-cell office:value-type="float" office:value="0.000386076061016146">
                <text:p>0.000386076061016146</text:p>
              </table:table-cell>
              <table:table-cell office:value-type="float" office:value="0.0000236118788335248">
                <text:p>0.0000236118788335248</text:p>
              </table:table-cell>
              <table:table-cell office:value-type="float" office:value="0.000551656779047895">
                <text:p>0.000551656779047895</text:p>
              </table:table-cell>
              <table:table-cell office:value-type="float" office:value="0.000567434293117474">
                <text:p>0.000567434293117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42395426381402">
                <text:p>0.0000042395426381402</text:p>
              </table:table-cell>
              <table:table-cell office:value-type="float" office:value="0.000153173777315297">
                <text:p>0.000153173777315297</text:p>
              </table:table-cell>
              <table:table-cell office:value-type="float" office:value="0.0000199791883454735">
                <text:p>0.0000199791883454735</text:p>
              </table:table-cell>
              <table:table-cell office:value-type="float" office:value="0">
                <text:p>0</text:p>
              </table:table-cell>
              <table:table-cell office:value-type="float" office:value="0.00689853406151193">
                <text:p>0.00689853406151193</text:p>
              </table:table-cell>
              <table:table-cell office:value-type="float" office:value="0.000312883583239067">
                <text:p>0.000312883583239067</text:p>
              </table:table-cell>
              <table:table-cell office:value-type="float" office:value="0.000488388561939879">
                <text:p>0.0004883885619398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907cm" svg:height="9cm" xlink:href=".." xlink:type="simple" chart:class="chart:circle" chart:style-name="ch1">
        <chart:legend chart:legend-position="end" svg:x="13.236cm" svg:y="0.715cm" style:legend-expansion="high" chart:style-name="ch2"/>
        <chart:plot-area chart:style-name="ch3" table:cell-range-address="Absolute.A3:Absolute.A31 Absolute.AN3:Absolute.AN31" chart:data-source-has-labels="column" svg:x="0.35cm" svg:y="0.35cm" svg:width="12.536cm" svg:height="8.3cm">
          <chart:coordinate-region svg:x="2.468cm" svg:y="0.351cm" svg:width="8.299cm" svg:height="8.299cm"/>
          <chart:axis chart:dimension="x" chart:name="primary-x" chart:style-name="ch4" chartooo:axis-type="auto">
            <chartooo:date-scale/>
            <chart:categories table:cell-range-address="Absolute.A3:Absolute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bsolute.AN3:Absolute.AN3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N</text:p>
              </table:table-cell>
            </table:table-row>
          </table:table-header-rows>
          <table:table-rows>
            <table:table-row>
              <table:table-cell office:value-type="string">
                <text:p>Absence of assertions</text:p>
                <draw:g>
                  <svg:desc>Absolute.A3:Absolute.A31</svg:desc>
                </draw:g>
              </table:table-cell>
              <table:table-cell office:value-type="float" office:value="5038">
                <text:p>5038</text:p>
                <draw:g>
                  <svg:desc>Absolute.AN3:Absolute.AN31</svg:desc>
                </draw:g>
              </table:table-cell>
            </table:table-row>
            <table:table-row>
              <table:table-cell office:value-type="string">
                <text:p>Assertion chaining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Assertion of a Boole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ssertion of true or false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Comparison of aggregate properties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Comparison of literals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Compound assertions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Conditional assertions</text:p>
              </table:table-cell>
              <table:table-cell office:value-type="float" office:value="3243">
                <text:p>3243</text:p>
              </table:table-cell>
            </table:table-row>
            <table:table-row>
              <table:table-cell office:value-type="string">
                <text:p>Custom assertion methods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Dynamic equality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string">
                <text:p>Equality of Booleans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Equality between different types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string">
                <text:p>Equality between list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Equality between map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quality between strings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Iterated assertions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Method chaining</text:p>
              </table:table-cell>
              <table:table-cell office:value-type="float" office:value="18463">
                <text:p>18463</text:p>
              </table:table-cell>
            </table:table-row>
            <table:table-row>
              <table:table-cell office:value-type="string">
                <text:p>Method vs. method</text:p>
              </table:table-cell>
              <table:table-cell office:value-type="float" office:value="6098">
                <text:p>6098</text:p>
              </table:table-cell>
            </table:table-row>
            <table:table-row>
              <table:table-cell office:value-type="string">
                <text:p>Negated assertions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Tests with non-void return typ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verly generic assertions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Potential rotten green tests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Recursive assertions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Reference equality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Tests with throws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Use of @Disabled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Use of fail</text:p>
              </table:table-cell>
              <table:table-cell office:value-type="float" office:value="5947">
                <text:p>5947</text:p>
              </table:table-cell>
            </table:table-row>
            <table:table-row>
              <table:table-cell office:value-type="string">
                <text:p>Use of return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Use of toString as an oracle</text:p>
              </table:table-cell>
              <table:table-cell office:value-type="float" office:value="1593">
                <text:p>15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1">
      <number:scientific-number number:decimal-places="1" number:min-decimal-places="1" number:min-integer-digits="0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9.57cm" svg:height="9cm" xlink:href=".." xlink:type="simple" chart:class="chart:bar" chart:style-name="ch1">
        <chart:legend chart:legend-position="end" svg:x="17.899cm" svg:y="0.715cm" style:legend-expansion="high" chart:style-name="ch2"/>
        <chart:plot-area chart:style-name="ch3" table:cell-range-address="Relative.C2:Relative.C31 Relative.E2:Relative.E31 Relative.G2:Relative.G31 Relative.I2:Relative.I31 Relative.K2:Relative.K31 Relative.M2:Relative.M31 Relative.O2:Relative.O31 Relative.Q2:Relative.Q31 Relative.S2:Relative.S31 Relative.U2:Relative.U31 Relative.W2:Relative.W31 Relative.Y2:Relative.Y31 Relative.AA2:Relative.AA31 Relative.AG2:Relative.AG31 Relative.AI2:Relative.AI31 Relative.AK2:Relative.AK31 Relative.AM2:Relative.AM31 Relative.A3:Relative.A31" chart:data-source-has-labels="both" svg:x="0.591cm" svg:y="0.18cm" svg:width="16.717cm" svg:height="8.64cm">
          <chart:coordinate-region svg:x="2.112cm" svg:y="0.379cm" svg:width="15.196cm" svg:height="6.433cm"/>
          <chart:axis chart:dimension="x" chart:name="primary-x" chart:style-name="ch4" chartooo:axis-type="auto">
            <chartooo:date-scale/>
            <chart:categories table:cell-range-address="Relative.C2:Relative.C2 Relative.E2:Relative.E2 Relative.G2:Relative.G2 Relative.I2:Relative.I2 Relative.K2:Relative.K2 Relative.M2:Relative.M2 Relative.O2:Relative.O2 Relative.Q2:Relative.Q2 Relative.S2:Relative.S2 Relative.U2:Relative.U2 Relative.W2:Relative.W2 Relative.Y2:Relative.Y2 Relative.AA2:Relative.AA2 Relative.AG2:Relative.AG2 Relative.AI2:Relative.AI2 Relative.AK2:Relative.AK2 Relative.AM2:Relative.AM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lative.C3:Relative.C3 Relative.E3:Relative.E3 Relative.G3:Relative.G3 Relative.I3:Relative.I3 Relative.K3:Relative.K3 Relative.M3:Relative.M3 Relative.O3:Relative.O3 Relative.Q3:Relative.Q3 Relative.S3:Relative.S3 Relative.U3:Relative.U3 Relative.W3:Relative.W3 Relative.Y3:Relative.Y3 Relative.AA3:Relative.AA3 Relative.AG3:Relative.AG3 Relative.AI3:Relative.AI3 Relative.AK3:Relative.AK3 Relative.AM3:Relative.AM3" chart:label-cell-address="Relative.A3:Relative.A3" chart:class="chart:bar">
            <chart:data-point chart:repeated="17"/>
          </chart:series>
          <chart:series chart:style-name="ch8" chart:values-cell-range-address="Relative.C4:Relative.C4 Relative.E4:Relative.E4 Relative.G4:Relative.G4 Relative.I4:Relative.I4 Relative.K4:Relative.K4 Relative.M4:Relative.M4 Relative.O4:Relative.O4 Relative.Q4:Relative.Q4 Relative.S4:Relative.S4 Relative.U4:Relative.U4 Relative.W4:Relative.W4 Relative.Y4:Relative.Y4 Relative.AA4:Relative.AA4 Relative.AG4:Relative.AG4 Relative.AI4:Relative.AI4 Relative.AK4:Relative.AK4 Relative.AM4:Relative.AM4" chart:label-cell-address="Relative.A4:Relative.A4" chart:class="chart:bar">
            <chart:data-point chart:repeated="17"/>
          </chart:series>
          <chart:series chart:style-name="ch9" chart:values-cell-range-address="Relative.C5:Relative.C5 Relative.E5:Relative.E5 Relative.G5:Relative.G5 Relative.I5:Relative.I5 Relative.K5:Relative.K5 Relative.M5:Relative.M5 Relative.O5:Relative.O5 Relative.Q5:Relative.Q5 Relative.S5:Relative.S5 Relative.U5:Relative.U5 Relative.W5:Relative.W5 Relative.Y5:Relative.Y5 Relative.AA5:Relative.AA5 Relative.AG5:Relative.AG5 Relative.AI5:Relative.AI5 Relative.AK5:Relative.AK5 Relative.AM5:Relative.AM5" chart:label-cell-address="Relative.A5:Relative.A5" chart:class="chart:bar">
            <chart:data-point chart:repeated="17"/>
          </chart:series>
          <chart:series chart:style-name="ch10" chart:values-cell-range-address="Relative.C6:Relative.C6 Relative.E6:Relative.E6 Relative.G6:Relative.G6 Relative.I6:Relative.I6 Relative.K6:Relative.K6 Relative.M6:Relative.M6 Relative.O6:Relative.O6 Relative.Q6:Relative.Q6 Relative.S6:Relative.S6 Relative.U6:Relative.U6 Relative.W6:Relative.W6 Relative.Y6:Relative.Y6 Relative.AA6:Relative.AA6 Relative.AG6:Relative.AG6 Relative.AI6:Relative.AI6 Relative.AK6:Relative.AK6 Relative.AM6:Relative.AM6" chart:label-cell-address="Relative.A6:Relative.A6" chart:class="chart:bar">
            <chart:data-point chart:repeated="17"/>
          </chart:series>
          <chart:series chart:style-name="ch11" chart:values-cell-range-address="Relative.C7:Relative.C7 Relative.E7:Relative.E7 Relative.G7:Relative.G7 Relative.I7:Relative.I7 Relative.K7:Relative.K7 Relative.M7:Relative.M7 Relative.O7:Relative.O7 Relative.Q7:Relative.Q7 Relative.S7:Relative.S7 Relative.U7:Relative.U7 Relative.W7:Relative.W7 Relative.Y7:Relative.Y7 Relative.AA7:Relative.AA7 Relative.AG7:Relative.AG7 Relative.AI7:Relative.AI7 Relative.AK7:Relative.AK7 Relative.AM7:Relative.AM7" chart:label-cell-address="Relative.A7:Relative.A7" chart:class="chart:bar">
            <chart:data-point chart:repeated="17"/>
          </chart:series>
          <chart:series chart:style-name="ch12" chart:values-cell-range-address="Relative.C8:Relative.C8 Relative.E8:Relative.E8 Relative.G8:Relative.G8 Relative.I8:Relative.I8 Relative.K8:Relative.K8 Relative.M8:Relative.M8 Relative.O8:Relative.O8 Relative.Q8:Relative.Q8 Relative.S8:Relative.S8 Relative.U8:Relative.U8 Relative.W8:Relative.W8 Relative.Y8:Relative.Y8 Relative.AA8:Relative.AA8 Relative.AG8:Relative.AG8 Relative.AI8:Relative.AI8 Relative.AK8:Relative.AK8 Relative.AM8:Relative.AM8" chart:label-cell-address="Relative.A8:Relative.A8" chart:class="chart:bar">
            <chart:data-point chart:repeated="17"/>
          </chart:series>
          <chart:series chart:style-name="ch13" chart:values-cell-range-address="Relative.C9:Relative.C9 Relative.E9:Relative.E9 Relative.G9:Relative.G9 Relative.I9:Relative.I9 Relative.K9:Relative.K9 Relative.M9:Relative.M9 Relative.O9:Relative.O9 Relative.Q9:Relative.Q9 Relative.S9:Relative.S9 Relative.U9:Relative.U9 Relative.W9:Relative.W9 Relative.Y9:Relative.Y9 Relative.AA9:Relative.AA9 Relative.AG9:Relative.AG9 Relative.AI9:Relative.AI9 Relative.AK9:Relative.AK9 Relative.AM9:Relative.AM9" chart:label-cell-address="Relative.A9:Relative.A9" chart:class="chart:bar">
            <chart:data-point chart:repeated="17"/>
          </chart:series>
          <chart:series chart:style-name="ch14" chart:values-cell-range-address="Relative.C10:Relative.C10 Relative.E10:Relative.E10 Relative.G10:Relative.G10 Relative.I10:Relative.I10 Relative.K10:Relative.K10 Relative.M10:Relative.M10 Relative.O10:Relative.O10 Relative.Q10:Relative.Q10 Relative.S10:Relative.S10 Relative.U10:Relative.U10 Relative.W10:Relative.W10 Relative.Y10:Relative.Y10 Relative.AA10:Relative.AA10 Relative.AG10:Relative.AG10 Relative.AI10:Relative.AI10 Relative.AK10:Relative.AK10 Relative.AM10:Relative.AM10" chart:label-cell-address="Relative.A10:Relative.A10" chart:class="chart:bar">
            <chart:data-point chart:repeated="17"/>
          </chart:series>
          <chart:series chart:style-name="ch15" chart:values-cell-range-address="Relative.C11:Relative.C11 Relative.E11:Relative.E11 Relative.G11:Relative.G11 Relative.I11:Relative.I11 Relative.K11:Relative.K11 Relative.M11:Relative.M11 Relative.O11:Relative.O11 Relative.Q11:Relative.Q11 Relative.S11:Relative.S11 Relative.U11:Relative.U11 Relative.W11:Relative.W11 Relative.Y11:Relative.Y11 Relative.AA11:Relative.AA11 Relative.AG11:Relative.AG11 Relative.AI11:Relative.AI11 Relative.AK11:Relative.AK11 Relative.AM11:Relative.AM11" chart:label-cell-address="Relative.A11:Relative.A11" chart:class="chart:bar">
            <chart:data-point chart:repeated="17"/>
          </chart:series>
          <chart:series chart:style-name="ch16" chart:values-cell-range-address="Relative.C12:Relative.C12 Relative.E12:Relative.E12 Relative.G12:Relative.G12 Relative.I12:Relative.I12 Relative.K12:Relative.K12 Relative.M12:Relative.M12 Relative.O12:Relative.O12 Relative.Q12:Relative.Q12 Relative.S12:Relative.S12 Relative.U12:Relative.U12 Relative.W12:Relative.W12 Relative.Y12:Relative.Y12 Relative.AA12:Relative.AA12 Relative.AG12:Relative.AG12 Relative.AI12:Relative.AI12 Relative.AK12:Relative.AK12 Relative.AM12:Relative.AM12" chart:label-cell-address="Relative.A12:Relative.A12" chart:class="chart:bar">
            <chart:data-point chart:repeated="17"/>
          </chart:series>
          <chart:series chart:style-name="ch17" chart:values-cell-range-address="Relative.C13:Relative.C13 Relative.E13:Relative.E13 Relative.G13:Relative.G13 Relative.I13:Relative.I13 Relative.K13:Relative.K13 Relative.M13:Relative.M13 Relative.O13:Relative.O13 Relative.Q13:Relative.Q13 Relative.S13:Relative.S13 Relative.U13:Relative.U13 Relative.W13:Relative.W13 Relative.Y13:Relative.Y13 Relative.AA13:Relative.AA13 Relative.AG13:Relative.AG13 Relative.AI13:Relative.AI13 Relative.AK13:Relative.AK13 Relative.AM13:Relative.AM13" chart:label-cell-address="Relative.A13:Relative.A13" chart:class="chart:bar">
            <chart:data-point chart:repeated="17"/>
          </chart:series>
          <chart:series chart:style-name="ch18" chart:values-cell-range-address="Relative.C14:Relative.C14 Relative.E14:Relative.E14 Relative.G14:Relative.G14 Relative.I14:Relative.I14 Relative.K14:Relative.K14 Relative.M14:Relative.M14 Relative.O14:Relative.O14 Relative.Q14:Relative.Q14 Relative.S14:Relative.S14 Relative.U14:Relative.U14 Relative.W14:Relative.W14 Relative.Y14:Relative.Y14 Relative.AA14:Relative.AA14 Relative.AG14:Relative.AG14 Relative.AI14:Relative.AI14 Relative.AK14:Relative.AK14 Relative.AM14:Relative.AM14" chart:label-cell-address="Relative.A14:Relative.A14" chart:class="chart:bar">
            <chart:data-point chart:repeated="17"/>
          </chart:series>
          <chart:series chart:style-name="ch7" chart:values-cell-range-address="Relative.C15:Relative.C15 Relative.E15:Relative.E15 Relative.G15:Relative.G15 Relative.I15:Relative.I15 Relative.K15:Relative.K15 Relative.M15:Relative.M15 Relative.O15:Relative.O15 Relative.Q15:Relative.Q15 Relative.S15:Relative.S15 Relative.U15:Relative.U15 Relative.W15:Relative.W15 Relative.Y15:Relative.Y15 Relative.AA15:Relative.AA15 Relative.AG15:Relative.AG15 Relative.AI15:Relative.AI15 Relative.AK15:Relative.AK15 Relative.AM15:Relative.AM15" chart:label-cell-address="Relative.A15:Relative.A15" chart:class="chart:bar">
            <chart:data-point chart:repeated="17"/>
          </chart:series>
          <chart:series chart:style-name="ch8" chart:values-cell-range-address="Relative.C16:Relative.C16 Relative.E16:Relative.E16 Relative.G16:Relative.G16 Relative.I16:Relative.I16 Relative.K16:Relative.K16 Relative.M16:Relative.M16 Relative.O16:Relative.O16 Relative.Q16:Relative.Q16 Relative.S16:Relative.S16 Relative.U16:Relative.U16 Relative.W16:Relative.W16 Relative.Y16:Relative.Y16 Relative.AA16:Relative.AA16 Relative.AG16:Relative.AG16 Relative.AI16:Relative.AI16 Relative.AK16:Relative.AK16 Relative.AM16:Relative.AM16" chart:label-cell-address="Relative.A16:Relative.A16" chart:class="chart:bar">
            <chart:data-point chart:repeated="17"/>
          </chart:series>
          <chart:series chart:style-name="ch9" chart:values-cell-range-address="Relative.C17:Relative.C17 Relative.E17:Relative.E17 Relative.G17:Relative.G17 Relative.I17:Relative.I17 Relative.K17:Relative.K17 Relative.M17:Relative.M17 Relative.O17:Relative.O17 Relative.Q17:Relative.Q17 Relative.S17:Relative.S17 Relative.U17:Relative.U17 Relative.W17:Relative.W17 Relative.Y17:Relative.Y17 Relative.AA17:Relative.AA17 Relative.AG17:Relative.AG17 Relative.AI17:Relative.AI17 Relative.AK17:Relative.AK17 Relative.AM17:Relative.AM17" chart:label-cell-address="Relative.A17:Relative.A17" chart:class="chart:bar">
            <chart:data-point chart:repeated="17"/>
          </chart:series>
          <chart:series chart:style-name="ch10" chart:values-cell-range-address="Relative.C18:Relative.C18 Relative.E18:Relative.E18 Relative.G18:Relative.G18 Relative.I18:Relative.I18 Relative.K18:Relative.K18 Relative.M18:Relative.M18 Relative.O18:Relative.O18 Relative.Q18:Relative.Q18 Relative.S18:Relative.S18 Relative.U18:Relative.U18 Relative.W18:Relative.W18 Relative.Y18:Relative.Y18 Relative.AA18:Relative.AA18 Relative.AG18:Relative.AG18 Relative.AI18:Relative.AI18 Relative.AK18:Relative.AK18 Relative.AM18:Relative.AM18" chart:label-cell-address="Relative.A18:Relative.A18" chart:class="chart:bar">
            <chart:data-point chart:repeated="17"/>
          </chart:series>
          <chart:series chart:style-name="ch11" chart:values-cell-range-address="Relative.C19:Relative.C19 Relative.E19:Relative.E19 Relative.G19:Relative.G19 Relative.I19:Relative.I19 Relative.K19:Relative.K19 Relative.M19:Relative.M19 Relative.O19:Relative.O19 Relative.Q19:Relative.Q19 Relative.S19:Relative.S19 Relative.U19:Relative.U19 Relative.W19:Relative.W19 Relative.Y19:Relative.Y19 Relative.AA19:Relative.AA19 Relative.AG19:Relative.AG19 Relative.AI19:Relative.AI19 Relative.AK19:Relative.AK19 Relative.AM19:Relative.AM19" chart:label-cell-address="Relative.A19:Relative.A19" chart:class="chart:bar">
            <chart:data-point chart:repeated="17"/>
          </chart:series>
          <chart:series chart:style-name="ch12" chart:values-cell-range-address="Relative.C20:Relative.C20 Relative.E20:Relative.E20 Relative.G20:Relative.G20 Relative.I20:Relative.I20 Relative.K20:Relative.K20 Relative.M20:Relative.M20 Relative.O20:Relative.O20 Relative.Q20:Relative.Q20 Relative.S20:Relative.S20 Relative.U20:Relative.U20 Relative.W20:Relative.W20 Relative.Y20:Relative.Y20 Relative.AA20:Relative.AA20 Relative.AG20:Relative.AG20 Relative.AI20:Relative.AI20 Relative.AK20:Relative.AK20 Relative.AM20:Relative.AM20" chart:label-cell-address="Relative.A20:Relative.A20" chart:class="chart:bar">
            <chart:data-point chart:repeated="17"/>
          </chart:series>
          <chart:series chart:style-name="ch13" chart:values-cell-range-address="Relative.C21:Relative.C21 Relative.E21:Relative.E21 Relative.G21:Relative.G21 Relative.I21:Relative.I21 Relative.K21:Relative.K21 Relative.M21:Relative.M21 Relative.O21:Relative.O21 Relative.Q21:Relative.Q21 Relative.S21:Relative.S21 Relative.U21:Relative.U21 Relative.W21:Relative.W21 Relative.Y21:Relative.Y21 Relative.AA21:Relative.AA21 Relative.AG21:Relative.AG21 Relative.AI21:Relative.AI21 Relative.AK21:Relative.AK21 Relative.AM21:Relative.AM21" chart:label-cell-address="Relative.A21:Relative.A21" chart:class="chart:bar">
            <chart:data-point chart:repeated="17"/>
          </chart:series>
          <chart:series chart:style-name="ch14" chart:values-cell-range-address="Relative.C22:Relative.C22 Relative.E22:Relative.E22 Relative.G22:Relative.G22 Relative.I22:Relative.I22 Relative.K22:Relative.K22 Relative.M22:Relative.M22 Relative.O22:Relative.O22 Relative.Q22:Relative.Q22 Relative.S22:Relative.S22 Relative.U22:Relative.U22 Relative.W22:Relative.W22 Relative.Y22:Relative.Y22 Relative.AA22:Relative.AA22 Relative.AG22:Relative.AG22 Relative.AI22:Relative.AI22 Relative.AK22:Relative.AK22 Relative.AM22:Relative.AM22" chart:label-cell-address="Relative.A22:Relative.A22" chart:class="chart:bar">
            <chart:data-point chart:repeated="17"/>
          </chart:series>
          <chart:series chart:style-name="ch15" chart:values-cell-range-address="Relative.C23:Relative.C23 Relative.E23:Relative.E23 Relative.G23:Relative.G23 Relative.I23:Relative.I23 Relative.K23:Relative.K23 Relative.M23:Relative.M23 Relative.O23:Relative.O23 Relative.Q23:Relative.Q23 Relative.S23:Relative.S23 Relative.U23:Relative.U23 Relative.W23:Relative.W23 Relative.Y23:Relative.Y23 Relative.AA23:Relative.AA23 Relative.AG23:Relative.AG23 Relative.AI23:Relative.AI23 Relative.AK23:Relative.AK23 Relative.AM23:Relative.AM23" chart:label-cell-address="Relative.A23:Relative.A23" chart:class="chart:bar">
            <chart:data-point chart:repeated="17"/>
          </chart:series>
          <chart:series chart:style-name="ch16" chart:values-cell-range-address="Relative.C24:Relative.C24 Relative.E24:Relative.E24 Relative.G24:Relative.G24 Relative.I24:Relative.I24 Relative.K24:Relative.K24 Relative.M24:Relative.M24 Relative.O24:Relative.O24 Relative.Q24:Relative.Q24 Relative.S24:Relative.S24 Relative.U24:Relative.U24 Relative.W24:Relative.W24 Relative.Y24:Relative.Y24 Relative.AA24:Relative.AA24 Relative.AG24:Relative.AG24 Relative.AI24:Relative.AI24 Relative.AK24:Relative.AK24 Relative.AM24:Relative.AM24" chart:label-cell-address="Relative.A24:Relative.A24" chart:class="chart:bar">
            <chart:data-point chart:repeated="17"/>
          </chart:series>
          <chart:series chart:style-name="ch17" chart:values-cell-range-address="Relative.C25:Relative.C25 Relative.E25:Relative.E25 Relative.G25:Relative.G25 Relative.I25:Relative.I25 Relative.K25:Relative.K25 Relative.M25:Relative.M25 Relative.O25:Relative.O25 Relative.Q25:Relative.Q25 Relative.S25:Relative.S25 Relative.U25:Relative.U25 Relative.W25:Relative.W25 Relative.Y25:Relative.Y25 Relative.AA25:Relative.AA25 Relative.AG25:Relative.AG25 Relative.AI25:Relative.AI25 Relative.AK25:Relative.AK25 Relative.AM25:Relative.AM25" chart:label-cell-address="Relative.A25:Relative.A25" chart:class="chart:bar">
            <chart:data-point chart:repeated="17"/>
          </chart:series>
          <chart:series chart:style-name="ch18" chart:values-cell-range-address="Relative.C26:Relative.C26 Relative.E26:Relative.E26 Relative.G26:Relative.G26 Relative.I26:Relative.I26 Relative.K26:Relative.K26 Relative.M26:Relative.M26 Relative.O26:Relative.O26 Relative.Q26:Relative.Q26 Relative.S26:Relative.S26 Relative.U26:Relative.U26 Relative.W26:Relative.W26 Relative.Y26:Relative.Y26 Relative.AA26:Relative.AA26 Relative.AG26:Relative.AG26 Relative.AI26:Relative.AI26 Relative.AK26:Relative.AK26 Relative.AM26:Relative.AM26" chart:label-cell-address="Relative.A26:Relative.A26" chart:class="chart:bar">
            <chart:data-point chart:repeated="17"/>
          </chart:series>
          <chart:series chart:style-name="ch7" chart:values-cell-range-address="Relative.C27:Relative.C27 Relative.E27:Relative.E27 Relative.G27:Relative.G27 Relative.I27:Relative.I27 Relative.K27:Relative.K27 Relative.M27:Relative.M27 Relative.O27:Relative.O27 Relative.Q27:Relative.Q27 Relative.S27:Relative.S27 Relative.U27:Relative.U27 Relative.W27:Relative.W27 Relative.Y27:Relative.Y27 Relative.AA27:Relative.AA27 Relative.AG27:Relative.AG27 Relative.AI27:Relative.AI27 Relative.AK27:Relative.AK27 Relative.AM27:Relative.AM27" chart:label-cell-address="Relative.A27:Relative.A27" chart:class="chart:bar">
            <chart:data-point chart:repeated="17"/>
          </chart:series>
          <chart:series chart:style-name="ch8" chart:values-cell-range-address="Relative.C28:Relative.C28 Relative.E28:Relative.E28 Relative.G28:Relative.G28 Relative.I28:Relative.I28 Relative.K28:Relative.K28 Relative.M28:Relative.M28 Relative.O28:Relative.O28 Relative.Q28:Relative.Q28 Relative.S28:Relative.S28 Relative.U28:Relative.U28 Relative.W28:Relative.W28 Relative.Y28:Relative.Y28 Relative.AA28:Relative.AA28 Relative.AG28:Relative.AG28 Relative.AI28:Relative.AI28 Relative.AK28:Relative.AK28 Relative.AM28:Relative.AM28" chart:label-cell-address="Relative.A28:Relative.A28" chart:class="chart:bar">
            <chart:data-point chart:repeated="17"/>
          </chart:series>
          <chart:series chart:style-name="ch9" chart:values-cell-range-address="Relative.C29:Relative.C29 Relative.E29:Relative.E29 Relative.G29:Relative.G29 Relative.I29:Relative.I29 Relative.K29:Relative.K29 Relative.M29:Relative.M29 Relative.O29:Relative.O29 Relative.Q29:Relative.Q29 Relative.S29:Relative.S29 Relative.U29:Relative.U29 Relative.W29:Relative.W29 Relative.Y29:Relative.Y29 Relative.AA29:Relative.AA29 Relative.AG29:Relative.AG29 Relative.AI29:Relative.AI29 Relative.AK29:Relative.AK29 Relative.AM29:Relative.AM29" chart:label-cell-address="Relative.A29:Relative.A29" chart:class="chart:bar">
            <chart:data-point chart:repeated="17"/>
          </chart:series>
          <chart:series chart:style-name="ch10" chart:values-cell-range-address="Relative.C30:Relative.C30 Relative.E30:Relative.E30 Relative.G30:Relative.G30 Relative.I30:Relative.I30 Relative.K30:Relative.K30 Relative.M30:Relative.M30 Relative.O30:Relative.O30 Relative.Q30:Relative.Q30 Relative.S30:Relative.S30 Relative.U30:Relative.U30 Relative.W30:Relative.W30 Relative.Y30:Relative.Y30 Relative.AA30:Relative.AA30 Relative.AG30:Relative.AG30 Relative.AI30:Relative.AI30 Relative.AK30:Relative.AK30 Relative.AM30:Relative.AM30" chart:label-cell-address="Relative.A30:Relative.A30" chart:class="chart:bar">
            <chart:data-point chart:repeated="17"/>
          </chart:series>
          <chart:series chart:style-name="ch11" chart:values-cell-range-address="Relative.C31:Relative.C31 Relative.E31:Relative.E31 Relative.G31:Relative.G31 Relative.I31:Relative.I31 Relative.K31:Relative.K31 Relative.M31:Relative.M31 Relative.O31:Relative.O31 Relative.Q31:Relative.Q31 Relative.S31:Relative.S31 Relative.U31:Relative.U31 Relative.W31:Relative.W31 Relative.Y31:Relative.Y31 Relative.AA31:Relative.AA31 Relative.AG31:Relative.AG31 Relative.AI31:Relative.AI31 Relative.AK31:Relative.AK31 Relative.AM31:Relative.AM31" chart:label-cell-address="Relative.A31:Relative.A31" chart:class="chart:bar">
            <chart:data-point chart:repeated="1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</text:p>
                <draw:g>
                  <svg:desc>Relative.C2:Relative.C2 Relative.E2:Relative.E2 Relative.G2:Relative.G2 Relative.I2:Relative.I2 Relative.K2:Relative.K2 Relative.M2:Relative.M2 Relative.O2:Relative.O2 Relative.Q2:Relative.Q2 Relative.S2:Relative.S2 Relative.U2:Relative.U2 Relative.W2:Relative.W2 Relative.Y2:Relative.Y2 Relative.AA2:Relative.AA2 Relative.AG2:Relative.AG2 Relative.AI2:Relative.AI2 Relative.AK2:Relative.AK2 Relative.AM2:Relative.AM2</svg:desc>
                </draw:g>
              </table:table-cell>
              <table:table-cell office:value-type="string">
                <text:p>Bootique</text:p>
              </table:table-cell>
              <table:table-cell office:value-type="string">
                <text:p>ElasticSearch</text:p>
              </table:table-cell>
              <table:table-cell office:value-type="string">
                <text:p>GraalVM</text:p>
              </table:table-cell>
              <table:table-cell office:value-type="string">
                <text:p>Guava</text:p>
              </table:table-cell>
              <table:table-cell office:value-type="string">
                <text:p>Hadoop</text:p>
              </table:table-cell>
              <table:table-cell office:value-type="string">
                <text:p>IntelliJ</text:p>
              </table:table-cell>
              <table:table-cell office:value-type="string">
                <text:p>JabRef</text:p>
              </table:table-cell>
              <table:table-cell office:value-type="string">
                <text:p>Jenkins</text:p>
              </table:table-cell>
              <table:table-cell office:value-type="string">
                <text:p>Jmars</text:p>
              </table:table-cell>
              <table:table-cell office:value-type="string">
                <text:p>JSR166</text:p>
              </table:table-cell>
              <table:table-cell office:value-type="string">
                <text:p>LibreOffice</text:p>
              </table:table-cell>
              <table:table-cell office:value-type="string">
                <text:p>MidPoint</text:p>
              </table:table-cell>
              <table:table-cell office:value-type="string">
                <text:p>Synthia</text:p>
              </table:table-cell>
              <table:table-cell office:value-type="string">
                <text:p>TeXtidote</text:p>
              </table:table-cell>
              <table:table-cell office:value-type="string">
                <text:p>Thunderbird</text:p>
              </table:table-cell>
              <table:table-cell office:value-type="string">
                <text:p>Ziggy</text:p>
              </table:table-cell>
            </table:table-row>
          </table:table-header-rows>
          <table:table-rows>
            <table:table-row>
              <table:table-cell office:value-type="string">
                <text:p>Absence of assertions</text:p>
                <draw:g>
                  <svg:desc>Relative.A3:Relative.A3</svg:desc>
                </draw:g>
              </table:table-cell>
              <table:table-cell office:value-type="float" office:value="0">
                <text:p>0</text:p>
                <draw:g>
                  <svg:desc>Relative.C3:Relative.C3 Relative.E3:Relative.E3 Relative.G3:Relative.G3 Relative.I3:Relative.I3 Relative.K3:Relative.K3 Relative.M3:Relative.M3 Relative.O3:Relative.O3 Relative.Q3:Relative.Q3 Relative.S3:Relative.S3 Relative.U3:Relative.U3 Relative.W3:Relative.W3 Relative.Y3:Relative.Y3 Relative.AA3:Relative.AA3 Relative.AG3:Relative.AG3 Relative.AI3:Relative.AI3 Relative.AK3:Relative.AK3 Relative.AM3:Relative.AM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sertion chaining</text:p>
                <draw:g>
                  <svg:desc>Relative.A4:Relative.A4</svg:desc>
                </draw:g>
              </table:table-cell>
              <table:table-cell office:value-type="float" office:value="0">
                <text:p>0</text:p>
                <draw:g>
                  <svg:desc>Relative.C4:Relative.C4 Relative.E4:Relative.E4 Relative.G4:Relative.G4 Relative.I4:Relative.I4 Relative.K4:Relative.K4 Relative.M4:Relative.M4 Relative.O4:Relative.O4 Relative.Q4:Relative.Q4 Relative.S4:Relative.S4 Relative.U4:Relative.U4 Relative.W4:Relative.W4 Relative.Y4:Relative.Y4 Relative.AA4:Relative.AA4 Relative.AG4:Relative.AG4 Relative.AI4:Relative.AI4 Relative.AK4:Relative.AK4 Relative.AM4:Relative.AM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sertion of a Boolean</text:p>
                <draw:g>
                  <svg:desc>Relative.A5:Relative.A5</svg:desc>
                </draw:g>
              </table:table-cell>
              <table:table-cell office:value-type="float" office:value="0">
                <text:p>0</text:p>
                <draw:g>
                  <svg:desc>Relative.C5:Relative.C5 Relative.E5:Relative.E5 Relative.G5:Relative.G5 Relative.I5:Relative.I5 Relative.K5:Relative.K5 Relative.M5:Relative.M5 Relative.O5:Relative.O5 Relative.Q5:Relative.Q5 Relative.S5:Relative.S5 Relative.U5:Relative.U5 Relative.W5:Relative.W5 Relative.Y5:Relative.Y5 Relative.AA5:Relative.AA5 Relative.AG5:Relative.AG5 Relative.AI5:Relative.AI5 Relative.AK5:Relative.AK5 Relative.AM5:Relative.AM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sertion of true or false</text:p>
                <draw:g>
                  <svg:desc>Relative.A6:Relative.A6</svg:desc>
                </draw:g>
              </table:table-cell>
              <table:table-cell office:value-type="float" office:value="0">
                <text:p>0</text:p>
                <draw:g>
                  <svg:desc>Relative.C6:Relative.C6 Relative.E6:Relative.E6 Relative.G6:Relative.G6 Relative.I6:Relative.I6 Relative.K6:Relative.K6 Relative.M6:Relative.M6 Relative.O6:Relative.O6 Relative.Q6:Relative.Q6 Relative.S6:Relative.S6 Relative.U6:Relative.U6 Relative.W6:Relative.W6 Relative.Y6:Relative.Y6 Relative.AA6:Relative.AA6 Relative.AG6:Relative.AG6 Relative.AI6:Relative.AI6 Relative.AK6:Relative.AK6 Relative.AM6:Relative.AM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parison of aggregate properties</text:p>
                <draw:g>
                  <svg:desc>Relative.A7:Relative.A7</svg:desc>
                </draw:g>
              </table:table-cell>
              <table:table-cell office:value-type="float" office:value="0">
                <text:p>0</text:p>
                <draw:g>
                  <svg:desc>Relative.C7:Relative.C7 Relative.E7:Relative.E7 Relative.G7:Relative.G7 Relative.I7:Relative.I7 Relative.K7:Relative.K7 Relative.M7:Relative.M7 Relative.O7:Relative.O7 Relative.Q7:Relative.Q7 Relative.S7:Relative.S7 Relative.U7:Relative.U7 Relative.W7:Relative.W7 Relative.Y7:Relative.Y7 Relative.AA7:Relative.AA7 Relative.AG7:Relative.AG7 Relative.AI7:Relative.AI7 Relative.AK7:Relative.AK7 Relative.AM7:Relative.AM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parison of literals</text:p>
                <draw:g>
                  <svg:desc>Relative.A8:Relative.A8</svg:desc>
                </draw:g>
              </table:table-cell>
              <table:table-cell office:value-type="float" office:value="0">
                <text:p>0</text:p>
                <draw:g>
                  <svg:desc>Relative.C8:Relative.C8 Relative.E8:Relative.E8 Relative.G8:Relative.G8 Relative.I8:Relative.I8 Relative.K8:Relative.K8 Relative.M8:Relative.M8 Relative.O8:Relative.O8 Relative.Q8:Relative.Q8 Relative.S8:Relative.S8 Relative.U8:Relative.U8 Relative.W8:Relative.W8 Relative.Y8:Relative.Y8 Relative.AA8:Relative.AA8 Relative.AG8:Relative.AG8 Relative.AI8:Relative.AI8 Relative.AK8:Relative.AK8 Relative.AM8:Relative.AM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pound assertions</text:p>
                <draw:g>
                  <svg:desc>Relative.A9:Relative.A9</svg:desc>
                </draw:g>
              </table:table-cell>
              <table:table-cell office:value-type="float" office:value="0">
                <text:p>0</text:p>
                <draw:g>
                  <svg:desc>Relative.C9:Relative.C9 Relative.E9:Relative.E9 Relative.G9:Relative.G9 Relative.I9:Relative.I9 Relative.K9:Relative.K9 Relative.M9:Relative.M9 Relative.O9:Relative.O9 Relative.Q9:Relative.Q9 Relative.S9:Relative.S9 Relative.U9:Relative.U9 Relative.W9:Relative.W9 Relative.Y9:Relative.Y9 Relative.AA9:Relative.AA9 Relative.AG9:Relative.AG9 Relative.AI9:Relative.AI9 Relative.AK9:Relative.AK9 Relative.AM9:Relative.AM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76991150442478">
                <text:p>0.0176991150442478</text:p>
              </table:table-cell>
              <table:table-cell office:value-type="float" office:value="0.000207239568941697">
                <text:p>0.000207239568941697</text:p>
              </table:table-cell>
              <table:table-cell office:value-type="float" office:value="0">
                <text:p>0</text:p>
              </table:table-cell>
              <table:table-cell office:value-type="float" office:value="0.000430457241247369">
                <text:p>0.000430457241247369</text:p>
              </table:table-cell>
              <table:table-cell office:value-type="float" office:value="0.0000105786522796996">
                <text:p>0.0000105786522796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38007380073801">
                <text:p>0.00738007380073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ditional assertions</text:p>
                <draw:g>
                  <svg:desc>Relative.A10:Relative.A10</svg:desc>
                </draw:g>
              </table:table-cell>
              <table:table-cell office:value-type="float" office:value="0">
                <text:p>0</text:p>
                <draw:g>
                  <svg:desc>Relative.C10:Relative.C10 Relative.E10:Relative.E10 Relative.G10:Relative.G10 Relative.I10:Relative.I10 Relative.K10:Relative.K10 Relative.M10:Relative.M10 Relative.O10:Relative.O10 Relative.Q10:Relative.Q10 Relative.S10:Relative.S10 Relative.U10:Relative.U10 Relative.W10:Relative.W10 Relative.Y10:Relative.Y10 Relative.AA10:Relative.AA10 Relative.AG10:Relative.AG10 Relative.AI10:Relative.AI10 Relative.AK10:Relative.AK10 Relative.AM10:Relative.AM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stom assertion methods</text:p>
                <draw:g>
                  <svg:desc>Relative.A11:Relative.A11</svg:desc>
                </draw:g>
              </table:table-cell>
              <table:table-cell office:value-type="float" office:value="0.00040551500405515">
                <text:p>0.00040551500405515</text:p>
                <draw:g>
                  <svg:desc>Relative.C11:Relative.C11 Relative.E11:Relative.E11 Relative.G11:Relative.G11 Relative.I11:Relative.I11 Relative.K11:Relative.K11 Relative.M11:Relative.M11 Relative.O11:Relative.O11 Relative.Q11:Relative.Q11 Relative.S11:Relative.S11 Relative.U11:Relative.U11 Relative.W11:Relative.W11 Relative.Y11:Relative.Y11 Relative.AA11:Relative.AA11 Relative.AG11:Relative.AG11 Relative.AI11:Relative.AI11 Relative.AK11:Relative.AK11 Relative.AM11:Relative.AM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76991150442478">
                <text:p>0.0176991150442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05786522796996">
                <text:p>0.0000105786522796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38007380073801">
                <text:p>0.00738007380073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68054211035818">
                <text:p>0.000968054211035818</text:p>
              </table:table-cell>
            </table:table-row>
            <table:table-row>
              <table:table-cell office:value-type="string">
                <text:p>Dynamic equality</text:p>
                <draw:g>
                  <svg:desc>Relative.A12:Relative.A12</svg:desc>
                </draw:g>
              </table:table-cell>
              <table:table-cell office:value-type="float" office:value="0">
                <text:p>0</text:p>
                <draw:g>
                  <svg:desc>Relative.C12:Relative.C12 Relative.E12:Relative.E12 Relative.G12:Relative.G12 Relative.I12:Relative.I12 Relative.K12:Relative.K12 Relative.M12:Relative.M12 Relative.O12:Relative.O12 Relative.Q12:Relative.Q12 Relative.S12:Relative.S12 Relative.U12:Relative.U12 Relative.W12:Relative.W12 Relative.Y12:Relative.Y12 Relative.AA12:Relative.AA12 Relative.AG12:Relative.AG12 Relative.AI12:Relative.AI12 Relative.AK12:Relative.AK12 Relative.AM12:Relative.AM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quality of Booleans</text:p>
                <draw:g>
                  <svg:desc>Relative.A13:Relative.A13</svg:desc>
                </draw:g>
              </table:table-cell>
              <table:table-cell office:value-type="float" office:value="0.00040551500405515">
                <text:p>0.00040551500405515</text:p>
                <draw:g>
                  <svg:desc>Relative.C13:Relative.C13 Relative.E13:Relative.E13 Relative.G13:Relative.G13 Relative.I13:Relative.I13 Relative.K13:Relative.K13 Relative.M13:Relative.M13 Relative.O13:Relative.O13 Relative.Q13:Relative.Q13 Relative.S13:Relative.S13 Relative.U13:Relative.U13 Relative.W13:Relative.W13 Relative.Y13:Relative.Y13 Relative.AA13:Relative.AA13 Relative.AG13:Relative.AG13 Relative.AI13:Relative.AI13 Relative.AK13:Relative.AK13 Relative.AM13:Relative.AM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quality between different types</text:p>
                <draw:g>
                  <svg:desc>Relative.A14:Relative.A14</svg:desc>
                </draw:g>
              </table:table-cell>
              <table:table-cell office:value-type="float" office:value="0.00040551500405515">
                <text:p>0.00040551500405515</text:p>
                <draw:g>
                  <svg:desc>Relative.C14:Relative.C14 Relative.E14:Relative.E14 Relative.G14:Relative.G14 Relative.I14:Relative.I14 Relative.K14:Relative.K14 Relative.M14:Relative.M14 Relative.O14:Relative.O14 Relative.Q14:Relative.Q14 Relative.S14:Relative.S14 Relative.U14:Relative.U14 Relative.W14:Relative.W14 Relative.Y14:Relative.Y14 Relative.AA14:Relative.AA14 Relative.AG14:Relative.AG14 Relative.AI14:Relative.AI14 Relative.AK14:Relative.AK14 Relative.AM14:Relative.AM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76991150442478">
                <text:p>0.0176991150442478</text:p>
              </table:table-cell>
              <table:table-cell office:value-type="float" office:value="0.000276319425255595">
                <text:p>0.000276319425255595</text:p>
              </table:table-cell>
              <table:table-cell office:value-type="float" office:value="0">
                <text:p>0</text:p>
              </table:table-cell>
              <table:table-cell office:value-type="float" office:value="0.000430457241247369">
                <text:p>0.000430457241247369</text:p>
              </table:table-cell>
              <table:table-cell office:value-type="float" office:value="0.0000105786522796996">
                <text:p>0.0000105786522796996</text:p>
              </table:table-cell>
              <table:table-cell office:value-type="float" office:value="0">
                <text:p>0</text:p>
              </table:table-cell>
              <table:table-cell office:value-type="float" office:value="0.0124858115777526">
                <text:p>0.0124858115777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68054211035818">
                <text:p>0.000968054211035818</text:p>
              </table:table-cell>
            </table:table-row>
            <table:table-row>
              <table:table-cell office:value-type="string">
                <text:p>Equality between lists</text:p>
                <draw:g>
                  <svg:desc>Relative.A15:Relative.A15</svg:desc>
                </draw:g>
              </table:table-cell>
              <table:table-cell office:value-type="float" office:value="0">
                <text:p>0</text:p>
                <draw:g>
                  <svg:desc>Relative.C15:Relative.C15 Relative.E15:Relative.E15 Relative.G15:Relative.G15 Relative.I15:Relative.I15 Relative.K15:Relative.K15 Relative.M15:Relative.M15 Relative.O15:Relative.O15 Relative.Q15:Relative.Q15 Relative.S15:Relative.S15 Relative.U15:Relative.U15 Relative.W15:Relative.W15 Relative.Y15:Relative.Y15 Relative.AA15:Relative.AA15 Relative.AG15:Relative.AG15 Relative.AI15:Relative.AI15 Relative.AK15:Relative.AK15 Relative.AM15:Relative.AM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07239568941697">
                <text:p>0.000207239568941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quality between maps</text:p>
                <draw:g>
                  <svg:desc>Relative.A16:Relative.A16</svg:desc>
                </draw:g>
              </table:table-cell>
              <table:table-cell office:value-type="float" office:value="0">
                <text:p>0</text:p>
                <draw:g>
                  <svg:desc>Relative.C16:Relative.C16 Relative.E16:Relative.E16 Relative.G16:Relative.G16 Relative.I16:Relative.I16 Relative.K16:Relative.K16 Relative.M16:Relative.M16 Relative.O16:Relative.O16 Relative.Q16:Relative.Q16 Relative.S16:Relative.S16 Relative.U16:Relative.U16 Relative.W16:Relative.W16 Relative.Y16:Relative.Y16 Relative.AA16:Relative.AA16 Relative.AG16:Relative.AG16 Relative.AI16:Relative.AI16 Relative.AK16:Relative.AK16 Relative.AM16:Relative.AM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07239568941697">
                <text:p>0.000207239568941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quality between strings</text:p>
                <draw:g>
                  <svg:desc>Relative.A17:Relative.A17</svg:desc>
                </draw:g>
              </table:table-cell>
              <table:table-cell office:value-type="float" office:value="0.00040551500405515">
                <text:p>0.00040551500405515</text:p>
                <draw:g>
                  <svg:desc>Relative.C17:Relative.C17 Relative.E17:Relative.E17 Relative.G17:Relative.G17 Relative.I17:Relative.I17 Relative.K17:Relative.K17 Relative.M17:Relative.M17 Relative.O17:Relative.O17 Relative.Q17:Relative.Q17 Relative.S17:Relative.S17 Relative.U17:Relative.U17 Relative.W17:Relative.W17 Relative.Y17:Relative.Y17 Relative.AA17:Relative.AA17 Relative.AG17:Relative.AG17 Relative.AI17:Relative.AI17 Relative.AK17:Relative.AK17 Relative.AM17:Relative.AM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76991150442478">
                <text:p>0.0176991150442478</text:p>
              </table:table-cell>
              <table:table-cell office:value-type="float" office:value="0.000138159712627798">
                <text:p>0.000138159712627798</text:p>
              </table:table-cell>
              <table:table-cell office:value-type="float" office:value="0">
                <text:p>0</text:p>
              </table:table-cell>
              <table:table-cell office:value-type="float" office:value="0.000430457241247369">
                <text:p>0.000430457241247369</text:p>
              </table:table-cell>
              <table:table-cell office:value-type="float" office:value="0.0000105786522796996">
                <text:p>0.0000105786522796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38007380073801">
                <text:p>0.00738007380073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68054211035818">
                <text:p>0.000968054211035818</text:p>
              </table:table-cell>
            </table:table-row>
            <table:table-row>
              <table:table-cell office:value-type="string">
                <text:p>Iterated assertions</text:p>
                <draw:g>
                  <svg:desc>Relative.A18:Relative.A18</svg:desc>
                </draw:g>
              </table:table-cell>
              <table:table-cell office:value-type="float" office:value="0">
                <text:p>0</text:p>
                <draw:g>
                  <svg:desc>Relative.C18:Relative.C18 Relative.E18:Relative.E18 Relative.G18:Relative.G18 Relative.I18:Relative.I18 Relative.K18:Relative.K18 Relative.M18:Relative.M18 Relative.O18:Relative.O18 Relative.Q18:Relative.Q18 Relative.S18:Relative.S18 Relative.U18:Relative.U18 Relative.W18:Relative.W18 Relative.Y18:Relative.Y18 Relative.AA18:Relative.AA18 Relative.AG18:Relative.AG18 Relative.AI18:Relative.AI18 Relative.AK18:Relative.AK18 Relative.AM18:Relative.AM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thod chaining</text:p>
                <draw:g>
                  <svg:desc>Relative.A19:Relative.A19</svg:desc>
                </draw:g>
              </table:table-cell>
              <table:table-cell office:value-type="float" office:value="0">
                <text:p>0</text:p>
                <draw:g>
                  <svg:desc>Relative.C19:Relative.C19 Relative.E19:Relative.E19 Relative.G19:Relative.G19 Relative.I19:Relative.I19 Relative.K19:Relative.K19 Relative.M19:Relative.M19 Relative.O19:Relative.O19 Relative.Q19:Relative.Q19 Relative.S19:Relative.S19 Relative.U19:Relative.U19 Relative.W19:Relative.W19 Relative.Y19:Relative.Y19 Relative.AA19:Relative.AA19 Relative.AG19:Relative.AG19 Relative.AI19:Relative.AI19 Relative.AK19:Relative.AK19 Relative.AM19:Relative.AM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thod vs. method</text:p>
                <draw:g>
                  <svg:desc>Relative.A20:Relative.A20</svg:desc>
                </draw:g>
              </table:table-cell>
              <table:table-cell office:value-type="float" office:value="0">
                <text:p>0</text:p>
                <draw:g>
                  <svg:desc>Relative.C20:Relative.C20 Relative.E20:Relative.E20 Relative.G20:Relative.G20 Relative.I20:Relative.I20 Relative.K20:Relative.K20 Relative.M20:Relative.M20 Relative.O20:Relative.O20 Relative.Q20:Relative.Q20 Relative.S20:Relative.S20 Relative.U20:Relative.U20 Relative.W20:Relative.W20 Relative.Y20:Relative.Y20 Relative.AA20:Relative.AA20 Relative.AG20:Relative.AG20 Relative.AI20:Relative.AI20 Relative.AK20:Relative.AK20 Relative.AM20:Relative.AM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gated assertions</text:p>
                <draw:g>
                  <svg:desc>Relative.A21:Relative.A21</svg:desc>
                </draw:g>
              </table:table-cell>
              <table:table-cell office:value-type="float" office:value="0">
                <text:p>0</text:p>
                <draw:g>
                  <svg:desc>Relative.C21:Relative.C21 Relative.E21:Relative.E21 Relative.G21:Relative.G21 Relative.I21:Relative.I21 Relative.K21:Relative.K21 Relative.M21:Relative.M21 Relative.O21:Relative.O21 Relative.Q21:Relative.Q21 Relative.S21:Relative.S21 Relative.U21:Relative.U21 Relative.W21:Relative.W21 Relative.Y21:Relative.Y21 Relative.AA21:Relative.AA21 Relative.AG21:Relative.AG21 Relative.AI21:Relative.AI21 Relative.AK21:Relative.AK21 Relative.AM21:Relative.AM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s with non-void return type</text:p>
                <draw:g>
                  <svg:desc>Relative.A22:Relative.A22</svg:desc>
                </draw:g>
              </table:table-cell>
              <table:table-cell office:value-type="float" office:value="0">
                <text:p>0</text:p>
                <draw:g>
                  <svg:desc>Relative.C22:Relative.C22 Relative.E22:Relative.E22 Relative.G22:Relative.G22 Relative.I22:Relative.I22 Relative.K22:Relative.K22 Relative.M22:Relative.M22 Relative.O22:Relative.O22 Relative.Q22:Relative.Q22 Relative.S22:Relative.S22 Relative.U22:Relative.U22 Relative.W22:Relative.W22 Relative.Y22:Relative.Y22 Relative.AA22:Relative.AA22 Relative.AG22:Relative.AG22 Relative.AI22:Relative.AI22 Relative.AK22:Relative.AK22 Relative.AM22:Relative.AM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verly generic assertions</text:p>
                <draw:g>
                  <svg:desc>Relative.A23:Relative.A23</svg:desc>
                </draw:g>
              </table:table-cell>
              <table:table-cell office:value-type="float" office:value="0">
                <text:p>0</text:p>
                <draw:g>
                  <svg:desc>Relative.C23:Relative.C23 Relative.E23:Relative.E23 Relative.G23:Relative.G23 Relative.I23:Relative.I23 Relative.K23:Relative.K23 Relative.M23:Relative.M23 Relative.O23:Relative.O23 Relative.Q23:Relative.Q23 Relative.S23:Relative.S23 Relative.U23:Relative.U23 Relative.W23:Relative.W23 Relative.Y23:Relative.Y23 Relative.AA23:Relative.AA23 Relative.AG23:Relative.AG23 Relative.AI23:Relative.AI23 Relative.AK23:Relative.AK23 Relative.AM23:Relative.AM2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tential rotten green tests</text:p>
                <draw:g>
                  <svg:desc>Relative.A24:Relative.A24</svg:desc>
                </draw:g>
              </table:table-cell>
              <table:table-cell office:value-type="float" office:value="0">
                <text:p>0</text:p>
                <draw:g>
                  <svg:desc>Relative.C24:Relative.C24 Relative.E24:Relative.E24 Relative.G24:Relative.G24 Relative.I24:Relative.I24 Relative.K24:Relative.K24 Relative.M24:Relative.M24 Relative.O24:Relative.O24 Relative.Q24:Relative.Q24 Relative.S24:Relative.S24 Relative.U24:Relative.U24 Relative.W24:Relative.W24 Relative.Y24:Relative.Y24 Relative.AA24:Relative.AA24 Relative.AG24:Relative.AG24 Relative.AI24:Relative.AI24 Relative.AK24:Relative.AK24 Relative.AM24:Relative.AM2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cursive assertions</text:p>
                <draw:g>
                  <svg:desc>Relative.A25:Relative.A25</svg:desc>
                </draw:g>
              </table:table-cell>
              <table:table-cell office:value-type="float" office:value="0">
                <text:p>0</text:p>
                <draw:g>
                  <svg:desc>Relative.C25:Relative.C25 Relative.E25:Relative.E25 Relative.G25:Relative.G25 Relative.I25:Relative.I25 Relative.K25:Relative.K25 Relative.M25:Relative.M25 Relative.O25:Relative.O25 Relative.Q25:Relative.Q25 Relative.S25:Relative.S25 Relative.U25:Relative.U25 Relative.W25:Relative.W25 Relative.Y25:Relative.Y25 Relative.AA25:Relative.AA25 Relative.AG25:Relative.AG25 Relative.AI25:Relative.AI25 Relative.AK25:Relative.AK25 Relative.AM25:Relative.AM2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ference equality</text:p>
                <draw:g>
                  <svg:desc>Relative.A26:Relative.A26</svg:desc>
                </draw:g>
              </table:table-cell>
              <table:table-cell office:value-type="float" office:value="0">
                <text:p>0</text:p>
                <draw:g>
                  <svg:desc>Relative.C26:Relative.C26 Relative.E26:Relative.E26 Relative.G26:Relative.G26 Relative.I26:Relative.I26 Relative.K26:Relative.K26 Relative.M26:Relative.M26 Relative.O26:Relative.O26 Relative.Q26:Relative.Q26 Relative.S26:Relative.S26 Relative.U26:Relative.U26 Relative.W26:Relative.W26 Relative.Y26:Relative.Y26 Relative.AA26:Relative.AA26 Relative.AG26:Relative.AG26 Relative.AI26:Relative.AI26 Relative.AK26:Relative.AK26 Relative.AM26:Relative.AM2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s with throws</text:p>
                <draw:g>
                  <svg:desc>Relative.A27:Relative.A27</svg:desc>
                </draw:g>
              </table:table-cell>
              <table:table-cell office:value-type="float" office:value="0">
                <text:p>0</text:p>
                <draw:g>
                  <svg:desc>Relative.C27:Relative.C27 Relative.E27:Relative.E27 Relative.G27:Relative.G27 Relative.I27:Relative.I27 Relative.K27:Relative.K27 Relative.M27:Relative.M27 Relative.O27:Relative.O27 Relative.Q27:Relative.Q27 Relative.S27:Relative.S27 Relative.U27:Relative.U27 Relative.W27:Relative.W27 Relative.Y27:Relative.Y27 Relative.AA27:Relative.AA27 Relative.AG27:Relative.AG27 Relative.AI27:Relative.AI27 Relative.AK27:Relative.AK27 Relative.AM27:Relative.AM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 of @Disabled</text:p>
                <draw:g>
                  <svg:desc>Relative.A28:Relative.A28</svg:desc>
                </draw:g>
              </table:table-cell>
              <table:table-cell office:value-type="float" office:value="0">
                <text:p>0</text:p>
                <draw:g>
                  <svg:desc>Relative.C28:Relative.C28 Relative.E28:Relative.E28 Relative.G28:Relative.G28 Relative.I28:Relative.I28 Relative.K28:Relative.K28 Relative.M28:Relative.M28 Relative.O28:Relative.O28 Relative.Q28:Relative.Q28 Relative.S28:Relative.S28 Relative.U28:Relative.U28 Relative.W28:Relative.W28 Relative.Y28:Relative.Y28 Relative.AA28:Relative.AA28 Relative.AG28:Relative.AG28 Relative.AI28:Relative.AI28 Relative.AK28:Relative.AK28 Relative.AM28:Relative.AM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 of fail</text:p>
                <draw:g>
                  <svg:desc>Relative.A29:Relative.A29</svg:desc>
                </draw:g>
              </table:table-cell>
              <table:table-cell office:value-type="float" office:value="0">
                <text:p>0</text:p>
                <draw:g>
                  <svg:desc>Relative.C29:Relative.C29 Relative.E29:Relative.E29 Relative.G29:Relative.G29 Relative.I29:Relative.I29 Relative.K29:Relative.K29 Relative.M29:Relative.M29 Relative.O29:Relative.O29 Relative.Q29:Relative.Q29 Relative.S29:Relative.S29 Relative.U29:Relative.U29 Relative.W29:Relative.W29 Relative.Y29:Relative.Y29 Relative.AA29:Relative.AA29 Relative.AG29:Relative.AG29 Relative.AI29:Relative.AI29 Relative.AK29:Relative.AK29 Relative.AM29:Relative.A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 of return</text:p>
                <draw:g>
                  <svg:desc>Relative.A30:Relative.A30</svg:desc>
                </draw:g>
              </table:table-cell>
              <table:table-cell office:value-type="float" office:value="0">
                <text:p>0</text:p>
                <draw:g>
                  <svg:desc>Relative.C30:Relative.C30 Relative.E30:Relative.E30 Relative.G30:Relative.G30 Relative.I30:Relative.I30 Relative.K30:Relative.K30 Relative.M30:Relative.M30 Relative.O30:Relative.O30 Relative.Q30:Relative.Q30 Relative.S30:Relative.S30 Relative.U30:Relative.U30 Relative.W30:Relative.W30 Relative.Y30:Relative.Y30 Relative.AA30:Relative.AA30 Relative.AG30:Relative.AG30 Relative.AI30:Relative.AI30 Relative.AK30:Relative.AK30 Relative.AM30:Relative.AM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 of toString as an oracle</text:p>
                <draw:g>
                  <svg:desc>Relative.A31:Relative.A31</svg:desc>
                </draw:g>
              </table:table-cell>
              <table:table-cell office:value-type="float" office:value="0">
                <text:p>0</text:p>
                <draw:g>
                  <svg:desc>Relative.C31:Relative.C31 Relative.E31:Relative.E31 Relative.G31:Relative.G31 Relative.I31:Relative.I31 Relative.K31:Relative.K31 Relative.M31:Relative.M31 Relative.O31:Relative.O31 Relative.Q31:Relative.Q31 Relative.S31:Relative.S31 Relative.U31:Relative.U31 Relative.W31:Relative.W31 Relative.Y31:Relative.Y31 Relative.AA31:Relative.AA31 Relative.AG31:Relative.AG31 Relative.AI31:Relative.AI31 Relative.AK31:Relative.AK31 Relative.AM31:Relative.AM3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